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1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8.66mm"/>
    </style:style>
    <style:style style:name="co7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structura">
      <style:table-properties table:display="true" style:writing-mode="lr-tb"/>
    </style:style>
    <style:style style:name="ta3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ackground-color="#87d1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87d1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87d1d1" style:rotation-align="none"/>
    </style:style>
    <style:style style:name="ce15" style:family="table-cell" style:parent-style-name="Default">
      <style:table-cell-properties fo:background-color="#87d1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number-columns-repeated="1010" table:default-cell-style-name="ce2"/>
        <table:table-row table:style-name="ro1">
          <table:table-cell table:style-name="ce1" office:value-type="string" calcext:value-type="string">
            <text:p>CLAVE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_PUEST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EPTO</text:p>
          </table:table-cell>
          <table:table-cell office:value-type="string" calcext:value-type="string">
            <text:p>CLAVE_DESCANSO</text:p>
          </table:table-cell>
          <table:table-cell office:value-type="string" calcext:value-type="string">
            <text:p>CLAVE_JORNADA</text:p>
          </table:table-cell>
          <table:table-cell office:value-type="string" calcext:value-type="string">
            <text:p>RESIDE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IRHN</text:p>
          </table:table-cell>
          <table:table-cell office:value-type="string" calcext:value-type="string">
            <text:p>POSFI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400 <text:s text:c="2"/>00001</text:p>
          </table:table-cell>
          <table:table-cell office:value-type="string" calcext:value-type="string">
            <text:p>Auxiliar Administrativo "F" </text:p>
          </table:table-cell>
          <table:table-cell office:value-type="string" calcext:value-type="string">
            <text:p>DEFINITIVA</text:p>
          </table:table-cell>
          <table:table-cell office:value-type="float" office:value="221804" calcext:value-type="float">
            <text:p>22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41610" calcext:value-type="float">
            <text:p>416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31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8" calcext:value-type="float">
            <text:p>365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90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4" calcext:value-type="float">
            <text:p>36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27</text:p>
          </table:table-cell>
          <table:table-cell office:value-type="string" calcext:value-type="string">
            <text:p>Operario de Primer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16309" calcext:value-type="float">
            <text:p>21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768" calcext:value-type="float">
            <text:p>36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24</text:p>
          </table:table-cell>
          <table:table-cell office:value-type="string" calcext:value-type="string">
            <text:p>Operario Especialist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36309" calcext:value-type="float">
            <text:p>23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999" calcext:value-type="float">
            <text:p>369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2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4" calcext:value-type="float">
            <text:p>371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6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6" calcext:value-type="float">
            <text:p>371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99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733" calcext:value-type="float">
            <text:p>377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7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58" calcext:value-type="float">
            <text:p>37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5500 <text:s text:c="2"/>60000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04" calcext:value-type="float">
            <text:p>24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741" calcext:value-type="float">
            <text:p>208587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8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04" calcext:value-type="float">
            <text:p>24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DMVO</text:p>
          </table:table-cell>
          <table:table-cell table:number-columns-repeated="2" office:value-type="float" office:value="20858024" calcext:value-type="float">
            <text:p>208580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600 <text:s text:c="2"/>00001</text:p>
          </table:table-cell>
          <table:table-cell office:value-type="string" calcext:value-type="string">
            <text:p>OPERADOR “A” DE CAPTURA DE DATOS</text:p>
          </table:table-cell>
          <table:table-cell office:value-type="string" calcext:value-type="string">
            <text:p>DEFINITIVA</text:p>
          </table:table-cell>
          <table:table-cell office:value-type="float" office:value="232907" calcext:value-type="float">
            <text:p>2329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035" calcext:value-type="float">
            <text:p>20858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4</text:p>
          </table:table-cell>
          <table:table-cell office:value-type="string" calcext:value-type="string">
            <text:p>ENCARGADO “D” (OTROS)</text:p>
          </table:table-cell>
          <table:table-cell office:value-type="string" calcext:value-type="string">
            <text:p>DEFINITIVA</text:p>
          </table:table-cell>
          <table:table-cell office:value-type="float" office:value="209601" calcext:value-type="float">
            <text:p>2096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DMVO</text:p>
          </table:table-cell>
          <table:table-cell table:number-columns-repeated="2" office:value-type="float" office:value="20857955" calcext:value-type="float">
            <text:p>208579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5</text:p>
          </table:table-cell>
          <table:table-cell office:value-type="string" calcext:value-type="string">
            <text:p>OFICINISTA DE TERCERA</text:p>
          </table:table-cell>
          <table:table-cell office:value-type="string" calcext:value-type="string">
            <text:p>DEFINITIVA</text:p>
          </table:table-cell>
          <table:table-cell office:value-type="float" office:value="184406" calcext:value-type="float">
            <text:p>18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7935" calcext:value-type="float">
            <text:p>208579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12410002AL 20903338</text:p>
          </table:table-cell>
          <table:table-cell office:value-type="string" calcext:value-type="string">
            <text:p>ESPECIALISTA TÉCNICO "D"</text:p>
          </table:table-cell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903338" calcext:value-type="float">
            <text:p>209033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900 <text:s text:c="2"/>6000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91710" calcext:value-type="float">
            <text:p>29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64044" calcext:value-type="float">
            <text:p>208640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0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32907" calcext:value-type="float">
            <text:p>232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58033" calcext:value-type="float">
            <text:p>208580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84406" calcext:value-type="float">
            <text:p>184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57934" calcext:value-type="float">
            <text:p>208579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68101" calcext:value-type="float">
            <text:p>268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MANDO MEDI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MANDO</text:p>
          </table:table-cell>
          <table:table-cell office:value-type="float" office:value="20858038" calcext:value-type="float">
            <text:p>208580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55211" calcext:value-type="float">
            <text:p>255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MANDO MEDI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MANDO</text:p>
          </table:table-cell>
          <table:table-cell office:value-type="float" office:value="20858094" calcext:value-type="float">
            <text:p>208580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5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74" calcext:value-type="float">
            <text:p>20869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3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7" calcext:value-type="float">
            <text:p>208579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4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70" calcext:value-type="float">
            <text:p>208579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5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1" calcext:value-type="float">
            <text:p>208579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6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8" calcext:value-type="float">
            <text:p>208579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0303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7201" calcext:value-type="float">
            <text:p>227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table:style-name="ce1"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028" calcext:value-type="float">
            <text:p>208580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00005</text:p>
          </table:table-cell>
          <table:table-cell office:value-type="string" calcext:value-type="string">
            <text:p>MOVIMIENTOS</text:p>
          </table:table-cell>
          <table:table-cell office:value-type="string" calcext:value-type="string">
            <text:p>TEMPORAL</text:p>
          </table:table-cell>
          <table:table-cell office:value-type="float" office:value="216203" calcext:value-type="float">
            <text:p>21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30 93001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3" calcext:value-type="float">
            <text:p>216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69" calcext:value-type="float">
            <text:p>208579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1012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2" calcext:value-type="float">
            <text:p>21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58" calcext:value-type="float">
            <text:p>208579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9410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2" calcext:value-type="float">
            <text:p>21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71" calcext:value-type="float">
            <text:p>208579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7</text:p>
          </table:table-cell>
          <table:table-cell office:value-type="string" calcext:value-type="string">
            <text:p>INSTL. DE PRODUCCIÓN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6" calcext:value-type="float">
            <text:p>208579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8" calcext:value-type="float">
            <text:p>208579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31" calcext:value-type="float">
            <text:p>20857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0</text:p>
          </table:table-cell>
          <table:table-cell office:value-type="string" calcext:value-type="string">
            <text:p>BATS. Y CARGADEROS PANUCO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PANUCO</text:p>
          </table:table-cell>
          <table:table-cell office:value-type="string" calcext:value-type="string">
            <text:p>EST. SAN MANUEL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LIQUIDOS</text:p>
          </table:table-cell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1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O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7" calcext:value-type="float">
            <text:p>208579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PO. TAMPS.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5" calcext:value-type="float">
            <text:p>208579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06" calcext:value-type="float">
            <text:p>208579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6202" calcext:value-type="float">
            <text:p>17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ELECTRICO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03" calcext:value-type="float">
            <text:p>208579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6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16209" calcext:value-type="float">
            <text:p>116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75" calcext:value-type="float">
            <text:p>20869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16209" calcext:value-type="float">
            <text:p>116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83" calcext:value-type="float">
            <text:p>208691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0000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TALLERES PRODUCCION</text:p>
          </table:table-cell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30 00604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25" calcext:value-type="float">
            <text:p>20858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50" calcext:value-type="float">
            <text:p>20858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9" calcext:value-type="float">
            <text:p>208581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8" calcext:value-type="float">
            <text:p>20858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6" calcext:value-type="float">
            <text:p>20858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4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3" calcext:value-type="float">
            <text:p>208581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2" calcext:value-type="float">
            <text:p>20858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0301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74" calcext:value-type="float">
            <text:p>20858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1129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73" calcext:value-type="float">
            <text:p>208581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8101" calcext:value-type="float">
            <text:p>22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81610030 10040798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8101" calcext:value-type="float">
            <text:p>22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16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0" calcext:value-type="float">
            <text:p>208578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7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1" calcext:value-type="float">
            <text:p>208578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3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5" calcext:value-type="float">
            <text:p>20857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4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0" calcext:value-type="float">
            <text:p>208578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5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6" calcext:value-type="float">
            <text:p>208578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6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68" calcext:value-type="float">
            <text:p>208578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7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89" calcext:value-type="float">
            <text:p>208578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8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0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1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2</text:p>
          </table:table-cell>
          <table:table-cell office:value-type="string" calcext:value-type="string">
            <text:p>RUTA FIJA RELEVO BOMB. TAMPS/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2" calcext:value-type="float">
            <text:p>20857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3</text:p>
          </table:table-cell>
          <table:table-cell office:value-type="string" calcext:value-type="string">
            <text:p>RUTA BOMB. CONST.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5</text:p>
          </table:table-cell>
          <table:table-cell office:value-type="string" calcext:value-type="string">
            <text:p>RUTA FIJA RELEVO PLANTA INYECC/COMPRESORAS III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4" calcext:value-type="float">
            <text:p>208578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6</text:p>
          </table:table-cell>
          <table:table-cell office:value-type="string" calcext:value-type="string">
            <text:p>RUTA VIJA BOMB. TAMPS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88" calcext:value-type="float">
            <text:p>208578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30503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59468" calcext:value-type="float">
            <text:p>208594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50901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61497" calcext:value-type="float">
            <text:p>208614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50904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61600" calcext:value-type="float">
            <text:p>208616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0</text:p>
          </table:table-cell>
          <table:table-cell office:value-type="string" calcext:value-type="string">
            <text:p>RUTA VARIABLE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39" calcext:value-type="float">
            <text:p>208735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1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0" calcext:value-type="float">
            <text:p>208735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3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1" calcext:value-type="float">
            <text:p>208735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4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2" calcext:value-type="float">
            <text:p>208735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5</text:p>
          </table:table-cell>
          <table:table-cell office:value-type="string" calcext:value-type="string">
            <text:p>RUTA VARIABLE PM-131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3" calcext:value-type="float">
            <text:p>208735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3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7252" calcext:value-type="float">
            <text:p>208772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6</text:p>
          </table:table-cell>
          <table:table-cell office:value-type="string" calcext:value-type="string">
            <text:p>RUTA VARIABLE RELEVO 5521/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7253" calcext:value-type="float">
            <text:p>208772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5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OFICINAS DE OPN. DE POZOS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69" calcext:value-type="float">
            <text:p>208578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2" calcext:value-type="float">
            <text:p>208578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9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3" calcext:value-type="float">
            <text:p>208578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4" calcext:value-type="float">
            <text:p>208578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5" calcext:value-type="float">
            <text:p>208578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6" calcext:value-type="float">
            <text:p>208578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1" calcext:value-type="float">
            <text:p>208578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3" calcext:value-type="float">
            <text:p>208578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47</text:p>
          </table:table-cell>
          <table:table-cell office:value-type="string" calcext:value-type="string">
            <text:p>CORROSIÓN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7200 <text:s text:c="2"/>0000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SERVICIOS GENERALES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7200 <text:s text:c="2"/>000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90030 0405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D. MADERO</text:p>
          </table:table-cell>
          <table:table-cell office:value-type="string" calcext:value-type="string">
            <text:p>SECTOR ARENQUE</text:p>
          </table:table-cell>
          <table:table-cell office:value-type="string" calcext:value-type="string">
            <text:p>BAT. ARENQUE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CHOFERES</text:p>
          </table:table-cell>
          <table:table-cell office:value-type="float" office:value="20855184" calcext:value-type="float">
            <text:p>208551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64</text:p>
          </table:table-cell>
          <table:table-cell office:value-type="string" calcext:value-type="string">
            <text:p>TANQUES Y TUBERIAS</text:p>
          </table:table-cell>
          <table:table-cell office:value-type="string" calcext:value-type="string">
            <text:p>DEFINITIVA</text:p>
          </table:table-cell>
          <table:table-cell office:value-type="float" office:value="156207" calcext:value-type="float">
            <text:p>156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500 <text:s text:c="2"/>0008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16203" calcext:value-type="float">
            <text:p>21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PESAD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7200 <text:s text:c="2"/>0003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30501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30502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50902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50903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25022</text:p>
          </table:table-cell>
          <table:table-cell office:value-type="string" calcext:value-type="string">
            <text:p>RUTA DS-66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25076</text:p>
          </table:table-cell>
          <table:table-cell office:value-type="string" calcext:value-type="string">
            <text:p>RUTA DS-664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0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1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2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4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5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8500 <text:s text:c="2"/>00065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6207" calcext:value-type="float">
            <text:p>156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OF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8600 <text:s text:c="2"/>0000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21804" calcext:value-type="float">
            <text:p>221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/>
          <table:table-cell office:value-type="float" office:value="20858009" calcext:value-type="float">
            <text:p>20858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0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43513" calcext:value-type="float">
            <text:p>243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/>
          <table:table-cell office:value-type="float" office:value="20858022" calcext:value-type="float">
            <text:p>20858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10 <text:s text:c="2"/>0000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EDIFICIO AGUILA</text:p>
          </table:table-cell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46" calcext:value-type="float">
            <text:p>208587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61 <text:s text:c="2"/>0001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51" calcext:value-type="float">
            <text:p>208587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81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56" calcext:value-type="float">
            <text:p>208587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01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34406" calcext:value-type="float">
            <text:p>234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ADMINISTRATIVO</text:p>
          </table:table-cell>
          <table:table-cell table:number-columns-repeated="2"/>
          <table:table-cell office:value-type="float" office:value="20858765" calcext:value-type="float">
            <text:p>208587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2410002AL 209032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71102" calcext:value-type="float">
            <text:p>37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/>
          <table:table-cell office:value-type="float" office:value="20903229" calcext:value-type="float">
            <text:p>209032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2410002AL 2090330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51102" calcext:value-type="float">
            <text:p>35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MATERIALES</text:p>
          </table:table-cell>
          <table:table-cell/>
          <table:table-cell office:value-type="float" office:value="20903304" calcext:value-type="float">
            <text:p>209033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926100PR 1007324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/>
          <table:table-cell office:value-type="float" office:value="20903338" calcext:value-type="float">
            <text:p>2090333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3816002AL 0019073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 table:number-columns-repeated="101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ructura" table:style-name="ta2">
        <table:table-column table:style-name="co3" table:number-columns-repeated="7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8" table:default-cell-style-name="ce2"/>
        <table:table-column table:style-name="co3" table:visibility="collapse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>
            <text:p>Columnas:</text:p>
          </table:table-cell>
          <table:table-cell table:style-name="ce12" table:formula="of:=COUNTA([$Datos.$A1:.$AMJ1])" office:value-type="float" office:value="17" calcext:value-type="float">
            <text:p>17</text:p>
          </table:table-cell>
          <table:table-cell table:number-columns-repeated="1022"/>
        </table:table-row>
        <table:table-row table:style-name="ro1" table:visibility="collapse"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 table:style-name="ce6" table:formula="of:=IF([.A2]=1; LOWER(OFFSET([$Datos.$A$1]; 0; COLUMN()-1; 1; 1)); &quot;&quot;)" office:value-type="string" office:string-value="clave" calcext:value-type="string">
            <text:p>clave</text:p>
          </table:table-cell>
          <table:table-cell table:style-name="ce6" table:formula="of:=IF([.B2]=1; LOWER(OFFSET([$Datos.$A$1]; 0; COLUMN()-1; 1; 1)); &quot;&quot;)" office:value-type="string" office:string-value="descr" calcext:value-type="string">
            <text:p>descr</text:p>
          </table:table-cell>
          <table:table-cell table:style-name="ce6" table:formula="of:=IF([.C2]=1; LOWER(OFFSET([$Datos.$A$1]; 0; COLUMN()-1; 1; 1)); &quot;&quot;)" office:value-type="string" office:string-value="tipo" calcext:value-type="string">
            <text:p>tipo</text:p>
          </table:table-cell>
          <table:table-cell table:style-name="ce6" table:formula="of:=IF([.D2]=1; LOWER(OFFSET([$Datos.$A$1]; 0; COLUMN()-1; 1; 1)); &quot;&quot;)" office:value-type="string" office:string-value="clave_puesto" calcext:value-type="string">
            <text:p>clave_puesto</text:p>
          </table:table-cell>
          <table:table-cell table:style-name="ce6" table:formula="of:=IF([.E2]=1; LOWER(OFFSET([$Datos.$A$1]; 0; COLUMN()-1; 1; 1)); &quot;&quot;)" office:value-type="string" office:string-value="activa" calcext:value-type="string">
            <text:p>activa</text:p>
          </table:table-cell>
          <table:table-cell table:style-name="ce6" table:formula="of:=IF([.F2]=1; LOWER(OFFSET([$Datos.$A$1]; 0; COLUMN()-1; 1; 1)); &quot;&quot;)" office:value-type="string" office:string-value="visible" calcext:value-type="string">
            <text:p>visible</text:p>
          </table:table-cell>
          <table:table-cell table:style-name="ce6" table:formula="of:=IF([.G2]=1; LOWER(OFFSET([$Datos.$A$1]; 0; COLUMN()-1; 1; 1)); &quot;&quot;)" office:value-type="string" office:string-value="depto" calcext:value-type="string">
            <text:p>depto</text:p>
          </table:table-cell>
          <table:table-cell table:style-name="ce6" table:formula="of:=IF([.H2]=1; LOWER(OFFSET([$Datos.$A$1]; 0; COLUMN()-1; 1; 1)); &quot;&quot;)" office:value-type="string" office:string-value="clave_descanso" calcext:value-type="string">
            <text:p>clave_descanso</text:p>
          </table:table-cell>
          <table:table-cell table:style-name="ce6" table:formula="of:=IF([.I2]=1; LOWER(OFFSET([$Datos.$A$1]; 0; COLUMN()-1; 1; 1)); &quot;&quot;)" office:value-type="string" office:string-value="clave_jornada" calcext:value-type="string">
            <text:p>clave_jornada</text:p>
          </table:table-cell>
          <table:table-cell table:style-name="ce6" table:formula="of:=IF([.J2]=1; LOWER(OFFSET([$Datos.$A$1]; 0; COLUMN()-1; 1; 1)); &quot;&quot;)" office:value-type="string" office:string-value="residencia" calcext:value-type="string">
            <text:p>residencia</text:p>
          </table:table-cell>
          <table:table-cell table:style-name="ce6" table:formula="of:=IF([.K2]=1; LOWER(OFFSET([$Datos.$A$1]; 0; COLUMN()-1; 1; 1)); &quot;&quot;)" office:value-type="string" office:string-value="localidad" calcext:value-type="string">
            <text:p>localidad</text:p>
          </table:table-cell>
          <table:table-cell table:style-name="ce6" table:formula="of:=IF([.L2]=1; LOWER(OFFSET([$Datos.$A$1]; 0; COLUMN()-1; 1; 1)); &quot;&quot;)" office:value-type="string" office:string-value="taller" calcext:value-type="string">
            <text:p>taller</text:p>
          </table:table-cell>
          <table:table-cell table:style-name="ce6" table:formula="of:=IF([.M2]=1; LOWER(OFFSET([$Datos.$A$1]; 0; COLUMN()-1; 1; 1)); &quot;&quot;)" office:value-type="string" office:string-value="funcion" calcext:value-type="string">
            <text:p>funcion</text:p>
          </table:table-cell>
          <table:table-cell table:style-name="ce6" table:formula="of:=IF([.N2]=1; LOWER(OFFSET([$Datos.$A$1]; 0; COLUMN()-1; 1; 1)); &quot;&quot;)" office:value-type="string" office:string-value="actividad" calcext:value-type="string">
            <text:p>actividad</text:p>
          </table:table-cell>
          <table:table-cell table:style-name="ce6" table:formula="of:=IF([.O2]=1; LOWER(OFFSET([$Datos.$A$1]; 0; COLUMN()-1; 1; 1)); &quot;&quot;)" office:value-type="string" office:string-value="grupo" calcext:value-type="string">
            <text:p>grupo</text:p>
          </table:table-cell>
          <table:table-cell table:style-name="ce6" table:formula="of:=IF([.P2]=1; LOWER(OFFSET([$Datos.$A$1]; 0; COLUMN()-1; 1; 1)); &quot;&quot;)" office:value-type="string" office:string-value="sirhn" calcext:value-type="string">
            <text:p>sirhn</text:p>
          </table:table-cell>
          <table:table-cell table:style-name="ce6" table:formula="of:=IF([.Q2]=1; LOWER(OFFSET([$Datos.$A$1]; 0; COLUMN()-1; 1; 1)); &quot;&quot;)" office:value-type="string" office:string-value="posfin" calcext:value-type="string">
            <text:p>posfin</text:p>
          </table:table-cell>
          <table:table-cell table:style-name="ce6" table:formula="of:=IF([.R2]=1; LOWER(OFFSET([$Datos.$A$1]; 0; COLUMN()-1; 1; 1)); &quot;&quot;)">
            <text:p/>
          </table:table-cell>
          <table:table-cell table:style-name="ce6" table:formula="of:=IF([.S2]=1; LOWER(OFFSET([$Datos.$A$1]; 0; COLUMN()-1; 1; 1)); &quot;&quot;)">
            <text:p/>
          </table:table-cell>
          <table:table-cell table:style-name="ce6" table:formula="of:=IF([.T2]=1; LOWER(OFFSET([$Datos.$A$1]; 0; COLUMN()-1; 1; 1)); &quot;&quot;)">
            <text:p/>
          </table:table-cell>
          <table:table-cell table:style-name="ce6" table:formula="of:=IF([.U2]=1; LOWER(OFFSET([$Datos.$A$1]; 0; COLUMN()-1; 1; 1)); &quot;&quot;)">
            <text:p/>
          </table:table-cell>
          <table:table-cell table:style-name="ce6" table:formula="of:=IF([.V2]=1; LOWER(OFFSET([$Datos.$A$1]; 0; COLUMN()-1; 1; 1)); &quot;&quot;)">
            <text:p/>
          </table:table-cell>
          <table:table-cell table:style-name="ce6" table:formula="of:=IF([.W2]=1; LOWER(OFFSET([$Datos.$A$1]; 0; COLUMN()-1; 1; 1)); &quot;&quot;)">
            <text:p/>
          </table:table-cell>
          <table:table-cell table:style-name="ce6" table:formula="of:=IF([.X2]=1; LOWER(OFFSET([$Datos.$A$1]; 0; COLUMN()-1; 1; 1)); &quot;&quot;)">
            <text:p/>
          </table:table-cell>
          <table:table-cell table:style-name="ce6" table:formula="of:=IF([.Y2]=1; LOWER(OFFSET([$Datos.$A$1]; 0; COLUMN()-1; 1; 1)); &quot;&quot;)">
            <text:p/>
          </table:table-cell>
          <table:table-cell table:style-name="ce6" table:formula="of:=IF([.Z2]=1; LOWER(OFFSET([$Datos.$A$1]; 0; COLUMN()-1; 1; 1)); &quot;&quot;)">
            <text:p/>
          </table:table-cell>
          <table:table-cell table:style-name="ce6" table:number-columns-repeated="2"/>
          <table:table-cell table:number-columns-repeated="996"/>
        </table:table-row>
        <table:table-row table:style-name="ro1" table:visibility="collapse">
          <table:table-cell table:style-name="ce6" table:formula="of:=IFERROR(VLOOKUP([.A5]; [.$A$12:.$B$14]; 2; 0); &quot;&quot;)" office:value-type="string" office:string-value="'" calcext:value-type="string">
            <text:p>'</text:p>
          </table:table-cell>
          <table:table-cell table:style-name="ce6" table:formula="of:=IFERROR(VLOOKUP([.B5]; [.$A$12:.$B$14]; 2; 0); &quot;&quot;)" office:value-type="string" office:string-value="'" calcext:value-type="string">
            <text:p>'</text:p>
          </table:table-cell>
          <table:table-cell table:style-name="ce6" table:formula="of:=IFERROR(VLOOKUP([.C5]; [.$A$12:.$B$14]; 2; 0); &quot;&quot;)" office:value-type="string" office:string-value="'" calcext:value-type="string">
            <text:p>'</text:p>
          </table:table-cell>
          <table:table-cell table:style-name="ce6" table:formula="of:=IFERROR(VLOOKUP([.D5]; [.$A$12:.$B$14]; 2; 0); &quot;&quot;)" office:value-type="float" office:value="0" calcext:value-type="float">
            <text:p>0</text:p>
          </table:table-cell>
          <table:table-cell table:style-name="ce6" table:formula="of:=IFERROR(VLOOKUP([.E5]; [.$A$12:.$B$14]; 2; 0); &quot;&quot;)" office:value-type="float" office:value="0" calcext:value-type="float">
            <text:p>0</text:p>
          </table:table-cell>
          <table:table-cell table:style-name="ce6" table:formula="of:=IFERROR(VLOOKUP([.F5]; [.$A$12:.$B$14]; 2; 0); &quot;&quot;)" office:value-type="float" office:value="0" calcext:value-type="float">
            <text:p>0</text:p>
          </table:table-cell>
          <table:table-cell table:style-name="ce6" table:formula="of:=IFERROR(VLOOKUP([.G5]; [.$A$12:.$B$14]; 2; 0); &quot;&quot;)" office:value-type="float" office:value="0" calcext:value-type="float">
            <text:p>0</text:p>
          </table:table-cell>
          <table:table-cell table:style-name="ce6" table:formula="of:=IFERROR(VLOOKUP([.H5]; [.$A$12:.$B$14]; 2; 0); &quot;&quot;)" office:value-type="string" office:string-value="'" calcext:value-type="string">
            <text:p>'</text:p>
          </table:table-cell>
          <table:table-cell table:style-name="ce6" table:formula="of:=IFERROR(VLOOKUP([.I5]; [.$A$12:.$B$14]; 2; 0); &quot;&quot;)" office:value-type="float" office:value="0" calcext:value-type="float">
            <text:p>0</text:p>
          </table:table-cell>
          <table:table-cell table:style-name="ce6" table:formula="of:=IFERROR(VLOOKUP([.J5]; [.$A$12:.$B$14]; 2; 0); &quot;&quot;)" office:value-type="string" office:string-value="'" calcext:value-type="string">
            <text:p>'</text:p>
          </table:table-cell>
          <table:table-cell table:style-name="ce6" table:formula="of:=IFERROR(VLOOKUP([.K5]; [.$A$12:.$B$14]; 2; 0); &quot;&quot;)" office:value-type="string" office:string-value="'" calcext:value-type="string">
            <text:p>'</text:p>
          </table:table-cell>
          <table:table-cell table:style-name="ce6" table:formula="of:=IFERROR(VLOOKUP([.L5]; [.$A$12:.$B$14]; 2; 0); &quot;&quot;)" office:value-type="string" office:string-value="'" calcext:value-type="string">
            <text:p>'</text:p>
          </table:table-cell>
          <table:table-cell table:style-name="ce6" table:formula="of:=IFERROR(VLOOKUP([.M5]; [.$A$12:.$B$14]; 2; 0); &quot;&quot;)" office:value-type="string" office:string-value="'" calcext:value-type="string">
            <text:p>'</text:p>
          </table:table-cell>
          <table:table-cell table:style-name="ce6" table:formula="of:=IFERROR(VLOOKUP([.N5]; [.$A$12:.$B$14]; 2; 0); &quot;&quot;)" office:value-type="string" office:string-value="'" calcext:value-type="string">
            <text:p>'</text:p>
          </table:table-cell>
          <table:table-cell table:style-name="ce6" table:formula="of:=IFERROR(VLOOKUP([.O5]; [.$A$12:.$B$14]; 2; 0); &quot;&quot;)" office:value-type="string" office:string-value="'" calcext:value-type="string">
            <text:p>'</text:p>
          </table:table-cell>
          <table:table-cell table:style-name="ce6" table:formula="of:=IFERROR(VLOOKUP([.P5]; [.$A$12:.$B$14]; 2; 0); &quot;&quot;)" office:value-type="float" office:value="0" calcext:value-type="float">
            <text:p>0</text:p>
          </table:table-cell>
          <table:table-cell table:style-name="ce6" table:formula="of:=IFERROR(VLOOKUP([.Q5]; [.$A$12:.$B$14]; 2; 0); &quot;&quot;)" office:value-type="float" office:value="0" calcext:value-type="float">
            <text:p>0</text:p>
          </table:table-cell>
          <table:table-cell table:style-name="ce6" table:formula="of:=IFERROR(VLOOKUP([.R5]; [.$A$12:.$B$14]; 2; 0); &quot;&quot;)">
            <text:p/>
          </table:table-cell>
          <table:table-cell table:style-name="ce6" table:formula="of:=IFERROR(VLOOKUP([.S5]; [.$A$12:.$B$14]; 2; 0); &quot;&quot;)">
            <text:p/>
          </table:table-cell>
          <table:table-cell table:style-name="ce6" table:formula="of:=IFERROR(VLOOKUP([.T5]; [.$A$12:.$B$14]; 2; 0); &quot;&quot;)">
            <text:p/>
          </table:table-cell>
          <table:table-cell table:style-name="ce6" table:formula="of:=IFERROR(VLOOKUP([.U5]; [.$A$12:.$B$14]; 2; 0); &quot;&quot;)">
            <text:p/>
          </table:table-cell>
          <table:table-cell table:style-name="ce6" table:formula="of:=IFERROR(VLOOKUP([.V5]; [.$A$12:.$B$14]; 2; 0); &quot;&quot;)">
            <text:p/>
          </table:table-cell>
          <table:table-cell table:style-name="ce6" table:formula="of:=IFERROR(VLOOKUP([.W5]; [.$A$12:.$B$14]; 2; 0); &quot;&quot;)">
            <text:p/>
          </table:table-cell>
          <table:table-cell table:style-name="ce6" table:formula="of:=IFERROR(VLOOKUP([.X5]; [.$A$12:.$B$14]; 2; 0); &quot;&quot;)">
            <text:p/>
          </table:table-cell>
          <table:table-cell table:style-name="ce6" table:formula="of:=IFERROR(VLOOKUP([.Y5]; [.$A$12:.$B$14]; 2; 0); &quot;&quot;)">
            <text:p/>
          </table:table-cell>
          <table:table-cell table:style-name="ce6" table:formula="of:=IFERROR(VLOOKUP([.Z5]; [.$A$12:.$B$14]; 2; 0); &quot;&quot;)">
            <text:p/>
          </table:table-cell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 table:style-name="ce7" office:value-type="string" calcext:value-type="string">
            <text:p>string</text:p>
          </table:table-cell>
          <table:table-cell table:number-columns-repeated="4" table:style-name="ce7" office:value-type="string" calcext:value-type="string">
            <text:p>number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number</text:p>
          </table:table-cell>
          <table:table-cell table:number-columns-repeated="6" table:style-name="ce7" office:value-type="string" calcext:value-type="string">
            <text:p>string</text:p>
          </table:table-cell>
          <table:table-cell table:number-columns-repeated="2" table:style-name="ce7" office:value-type="string" calcext:value-type="string">
            <text:p>number</text:p>
          </table:table-cell>
          <table:table-cell table:style-name="ce7" table:number-columns-repeated="11"/>
          <table:table-cell table:style-name="ce15" table:number-columns-repeated="996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1">
          <table:table-cell office:value-type="string" calcext:value-type="string">
            <text:p>Habilitadas</text:p>
          </table:table-cell>
          <table:table-cell table:number-columns-repeated="1023"/>
        </table:table-row>
        <table:table-row table:style-name="ro1">
          <table:table-cell table:number-columns-repeated="16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07"/>
        </table:table-row>
        <table:table-row table:style-name="ro1">
          <table:table-cell table:style-name="ce5" table:number-columns-repeated="16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ELIMITER</text:p>
          </table:table-cell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'</text:p>
          </table:table-cell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number</text:p>
          </table:table-cell>
          <table:table-cell table:style-name="ce10"/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'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syslo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abla</text:p>
          </table:table-cell>
          <table:table-cell table:style-name="ce8" office:value-type="string" calcext:value-type="string">
            <text:p>rh_plaz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ERT INTO {db}.{table} ({fields}) VALUES ({data}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table:formula="of:=IF([.A8]=1; [.A3]; &quot;&quot;) &amp; IF([.B8]=1; &quot;, &quot; &amp; [.B3]; &quot;&quot;) &amp; IF([.C8]=1; &quot;, &quot; &amp; [.C3]; &quot;&quot;) &amp; IF([.D8]=1; &quot;, &quot; &amp; [.D3]; &quot;&quot;) &amp; IF([.E8]=1; &quot;, &quot; &amp; [.E3]; &quot;&quot;) &amp; IF([.F8]=1; &quot;, &quot; &amp; [.F3]; &quot;&quot;) &amp; IF([.G8]=1; &quot;, &quot; &amp; [.G3]; &quot;&quot;) &amp; IF([.H8]=1; &quot;, &quot; &amp; [.H3]; &quot;&quot;) &amp; IF([.I8]=1; &quot;, &quot; &amp; [.I3]; &quot;&quot;) &amp; IF([.J8]=1; &quot;, &quot; &amp; [.J3]; &quot;&quot;) &amp; IF([.K8]=1; &quot;, &quot; &amp; [.K3]; &quot;&quot;) &amp; IF([.L8]=1; &quot;, &quot; &amp; [.L3]; &quot;&quot;) &amp; IF([.M8]=1; &quot;, &quot; &amp; [.M3]; &quot;&quot;) &amp; IF([.N8]=1; &quot;, &quot; &amp; [.N3]; &quot;&quot;) &amp; IF([.O8]=1; &quot;, &quot; &amp; [.O3]; &quot;&quot;) &amp; IF([.P8]=1; &quot;, &quot; &amp; [.P3]; &quot;&quot;) &amp; IF([.Q8]=1; &quot;, &quot; &amp; [.Q3]; &quot;&quot;) &amp; IF([.R8]=1; &quot;, &quot; &amp; [.R3]; &quot;&quot;) &amp; IF([.S8]=1; &quot;, &quot; &amp; [.S3]; &quot;&quot;) &amp; IF([.T8]=1; &quot;, &quot; &amp; [.T3]; &quot;&quot;) &amp; IF([.U8]=1; &quot;, &quot; &amp; [.U3]; &quot;&quot;) &amp; IF([.V8]=1; &quot;, &quot; &amp; [.V3]; &quot;&quot;) &amp; IF([.W8]=1; &quot;, &quot; &amp; [.W3]; &quot;&quot;) &amp; IF([.X8]=1; &quot;, &quot; &amp; [.X3]; &quot;&quot;) &amp; IF([.Y8]=1; &quot;, &quot; &amp; [.Y3]; &quot;&quot;) &amp; IF([.Z8]=1; &quot;, &quot; &amp; [.Z3]; &quot;&quot;)" office:value-type="string" office:string-value="clave, descr, tipo, clave_puesto, activa, visible, depto, clave_descanso, clave_jornada, residencia, localidad, taller, funcion, actividad, grupo, sirhn, posfin" calcext:value-type="string">
            <text:p>clave, descr, tipo, clave_puesto, activa, visible, depto, clave_descanso, clave_jornada, residencia, localidad, taller, funcion, actividad, grupo, sirhn, pos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os:</text:p>
          </table:table-cell>
          <table:table-cell table:formula="of:=IF(NOT(ISERROR(SEARCH(&quot;,&quot;; [.B22]; 1))); IF(SEARCH(&quot;,&quot;; [.B22]; 1)=1; TRIM(MID([.B22];2;LEN([.B22]))); [.B22]); &quot;&quot;)" office:value-type="string" office:string-value="clave, descr, tipo, clave_puesto, activa, visible, depto, clave_descanso, clave_jornada, residencia, localidad, taller, funcion, actividad, grupo, sirhn, posfin" calcext:value-type="string">
            <text:p>clave, descr, tipo, clave_puesto, activa, visible, depto, clave_descanso, clave_jornada, residencia, localidad, taller, funcion, actividad, grupo, sirhn, posf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3" table:number-columns-repeated="25"/>
          <table:table-cell table:number-columns-repeated="998"/>
        </table:table-row>
        <table:table-row table:style-name="ro1">
          <table:table-cell table:formula="of:=MATCH(&quot;VALORES&quot;; [.A$1:.A$1048576]; 0)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ES</text:p>
          </table:table-cell>
          <table:table-cell table:number-columns-repeated="1023"/>
        </table:table-row>
        <table:table-row table:style-name="ro1">
          <table:table-cell table:formula="of:=IF([.A$8]=1; IF(LEN(INDEX(R_Data; ROW()-[.$A$26]; MATCH([.A$3]; R_ColumnNames; 0)))=0; &quot;NULL&quot;; T([.A$4]) &amp; INDEX(R_Data; ROW()-[.$A$26]; MATCH([.A$3]; R_ColumnNames; 0))&amp; T([.A$4]) ) ; &quot;&quot;)" office:value-type="string" office:string-value="'24028400   00001'" calcext:value-type="string">
            <text:p>'240284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&quot;F&quot; '" calcext:value-type="string">
            <text:p>'Auxiliar Administrativo "F"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1804" calcext:value-type="string">
            <text:p>22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41610" calcext:value-type="string">
            <text:p>4161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41610" calcext:value-type="string">
            <text:p>41610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8])&gt;0; [.A28]; &quot;&quot;)&amp;IF(LEN([.B28])&gt;0; &quot;, &quot; &amp; [.B28]; &quot;&quot;)&amp;IF(LEN([.C28])&gt;0; &quot;, &quot; &amp; [.C28]; &quot;&quot;)&amp;IF(LEN([.D28])&gt;0; &quot;, &quot; &amp; [.D28]; &quot;&quot;)&amp;IF(LEN([.E28])&gt;0; &quot;, &quot; &amp; [.E28]; &quot;&quot;)&amp;IF(LEN([.F28])&gt;0; &quot;, &quot; &amp; [.F28]; &quot;&quot;)&amp;IF(LEN([.G28])&gt;0; &quot;, &quot; &amp; [.G28]; &quot;&quot;)&amp;IF(LEN([.H28])&gt;0; &quot;, &quot; &amp; [.H28]; &quot;&quot;)&amp;IF(LEN([.I28])&gt;0; &quot;, &quot; &amp; [.I28]; &quot;&quot;)&amp;IF(LEN([.J28])&gt;0; &quot;, &quot; &amp; [.J28]; &quot;&quot;)&amp;IF(LEN([.K28])&gt;0; &quot;, &quot; &amp; [.K28]; &quot;&quot;)&amp;IF(LEN([.L28])&gt;0; &quot;, &quot; &amp; [.L28]; &quot;&quot;)&amp;IF(LEN([.M28])&gt;0; &quot;, &quot; &amp; [.M28]; &quot;&quot;)&amp;IF(LEN([.N28])&gt;0; &quot;, &quot; &amp; [.N28]; &quot;&quot;)&amp;IF(LEN([.O28])&gt;0; &quot;, &quot; &amp; [.O28]; &quot;&quot;)&amp;IF(LEN([.P28])&gt;0; &quot;, &quot; &amp; [.P28]; &quot;&quot;)&amp;IF(LEN([.Q28])&gt;0; &quot;, &quot; &amp; [.Q28]; &quot;&quot;)&amp;IF(LEN([.R28])&gt;0; &quot;, &quot; &amp; [.R28]; &quot;&quot;)&amp;IF(LEN([.S28])&gt;0; &quot;, &quot; &amp; [.S28]; &quot;&quot;)&amp;IF(LEN([.T28])&gt;0; &quot;, &quot; &amp; [.T28]; &quot;&quot;)&amp;IF(LEN([.U28])&gt;0; &quot;, &quot; &amp; [.U28]; &quot;&quot;)&amp;IF(LEN([.V28])&gt;0; &quot;, &quot; &amp; [.V28]; &quot;&quot;)&amp;IF(LEN([.W28])&gt;0; &quot;, &quot; &amp; [.W28]; &quot;&quot;)&amp;IF(LEN([.X28])&gt;0; &quot;, &quot; &amp; [.X28]; &quot;&quot;)&amp;IF(LEN([.Y28])&gt;0; &quot;, &quot; &amp; [.Y28]; &quot;&quot;)&amp;IF(LEN([.Z28])&gt;0; &quot;, &quot; &amp; [.Z28]; &quot;&quot;)" office:value-type="string" office:string-value="'24028400   00001', 'Auxiliar Administrativo &quot;F&quot; ', 'DEFINITIVA', 221804, 1, 1, NULL, 'SD', 0, 'ALTAMIRA', NULL, NULL, 'ADMINISTRATIVO', 'TRANSP. PERSONAL', 'CHOFERES', 41610, 41610" calcext:value-type="string">
            <text:p>'24028400 <text:s text:c="2"/>00001', 'Auxiliar Administrativo "F" ', 'DEFINITIVA', 221804, 1, 1, NULL, 'SD', 0, 'ALTAMIRA', NULL, NULL, 'ADMINISTRATIVO', 'TRANSP. PERSONAL', 'CHOFERES', 41610, 41610</text:p>
          </table:table-cell>
          <table:table-cell table:style-name="ce1" table:formula="of:=IF(SEARCH(&quot;,&quot;; [.AB28]; 1)=1; TRIM(MID([.AB28]; SEARCH(&quot;,&quot;; [.AB28]; 1)+1; LEN([.AB28]))); [.AB28])" office:value-type="string" office:string-value="'24028400   00001', 'Auxiliar Administrativo &quot;F&quot; ', 'DEFINITIVA', 221804, 1, 1, NULL, 'SD', 0, 'ALTAMIRA', NULL, NULL, 'ADMINISTRATIVO', 'TRANSP. PERSONAL', 'CHOFERES', 41610, 41610" calcext:value-type="string">
            <text:p>'24028400 <text:s text:c="2"/>00001', 'Auxiliar Administrativo "F" ', 'DEFINITIVA', 221804, 1, 1, NULL, 'SD', 0, 'ALTAMIRA', NULL, NULL, 'ADMINISTRATIVO', 'TRANSP. PERSONAL', 'CHOFERES', 41610, 41610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31'" calcext:value-type="string">
            <text:p>'24028500 <text:s text:c="2"/>0003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8" calcext:value-type="string">
            <text:p>3657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578" calcext:value-type="string">
            <text:p>3657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9])&gt;0; [.A29]; &quot;&quot;)&amp;IF(LEN([.B29])&gt;0; &quot;, &quot; &amp; [.B29]; &quot;&quot;)&amp;IF(LEN([.C29])&gt;0; &quot;, &quot; &amp; [.C29]; &quot;&quot;)&amp;IF(LEN([.D29])&gt;0; &quot;, &quot; &amp; [.D29]; &quot;&quot;)&amp;IF(LEN([.E29])&gt;0; &quot;, &quot; &amp; [.E29]; &quot;&quot;)&amp;IF(LEN([.F29])&gt;0; &quot;, &quot; &amp; [.F29]; &quot;&quot;)&amp;IF(LEN([.G29])&gt;0; &quot;, &quot; &amp; [.G29]; &quot;&quot;)&amp;IF(LEN([.H29])&gt;0; &quot;, &quot; &amp; [.H29]; &quot;&quot;)&amp;IF(LEN([.I29])&gt;0; &quot;, &quot; &amp; [.I29]; &quot;&quot;)&amp;IF(LEN([.J29])&gt;0; &quot;, &quot; &amp; [.J29]; &quot;&quot;)&amp;IF(LEN([.K29])&gt;0; &quot;, &quot; &amp; [.K29]; &quot;&quot;)&amp;IF(LEN([.L29])&gt;0; &quot;, &quot; &amp; [.L29]; &quot;&quot;)&amp;IF(LEN([.M29])&gt;0; &quot;, &quot; &amp; [.M29]; &quot;&quot;)&amp;IF(LEN([.N29])&gt;0; &quot;, &quot; &amp; [.N29]; &quot;&quot;)&amp;IF(LEN([.O29])&gt;0; &quot;, &quot; &amp; [.O29]; &quot;&quot;)&amp;IF(LEN([.P29])&gt;0; &quot;, &quot; &amp; [.P29]; &quot;&quot;)&amp;IF(LEN([.Q29])&gt;0; &quot;, &quot; &amp; [.Q29]; &quot;&quot;)&amp;IF(LEN([.R29])&gt;0; &quot;, &quot; &amp; [.R29]; &quot;&quot;)&amp;IF(LEN([.S29])&gt;0; &quot;, &quot; &amp; [.S29]; &quot;&quot;)&amp;IF(LEN([.T29])&gt;0; &quot;, &quot; &amp; [.T29]; &quot;&quot;)&amp;IF(LEN([.U29])&gt;0; &quot;, &quot; &amp; [.U29]; &quot;&quot;)&amp;IF(LEN([.V29])&gt;0; &quot;, &quot; &amp; [.V29]; &quot;&quot;)&amp;IF(LEN([.W29])&gt;0; &quot;, &quot; &amp; [.W29]; &quot;&quot;)&amp;IF(LEN([.X29])&gt;0; &quot;, &quot; &amp; [.X29]; &quot;&quot;)&amp;IF(LEN([.Y29])&gt;0; &quot;, &quot; &amp; [.Y29]; &quot;&quot;)&amp;IF(LEN([.Z29])&gt;0; &quot;, &quot; &amp; [.Z29]; &quot;&quot;)" office:value-type="string" office:string-value="'24028500   00031', 'Oficinista de Cuarta ', 'DEFINITIVA', 164406, 1, 1, NULL, 'SD', 0, 'ALTAMIRA', NULL, NULL, 'ADMINISTRATIVO', 'TRANSP. PERSONAL', 'CHOFERES', 36578, 36578" calcext:value-type="string">
            <text:p>'24028500 <text:s text:c="2"/>00031', 'Oficinista de Cuarta ', 'DEFINITIVA', 164406, 1, 1, NULL, 'SD', 0, 'ALTAMIRA', NULL, NULL, 'ADMINISTRATIVO', 'TRANSP. PERSONAL', 'CHOFERES', 36578, 36578</text:p>
          </table:table-cell>
          <table:table-cell table:style-name="ce1" table:formula="of:=IF(SEARCH(&quot;,&quot;; [.AB29]; 1)=1; TRIM(MID([.AB29]; SEARCH(&quot;,&quot;; [.AB29]; 1)+1; LEN([.AB29]))); [.AB29])" office:value-type="string" office:string-value="'24028500   00031', 'Oficinista de Cuarta ', 'DEFINITIVA', 164406, 1, 1, NULL, 'SD', 0, 'ALTAMIRA', NULL, NULL, 'ADMINISTRATIVO', 'TRANSP. PERSONAL', 'CHOFERES', 36578, 36578" calcext:value-type="string">
            <text:p>'24028500 <text:s text:c="2"/>00031', 'Oficinista de Cuarta ', 'DEFINITIVA', 164406, 1, 1, NULL, 'SD', 0, 'ALTAMIRA', NULL, NULL, 'ADMINISTRATIVO', 'TRANSP. PERSONAL', 'CHOFERES', 36578, 3657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0'" calcext:value-type="string">
            <text:p>'24028500 <text:s text:c="2"/>0009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4" calcext:value-type="string">
            <text:p>365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574" calcext:value-type="string">
            <text:p>3657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0])&gt;0; [.A30]; &quot;&quot;)&amp;IF(LEN([.B30])&gt;0; &quot;, &quot; &amp; [.B30]; &quot;&quot;)&amp;IF(LEN([.C30])&gt;0; &quot;, &quot; &amp; [.C30]; &quot;&quot;)&amp;IF(LEN([.D30])&gt;0; &quot;, &quot; &amp; [.D30]; &quot;&quot;)&amp;IF(LEN([.E30])&gt;0; &quot;, &quot; &amp; [.E30]; &quot;&quot;)&amp;IF(LEN([.F30])&gt;0; &quot;, &quot; &amp; [.F30]; &quot;&quot;)&amp;IF(LEN([.G30])&gt;0; &quot;, &quot; &amp; [.G30]; &quot;&quot;)&amp;IF(LEN([.H30])&gt;0; &quot;, &quot; &amp; [.H30]; &quot;&quot;)&amp;IF(LEN([.I30])&gt;0; &quot;, &quot; &amp; [.I30]; &quot;&quot;)&amp;IF(LEN([.J30])&gt;0; &quot;, &quot; &amp; [.J30]; &quot;&quot;)&amp;IF(LEN([.K30])&gt;0; &quot;, &quot; &amp; [.K30]; &quot;&quot;)&amp;IF(LEN([.L30])&gt;0; &quot;, &quot; &amp; [.L30]; &quot;&quot;)&amp;IF(LEN([.M30])&gt;0; &quot;, &quot; &amp; [.M30]; &quot;&quot;)&amp;IF(LEN([.N30])&gt;0; &quot;, &quot; &amp; [.N30]; &quot;&quot;)&amp;IF(LEN([.O30])&gt;0; &quot;, &quot; &amp; [.O30]; &quot;&quot;)&amp;IF(LEN([.P30])&gt;0; &quot;, &quot; &amp; [.P30]; &quot;&quot;)&amp;IF(LEN([.Q30])&gt;0; &quot;, &quot; &amp; [.Q30]; &quot;&quot;)&amp;IF(LEN([.R30])&gt;0; &quot;, &quot; &amp; [.R30]; &quot;&quot;)&amp;IF(LEN([.S30])&gt;0; &quot;, &quot; &amp; [.S30]; &quot;&quot;)&amp;IF(LEN([.T30])&gt;0; &quot;, &quot; &amp; [.T30]; &quot;&quot;)&amp;IF(LEN([.U30])&gt;0; &quot;, &quot; &amp; [.U30]; &quot;&quot;)&amp;IF(LEN([.V30])&gt;0; &quot;, &quot; &amp; [.V30]; &quot;&quot;)&amp;IF(LEN([.W30])&gt;0; &quot;, &quot; &amp; [.W30]; &quot;&quot;)&amp;IF(LEN([.X30])&gt;0; &quot;, &quot; &amp; [.X30]; &quot;&quot;)&amp;IF(LEN([.Y30])&gt;0; &quot;, &quot; &amp; [.Y30]; &quot;&quot;)&amp;IF(LEN([.Z30])&gt;0; &quot;, &quot; &amp; [.Z30]; &quot;&quot;)" office:value-type="string" office:string-value="'24028500   00090', 'Oficinista de Cuarta ', 'DEFINITIVA', 164406, 1, 1, NULL, 'SD', 0, 'ALTAMIRA', NULL, NULL, 'ADMINISTRATIVO', 'TRANSP. PERSONAL', 'CHOFERES', 36574, 36574" calcext:value-type="string">
            <text:p>'24028500 <text:s text:c="2"/>00090', 'Oficinista de Cuarta ', 'DEFINITIVA', 164406, 1, 1, NULL, 'SD', 0, 'ALTAMIRA', NULL, NULL, 'ADMINISTRATIVO', 'TRANSP. PERSONAL', 'CHOFERES', 36574, 36574</text:p>
          </table:table-cell>
          <table:table-cell table:style-name="ce1" table:formula="of:=IF(SEARCH(&quot;,&quot;; [.AB30]; 1)=1; TRIM(MID([.AB30]; SEARCH(&quot;,&quot;; [.AB30]; 1)+1; LEN([.AB30]))); [.AB30])" office:value-type="string" office:string-value="'24028500   00090', 'Oficinista de Cuarta ', 'DEFINITIVA', 164406, 1, 1, NULL, 'SD', 0, 'ALTAMIRA', NULL, NULL, 'ADMINISTRATIVO', 'TRANSP. PERSONAL', 'CHOFERES', 36574, 36574" calcext:value-type="string">
            <text:p>'24028500 <text:s text:c="2"/>00090', 'Oficinista de Cuarta ', 'DEFINITIVA', 164406, 1, 1, NULL, 'SD', 0, 'ALTAMIRA', NULL, NULL, 'ADMINISTRATIVO', 'TRANSP. PERSONAL', 'CHOFERES', 36574, 3657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7'" calcext:value-type="string">
            <text:p>'24028500 <text:s text:c="2"/>00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de Primera (Electricista) '" calcext:value-type="string">
            <text:p>'Operario de Primer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309" calcext:value-type="string">
            <text:p>21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TALLERES'" calcext:value-type="string">
            <text:p>'TALL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768" calcext:value-type="string">
            <text:p>367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768" calcext:value-type="string">
            <text:p>3676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1])&gt;0; [.A31]; &quot;&quot;)&amp;IF(LEN([.B31])&gt;0; &quot;, &quot; &amp; [.B31]; &quot;&quot;)&amp;IF(LEN([.C31])&gt;0; &quot;, &quot; &amp; [.C31]; &quot;&quot;)&amp;IF(LEN([.D31])&gt;0; &quot;, &quot; &amp; [.D31]; &quot;&quot;)&amp;IF(LEN([.E31])&gt;0; &quot;, &quot; &amp; [.E31]; &quot;&quot;)&amp;IF(LEN([.F31])&gt;0; &quot;, &quot; &amp; [.F31]; &quot;&quot;)&amp;IF(LEN([.G31])&gt;0; &quot;, &quot; &amp; [.G31]; &quot;&quot;)&amp;IF(LEN([.H31])&gt;0; &quot;, &quot; &amp; [.H31]; &quot;&quot;)&amp;IF(LEN([.I31])&gt;0; &quot;, &quot; &amp; [.I31]; &quot;&quot;)&amp;IF(LEN([.J31])&gt;0; &quot;, &quot; &amp; [.J31]; &quot;&quot;)&amp;IF(LEN([.K31])&gt;0; &quot;, &quot; &amp; [.K31]; &quot;&quot;)&amp;IF(LEN([.L31])&gt;0; &quot;, &quot; &amp; [.L31]; &quot;&quot;)&amp;IF(LEN([.M31])&gt;0; &quot;, &quot; &amp; [.M31]; &quot;&quot;)&amp;IF(LEN([.N31])&gt;0; &quot;, &quot; &amp; [.N31]; &quot;&quot;)&amp;IF(LEN([.O31])&gt;0; &quot;, &quot; &amp; [.O31]; &quot;&quot;)&amp;IF(LEN([.P31])&gt;0; &quot;, &quot; &amp; [.P31]; &quot;&quot;)&amp;IF(LEN([.Q31])&gt;0; &quot;, &quot; &amp; [.Q31]; &quot;&quot;)&amp;IF(LEN([.R31])&gt;0; &quot;, &quot; &amp; [.R31]; &quot;&quot;)&amp;IF(LEN([.S31])&gt;0; &quot;, &quot; &amp; [.S31]; &quot;&quot;)&amp;IF(LEN([.T31])&gt;0; &quot;, &quot; &amp; [.T31]; &quot;&quot;)&amp;IF(LEN([.U31])&gt;0; &quot;, &quot; &amp; [.U31]; &quot;&quot;)&amp;IF(LEN([.V31])&gt;0; &quot;, &quot; &amp; [.V31]; &quot;&quot;)&amp;IF(LEN([.W31])&gt;0; &quot;, &quot; &amp; [.W31]; &quot;&quot;)&amp;IF(LEN([.X31])&gt;0; &quot;, &quot; &amp; [.X31]; &quot;&quot;)&amp;IF(LEN([.Y31])&gt;0; &quot;, &quot; &amp; [.Y31]; &quot;&quot;)&amp;IF(LEN([.Z31])&gt;0; &quot;, &quot; &amp; [.Z31]; &quot;&quot;)" office:value-type="string" office:string-value="'24028500   00027', 'Operario de Primera (Electricista) ', 'DEFINITIVA', 216309, 1, 1, NULL, 'SD', 0, 'EBANO', NULL, NULL, NULL, 'TRANSP. MATERIALES', 'TALLERES', 36768, 36768" calcext:value-type="string">
            <text:p>'24028500 <text:s text:c="2"/>00027', 'Operario de Primera (Electricista) ', 'DEFINITIVA', 216309, 1, 1, NULL, 'SD', 0, 'EBANO', NULL, NULL, NULL, 'TRANSP. MATERIALES', 'TALLERES', 36768, 36768</text:p>
          </table:table-cell>
          <table:table-cell table:style-name="ce1" table:formula="of:=IF(SEARCH(&quot;,&quot;; [.AB31]; 1)=1; TRIM(MID([.AB31]; SEARCH(&quot;,&quot;; [.AB31]; 1)+1; LEN([.AB31]))); [.AB31])" office:value-type="string" office:string-value="'24028500   00027', 'Operario de Primera (Electricista) ', 'DEFINITIVA', 216309, 1, 1, NULL, 'SD', 0, 'EBANO', NULL, NULL, NULL, 'TRANSP. MATERIALES', 'TALLERES', 36768, 36768" calcext:value-type="string">
            <text:p>'24028500 <text:s text:c="2"/>00027', 'Operario de Primera (Electricista) ', 'DEFINITIVA', 216309, 1, 1, NULL, 'SD', 0, 'EBANO', NULL, NULL, NULL, 'TRANSP. MATERIALES', 'TALLERES', 36768, 3676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4'" calcext:value-type="string">
            <text:p>'24028500 <text:s text:c="2"/>00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Especialista (Electricista) '" calcext:value-type="string">
            <text:p>'Operario Especialist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6309" calcext:value-type="string">
            <text:p>23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TALLERES'" calcext:value-type="string">
            <text:p>'TALL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999" calcext:value-type="string">
            <text:p>3699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999" calcext:value-type="string">
            <text:p>36999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2])&gt;0; [.A32]; &quot;&quot;)&amp;IF(LEN([.B32])&gt;0; &quot;, &quot; &amp; [.B32]; &quot;&quot;)&amp;IF(LEN([.C32])&gt;0; &quot;, &quot; &amp; [.C32]; &quot;&quot;)&amp;IF(LEN([.D32])&gt;0; &quot;, &quot; &amp; [.D32]; &quot;&quot;)&amp;IF(LEN([.E32])&gt;0; &quot;, &quot; &amp; [.E32]; &quot;&quot;)&amp;IF(LEN([.F32])&gt;0; &quot;, &quot; &amp; [.F32]; &quot;&quot;)&amp;IF(LEN([.G32])&gt;0; &quot;, &quot; &amp; [.G32]; &quot;&quot;)&amp;IF(LEN([.H32])&gt;0; &quot;, &quot; &amp; [.H32]; &quot;&quot;)&amp;IF(LEN([.I32])&gt;0; &quot;, &quot; &amp; [.I32]; &quot;&quot;)&amp;IF(LEN([.J32])&gt;0; &quot;, &quot; &amp; [.J32]; &quot;&quot;)&amp;IF(LEN([.K32])&gt;0; &quot;, &quot; &amp; [.K32]; &quot;&quot;)&amp;IF(LEN([.L32])&gt;0; &quot;, &quot; &amp; [.L32]; &quot;&quot;)&amp;IF(LEN([.M32])&gt;0; &quot;, &quot; &amp; [.M32]; &quot;&quot;)&amp;IF(LEN([.N32])&gt;0; &quot;, &quot; &amp; [.N32]; &quot;&quot;)&amp;IF(LEN([.O32])&gt;0; &quot;, &quot; &amp; [.O32]; &quot;&quot;)&amp;IF(LEN([.P32])&gt;0; &quot;, &quot; &amp; [.P32]; &quot;&quot;)&amp;IF(LEN([.Q32])&gt;0; &quot;, &quot; &amp; [.Q32]; &quot;&quot;)&amp;IF(LEN([.R32])&gt;0; &quot;, &quot; &amp; [.R32]; &quot;&quot;)&amp;IF(LEN([.S32])&gt;0; &quot;, &quot; &amp; [.S32]; &quot;&quot;)&amp;IF(LEN([.T32])&gt;0; &quot;, &quot; &amp; [.T32]; &quot;&quot;)&amp;IF(LEN([.U32])&gt;0; &quot;, &quot; &amp; [.U32]; &quot;&quot;)&amp;IF(LEN([.V32])&gt;0; &quot;, &quot; &amp; [.V32]; &quot;&quot;)&amp;IF(LEN([.W32])&gt;0; &quot;, &quot; &amp; [.W32]; &quot;&quot;)&amp;IF(LEN([.X32])&gt;0; &quot;, &quot; &amp; [.X32]; &quot;&quot;)&amp;IF(LEN([.Y32])&gt;0; &quot;, &quot; &amp; [.Y32]; &quot;&quot;)&amp;IF(LEN([.Z32])&gt;0; &quot;, &quot; &amp; [.Z32]; &quot;&quot;)" office:value-type="string" office:string-value="'24028500   00024', 'Operario Especialista (Electricista) ', 'DEFINITIVA', 236309, 1, 1, NULL, 'SD', 0, 'EBANO', NULL, NULL, NULL, 'TRANSP. MATERIALES', 'TALLERES', 36999, 36999" calcext:value-type="string">
            <text:p>'24028500 <text:s text:c="2"/>00024', 'Operario Especialista (Electricista) ', 'DEFINITIVA', 236309, 1, 1, NULL, 'SD', 0, 'EBANO', NULL, NULL, NULL, 'TRANSP. MATERIALES', 'TALLERES', 36999, 36999</text:p>
          </table:table-cell>
          <table:table-cell table:style-name="ce1" table:formula="of:=IF(SEARCH(&quot;,&quot;; [.AB32]; 1)=1; TRIM(MID([.AB32]; SEARCH(&quot;,&quot;; [.AB32]; 1)+1; LEN([.AB32]))); [.AB32])" office:value-type="string" office:string-value="'24028500   00024', 'Operario Especialista (Electricista) ', 'DEFINITIVA', 236309, 1, 1, NULL, 'SD', 0, 'EBANO', NULL, NULL, NULL, 'TRANSP. MATERIALES', 'TALLERES', 36999, 36999" calcext:value-type="string">
            <text:p>'24028500 <text:s text:c="2"/>00024', 'Operario Especialista (Electricista) ', 'DEFINITIVA', 236309, 1, 1, NULL, 'SD', 0, 'EBANO', NULL, NULL, NULL, 'TRANSP. MATERIALES', 'TALLERES', 36999, 36999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2'" calcext:value-type="string">
            <text:p>'24028500 <text:s text:c="2"/>001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4" calcext:value-type="string">
            <text:p>3716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64" calcext:value-type="string">
            <text:p>3716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3])&gt;0; [.A33]; &quot;&quot;)&amp;IF(LEN([.B33])&gt;0; &quot;, &quot; &amp; [.B33]; &quot;&quot;)&amp;IF(LEN([.C33])&gt;0; &quot;, &quot; &amp; [.C33]; &quot;&quot;)&amp;IF(LEN([.D33])&gt;0; &quot;, &quot; &amp; [.D33]; &quot;&quot;)&amp;IF(LEN([.E33])&gt;0; &quot;, &quot; &amp; [.E33]; &quot;&quot;)&amp;IF(LEN([.F33])&gt;0; &quot;, &quot; &amp; [.F33]; &quot;&quot;)&amp;IF(LEN([.G33])&gt;0; &quot;, &quot; &amp; [.G33]; &quot;&quot;)&amp;IF(LEN([.H33])&gt;0; &quot;, &quot; &amp; [.H33]; &quot;&quot;)&amp;IF(LEN([.I33])&gt;0; &quot;, &quot; &amp; [.I33]; &quot;&quot;)&amp;IF(LEN([.J33])&gt;0; &quot;, &quot; &amp; [.J33]; &quot;&quot;)&amp;IF(LEN([.K33])&gt;0; &quot;, &quot; &amp; [.K33]; &quot;&quot;)&amp;IF(LEN([.L33])&gt;0; &quot;, &quot; &amp; [.L33]; &quot;&quot;)&amp;IF(LEN([.M33])&gt;0; &quot;, &quot; &amp; [.M33]; &quot;&quot;)&amp;IF(LEN([.N33])&gt;0; &quot;, &quot; &amp; [.N33]; &quot;&quot;)&amp;IF(LEN([.O33])&gt;0; &quot;, &quot; &amp; [.O33]; &quot;&quot;)&amp;IF(LEN([.P33])&gt;0; &quot;, &quot; &amp; [.P33]; &quot;&quot;)&amp;IF(LEN([.Q33])&gt;0; &quot;, &quot; &amp; [.Q33]; &quot;&quot;)&amp;IF(LEN([.R33])&gt;0; &quot;, &quot; &amp; [.R33]; &quot;&quot;)&amp;IF(LEN([.S33])&gt;0; &quot;, &quot; &amp; [.S33]; &quot;&quot;)&amp;IF(LEN([.T33])&gt;0; &quot;, &quot; &amp; [.T33]; &quot;&quot;)&amp;IF(LEN([.U33])&gt;0; &quot;, &quot; &amp; [.U33]; &quot;&quot;)&amp;IF(LEN([.V33])&gt;0; &quot;, &quot; &amp; [.V33]; &quot;&quot;)&amp;IF(LEN([.W33])&gt;0; &quot;, &quot; &amp; [.W33]; &quot;&quot;)&amp;IF(LEN([.X33])&gt;0; &quot;, &quot; &amp; [.X33]; &quot;&quot;)&amp;IF(LEN([.Y33])&gt;0; &quot;, &quot; &amp; [.Y33]; &quot;&quot;)&amp;IF(LEN([.Z33])&gt;0; &quot;, &quot; &amp; [.Z33]; &quot;&quot;)" office:value-type="string" office:string-value="'24028500   00102', 'Obrero General ', 'DEFINITIVA', 86107, 1, 1, NULL, 'D', 7, 'EBANO', NULL, NULL, NULL, 'TRANSP. MATERIALES', 'PESADO', 37164, 37164" calcext:value-type="string">
            <text:p>'24028500 <text:s text:c="2"/>00102', 'Obrero General ', 'DEFINITIVA', 86107, 1, 1, NULL, 'D', 7, 'EBANO', NULL, NULL, NULL, 'TRANSP. MATERIALES', 'PESADO', 37164, 37164</text:p>
          </table:table-cell>
          <table:table-cell table:style-name="ce1" table:formula="of:=IF(SEARCH(&quot;,&quot;; [.AB33]; 1)=1; TRIM(MID([.AB33]; SEARCH(&quot;,&quot;; [.AB33]; 1)+1; LEN([.AB33]))); [.AB33])" office:value-type="string" office:string-value="'24028500   00102', 'Obrero General ', 'DEFINITIVA', 86107, 1, 1, NULL, 'D', 7, 'EBANO', NULL, NULL, NULL, 'TRANSP. MATERIALES', 'PESADO', 37164, 37164" calcext:value-type="string">
            <text:p>'24028500 <text:s text:c="2"/>00102', 'Obrero General ', 'DEFINITIVA', 86107, 1, 1, NULL, 'D', 7, 'EBANO', NULL, NULL, NULL, 'TRANSP. MATERIALES', 'PESADO', 37164, 3716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6'" calcext:value-type="string">
            <text:p>'24028500 <text:s text:c="2"/>0010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6" calcext:value-type="string">
            <text:p>3716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66" calcext:value-type="string">
            <text:p>37166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4])&gt;0; [.A34]; &quot;&quot;)&amp;IF(LEN([.B34])&gt;0; &quot;, &quot; &amp; [.B34]; &quot;&quot;)&amp;IF(LEN([.C34])&gt;0; &quot;, &quot; &amp; [.C34]; &quot;&quot;)&amp;IF(LEN([.D34])&gt;0; &quot;, &quot; &amp; [.D34]; &quot;&quot;)&amp;IF(LEN([.E34])&gt;0; &quot;, &quot; &amp; [.E34]; &quot;&quot;)&amp;IF(LEN([.F34])&gt;0; &quot;, &quot; &amp; [.F34]; &quot;&quot;)&amp;IF(LEN([.G34])&gt;0; &quot;, &quot; &amp; [.G34]; &quot;&quot;)&amp;IF(LEN([.H34])&gt;0; &quot;, &quot; &amp; [.H34]; &quot;&quot;)&amp;IF(LEN([.I34])&gt;0; &quot;, &quot; &amp; [.I34]; &quot;&quot;)&amp;IF(LEN([.J34])&gt;0; &quot;, &quot; &amp; [.J34]; &quot;&quot;)&amp;IF(LEN([.K34])&gt;0; &quot;, &quot; &amp; [.K34]; &quot;&quot;)&amp;IF(LEN([.L34])&gt;0; &quot;, &quot; &amp; [.L34]; &quot;&quot;)&amp;IF(LEN([.M34])&gt;0; &quot;, &quot; &amp; [.M34]; &quot;&quot;)&amp;IF(LEN([.N34])&gt;0; &quot;, &quot; &amp; [.N34]; &quot;&quot;)&amp;IF(LEN([.O34])&gt;0; &quot;, &quot; &amp; [.O34]; &quot;&quot;)&amp;IF(LEN([.P34])&gt;0; &quot;, &quot; &amp; [.P34]; &quot;&quot;)&amp;IF(LEN([.Q34])&gt;0; &quot;, &quot; &amp; [.Q34]; &quot;&quot;)&amp;IF(LEN([.R34])&gt;0; &quot;, &quot; &amp; [.R34]; &quot;&quot;)&amp;IF(LEN([.S34])&gt;0; &quot;, &quot; &amp; [.S34]; &quot;&quot;)&amp;IF(LEN([.T34])&gt;0; &quot;, &quot; &amp; [.T34]; &quot;&quot;)&amp;IF(LEN([.U34])&gt;0; &quot;, &quot; &amp; [.U34]; &quot;&quot;)&amp;IF(LEN([.V34])&gt;0; &quot;, &quot; &amp; [.V34]; &quot;&quot;)&amp;IF(LEN([.W34])&gt;0; &quot;, &quot; &amp; [.W34]; &quot;&quot;)&amp;IF(LEN([.X34])&gt;0; &quot;, &quot; &amp; [.X34]; &quot;&quot;)&amp;IF(LEN([.Y34])&gt;0; &quot;, &quot; &amp; [.Y34]; &quot;&quot;)&amp;IF(LEN([.Z34])&gt;0; &quot;, &quot; &amp; [.Z34]; &quot;&quot;)" office:value-type="string" office:string-value="'24028500   00106', 'Obrero General ', 'DEFINITIVA', 86107, 1, 1, NULL, 'D', 7, 'EBANO', NULL, NULL, NULL, 'TRANSP. MATERIALES', 'PESADO', 37166, 37166" calcext:value-type="string">
            <text:p>'24028500 <text:s text:c="2"/>00106', 'Obrero General ', 'DEFINITIVA', 86107, 1, 1, NULL, 'D', 7, 'EBANO', NULL, NULL, NULL, 'TRANSP. MATERIALES', 'PESADO', 37166, 37166</text:p>
          </table:table-cell>
          <table:table-cell table:style-name="ce1" table:formula="of:=IF(SEARCH(&quot;,&quot;; [.AB34]; 1)=1; TRIM(MID([.AB34]; SEARCH(&quot;,&quot;; [.AB34]; 1)+1; LEN([.AB34]))); [.AB34])" office:value-type="string" office:string-value="'24028500   00106', 'Obrero General ', 'DEFINITIVA', 86107, 1, 1, NULL, 'D', 7, 'EBANO', NULL, NULL, NULL, 'TRANSP. MATERIALES', 'PESADO', 37166, 37166" calcext:value-type="string">
            <text:p>'24028500 <text:s text:c="2"/>00106', 'Obrero General ', 'DEFINITIVA', 86107, 1, 1, NULL, 'D', 7, 'EBANO', NULL, NULL, NULL, 'TRANSP. MATERIALES', 'PESADO', 37166, 37166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9'" calcext:value-type="string">
            <text:p>'24028500 <text:s text:c="2"/>0009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733" calcext:value-type="string">
            <text:p>3773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733" calcext:value-type="string">
            <text:p>37733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5])&gt;0; [.A35]; &quot;&quot;)&amp;IF(LEN([.B35])&gt;0; &quot;, &quot; &amp; [.B35]; &quot;&quot;)&amp;IF(LEN([.C35])&gt;0; &quot;, &quot; &amp; [.C35]; &quot;&quot;)&amp;IF(LEN([.D35])&gt;0; &quot;, &quot; &amp; [.D35]; &quot;&quot;)&amp;IF(LEN([.E35])&gt;0; &quot;, &quot; &amp; [.E35]; &quot;&quot;)&amp;IF(LEN([.F35])&gt;0; &quot;, &quot; &amp; [.F35]; &quot;&quot;)&amp;IF(LEN([.G35])&gt;0; &quot;, &quot; &amp; [.G35]; &quot;&quot;)&amp;IF(LEN([.H35])&gt;0; &quot;, &quot; &amp; [.H35]; &quot;&quot;)&amp;IF(LEN([.I35])&gt;0; &quot;, &quot; &amp; [.I35]; &quot;&quot;)&amp;IF(LEN([.J35])&gt;0; &quot;, &quot; &amp; [.J35]; &quot;&quot;)&amp;IF(LEN([.K35])&gt;0; &quot;, &quot; &amp; [.K35]; &quot;&quot;)&amp;IF(LEN([.L35])&gt;0; &quot;, &quot; &amp; [.L35]; &quot;&quot;)&amp;IF(LEN([.M35])&gt;0; &quot;, &quot; &amp; [.M35]; &quot;&quot;)&amp;IF(LEN([.N35])&gt;0; &quot;, &quot; &amp; [.N35]; &quot;&quot;)&amp;IF(LEN([.O35])&gt;0; &quot;, &quot; &amp; [.O35]; &quot;&quot;)&amp;IF(LEN([.P35])&gt;0; &quot;, &quot; &amp; [.P35]; &quot;&quot;)&amp;IF(LEN([.Q35])&gt;0; &quot;, &quot; &amp; [.Q35]; &quot;&quot;)&amp;IF(LEN([.R35])&gt;0; &quot;, &quot; &amp; [.R35]; &quot;&quot;)&amp;IF(LEN([.S35])&gt;0; &quot;, &quot; &amp; [.S35]; &quot;&quot;)&amp;IF(LEN([.T35])&gt;0; &quot;, &quot; &amp; [.T35]; &quot;&quot;)&amp;IF(LEN([.U35])&gt;0; &quot;, &quot; &amp; [.U35]; &quot;&quot;)&amp;IF(LEN([.V35])&gt;0; &quot;, &quot; &amp; [.V35]; &quot;&quot;)&amp;IF(LEN([.W35])&gt;0; &quot;, &quot; &amp; [.W35]; &quot;&quot;)&amp;IF(LEN([.X35])&gt;0; &quot;, &quot; &amp; [.X35]; &quot;&quot;)&amp;IF(LEN([.Y35])&gt;0; &quot;, &quot; &amp; [.Y35]; &quot;&quot;)&amp;IF(LEN([.Z35])&gt;0; &quot;, &quot; &amp; [.Z35]; &quot;&quot;)" office:value-type="string" office:string-value="'24028500   00099', 'Obrero General ', 'DEFINITIVA', 86107, 1, 1, NULL, 'D', 7, 'EBANO', NULL, NULL, NULL, 'TRANSP. MATERIALES', 'PESADO', 37733, 37733" calcext:value-type="string">
            <text:p>'24028500 <text:s text:c="2"/>00099', 'Obrero General ', 'DEFINITIVA', 86107, 1, 1, NULL, 'D', 7, 'EBANO', NULL, NULL, NULL, 'TRANSP. MATERIALES', 'PESADO', 37733, 37733</text:p>
          </table:table-cell>
          <table:table-cell table:style-name="ce1" table:formula="of:=IF(SEARCH(&quot;,&quot;; [.AB35]; 1)=1; TRIM(MID([.AB35]; SEARCH(&quot;,&quot;; [.AB35]; 1)+1; LEN([.AB35]))); [.AB35])" office:value-type="string" office:string-value="'24028500   00099', 'Obrero General ', 'DEFINITIVA', 86107, 1, 1, NULL, 'D', 7, 'EBANO', NULL, NULL, NULL, 'TRANSP. MATERIALES', 'PESADO', 37733, 37733" calcext:value-type="string">
            <text:p>'24028500 <text:s text:c="2"/>00099', 'Obrero General ', 'DEFINITIVA', 86107, 1, 1, NULL, 'D', 7, 'EBANO', NULL, NULL, NULL, 'TRANSP. MATERIALES', 'PESADO', 37733, 37733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7'" calcext:value-type="string">
            <text:p>'24028500 <text:s text:c="2"/>001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58" calcext:value-type="string">
            <text:p>3715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58" calcext:value-type="string">
            <text:p>3715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6])&gt;0; [.A36]; &quot;&quot;)&amp;IF(LEN([.B36])&gt;0; &quot;, &quot; &amp; [.B36]; &quot;&quot;)&amp;IF(LEN([.C36])&gt;0; &quot;, &quot; &amp; [.C36]; &quot;&quot;)&amp;IF(LEN([.D36])&gt;0; &quot;, &quot; &amp; [.D36]; &quot;&quot;)&amp;IF(LEN([.E36])&gt;0; &quot;, &quot; &amp; [.E36]; &quot;&quot;)&amp;IF(LEN([.F36])&gt;0; &quot;, &quot; &amp; [.F36]; &quot;&quot;)&amp;IF(LEN([.G36])&gt;0; &quot;, &quot; &amp; [.G36]; &quot;&quot;)&amp;IF(LEN([.H36])&gt;0; &quot;, &quot; &amp; [.H36]; &quot;&quot;)&amp;IF(LEN([.I36])&gt;0; &quot;, &quot; &amp; [.I36]; &quot;&quot;)&amp;IF(LEN([.J36])&gt;0; &quot;, &quot; &amp; [.J36]; &quot;&quot;)&amp;IF(LEN([.K36])&gt;0; &quot;, &quot; &amp; [.K36]; &quot;&quot;)&amp;IF(LEN([.L36])&gt;0; &quot;, &quot; &amp; [.L36]; &quot;&quot;)&amp;IF(LEN([.M36])&gt;0; &quot;, &quot; &amp; [.M36]; &quot;&quot;)&amp;IF(LEN([.N36])&gt;0; &quot;, &quot; &amp; [.N36]; &quot;&quot;)&amp;IF(LEN([.O36])&gt;0; &quot;, &quot; &amp; [.O36]; &quot;&quot;)&amp;IF(LEN([.P36])&gt;0; &quot;, &quot; &amp; [.P36]; &quot;&quot;)&amp;IF(LEN([.Q36])&gt;0; &quot;, &quot; &amp; [.Q36]; &quot;&quot;)&amp;IF(LEN([.R36])&gt;0; &quot;, &quot; &amp; [.R36]; &quot;&quot;)&amp;IF(LEN([.S36])&gt;0; &quot;, &quot; &amp; [.S36]; &quot;&quot;)&amp;IF(LEN([.T36])&gt;0; &quot;, &quot; &amp; [.T36]; &quot;&quot;)&amp;IF(LEN([.U36])&gt;0; &quot;, &quot; &amp; [.U36]; &quot;&quot;)&amp;IF(LEN([.V36])&gt;0; &quot;, &quot; &amp; [.V36]; &quot;&quot;)&amp;IF(LEN([.W36])&gt;0; &quot;, &quot; &amp; [.W36]; &quot;&quot;)&amp;IF(LEN([.X36])&gt;0; &quot;, &quot; &amp; [.X36]; &quot;&quot;)&amp;IF(LEN([.Y36])&gt;0; &quot;, &quot; &amp; [.Y36]; &quot;&quot;)&amp;IF(LEN([.Z36])&gt;0; &quot;, &quot; &amp; [.Z36]; &quot;&quot;)" office:value-type="string" office:string-value="'24028500   00107', 'Obrero General ', 'DEFINITIVA', 86107, 1, 1, NULL, 'D', 7, 'EBANO', NULL, NULL, NULL, 'TRANSP. MATERIALES', 'PESADO', 37158, 37158" calcext:value-type="string">
            <text:p>'24028500 <text:s text:c="2"/>00107', 'Obrero General ', 'DEFINITIVA', 86107, 1, 1, NULL, 'D', 7, 'EBANO', NULL, NULL, NULL, 'TRANSP. MATERIALES', 'PESADO', 37158, 37158</text:p>
          </table:table-cell>
          <table:table-cell table:style-name="ce1" table:formula="of:=IF(SEARCH(&quot;,&quot;; [.AB36]; 1)=1; TRIM(MID([.AB36]; SEARCH(&quot;,&quot;; [.AB36]; 1)+1; LEN([.AB36]))); [.AB36])" office:value-type="string" office:string-value="'24028500   00107', 'Obrero General ', 'DEFINITIVA', 86107, 1, 1, NULL, 'D', 7, 'EBANO', NULL, NULL, NULL, 'TRANSP. MATERIALES', 'PESADO', 37158, 37158" calcext:value-type="string">
            <text:p>'24028500 <text:s text:c="2"/>00107', 'Obrero General ', 'DEFINITIVA', 86107, 1, 1, NULL, 'D', 7, 'EBANO', NULL, NULL, NULL, 'TRANSP. MATERIALES', 'PESADO', 37158, 3715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5500   60000'" calcext:value-type="string">
            <text:p>'24025500 <text:s text:c="2"/>600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04" calcext:value-type="string">
            <text:p>24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41" calcext:value-type="string">
            <text:p>2085874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741" calcext:value-type="string">
            <text:p>20858741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7])&gt;0; [.A37]; &quot;&quot;)&amp;IF(LEN([.B37])&gt;0; &quot;, &quot; &amp; [.B37]; &quot;&quot;)&amp;IF(LEN([.C37])&gt;0; &quot;, &quot; &amp; [.C37]; &quot;&quot;)&amp;IF(LEN([.D37])&gt;0; &quot;, &quot; &amp; [.D37]; &quot;&quot;)&amp;IF(LEN([.E37])&gt;0; &quot;, &quot; &amp; [.E37]; &quot;&quot;)&amp;IF(LEN([.F37])&gt;0; &quot;, &quot; &amp; [.F37]; &quot;&quot;)&amp;IF(LEN([.G37])&gt;0; &quot;, &quot; &amp; [.G37]; &quot;&quot;)&amp;IF(LEN([.H37])&gt;0; &quot;, &quot; &amp; [.H37]; &quot;&quot;)&amp;IF(LEN([.I37])&gt;0; &quot;, &quot; &amp; [.I37]; &quot;&quot;)&amp;IF(LEN([.J37])&gt;0; &quot;, &quot; &amp; [.J37]; &quot;&quot;)&amp;IF(LEN([.K37])&gt;0; &quot;, &quot; &amp; [.K37]; &quot;&quot;)&amp;IF(LEN([.L37])&gt;0; &quot;, &quot; &amp; [.L37]; &quot;&quot;)&amp;IF(LEN([.M37])&gt;0; &quot;, &quot; &amp; [.M37]; &quot;&quot;)&amp;IF(LEN([.N37])&gt;0; &quot;, &quot; &amp; [.N37]; &quot;&quot;)&amp;IF(LEN([.O37])&gt;0; &quot;, &quot; &amp; [.O37]; &quot;&quot;)&amp;IF(LEN([.P37])&gt;0; &quot;, &quot; &amp; [.P37]; &quot;&quot;)&amp;IF(LEN([.Q37])&gt;0; &quot;, &quot; &amp; [.Q37]; &quot;&quot;)&amp;IF(LEN([.R37])&gt;0; &quot;, &quot; &amp; [.R37]; &quot;&quot;)&amp;IF(LEN([.S37])&gt;0; &quot;, &quot; &amp; [.S37]; &quot;&quot;)&amp;IF(LEN([.T37])&gt;0; &quot;, &quot; &amp; [.T37]; &quot;&quot;)&amp;IF(LEN([.U37])&gt;0; &quot;, &quot; &amp; [.U37]; &quot;&quot;)&amp;IF(LEN([.V37])&gt;0; &quot;, &quot; &amp; [.V37]; &quot;&quot;)&amp;IF(LEN([.W37])&gt;0; &quot;, &quot; &amp; [.W37]; &quot;&quot;)&amp;IF(LEN([.X37])&gt;0; &quot;, &quot; &amp; [.X37]; &quot;&quot;)&amp;IF(LEN([.Y37])&gt;0; &quot;, &quot; &amp; [.Y37]; &quot;&quot;)&amp;IF(LEN([.Z37])&gt;0; &quot;, &quot; &amp; [.Z37]; &quot;&quot;)" office:value-type="string" office:string-value="'24025500   60000', 'AUXILIAR ADMINISTRATIVO “D”', 'DEFINITIVA', 241804, 1, 1, NULL, 'SD', 0, 'ALTAMIRA', NULL, NULL, 'ADMINISTRATIVO', 'TRANSP. LIQUIDOS', 'ADMVO', 20858741, 20858741" calcext:value-type="string">
            <text:p>'24025500 <text:s text:c="2"/>60000', 'AUXILIAR ADMINISTRATIVO “D”', 'DEFINITIVA', 241804, 1, 1, NULL, 'SD', 0, 'ALTAMIRA', NULL, NULL, 'ADMINISTRATIVO', 'TRANSP. LIQUIDOS', 'ADMVO', 20858741, 20858741</text:p>
          </table:table-cell>
          <table:table-cell table:style-name="ce1" table:formula="of:=IF(SEARCH(&quot;,&quot;; [.AB37]; 1)=1; TRIM(MID([.AB37]; SEARCH(&quot;,&quot;; [.AB37]; 1)+1; LEN([.AB37]))); [.AB37])" office:value-type="string" office:string-value="'24025500   60000', 'AUXILIAR ADMINISTRATIVO “D”', 'DEFINITIVA', 241804, 1, 1, NULL, 'SD', 0, 'ALTAMIRA', NULL, NULL, 'ADMINISTRATIVO', 'TRANSP. LIQUIDOS', 'ADMVO', 20858741, 20858741" calcext:value-type="string">
            <text:p>'24025500 <text:s text:c="2"/>60000', 'AUXILIAR ADMINISTRATIVO “D”', 'DEFINITIVA', 241804, 1, 1, NULL, 'SD', 0, 'ALTAMIRA', NULL, NULL, 'ADMINISTRATIVO', 'TRANSP. LIQUIDOS', 'ADMVO', 20858741, 20858741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8'" calcext:value-type="string">
            <text:p>'24028500 <text:s text:c="2"/>0000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04" calcext:value-type="string">
            <text:p>24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4" calcext:value-type="string">
            <text:p>2085802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024" calcext:value-type="string">
            <text:p>2085802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8])&gt;0; [.A38]; &quot;&quot;)&amp;IF(LEN([.B38])&gt;0; &quot;, &quot; &amp; [.B38]; &quot;&quot;)&amp;IF(LEN([.C38])&gt;0; &quot;, &quot; &amp; [.C38]; &quot;&quot;)&amp;IF(LEN([.D38])&gt;0; &quot;, &quot; &amp; [.D38]; &quot;&quot;)&amp;IF(LEN([.E38])&gt;0; &quot;, &quot; &amp; [.E38]; &quot;&quot;)&amp;IF(LEN([.F38])&gt;0; &quot;, &quot; &amp; [.F38]; &quot;&quot;)&amp;IF(LEN([.G38])&gt;0; &quot;, &quot; &amp; [.G38]; &quot;&quot;)&amp;IF(LEN([.H38])&gt;0; &quot;, &quot; &amp; [.H38]; &quot;&quot;)&amp;IF(LEN([.I38])&gt;0; &quot;, &quot; &amp; [.I38]; &quot;&quot;)&amp;IF(LEN([.J38])&gt;0; &quot;, &quot; &amp; [.J38]; &quot;&quot;)&amp;IF(LEN([.K38])&gt;0; &quot;, &quot; &amp; [.K38]; &quot;&quot;)&amp;IF(LEN([.L38])&gt;0; &quot;, &quot; &amp; [.L38]; &quot;&quot;)&amp;IF(LEN([.M38])&gt;0; &quot;, &quot; &amp; [.M38]; &quot;&quot;)&amp;IF(LEN([.N38])&gt;0; &quot;, &quot; &amp; [.N38]; &quot;&quot;)&amp;IF(LEN([.O38])&gt;0; &quot;, &quot; &amp; [.O38]; &quot;&quot;)&amp;IF(LEN([.P38])&gt;0; &quot;, &quot; &amp; [.P38]; &quot;&quot;)&amp;IF(LEN([.Q38])&gt;0; &quot;, &quot; &amp; [.Q38]; &quot;&quot;)&amp;IF(LEN([.R38])&gt;0; &quot;, &quot; &amp; [.R38]; &quot;&quot;)&amp;IF(LEN([.S38])&gt;0; &quot;, &quot; &amp; [.S38]; &quot;&quot;)&amp;IF(LEN([.T38])&gt;0; &quot;, &quot; &amp; [.T38]; &quot;&quot;)&amp;IF(LEN([.U38])&gt;0; &quot;, &quot; &amp; [.U38]; &quot;&quot;)&amp;IF(LEN([.V38])&gt;0; &quot;, &quot; &amp; [.V38]; &quot;&quot;)&amp;IF(LEN([.W38])&gt;0; &quot;, &quot; &amp; [.W38]; &quot;&quot;)&amp;IF(LEN([.X38])&gt;0; &quot;, &quot; &amp; [.X38]; &quot;&quot;)&amp;IF(LEN([.Y38])&gt;0; &quot;, &quot; &amp; [.Y38]; &quot;&quot;)&amp;IF(LEN([.Z38])&gt;0; &quot;, &quot; &amp; [.Z38]; &quot;&quot;)" office:value-type="string" office:string-value="'24028500   00008', 'AUXILIAR ADMINISTRATIVO “D”', 'DEFINITIVA', 241804, 1, 1, NULL, 'SD', 0, 'ALTAMIRA', NULL, NULL, 'ADMINISTRATIVO', NULL, 'ADMVO', 20858024, 20858024" calcext:value-type="string">
            <text:p>'24028500 <text:s text:c="2"/>00008', 'AUXILIAR ADMINISTRATIVO “D”', 'DEFINITIVA', 241804, 1, 1, NULL, 'SD', 0, 'ALTAMIRA', NULL, NULL, 'ADMINISTRATIVO', NULL, 'ADMVO', 20858024, 20858024</text:p>
          </table:table-cell>
          <table:table-cell table:style-name="ce1" table:formula="of:=IF(SEARCH(&quot;,&quot;; [.AB38]; 1)=1; TRIM(MID([.AB38]; SEARCH(&quot;,&quot;; [.AB38]; 1)+1; LEN([.AB38]))); [.AB38])" office:value-type="string" office:string-value="'24028500   00008', 'AUXILIAR ADMINISTRATIVO “D”', 'DEFINITIVA', 241804, 1, 1, NULL, 'SD', 0, 'ALTAMIRA', NULL, NULL, 'ADMINISTRATIVO', NULL, 'ADMVO', 20858024, 20858024" calcext:value-type="string">
            <text:p>'24028500 <text:s text:c="2"/>00008', 'AUXILIAR ADMINISTRATIVO “D”', 'DEFINITIVA', 241804, 1, 1, NULL, 'SD', 0, 'ALTAMIRA', NULL, NULL, 'ADMINISTRATIVO', NULL, 'ADMVO', 20858024, 2085802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1'" calcext:value-type="string">
            <text:p>'240286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DOR “A” DE CAPTURA DE DATOS'" calcext:value-type="string">
            <text:p>'OPERADOR “A” DE CAPTURA DE DATO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2907" calcext:value-type="string">
            <text:p>2329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5" calcext:value-type="string">
            <text:p>208580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035" calcext:value-type="string">
            <text:p>2085803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9])&gt;0; [.A39]; &quot;&quot;)&amp;IF(LEN([.B39])&gt;0; &quot;, &quot; &amp; [.B39]; &quot;&quot;)&amp;IF(LEN([.C39])&gt;0; &quot;, &quot; &amp; [.C39]; &quot;&quot;)&amp;IF(LEN([.D39])&gt;0; &quot;, &quot; &amp; [.D39]; &quot;&quot;)&amp;IF(LEN([.E39])&gt;0; &quot;, &quot; &amp; [.E39]; &quot;&quot;)&amp;IF(LEN([.F39])&gt;0; &quot;, &quot; &amp; [.F39]; &quot;&quot;)&amp;IF(LEN([.G39])&gt;0; &quot;, &quot; &amp; [.G39]; &quot;&quot;)&amp;IF(LEN([.H39])&gt;0; &quot;, &quot; &amp; [.H39]; &quot;&quot;)&amp;IF(LEN([.I39])&gt;0; &quot;, &quot; &amp; [.I39]; &quot;&quot;)&amp;IF(LEN([.J39])&gt;0; &quot;, &quot; &amp; [.J39]; &quot;&quot;)&amp;IF(LEN([.K39])&gt;0; &quot;, &quot; &amp; [.K39]; &quot;&quot;)&amp;IF(LEN([.L39])&gt;0; &quot;, &quot; &amp; [.L39]; &quot;&quot;)&amp;IF(LEN([.M39])&gt;0; &quot;, &quot; &amp; [.M39]; &quot;&quot;)&amp;IF(LEN([.N39])&gt;0; &quot;, &quot; &amp; [.N39]; &quot;&quot;)&amp;IF(LEN([.O39])&gt;0; &quot;, &quot; &amp; [.O39]; &quot;&quot;)&amp;IF(LEN([.P39])&gt;0; &quot;, &quot; &amp; [.P39]; &quot;&quot;)&amp;IF(LEN([.Q39])&gt;0; &quot;, &quot; &amp; [.Q39]; &quot;&quot;)&amp;IF(LEN([.R39])&gt;0; &quot;, &quot; &amp; [.R39]; &quot;&quot;)&amp;IF(LEN([.S39])&gt;0; &quot;, &quot; &amp; [.S39]; &quot;&quot;)&amp;IF(LEN([.T39])&gt;0; &quot;, &quot; &amp; [.T39]; &quot;&quot;)&amp;IF(LEN([.U39])&gt;0; &quot;, &quot; &amp; [.U39]; &quot;&quot;)&amp;IF(LEN([.V39])&gt;0; &quot;, &quot; &amp; [.V39]; &quot;&quot;)&amp;IF(LEN([.W39])&gt;0; &quot;, &quot; &amp; [.W39]; &quot;&quot;)&amp;IF(LEN([.X39])&gt;0; &quot;, &quot; &amp; [.X39]; &quot;&quot;)&amp;IF(LEN([.Y39])&gt;0; &quot;, &quot; &amp; [.Y39]; &quot;&quot;)&amp;IF(LEN([.Z39])&gt;0; &quot;, &quot; &amp; [.Z39]; &quot;&quot;)" office:value-type="string" office:string-value="'24028600   00001', 'OPERADOR “A” DE CAPTURA DE DATOS', 'DEFINITIVA', 232907, 1, 1, NULL, 'SD', 0, 'ALTAMIRA', NULL, NULL, 'ADMINISTRATIVO', 'TRANSP. PERSONAL', 'ADMVO', 20858035, 20858035" calcext:value-type="string">
            <text:p>'24028600 <text:s text:c="2"/>00001', 'OPERADOR “A” DE CAPTURA DE DATOS', 'DEFINITIVA', 232907, 1, 1, NULL, 'SD', 0, 'ALTAMIRA', NULL, NULL, 'ADMINISTRATIVO', 'TRANSP. PERSONAL', 'ADMVO', 20858035, 20858035</text:p>
          </table:table-cell>
          <table:table-cell table:style-name="ce1" table:formula="of:=IF(SEARCH(&quot;,&quot;; [.AB39]; 1)=1; TRIM(MID([.AB39]; SEARCH(&quot;,&quot;; [.AB39]; 1)+1; LEN([.AB39]))); [.AB39])" office:value-type="string" office:string-value="'24028600   00001', 'OPERADOR “A” DE CAPTURA DE DATOS', 'DEFINITIVA', 232907, 1, 1, NULL, 'SD', 0, 'ALTAMIRA', NULL, NULL, 'ADMINISTRATIVO', 'TRANSP. PERSONAL', 'ADMVO', 20858035, 20858035" calcext:value-type="string">
            <text:p>'24028600 <text:s text:c="2"/>00001', 'OPERADOR “A” DE CAPTURA DE DATOS', 'DEFINITIVA', 232907, 1, 1, NULL, 'SD', 0, 'ALTAMIRA', NULL, NULL, 'ADMINISTRATIVO', 'TRANSP. PERSONAL', 'ADMVO', 20858035, 208580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4'" calcext:value-type="string">
            <text:p>'24028500 <text:s text:c="2"/>000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NCARGADO “D” (OTROS)'" calcext:value-type="string">
            <text:p>'ENCARGADO “D” (OTROS)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09601" calcext:value-type="string">
            <text:p>2096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55" calcext:value-type="string">
            <text:p>2085795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7955" calcext:value-type="string">
            <text:p>2085795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0])&gt;0; [.A40]; &quot;&quot;)&amp;IF(LEN([.B40])&gt;0; &quot;, &quot; &amp; [.B40]; &quot;&quot;)&amp;IF(LEN([.C40])&gt;0; &quot;, &quot; &amp; [.C40]; &quot;&quot;)&amp;IF(LEN([.D40])&gt;0; &quot;, &quot; &amp; [.D40]; &quot;&quot;)&amp;IF(LEN([.E40])&gt;0; &quot;, &quot; &amp; [.E40]; &quot;&quot;)&amp;IF(LEN([.F40])&gt;0; &quot;, &quot; &amp; [.F40]; &quot;&quot;)&amp;IF(LEN([.G40])&gt;0; &quot;, &quot; &amp; [.G40]; &quot;&quot;)&amp;IF(LEN([.H40])&gt;0; &quot;, &quot; &amp; [.H40]; &quot;&quot;)&amp;IF(LEN([.I40])&gt;0; &quot;, &quot; &amp; [.I40]; &quot;&quot;)&amp;IF(LEN([.J40])&gt;0; &quot;, &quot; &amp; [.J40]; &quot;&quot;)&amp;IF(LEN([.K40])&gt;0; &quot;, &quot; &amp; [.K40]; &quot;&quot;)&amp;IF(LEN([.L40])&gt;0; &quot;, &quot; &amp; [.L40]; &quot;&quot;)&amp;IF(LEN([.M40])&gt;0; &quot;, &quot; &amp; [.M40]; &quot;&quot;)&amp;IF(LEN([.N40])&gt;0; &quot;, &quot; &amp; [.N40]; &quot;&quot;)&amp;IF(LEN([.O40])&gt;0; &quot;, &quot; &amp; [.O40]; &quot;&quot;)&amp;IF(LEN([.P40])&gt;0; &quot;, &quot; &amp; [.P40]; &quot;&quot;)&amp;IF(LEN([.Q40])&gt;0; &quot;, &quot; &amp; [.Q40]; &quot;&quot;)&amp;IF(LEN([.R40])&gt;0; &quot;, &quot; &amp; [.R40]; &quot;&quot;)&amp;IF(LEN([.S40])&gt;0; &quot;, &quot; &amp; [.S40]; &quot;&quot;)&amp;IF(LEN([.T40])&gt;0; &quot;, &quot; &amp; [.T40]; &quot;&quot;)&amp;IF(LEN([.U40])&gt;0; &quot;, &quot; &amp; [.U40]; &quot;&quot;)&amp;IF(LEN([.V40])&gt;0; &quot;, &quot; &amp; [.V40]; &quot;&quot;)&amp;IF(LEN([.W40])&gt;0; &quot;, &quot; &amp; [.W40]; &quot;&quot;)&amp;IF(LEN([.X40])&gt;0; &quot;, &quot; &amp; [.X40]; &quot;&quot;)&amp;IF(LEN([.Y40])&gt;0; &quot;, &quot; &amp; [.Y40]; &quot;&quot;)&amp;IF(LEN([.Z40])&gt;0; &quot;, &quot; &amp; [.Z40]; &quot;&quot;)" office:value-type="string" office:string-value="'24028500   00004', 'ENCARGADO “D” (OTROS)', 'DEFINITIVA', 209601, 1, 1, NULL, 'SD', 0, 'ALTAMIRA', NULL, NULL, 'ADMINISTRATIVO', NULL, 'ADMVO', 20857955, 20857955" calcext:value-type="string">
            <text:p>'24028500 <text:s text:c="2"/>00004', 'ENCARGADO “D” (OTROS)', 'DEFINITIVA', 209601, 1, 1, NULL, 'SD', 0, 'ALTAMIRA', NULL, NULL, 'ADMINISTRATIVO', NULL, 'ADMVO', 20857955, 20857955</text:p>
          </table:table-cell>
          <table:table-cell table:style-name="ce1" table:formula="of:=IF(SEARCH(&quot;,&quot;; [.AB40]; 1)=1; TRIM(MID([.AB40]; SEARCH(&quot;,&quot;; [.AB40]; 1)+1; LEN([.AB40]))); [.AB40])" office:value-type="string" office:string-value="'24028500   00004', 'ENCARGADO “D” (OTROS)', 'DEFINITIVA', 209601, 1, 1, NULL, 'SD', 0, 'ALTAMIRA', NULL, NULL, 'ADMINISTRATIVO', NULL, 'ADMVO', 20857955, 20857955" calcext:value-type="string">
            <text:p>'24028500 <text:s text:c="2"/>00004', 'ENCARGADO “D” (OTROS)', 'DEFINITIVA', 209601, 1, 1, NULL, 'SD', 0, 'ALTAMIRA', NULL, NULL, 'ADMINISTRATIVO', NULL, 'ADMVO', 20857955, 2085795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5'" calcext:value-type="string">
            <text:p>'24028500 <text:s text:c="2"/>0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TERCERA'" calcext:value-type="string">
            <text:p>'OFICINISTA DE TERCERA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84406" calcext:value-type="string">
            <text:p>18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5" calcext:value-type="string">
            <text:p>208579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7935" calcext:value-type="string">
            <text:p>2085793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1])&gt;0; [.A41]; &quot;&quot;)&amp;IF(LEN([.B41])&gt;0; &quot;, &quot; &amp; [.B41]; &quot;&quot;)&amp;IF(LEN([.C41])&gt;0; &quot;, &quot; &amp; [.C41]; &quot;&quot;)&amp;IF(LEN([.D41])&gt;0; &quot;, &quot; &amp; [.D41]; &quot;&quot;)&amp;IF(LEN([.E41])&gt;0; &quot;, &quot; &amp; [.E41]; &quot;&quot;)&amp;IF(LEN([.F41])&gt;0; &quot;, &quot; &amp; [.F41]; &quot;&quot;)&amp;IF(LEN([.G41])&gt;0; &quot;, &quot; &amp; [.G41]; &quot;&quot;)&amp;IF(LEN([.H41])&gt;0; &quot;, &quot; &amp; [.H41]; &quot;&quot;)&amp;IF(LEN([.I41])&gt;0; &quot;, &quot; &amp; [.I41]; &quot;&quot;)&amp;IF(LEN([.J41])&gt;0; &quot;, &quot; &amp; [.J41]; &quot;&quot;)&amp;IF(LEN([.K41])&gt;0; &quot;, &quot; &amp; [.K41]; &quot;&quot;)&amp;IF(LEN([.L41])&gt;0; &quot;, &quot; &amp; [.L41]; &quot;&quot;)&amp;IF(LEN([.M41])&gt;0; &quot;, &quot; &amp; [.M41]; &quot;&quot;)&amp;IF(LEN([.N41])&gt;0; &quot;, &quot; &amp; [.N41]; &quot;&quot;)&amp;IF(LEN([.O41])&gt;0; &quot;, &quot; &amp; [.O41]; &quot;&quot;)&amp;IF(LEN([.P41])&gt;0; &quot;, &quot; &amp; [.P41]; &quot;&quot;)&amp;IF(LEN([.Q41])&gt;0; &quot;, &quot; &amp; [.Q41]; &quot;&quot;)&amp;IF(LEN([.R41])&gt;0; &quot;, &quot; &amp; [.R41]; &quot;&quot;)&amp;IF(LEN([.S41])&gt;0; &quot;, &quot; &amp; [.S41]; &quot;&quot;)&amp;IF(LEN([.T41])&gt;0; &quot;, &quot; &amp; [.T41]; &quot;&quot;)&amp;IF(LEN([.U41])&gt;0; &quot;, &quot; &amp; [.U41]; &quot;&quot;)&amp;IF(LEN([.V41])&gt;0; &quot;, &quot; &amp; [.V41]; &quot;&quot;)&amp;IF(LEN([.W41])&gt;0; &quot;, &quot; &amp; [.W41]; &quot;&quot;)&amp;IF(LEN([.X41])&gt;0; &quot;, &quot; &amp; [.X41]; &quot;&quot;)&amp;IF(LEN([.Y41])&gt;0; &quot;, &quot; &amp; [.Y41]; &quot;&quot;)&amp;IF(LEN([.Z41])&gt;0; &quot;, &quot; &amp; [.Z41]; &quot;&quot;)" office:value-type="string" office:string-value="'24028500   00005', 'OFICINISTA DE TERCERA', 'DEFINITIVA', 184406, 1, 1, NULL, 'SD', 0, 'ALTAMIRA', NULL, NULL, 'ADMINISTRATIVO', 'TRANSP. PERSONAL', 'ADMVO', 20857935, 20857935" calcext:value-type="string">
            <text:p>'24028500 <text:s text:c="2"/>00005', 'OFICINISTA DE TERCERA', 'DEFINITIVA', 184406, 1, 1, NULL, 'SD', 0, 'ALTAMIRA', NULL, NULL, 'ADMINISTRATIVO', 'TRANSP. PERSONAL', 'ADMVO', 20857935, 20857935</text:p>
          </table:table-cell>
          <table:table-cell table:style-name="ce1" table:formula="of:=IF(SEARCH(&quot;,&quot;; [.AB41]; 1)=1; TRIM(MID([.AB41]; SEARCH(&quot;,&quot;; [.AB41]; 1)+1; LEN([.AB41]))); [.AB41])" office:value-type="string" office:string-value="'24028500   00005', 'OFICINISTA DE TERCERA', 'DEFINITIVA', 184406, 1, 1, NULL, 'SD', 0, 'ALTAMIRA', NULL, NULL, 'ADMINISTRATIVO', 'TRANSP. PERSONAL', 'ADMVO', 20857935, 20857935" calcext:value-type="string">
            <text:p>'24028500 <text:s text:c="2"/>00005', 'OFICINISTA DE TERCERA', 'DEFINITIVA', 184406, 1, 1, NULL, 'SD', 0, 'ALTAMIRA', NULL, NULL, 'ADMINISTRATIVO', 'TRANSP. PERSONAL', 'ADMVO', 20857935, 208579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338'" calcext:value-type="string">
            <text:p>'112410002AL 2090333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SPECIALISTA TÉCNICO &quot;D&quot;'" calcext:value-type="string">
            <text:p>'ESPECIALISTA TÉCNICO "D"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31102" calcext:value-type="string">
            <text:p>33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38" calcext:value-type="string">
            <text:p>209033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903338" calcext:value-type="string">
            <text:p>2090333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2])&gt;0; [.A42]; &quot;&quot;)&amp;IF(LEN([.B42])&gt;0; &quot;, &quot; &amp; [.B42]; &quot;&quot;)&amp;IF(LEN([.C42])&gt;0; &quot;, &quot; &amp; [.C42]; &quot;&quot;)&amp;IF(LEN([.D42])&gt;0; &quot;, &quot; &amp; [.D42]; &quot;&quot;)&amp;IF(LEN([.E42])&gt;0; &quot;, &quot; &amp; [.E42]; &quot;&quot;)&amp;IF(LEN([.F42])&gt;0; &quot;, &quot; &amp; [.F42]; &quot;&quot;)&amp;IF(LEN([.G42])&gt;0; &quot;, &quot; &amp; [.G42]; &quot;&quot;)&amp;IF(LEN([.H42])&gt;0; &quot;, &quot; &amp; [.H42]; &quot;&quot;)&amp;IF(LEN([.I42])&gt;0; &quot;, &quot; &amp; [.I42]; &quot;&quot;)&amp;IF(LEN([.J42])&gt;0; &quot;, &quot; &amp; [.J42]; &quot;&quot;)&amp;IF(LEN([.K42])&gt;0; &quot;, &quot; &amp; [.K42]; &quot;&quot;)&amp;IF(LEN([.L42])&gt;0; &quot;, &quot; &amp; [.L42]; &quot;&quot;)&amp;IF(LEN([.M42])&gt;0; &quot;, &quot; &amp; [.M42]; &quot;&quot;)&amp;IF(LEN([.N42])&gt;0; &quot;, &quot; &amp; [.N42]; &quot;&quot;)&amp;IF(LEN([.O42])&gt;0; &quot;, &quot; &amp; [.O42]; &quot;&quot;)&amp;IF(LEN([.P42])&gt;0; &quot;, &quot; &amp; [.P42]; &quot;&quot;)&amp;IF(LEN([.Q42])&gt;0; &quot;, &quot; &amp; [.Q42]; &quot;&quot;)&amp;IF(LEN([.R42])&gt;0; &quot;, &quot; &amp; [.R42]; &quot;&quot;)&amp;IF(LEN([.S42])&gt;0; &quot;, &quot; &amp; [.S42]; &quot;&quot;)&amp;IF(LEN([.T42])&gt;0; &quot;, &quot; &amp; [.T42]; &quot;&quot;)&amp;IF(LEN([.U42])&gt;0; &quot;, &quot; &amp; [.U42]; &quot;&quot;)&amp;IF(LEN([.V42])&gt;0; &quot;, &quot; &amp; [.V42]; &quot;&quot;)&amp;IF(LEN([.W42])&gt;0; &quot;, &quot; &amp; [.W42]; &quot;&quot;)&amp;IF(LEN([.X42])&gt;0; &quot;, &quot; &amp; [.X42]; &quot;&quot;)&amp;IF(LEN([.Y42])&gt;0; &quot;, &quot; &amp; [.Y42]; &quot;&quot;)&amp;IF(LEN([.Z42])&gt;0; &quot;, &quot; &amp; [.Z42]; &quot;&quot;)" office:value-type="string" office:string-value="'112410002AL 20903338', 'ESPECIALISTA TÉCNICO &quot;D&quot;', 'DEFINITIVA', 331102, 1, 1, NULL, 'SD', 0, 'ALTAMIRA', NULL, NULL, 'ADMINISTRATIVO', 'ADMINISTRACION', 'ADMVO', 20903338, 20903338" calcext:value-type="string">
            <text:p>'112410002AL 20903338', 'ESPECIALISTA TÉCNICO "D"', 'DEFINITIVA', 331102, 1, 1, NULL, 'SD', 0, 'ALTAMIRA', NULL, NULL, 'ADMINISTRATIVO', 'ADMINISTRACION', 'ADMVO', 20903338, 20903338</text:p>
          </table:table-cell>
          <table:table-cell table:style-name="ce1" table:formula="of:=IF(SEARCH(&quot;,&quot;; [.AB42]; 1)=1; TRIM(MID([.AB42]; SEARCH(&quot;,&quot;; [.AB42]; 1)+1; LEN([.AB42]))); [.AB42])" office:value-type="string" office:string-value="'112410002AL 20903338', 'ESPECIALISTA TÉCNICO &quot;D&quot;', 'DEFINITIVA', 331102, 1, 1, NULL, 'SD', 0, 'ALTAMIRA', NULL, NULL, 'ADMINISTRATIVO', 'ADMINISTRACION', 'ADMVO', 20903338, 20903338" calcext:value-type="string">
            <text:p>'112410002AL 20903338', 'ESPECIALISTA TÉCNICO "D"', 'DEFINITIVA', 331102, 1, 1, NULL, 'SD', 0, 'ALTAMIRA', NULL, NULL, 'ADMINISTRATIVO', 'ADMINISTRACION', 'ADMVO', 20903338, 2090333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   60000'" calcext:value-type="string">
            <text:p>'24028900 <text:s text:c="2"/>600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91710" calcext:value-type="string">
            <text:p>291710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4044" calcext:value-type="string">
            <text:p>2086404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3])&gt;0; [.A43]; &quot;&quot;)&amp;IF(LEN([.B43])&gt;0; &quot;, &quot; &amp; [.B43]; &quot;&quot;)&amp;IF(LEN([.C43])&gt;0; &quot;, &quot; &amp; [.C43]; &quot;&quot;)&amp;IF(LEN([.D43])&gt;0; &quot;, &quot; &amp; [.D43]; &quot;&quot;)&amp;IF(LEN([.E43])&gt;0; &quot;, &quot; &amp; [.E43]; &quot;&quot;)&amp;IF(LEN([.F43])&gt;0; &quot;, &quot; &amp; [.F43]; &quot;&quot;)&amp;IF(LEN([.G43])&gt;0; &quot;, &quot; &amp; [.G43]; &quot;&quot;)&amp;IF(LEN([.H43])&gt;0; &quot;, &quot; &amp; [.H43]; &quot;&quot;)&amp;IF(LEN([.I43])&gt;0; &quot;, &quot; &amp; [.I43]; &quot;&quot;)&amp;IF(LEN([.J43])&gt;0; &quot;, &quot; &amp; [.J43]; &quot;&quot;)&amp;IF(LEN([.K43])&gt;0; &quot;, &quot; &amp; [.K43]; &quot;&quot;)&amp;IF(LEN([.L43])&gt;0; &quot;, &quot; &amp; [.L43]; &quot;&quot;)&amp;IF(LEN([.M43])&gt;0; &quot;, &quot; &amp; [.M43]; &quot;&quot;)&amp;IF(LEN([.N43])&gt;0; &quot;, &quot; &amp; [.N43]; &quot;&quot;)&amp;IF(LEN([.O43])&gt;0; &quot;, &quot; &amp; [.O43]; &quot;&quot;)&amp;IF(LEN([.P43])&gt;0; &quot;, &quot; &amp; [.P43]; &quot;&quot;)&amp;IF(LEN([.Q43])&gt;0; &quot;, &quot; &amp; [.Q43]; &quot;&quot;)&amp;IF(LEN([.R43])&gt;0; &quot;, &quot; &amp; [.R43]; &quot;&quot;)&amp;IF(LEN([.S43])&gt;0; &quot;, &quot; &amp; [.S43]; &quot;&quot;)&amp;IF(LEN([.T43])&gt;0; &quot;, &quot; &amp; [.T43]; &quot;&quot;)&amp;IF(LEN([.U43])&gt;0; &quot;, &quot; &amp; [.U43]; &quot;&quot;)&amp;IF(LEN([.V43])&gt;0; &quot;, &quot; &amp; [.V43]; &quot;&quot;)&amp;IF(LEN([.W43])&gt;0; &quot;, &quot; &amp; [.W43]; &quot;&quot;)&amp;IF(LEN([.X43])&gt;0; &quot;, &quot; &amp; [.X43]; &quot;&quot;)&amp;IF(LEN([.Y43])&gt;0; &quot;, &quot; &amp; [.Y43]; &quot;&quot;)&amp;IF(LEN([.Z43])&gt;0; &quot;, &quot; &amp; [.Z43]; &quot;&quot;)" office:value-type="string" office:string-value="'24028900   60000', NULL, 'DEFINITIVA', 291710, 1, 1, 23816100, 'SD', 0, 'ALTAMIRA', 'CAMPO TAMAULIPAS', 'OFICINA LOGISTICA', 'ADMINISTRATIVO', 'ADMINISTRACION', 'ADMVO', 20864044, NULL" calcext:value-type="string">
            <text:p>'24028900 <text:s text:c="2"/>60000', NULL, 'DEFINITIVA', 291710, 1, 1, 23816100, 'SD', 0, 'ALTAMIRA', 'CAMPO TAMAULIPAS', 'OFICINA LOGISTICA', 'ADMINISTRATIVO', 'ADMINISTRACION', 'ADMVO', 20864044, NULL</text:p>
          </table:table-cell>
          <table:table-cell table:style-name="ce1" table:formula="of:=IF(SEARCH(&quot;,&quot;; [.AB43]; 1)=1; TRIM(MID([.AB43]; SEARCH(&quot;,&quot;; [.AB43]; 1)+1; LEN([.AB43]))); [.AB43])" office:value-type="string" office:string-value="'24028900   60000', NULL, 'DEFINITIVA', 291710, 1, 1, 23816100, 'SD', 0, 'ALTAMIRA', 'CAMPO TAMAULIPAS', 'OFICINA LOGISTICA', 'ADMINISTRATIVO', 'ADMINISTRACION', 'ADMVO', 20864044, NULL" calcext:value-type="string">
            <text:p>'24028900 <text:s text:c="2"/>60000', NULL, 'DEFINITIVA', 291710, 1, 1, 23816100, 'SD', 0, 'ALTAMIRA', 'CAMPO TAMAULIPAS', 'OFICINA LOGISTICA', 'ADMINISTRATIVO', 'ADMINISTRACION', 'ADMVO', 2086404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7'" calcext:value-type="string">
            <text:p>'24028500 <text:s text:c="2"/>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2907" calcext:value-type="string">
            <text:p>2329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3" calcext:value-type="string">
            <text:p>2085803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4])&gt;0; [.A44]; &quot;&quot;)&amp;IF(LEN([.B44])&gt;0; &quot;, &quot; &amp; [.B44]; &quot;&quot;)&amp;IF(LEN([.C44])&gt;0; &quot;, &quot; &amp; [.C44]; &quot;&quot;)&amp;IF(LEN([.D44])&gt;0; &quot;, &quot; &amp; [.D44]; &quot;&quot;)&amp;IF(LEN([.E44])&gt;0; &quot;, &quot; &amp; [.E44]; &quot;&quot;)&amp;IF(LEN([.F44])&gt;0; &quot;, &quot; &amp; [.F44]; &quot;&quot;)&amp;IF(LEN([.G44])&gt;0; &quot;, &quot; &amp; [.G44]; &quot;&quot;)&amp;IF(LEN([.H44])&gt;0; &quot;, &quot; &amp; [.H44]; &quot;&quot;)&amp;IF(LEN([.I44])&gt;0; &quot;, &quot; &amp; [.I44]; &quot;&quot;)&amp;IF(LEN([.J44])&gt;0; &quot;, &quot; &amp; [.J44]; &quot;&quot;)&amp;IF(LEN([.K44])&gt;0; &quot;, &quot; &amp; [.K44]; &quot;&quot;)&amp;IF(LEN([.L44])&gt;0; &quot;, &quot; &amp; [.L44]; &quot;&quot;)&amp;IF(LEN([.M44])&gt;0; &quot;, &quot; &amp; [.M44]; &quot;&quot;)&amp;IF(LEN([.N44])&gt;0; &quot;, &quot; &amp; [.N44]; &quot;&quot;)&amp;IF(LEN([.O44])&gt;0; &quot;, &quot; &amp; [.O44]; &quot;&quot;)&amp;IF(LEN([.P44])&gt;0; &quot;, &quot; &amp; [.P44]; &quot;&quot;)&amp;IF(LEN([.Q44])&gt;0; &quot;, &quot; &amp; [.Q44]; &quot;&quot;)&amp;IF(LEN([.R44])&gt;0; &quot;, &quot; &amp; [.R44]; &quot;&quot;)&amp;IF(LEN([.S44])&gt;0; &quot;, &quot; &amp; [.S44]; &quot;&quot;)&amp;IF(LEN([.T44])&gt;0; &quot;, &quot; &amp; [.T44]; &quot;&quot;)&amp;IF(LEN([.U44])&gt;0; &quot;, &quot; &amp; [.U44]; &quot;&quot;)&amp;IF(LEN([.V44])&gt;0; &quot;, &quot; &amp; [.V44]; &quot;&quot;)&amp;IF(LEN([.W44])&gt;0; &quot;, &quot; &amp; [.W44]; &quot;&quot;)&amp;IF(LEN([.X44])&gt;0; &quot;, &quot; &amp; [.X44]; &quot;&quot;)&amp;IF(LEN([.Y44])&gt;0; &quot;, &quot; &amp; [.Y44]; &quot;&quot;)&amp;IF(LEN([.Z44])&gt;0; &quot;, &quot; &amp; [.Z44]; &quot;&quot;)" office:value-type="string" office:string-value="'24028500   00007', NULL, 'DEFINITIVA', 232907, 1, 1, 23816002, 'SD', 0, 'ALTAMIRA', 'CAMPO TAMAULIPAS', 'EDIFICIO ADMINISTRATIVO', 'ADMINISTRATIVO', 'ADMINISTRACION', 'ADMVO', 20858033, NULL" calcext:value-type="string">
            <text:p>'24028500 <text:s text:c="2"/>00007', NULL, 'DEFINITIVA', 232907, 1, 1, 23816002, 'SD', 0, 'ALTAMIRA', 'CAMPO TAMAULIPAS', 'EDIFICIO ADMINISTRATIVO', 'ADMINISTRATIVO', 'ADMINISTRACION', 'ADMVO', 20858033, NULL</text:p>
          </table:table-cell>
          <table:table-cell table:style-name="ce1" table:formula="of:=IF(SEARCH(&quot;,&quot;; [.AB44]; 1)=1; TRIM(MID([.AB44]; SEARCH(&quot;,&quot;; [.AB44]; 1)+1; LEN([.AB44]))); [.AB44])" office:value-type="string" office:string-value="'24028500   00007', NULL, 'DEFINITIVA', 232907, 1, 1, 23816002, 'SD', 0, 'ALTAMIRA', 'CAMPO TAMAULIPAS', 'EDIFICIO ADMINISTRATIVO', 'ADMINISTRATIVO', 'ADMINISTRACION', 'ADMVO', 20858033, NULL" calcext:value-type="string">
            <text:p>'24028500 <text:s text:c="2"/>00007', NULL, 'DEFINITIVA', 232907, 1, 1, 23816002, 'SD', 0, 'ALTAMIRA', 'CAMPO TAMAULIPAS', 'EDIFICIO ADMINISTRATIVO', 'ADMINISTRATIVO', 'ADMINISTRACION', 'ADMVO', 2085803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3'" calcext:value-type="string">
            <text:p>'24028600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84406" calcext:value-type="string">
            <text:p>18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4" calcext:value-type="string">
            <text:p>2085793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5])&gt;0; [.A45]; &quot;&quot;)&amp;IF(LEN([.B45])&gt;0; &quot;, &quot; &amp; [.B45]; &quot;&quot;)&amp;IF(LEN([.C45])&gt;0; &quot;, &quot; &amp; [.C45]; &quot;&quot;)&amp;IF(LEN([.D45])&gt;0; &quot;, &quot; &amp; [.D45]; &quot;&quot;)&amp;IF(LEN([.E45])&gt;0; &quot;, &quot; &amp; [.E45]; &quot;&quot;)&amp;IF(LEN([.F45])&gt;0; &quot;, &quot; &amp; [.F45]; &quot;&quot;)&amp;IF(LEN([.G45])&gt;0; &quot;, &quot; &amp; [.G45]; &quot;&quot;)&amp;IF(LEN([.H45])&gt;0; &quot;, &quot; &amp; [.H45]; &quot;&quot;)&amp;IF(LEN([.I45])&gt;0; &quot;, &quot; &amp; [.I45]; &quot;&quot;)&amp;IF(LEN([.J45])&gt;0; &quot;, &quot; &amp; [.J45]; &quot;&quot;)&amp;IF(LEN([.K45])&gt;0; &quot;, &quot; &amp; [.K45]; &quot;&quot;)&amp;IF(LEN([.L45])&gt;0; &quot;, &quot; &amp; [.L45]; &quot;&quot;)&amp;IF(LEN([.M45])&gt;0; &quot;, &quot; &amp; [.M45]; &quot;&quot;)&amp;IF(LEN([.N45])&gt;0; &quot;, &quot; &amp; [.N45]; &quot;&quot;)&amp;IF(LEN([.O45])&gt;0; &quot;, &quot; &amp; [.O45]; &quot;&quot;)&amp;IF(LEN([.P45])&gt;0; &quot;, &quot; &amp; [.P45]; &quot;&quot;)&amp;IF(LEN([.Q45])&gt;0; &quot;, &quot; &amp; [.Q45]; &quot;&quot;)&amp;IF(LEN([.R45])&gt;0; &quot;, &quot; &amp; [.R45]; &quot;&quot;)&amp;IF(LEN([.S45])&gt;0; &quot;, &quot; &amp; [.S45]; &quot;&quot;)&amp;IF(LEN([.T45])&gt;0; &quot;, &quot; &amp; [.T45]; &quot;&quot;)&amp;IF(LEN([.U45])&gt;0; &quot;, &quot; &amp; [.U45]; &quot;&quot;)&amp;IF(LEN([.V45])&gt;0; &quot;, &quot; &amp; [.V45]; &quot;&quot;)&amp;IF(LEN([.W45])&gt;0; &quot;, &quot; &amp; [.W45]; &quot;&quot;)&amp;IF(LEN([.X45])&gt;0; &quot;, &quot; &amp; [.X45]; &quot;&quot;)&amp;IF(LEN([.Y45])&gt;0; &quot;, &quot; &amp; [.Y45]; &quot;&quot;)&amp;IF(LEN([.Z45])&gt;0; &quot;, &quot; &amp; [.Z45]; &quot;&quot;)" office:value-type="string" office:string-value="'24028600   00003', NULL, 'DEFINITIVA', 184406, 1, 1, 23816100, 'SD', 0, 'ALTAMIRA', 'CAMPO TAMAULIPAS', 'OFICINA LOGISTICA', 'ADMINISTRATIVO', 'ADMINISTRACION', 'ADMVO', 20857934, NULL" calcext:value-type="string">
            <text:p>'24028600 <text:s text:c="2"/>00003', NULL, 'DEFINITIVA', 184406, 1, 1, 23816100, 'SD', 0, 'ALTAMIRA', 'CAMPO TAMAULIPAS', 'OFICINA LOGISTICA', 'ADMINISTRATIVO', 'ADMINISTRACION', 'ADMVO', 20857934, NULL</text:p>
          </table:table-cell>
          <table:table-cell table:style-name="ce1" table:formula="of:=IF(SEARCH(&quot;,&quot;; [.AB45]; 1)=1; TRIM(MID([.AB45]; SEARCH(&quot;,&quot;; [.AB45]; 1)+1; LEN([.AB45]))); [.AB45])" office:value-type="string" office:string-value="'24028600   00003', NULL, 'DEFINITIVA', 184406, 1, 1, 23816100, 'SD', 0, 'ALTAMIRA', 'CAMPO TAMAULIPAS', 'OFICINA LOGISTICA', 'ADMINISTRATIVO', 'ADMINISTRACION', 'ADMVO', 20857934, NULL" calcext:value-type="string">
            <text:p>'24028600 <text:s text:c="2"/>00003', NULL, 'DEFINITIVA', 184406, 1, 1, 23816100, 'SD', 0, 'ALTAMIRA', 'CAMPO TAMAULIPAS', 'OFICINA LOGISTICA', 'ADMINISTRATIVO', 'ADMINISTRACION', 'ADMVO', 2085793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1'" calcext:value-type="string">
            <text:p>'24028600 <text:s text:c="2"/>1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68101" calcext:value-type="string">
            <text:p>26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NDO MEDIO'" calcext:value-type="string">
            <text:p>'MANDO MEDI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MANDO'" calcext:value-type="string">
            <text:p>'MAN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8" calcext:value-type="string">
            <text:p>208580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6])&gt;0; [.A46]; &quot;&quot;)&amp;IF(LEN([.B46])&gt;0; &quot;, &quot; &amp; [.B46]; &quot;&quot;)&amp;IF(LEN([.C46])&gt;0; &quot;, &quot; &amp; [.C46]; &quot;&quot;)&amp;IF(LEN([.D46])&gt;0; &quot;, &quot; &amp; [.D46]; &quot;&quot;)&amp;IF(LEN([.E46])&gt;0; &quot;, &quot; &amp; [.E46]; &quot;&quot;)&amp;IF(LEN([.F46])&gt;0; &quot;, &quot; &amp; [.F46]; &quot;&quot;)&amp;IF(LEN([.G46])&gt;0; &quot;, &quot; &amp; [.G46]; &quot;&quot;)&amp;IF(LEN([.H46])&gt;0; &quot;, &quot; &amp; [.H46]; &quot;&quot;)&amp;IF(LEN([.I46])&gt;0; &quot;, &quot; &amp; [.I46]; &quot;&quot;)&amp;IF(LEN([.J46])&gt;0; &quot;, &quot; &amp; [.J46]; &quot;&quot;)&amp;IF(LEN([.K46])&gt;0; &quot;, &quot; &amp; [.K46]; &quot;&quot;)&amp;IF(LEN([.L46])&gt;0; &quot;, &quot; &amp; [.L46]; &quot;&quot;)&amp;IF(LEN([.M46])&gt;0; &quot;, &quot; &amp; [.M46]; &quot;&quot;)&amp;IF(LEN([.N46])&gt;0; &quot;, &quot; &amp; [.N46]; &quot;&quot;)&amp;IF(LEN([.O46])&gt;0; &quot;, &quot; &amp; [.O46]; &quot;&quot;)&amp;IF(LEN([.P46])&gt;0; &quot;, &quot; &amp; [.P46]; &quot;&quot;)&amp;IF(LEN([.Q46])&gt;0; &quot;, &quot; &amp; [.Q46]; &quot;&quot;)&amp;IF(LEN([.R46])&gt;0; &quot;, &quot; &amp; [.R46]; &quot;&quot;)&amp;IF(LEN([.S46])&gt;0; &quot;, &quot; &amp; [.S46]; &quot;&quot;)&amp;IF(LEN([.T46])&gt;0; &quot;, &quot; &amp; [.T46]; &quot;&quot;)&amp;IF(LEN([.U46])&gt;0; &quot;, &quot; &amp; [.U46]; &quot;&quot;)&amp;IF(LEN([.V46])&gt;0; &quot;, &quot; &amp; [.V46]; &quot;&quot;)&amp;IF(LEN([.W46])&gt;0; &quot;, &quot; &amp; [.W46]; &quot;&quot;)&amp;IF(LEN([.X46])&gt;0; &quot;, &quot; &amp; [.X46]; &quot;&quot;)&amp;IF(LEN([.Y46])&gt;0; &quot;, &quot; &amp; [.Y46]; &quot;&quot;)&amp;IF(LEN([.Z46])&gt;0; &quot;, &quot; &amp; [.Z46]; &quot;&quot;)" office:value-type="string" office:string-value="'24028600   10001', NULL, 'DEFINITIVA', 268101, 1, 1, 23816002, 'V', 7, 'ALTAMIRA', 'CAMPO TAMAULIPAS', 'OFICINA LOGISTICA', 'MANDO MEDIO', 'TRANSP. MATERIALES', 'MANDO', 20858038, NULL" calcext:value-type="string">
            <text:p>'24028600 <text:s text:c="2"/>10001', NULL, 'DEFINITIVA', 268101, 1, 1, 23816002, 'V', 7, 'ALTAMIRA', 'CAMPO TAMAULIPAS', 'OFICINA LOGISTICA', 'MANDO MEDIO', 'TRANSP. MATERIALES', 'MANDO', 20858038, NULL</text:p>
          </table:table-cell>
          <table:table-cell table:style-name="ce1" table:formula="of:=IF(SEARCH(&quot;,&quot;; [.AB46]; 1)=1; TRIM(MID([.AB46]; SEARCH(&quot;,&quot;; [.AB46]; 1)+1; LEN([.AB46]))); [.AB46])" office:value-type="string" office:string-value="'24028600   10001', NULL, 'DEFINITIVA', 268101, 1, 1, 23816002, 'V', 7, 'ALTAMIRA', 'CAMPO TAMAULIPAS', 'OFICINA LOGISTICA', 'MANDO MEDIO', 'TRANSP. MATERIALES', 'MANDO', 20858038, NULL" calcext:value-type="string">
            <text:p>'24028600 <text:s text:c="2"/>10001', NULL, 'DEFINITIVA', 268101, 1, 1, 23816002, 'V', 7, 'ALTAMIRA', 'CAMPO TAMAULIPAS', 'OFICINA LOGISTICA', 'MANDO MEDIO', 'TRANSP. MATERIALES', 'MANDO', 2085803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2'" calcext:value-type="string">
            <text:p>'24028600 <text:s text:c="2"/>100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55211" calcext:value-type="string">
            <text:p>25521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NDO MEDIO'" calcext:value-type="string">
            <text:p>'MANDO MEDI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MANDO'" calcext:value-type="string">
            <text:p>'MAN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94" calcext:value-type="string">
            <text:p>2085809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7])&gt;0; [.A47]; &quot;&quot;)&amp;IF(LEN([.B47])&gt;0; &quot;, &quot; &amp; [.B47]; &quot;&quot;)&amp;IF(LEN([.C47])&gt;0; &quot;, &quot; &amp; [.C47]; &quot;&quot;)&amp;IF(LEN([.D47])&gt;0; &quot;, &quot; &amp; [.D47]; &quot;&quot;)&amp;IF(LEN([.E47])&gt;0; &quot;, &quot; &amp; [.E47]; &quot;&quot;)&amp;IF(LEN([.F47])&gt;0; &quot;, &quot; &amp; [.F47]; &quot;&quot;)&amp;IF(LEN([.G47])&gt;0; &quot;, &quot; &amp; [.G47]; &quot;&quot;)&amp;IF(LEN([.H47])&gt;0; &quot;, &quot; &amp; [.H47]; &quot;&quot;)&amp;IF(LEN([.I47])&gt;0; &quot;, &quot; &amp; [.I47]; &quot;&quot;)&amp;IF(LEN([.J47])&gt;0; &quot;, &quot; &amp; [.J47]; &quot;&quot;)&amp;IF(LEN([.K47])&gt;0; &quot;, &quot; &amp; [.K47]; &quot;&quot;)&amp;IF(LEN([.L47])&gt;0; &quot;, &quot; &amp; [.L47]; &quot;&quot;)&amp;IF(LEN([.M47])&gt;0; &quot;, &quot; &amp; [.M47]; &quot;&quot;)&amp;IF(LEN([.N47])&gt;0; &quot;, &quot; &amp; [.N47]; &quot;&quot;)&amp;IF(LEN([.O47])&gt;0; &quot;, &quot; &amp; [.O47]; &quot;&quot;)&amp;IF(LEN([.P47])&gt;0; &quot;, &quot; &amp; [.P47]; &quot;&quot;)&amp;IF(LEN([.Q47])&gt;0; &quot;, &quot; &amp; [.Q47]; &quot;&quot;)&amp;IF(LEN([.R47])&gt;0; &quot;, &quot; &amp; [.R47]; &quot;&quot;)&amp;IF(LEN([.S47])&gt;0; &quot;, &quot; &amp; [.S47]; &quot;&quot;)&amp;IF(LEN([.T47])&gt;0; &quot;, &quot; &amp; [.T47]; &quot;&quot;)&amp;IF(LEN([.U47])&gt;0; &quot;, &quot; &amp; [.U47]; &quot;&quot;)&amp;IF(LEN([.V47])&gt;0; &quot;, &quot; &amp; [.V47]; &quot;&quot;)&amp;IF(LEN([.W47])&gt;0; &quot;, &quot; &amp; [.W47]; &quot;&quot;)&amp;IF(LEN([.X47])&gt;0; &quot;, &quot; &amp; [.X47]; &quot;&quot;)&amp;IF(LEN([.Y47])&gt;0; &quot;, &quot; &amp; [.Y47]; &quot;&quot;)&amp;IF(LEN([.Z47])&gt;0; &quot;, &quot; &amp; [.Z47]; &quot;&quot;)" office:value-type="string" office:string-value="'24028600   10002', NULL, 'DEFINITIVA', 255211, 1, 1, 23816002, 'S', 7, 'ALTAMIRA', 'CAMPO TAMAULIPAS', 'TALLER LOGISTICA', 'MANDO MEDIO', 'TRANSP. MATERIALES', 'MANDO', 20858094, NULL" calcext:value-type="string">
            <text:p>'24028600 <text:s text:c="2"/>10002', NULL, 'DEFINITIVA', 255211, 1, 1, 23816002, 'S', 7, 'ALTAMIRA', 'CAMPO TAMAULIPAS', 'TALLER LOGISTICA', 'MANDO MEDIO', 'TRANSP. MATERIALES', 'MANDO', 20858094, NULL</text:p>
          </table:table-cell>
          <table:table-cell table:style-name="ce1" table:formula="of:=IF(SEARCH(&quot;,&quot;; [.AB47]; 1)=1; TRIM(MID([.AB47]; SEARCH(&quot;,&quot;; [.AB47]; 1)+1; LEN([.AB47]))); [.AB47])" office:value-type="string" office:string-value="'24028600   10002', NULL, 'DEFINITIVA', 255211, 1, 1, 23816002, 'S', 7, 'ALTAMIRA', 'CAMPO TAMAULIPAS', 'TALLER LOGISTICA', 'MANDO MEDIO', 'TRANSP. MATERIALES', 'MANDO', 20858094, NULL" calcext:value-type="string">
            <text:p>'24028600 <text:s text:c="2"/>10002', NULL, 'DEFINITIVA', 255211, 1, 1, 23816002, 'S', 7, 'ALTAMIRA', 'CAMPO TAMAULIPAS', 'TALLER LOGISTICA', 'MANDO MEDIO', 'TRANSP. MATERIALES', 'MANDO', 2085809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5'" calcext:value-type="string">
            <text:p>'2402890030 04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74" calcext:value-type="string">
            <text:p>208691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8])&gt;0; [.A48]; &quot;&quot;)&amp;IF(LEN([.B48])&gt;0; &quot;, &quot; &amp; [.B48]; &quot;&quot;)&amp;IF(LEN([.C48])&gt;0; &quot;, &quot; &amp; [.C48]; &quot;&quot;)&amp;IF(LEN([.D48])&gt;0; &quot;, &quot; &amp; [.D48]; &quot;&quot;)&amp;IF(LEN([.E48])&gt;0; &quot;, &quot; &amp; [.E48]; &quot;&quot;)&amp;IF(LEN([.F48])&gt;0; &quot;, &quot; &amp; [.F48]; &quot;&quot;)&amp;IF(LEN([.G48])&gt;0; &quot;, &quot; &amp; [.G48]; &quot;&quot;)&amp;IF(LEN([.H48])&gt;0; &quot;, &quot; &amp; [.H48]; &quot;&quot;)&amp;IF(LEN([.I48])&gt;0; &quot;, &quot; &amp; [.I48]; &quot;&quot;)&amp;IF(LEN([.J48])&gt;0; &quot;, &quot; &amp; [.J48]; &quot;&quot;)&amp;IF(LEN([.K48])&gt;0; &quot;, &quot; &amp; [.K48]; &quot;&quot;)&amp;IF(LEN([.L48])&gt;0; &quot;, &quot; &amp; [.L48]; &quot;&quot;)&amp;IF(LEN([.M48])&gt;0; &quot;, &quot; &amp; [.M48]; &quot;&quot;)&amp;IF(LEN([.N48])&gt;0; &quot;, &quot; &amp; [.N48]; &quot;&quot;)&amp;IF(LEN([.O48])&gt;0; &quot;, &quot; &amp; [.O48]; &quot;&quot;)&amp;IF(LEN([.P48])&gt;0; &quot;, &quot; &amp; [.P48]; &quot;&quot;)&amp;IF(LEN([.Q48])&gt;0; &quot;, &quot; &amp; [.Q48]; &quot;&quot;)&amp;IF(LEN([.R48])&gt;0; &quot;, &quot; &amp; [.R48]; &quot;&quot;)&amp;IF(LEN([.S48])&gt;0; &quot;, &quot; &amp; [.S48]; &quot;&quot;)&amp;IF(LEN([.T48])&gt;0; &quot;, &quot; &amp; [.T48]; &quot;&quot;)&amp;IF(LEN([.U48])&gt;0; &quot;, &quot; &amp; [.U48]; &quot;&quot;)&amp;IF(LEN([.V48])&gt;0; &quot;, &quot; &amp; [.V48]; &quot;&quot;)&amp;IF(LEN([.W48])&gt;0; &quot;, &quot; &amp; [.W48]; &quot;&quot;)&amp;IF(LEN([.X48])&gt;0; &quot;, &quot; &amp; [.X48]; &quot;&quot;)&amp;IF(LEN([.Y48])&gt;0; &quot;, &quot; &amp; [.Y48]; &quot;&quot;)&amp;IF(LEN([.Z48])&gt;0; &quot;, &quot; &amp; [.Z48]; &quot;&quot;)" office:value-type="string" office:string-value="'2402890030 04025', NULL, 'TEMPORAL', 235209, 1, 1, 23816100, 'S', 7, 'ALTAMIRA', 'CAMPO TAMAULIPAS', 'TALLER LOGISTICA', 'PESADO', NULL, 'PESADO', 20869174, NULL" calcext:value-type="string">
            <text:p>'2402890030 04025', NULL, 'TEMPORAL', 235209, 1, 1, 23816100, 'S', 7, 'ALTAMIRA', 'CAMPO TAMAULIPAS', 'TALLER LOGISTICA', 'PESADO', NULL, 'PESADO', 20869174, NULL</text:p>
          </table:table-cell>
          <table:table-cell table:style-name="ce1" table:formula="of:=IF(SEARCH(&quot;,&quot;; [.AB48]; 1)=1; TRIM(MID([.AB48]; SEARCH(&quot;,&quot;; [.AB48]; 1)+1; LEN([.AB48]))); [.AB48])" office:value-type="string" office:string-value="'2402890030 04025', NULL, 'TEMPORAL', 235209, 1, 1, 23816100, 'S', 7, 'ALTAMIRA', 'CAMPO TAMAULIPAS', 'TALLER LOGISTICA', 'PESADO', NULL, 'PESADO', 20869174, NULL" calcext:value-type="string">
            <text:p>'2402890030 04025', NULL, 'TEMPORAL', 235209, 1, 1, 23816100, 'S', 7, 'ALTAMIRA', 'CAMPO TAMAULIPAS', 'TALLER LOGISTICA', 'PESADO', NULL, 'PESADO', 208691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3'" calcext:value-type="string">
            <text:p>'24028600 <text:s text:c="2"/>1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7" calcext:value-type="string">
            <text:p>2085796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9])&gt;0; [.A49]; &quot;&quot;)&amp;IF(LEN([.B49])&gt;0; &quot;, &quot; &amp; [.B49]; &quot;&quot;)&amp;IF(LEN([.C49])&gt;0; &quot;, &quot; &amp; [.C49]; &quot;&quot;)&amp;IF(LEN([.D49])&gt;0; &quot;, &quot; &amp; [.D49]; &quot;&quot;)&amp;IF(LEN([.E49])&gt;0; &quot;, &quot; &amp; [.E49]; &quot;&quot;)&amp;IF(LEN([.F49])&gt;0; &quot;, &quot; &amp; [.F49]; &quot;&quot;)&amp;IF(LEN([.G49])&gt;0; &quot;, &quot; &amp; [.G49]; &quot;&quot;)&amp;IF(LEN([.H49])&gt;0; &quot;, &quot; &amp; [.H49]; &quot;&quot;)&amp;IF(LEN([.I49])&gt;0; &quot;, &quot; &amp; [.I49]; &quot;&quot;)&amp;IF(LEN([.J49])&gt;0; &quot;, &quot; &amp; [.J49]; &quot;&quot;)&amp;IF(LEN([.K49])&gt;0; &quot;, &quot; &amp; [.K49]; &quot;&quot;)&amp;IF(LEN([.L49])&gt;0; &quot;, &quot; &amp; [.L49]; &quot;&quot;)&amp;IF(LEN([.M49])&gt;0; &quot;, &quot; &amp; [.M49]; &quot;&quot;)&amp;IF(LEN([.N49])&gt;0; &quot;, &quot; &amp; [.N49]; &quot;&quot;)&amp;IF(LEN([.O49])&gt;0; &quot;, &quot; &amp; [.O49]; &quot;&quot;)&amp;IF(LEN([.P49])&gt;0; &quot;, &quot; &amp; [.P49]; &quot;&quot;)&amp;IF(LEN([.Q49])&gt;0; &quot;, &quot; &amp; [.Q49]; &quot;&quot;)&amp;IF(LEN([.R49])&gt;0; &quot;, &quot; &amp; [.R49]; &quot;&quot;)&amp;IF(LEN([.S49])&gt;0; &quot;, &quot; &amp; [.S49]; &quot;&quot;)&amp;IF(LEN([.T49])&gt;0; &quot;, &quot; &amp; [.T49]; &quot;&quot;)&amp;IF(LEN([.U49])&gt;0; &quot;, &quot; &amp; [.U49]; &quot;&quot;)&amp;IF(LEN([.V49])&gt;0; &quot;, &quot; &amp; [.V49]; &quot;&quot;)&amp;IF(LEN([.W49])&gt;0; &quot;, &quot; &amp; [.W49]; &quot;&quot;)&amp;IF(LEN([.X49])&gt;0; &quot;, &quot; &amp; [.X49]; &quot;&quot;)&amp;IF(LEN([.Y49])&gt;0; &quot;, &quot; &amp; [.Y49]; &quot;&quot;)&amp;IF(LEN([.Z49])&gt;0; &quot;, &quot; &amp; [.Z49]; &quot;&quot;)" office:value-type="string" office:string-value="'24028600   10003', 'EQUIPO PESADO', 'DEFINITIVA', 235209, 1, 1, 23816100, 'V', 7, 'ALTAMIRA', 'CAMPO TAMAULIPAS', 'TALLER LOGISTICA', 'PESADO', 'TRANSP. MATERIALES', 'PESADO', 20857967, NULL" calcext:value-type="string">
            <text:p>'24028600 <text:s text:c="2"/>10003', 'EQUIPO PESADO', 'DEFINITIVA', 235209, 1, 1, 23816100, 'V', 7, 'ALTAMIRA', 'CAMPO TAMAULIPAS', 'TALLER LOGISTICA', 'PESADO', 'TRANSP. MATERIALES', 'PESADO', 20857967, NULL</text:p>
          </table:table-cell>
          <table:table-cell table:style-name="ce1" table:formula="of:=IF(SEARCH(&quot;,&quot;; [.AB49]; 1)=1; TRIM(MID([.AB49]; SEARCH(&quot;,&quot;; [.AB49]; 1)+1; LEN([.AB49]))); [.AB49])" office:value-type="string" office:string-value="'24028600   10003', 'EQUIPO PESADO', 'DEFINITIVA', 235209, 1, 1, 23816100, 'V', 7, 'ALTAMIRA', 'CAMPO TAMAULIPAS', 'TALLER LOGISTICA', 'PESADO', 'TRANSP. MATERIALES', 'PESADO', 20857967, NULL" calcext:value-type="string">
            <text:p>'24028600 <text:s text:c="2"/>10003', 'EQUIPO PESADO', 'DEFINITIVA', 235209, 1, 1, 23816100, 'V', 7, 'ALTAMIRA', 'CAMPO TAMAULIPAS', 'TALLER LOGISTICA', 'PESADO', 'TRANSP. MATERIALES', 'PESADO', 2085796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4'" calcext:value-type="string">
            <text:p>'24028600 <text:s text:c="2"/>100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70" calcext:value-type="string">
            <text:p>2085797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0])&gt;0; [.A50]; &quot;&quot;)&amp;IF(LEN([.B50])&gt;0; &quot;, &quot; &amp; [.B50]; &quot;&quot;)&amp;IF(LEN([.C50])&gt;0; &quot;, &quot; &amp; [.C50]; &quot;&quot;)&amp;IF(LEN([.D50])&gt;0; &quot;, &quot; &amp; [.D50]; &quot;&quot;)&amp;IF(LEN([.E50])&gt;0; &quot;, &quot; &amp; [.E50]; &quot;&quot;)&amp;IF(LEN([.F50])&gt;0; &quot;, &quot; &amp; [.F50]; &quot;&quot;)&amp;IF(LEN([.G50])&gt;0; &quot;, &quot; &amp; [.G50]; &quot;&quot;)&amp;IF(LEN([.H50])&gt;0; &quot;, &quot; &amp; [.H50]; &quot;&quot;)&amp;IF(LEN([.I50])&gt;0; &quot;, &quot; &amp; [.I50]; &quot;&quot;)&amp;IF(LEN([.J50])&gt;0; &quot;, &quot; &amp; [.J50]; &quot;&quot;)&amp;IF(LEN([.K50])&gt;0; &quot;, &quot; &amp; [.K50]; &quot;&quot;)&amp;IF(LEN([.L50])&gt;0; &quot;, &quot; &amp; [.L50]; &quot;&quot;)&amp;IF(LEN([.M50])&gt;0; &quot;, &quot; &amp; [.M50]; &quot;&quot;)&amp;IF(LEN([.N50])&gt;0; &quot;, &quot; &amp; [.N50]; &quot;&quot;)&amp;IF(LEN([.O50])&gt;0; &quot;, &quot; &amp; [.O50]; &quot;&quot;)&amp;IF(LEN([.P50])&gt;0; &quot;, &quot; &amp; [.P50]; &quot;&quot;)&amp;IF(LEN([.Q50])&gt;0; &quot;, &quot; &amp; [.Q50]; &quot;&quot;)&amp;IF(LEN([.R50])&gt;0; &quot;, &quot; &amp; [.R50]; &quot;&quot;)&amp;IF(LEN([.S50])&gt;0; &quot;, &quot; &amp; [.S50]; &quot;&quot;)&amp;IF(LEN([.T50])&gt;0; &quot;, &quot; &amp; [.T50]; &quot;&quot;)&amp;IF(LEN([.U50])&gt;0; &quot;, &quot; &amp; [.U50]; &quot;&quot;)&amp;IF(LEN([.V50])&gt;0; &quot;, &quot; &amp; [.V50]; &quot;&quot;)&amp;IF(LEN([.W50])&gt;0; &quot;, &quot; &amp; [.W50]; &quot;&quot;)&amp;IF(LEN([.X50])&gt;0; &quot;, &quot; &amp; [.X50]; &quot;&quot;)&amp;IF(LEN([.Y50])&gt;0; &quot;, &quot; &amp; [.Y50]; &quot;&quot;)&amp;IF(LEN([.Z50])&gt;0; &quot;, &quot; &amp; [.Z50]; &quot;&quot;)" office:value-type="string" office:string-value="'24028600   10004', 'EQUIPO PESADO', 'DEFINITIVA', 235209, 1, 1, 23816100, 'J', 7, 'ALTAMIRA', 'CAMPO TAMAULIPAS', 'TALLER LOGISTICA', 'PESADO', 'TRANSP. MATERIALES', 'PESADO', 20857970, NULL" calcext:value-type="string">
            <text:p>'24028600 <text:s text:c="2"/>10004', 'EQUIPO PESADO', 'DEFINITIVA', 235209, 1, 1, 23816100, 'J', 7, 'ALTAMIRA', 'CAMPO TAMAULIPAS', 'TALLER LOGISTICA', 'PESADO', 'TRANSP. MATERIALES', 'PESADO', 20857970, NULL</text:p>
          </table:table-cell>
          <table:table-cell table:style-name="ce1" table:formula="of:=IF(SEARCH(&quot;,&quot;; [.AB50]; 1)=1; TRIM(MID([.AB50]; SEARCH(&quot;,&quot;; [.AB50]; 1)+1; LEN([.AB50]))); [.AB50])" office:value-type="string" office:string-value="'24028600   10004', 'EQUIPO PESADO', 'DEFINITIVA', 235209, 1, 1, 23816100, 'J', 7, 'ALTAMIRA', 'CAMPO TAMAULIPAS', 'TALLER LOGISTICA', 'PESADO', 'TRANSP. MATERIALES', 'PESADO', 20857970, NULL" calcext:value-type="string">
            <text:p>'24028600 <text:s text:c="2"/>10004', 'EQUIPO PESADO', 'DEFINITIVA', 235209, 1, 1, 23816100, 'J', 7, 'ALTAMIRA', 'CAMPO TAMAULIPAS', 'TALLER LOGISTICA', 'PESADO', 'TRANSP. MATERIALES', 'PESADO', 2085797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5'" calcext:value-type="string">
            <text:p>'24028600 <text:s text:c="2"/>1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1" calcext:value-type="string">
            <text:p>2085796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1])&gt;0; [.A51]; &quot;&quot;)&amp;IF(LEN([.B51])&gt;0; &quot;, &quot; &amp; [.B51]; &quot;&quot;)&amp;IF(LEN([.C51])&gt;0; &quot;, &quot; &amp; [.C51]; &quot;&quot;)&amp;IF(LEN([.D51])&gt;0; &quot;, &quot; &amp; [.D51]; &quot;&quot;)&amp;IF(LEN([.E51])&gt;0; &quot;, &quot; &amp; [.E51]; &quot;&quot;)&amp;IF(LEN([.F51])&gt;0; &quot;, &quot; &amp; [.F51]; &quot;&quot;)&amp;IF(LEN([.G51])&gt;0; &quot;, &quot; &amp; [.G51]; &quot;&quot;)&amp;IF(LEN([.H51])&gt;0; &quot;, &quot; &amp; [.H51]; &quot;&quot;)&amp;IF(LEN([.I51])&gt;0; &quot;, &quot; &amp; [.I51]; &quot;&quot;)&amp;IF(LEN([.J51])&gt;0; &quot;, &quot; &amp; [.J51]; &quot;&quot;)&amp;IF(LEN([.K51])&gt;0; &quot;, &quot; &amp; [.K51]; &quot;&quot;)&amp;IF(LEN([.L51])&gt;0; &quot;, &quot; &amp; [.L51]; &quot;&quot;)&amp;IF(LEN([.M51])&gt;0; &quot;, &quot; &amp; [.M51]; &quot;&quot;)&amp;IF(LEN([.N51])&gt;0; &quot;, &quot; &amp; [.N51]; &quot;&quot;)&amp;IF(LEN([.O51])&gt;0; &quot;, &quot; &amp; [.O51]; &quot;&quot;)&amp;IF(LEN([.P51])&gt;0; &quot;, &quot; &amp; [.P51]; &quot;&quot;)&amp;IF(LEN([.Q51])&gt;0; &quot;, &quot; &amp; [.Q51]; &quot;&quot;)&amp;IF(LEN([.R51])&gt;0; &quot;, &quot; &amp; [.R51]; &quot;&quot;)&amp;IF(LEN([.S51])&gt;0; &quot;, &quot; &amp; [.S51]; &quot;&quot;)&amp;IF(LEN([.T51])&gt;0; &quot;, &quot; &amp; [.T51]; &quot;&quot;)&amp;IF(LEN([.U51])&gt;0; &quot;, &quot; &amp; [.U51]; &quot;&quot;)&amp;IF(LEN([.V51])&gt;0; &quot;, &quot; &amp; [.V51]; &quot;&quot;)&amp;IF(LEN([.W51])&gt;0; &quot;, &quot; &amp; [.W51]; &quot;&quot;)&amp;IF(LEN([.X51])&gt;0; &quot;, &quot; &amp; [.X51]; &quot;&quot;)&amp;IF(LEN([.Y51])&gt;0; &quot;, &quot; &amp; [.Y51]; &quot;&quot;)&amp;IF(LEN([.Z51])&gt;0; &quot;, &quot; &amp; [.Z51]; &quot;&quot;)" office:value-type="string" office:string-value="'24028600   10005', 'EQUIPO PESADO', 'DEFINITIVA', 235209, 1, 1, 23816100, 'M', 7, 'ALTAMIRA', 'CAMPO TAMAULIPAS', 'TALLER LOGISTICA', 'PESADO', 'TRANSP. MATERIALES', 'PESADO', 20857961, NULL" calcext:value-type="string">
            <text:p>'24028600 <text:s text:c="2"/>10005', 'EQUIPO PESADO', 'DEFINITIVA', 235209, 1, 1, 23816100, 'M', 7, 'ALTAMIRA', 'CAMPO TAMAULIPAS', 'TALLER LOGISTICA', 'PESADO', 'TRANSP. MATERIALES', 'PESADO', 20857961, NULL</text:p>
          </table:table-cell>
          <table:table-cell table:style-name="ce1" table:formula="of:=IF(SEARCH(&quot;,&quot;; [.AB51]; 1)=1; TRIM(MID([.AB51]; SEARCH(&quot;,&quot;; [.AB51]; 1)+1; LEN([.AB51]))); [.AB51])" office:value-type="string" office:string-value="'24028600   10005', 'EQUIPO PESADO', 'DEFINITIVA', 235209, 1, 1, 23816100, 'M', 7, 'ALTAMIRA', 'CAMPO TAMAULIPAS', 'TALLER LOGISTICA', 'PESADO', 'TRANSP. MATERIALES', 'PESADO', 20857961, NULL" calcext:value-type="string">
            <text:p>'24028600 <text:s text:c="2"/>10005', 'EQUIPO PESADO', 'DEFINITIVA', 235209, 1, 1, 23816100, 'M', 7, 'ALTAMIRA', 'CAMPO TAMAULIPAS', 'TALLER LOGISTICA', 'PESADO', 'TRANSP. MATERIALES', 'PESADO', 2085796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6'" calcext:value-type="string">
            <text:p>'24028600 <text:s text:c="2"/>1000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8" calcext:value-type="string">
            <text:p>208579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2])&gt;0; [.A52]; &quot;&quot;)&amp;IF(LEN([.B52])&gt;0; &quot;, &quot; &amp; [.B52]; &quot;&quot;)&amp;IF(LEN([.C52])&gt;0; &quot;, &quot; &amp; [.C52]; &quot;&quot;)&amp;IF(LEN([.D52])&gt;0; &quot;, &quot; &amp; [.D52]; &quot;&quot;)&amp;IF(LEN([.E52])&gt;0; &quot;, &quot; &amp; [.E52]; &quot;&quot;)&amp;IF(LEN([.F52])&gt;0; &quot;, &quot; &amp; [.F52]; &quot;&quot;)&amp;IF(LEN([.G52])&gt;0; &quot;, &quot; &amp; [.G52]; &quot;&quot;)&amp;IF(LEN([.H52])&gt;0; &quot;, &quot; &amp; [.H52]; &quot;&quot;)&amp;IF(LEN([.I52])&gt;0; &quot;, &quot; &amp; [.I52]; &quot;&quot;)&amp;IF(LEN([.J52])&gt;0; &quot;, &quot; &amp; [.J52]; &quot;&quot;)&amp;IF(LEN([.K52])&gt;0; &quot;, &quot; &amp; [.K52]; &quot;&quot;)&amp;IF(LEN([.L52])&gt;0; &quot;, &quot; &amp; [.L52]; &quot;&quot;)&amp;IF(LEN([.M52])&gt;0; &quot;, &quot; &amp; [.M52]; &quot;&quot;)&amp;IF(LEN([.N52])&gt;0; &quot;, &quot; &amp; [.N52]; &quot;&quot;)&amp;IF(LEN([.O52])&gt;0; &quot;, &quot; &amp; [.O52]; &quot;&quot;)&amp;IF(LEN([.P52])&gt;0; &quot;, &quot; &amp; [.P52]; &quot;&quot;)&amp;IF(LEN([.Q52])&gt;0; &quot;, &quot; &amp; [.Q52]; &quot;&quot;)&amp;IF(LEN([.R52])&gt;0; &quot;, &quot; &amp; [.R52]; &quot;&quot;)&amp;IF(LEN([.S52])&gt;0; &quot;, &quot; &amp; [.S52]; &quot;&quot;)&amp;IF(LEN([.T52])&gt;0; &quot;, &quot; &amp; [.T52]; &quot;&quot;)&amp;IF(LEN([.U52])&gt;0; &quot;, &quot; &amp; [.U52]; &quot;&quot;)&amp;IF(LEN([.V52])&gt;0; &quot;, &quot; &amp; [.V52]; &quot;&quot;)&amp;IF(LEN([.W52])&gt;0; &quot;, &quot; &amp; [.W52]; &quot;&quot;)&amp;IF(LEN([.X52])&gt;0; &quot;, &quot; &amp; [.X52]; &quot;&quot;)&amp;IF(LEN([.Y52])&gt;0; &quot;, &quot; &amp; [.Y52]; &quot;&quot;)&amp;IF(LEN([.Z52])&gt;0; &quot;, &quot; &amp; [.Z52]; &quot;&quot;)" office:value-type="string" office:string-value="'24028600   10006', 'EQUIPO PESADO', 'DEFINITIVA', 235209, 1, 1, 23816100, 'V', 7, 'ALTAMIRA', 'CAMPO TAMAULIPAS', 'TALLER LOGISTICA', 'PESADO', 'TRANSP. MATERIALES', 'PESADO', 20857968, NULL" calcext:value-type="string">
            <text:p>'24028600 <text:s text:c="2"/>10006', 'EQUIPO PESADO', 'DEFINITIVA', 235209, 1, 1, 23816100, 'V', 7, 'ALTAMIRA', 'CAMPO TAMAULIPAS', 'TALLER LOGISTICA', 'PESADO', 'TRANSP. MATERIALES', 'PESADO', 20857968, NULL</text:p>
          </table:table-cell>
          <table:table-cell table:style-name="ce1" table:formula="of:=IF(SEARCH(&quot;,&quot;; [.AB52]; 1)=1; TRIM(MID([.AB52]; SEARCH(&quot;,&quot;; [.AB52]; 1)+1; LEN([.AB52]))); [.AB52])" office:value-type="string" office:string-value="'24028600   10006', 'EQUIPO PESADO', 'DEFINITIVA', 235209, 1, 1, 23816100, 'V', 7, 'ALTAMIRA', 'CAMPO TAMAULIPAS', 'TALLER LOGISTICA', 'PESADO', 'TRANSP. MATERIALES', 'PESADO', 20857968, NULL" calcext:value-type="string">
            <text:p>'24028600 <text:s text:c="2"/>10006', 'EQUIPO PESADO', 'DEFINITIVA', 235209, 1, 1, 23816100, 'V', 7, 'ALTAMIRA', 'CAMPO TAMAULIPAS', 'TALLER LOGISTICA', 'PESADO', 'TRANSP. MATERIALES', 'PESADO', 208579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0303'" calcext:value-type="string">
            <text:p>'2402860030 303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7201" calcext:value-type="string">
            <text:p>2272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8" calcext:value-type="string">
            <text:p>2085802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3])&gt;0; [.A53]; &quot;&quot;)&amp;IF(LEN([.B53])&gt;0; &quot;, &quot; &amp; [.B53]; &quot;&quot;)&amp;IF(LEN([.C53])&gt;0; &quot;, &quot; &amp; [.C53]; &quot;&quot;)&amp;IF(LEN([.D53])&gt;0; &quot;, &quot; &amp; [.D53]; &quot;&quot;)&amp;IF(LEN([.E53])&gt;0; &quot;, &quot; &amp; [.E53]; &quot;&quot;)&amp;IF(LEN([.F53])&gt;0; &quot;, &quot; &amp; [.F53]; &quot;&quot;)&amp;IF(LEN([.G53])&gt;0; &quot;, &quot; &amp; [.G53]; &quot;&quot;)&amp;IF(LEN([.H53])&gt;0; &quot;, &quot; &amp; [.H53]; &quot;&quot;)&amp;IF(LEN([.I53])&gt;0; &quot;, &quot; &amp; [.I53]; &quot;&quot;)&amp;IF(LEN([.J53])&gt;0; &quot;, &quot; &amp; [.J53]; &quot;&quot;)&amp;IF(LEN([.K53])&gt;0; &quot;, &quot; &amp; [.K53]; &quot;&quot;)&amp;IF(LEN([.L53])&gt;0; &quot;, &quot; &amp; [.L53]; &quot;&quot;)&amp;IF(LEN([.M53])&gt;0; &quot;, &quot; &amp; [.M53]; &quot;&quot;)&amp;IF(LEN([.N53])&gt;0; &quot;, &quot; &amp; [.N53]; &quot;&quot;)&amp;IF(LEN([.O53])&gt;0; &quot;, &quot; &amp; [.O53]; &quot;&quot;)&amp;IF(LEN([.P53])&gt;0; &quot;, &quot; &amp; [.P53]; &quot;&quot;)&amp;IF(LEN([.Q53])&gt;0; &quot;, &quot; &amp; [.Q53]; &quot;&quot;)&amp;IF(LEN([.R53])&gt;0; &quot;, &quot; &amp; [.R53]; &quot;&quot;)&amp;IF(LEN([.S53])&gt;0; &quot;, &quot; &amp; [.S53]; &quot;&quot;)&amp;IF(LEN([.T53])&gt;0; &quot;, &quot; &amp; [.T53]; &quot;&quot;)&amp;IF(LEN([.U53])&gt;0; &quot;, &quot; &amp; [.U53]; &quot;&quot;)&amp;IF(LEN([.V53])&gt;0; &quot;, &quot; &amp; [.V53]; &quot;&quot;)&amp;IF(LEN([.W53])&gt;0; &quot;, &quot; &amp; [.W53]; &quot;&quot;)&amp;IF(LEN([.X53])&gt;0; &quot;, &quot; &amp; [.X53]; &quot;&quot;)&amp;IF(LEN([.Y53])&gt;0; &quot;, &quot; &amp; [.Y53]; &quot;&quot;)&amp;IF(LEN([.Z53])&gt;0; &quot;, &quot; &amp; [.Z53]; &quot;&quot;)" office:value-type="string" office:string-value="'2402860030 30303', NULL, 'TEMPORAL', 227201, 1, 1, 23816100, 'M', 7, 'ALTAMIRA', 'CAMPO TAMAULIPAS', 'TALLER LOGISTICA', 'PESADO', 'TRANSP. MATERIALES', 'PESADO', 20858028, NULL" calcext:value-type="string">
            <text:p>'2402860030 30303', NULL, 'TEMPORAL', 227201, 1, 1, 23816100, 'M', 7, 'ALTAMIRA', 'CAMPO TAMAULIPAS', 'TALLER LOGISTICA', 'PESADO', 'TRANSP. MATERIALES', 'PESADO', 20858028, NULL</text:p>
          </table:table-cell>
          <table:table-cell table:style-name="ce1" table:formula="of:=IF(SEARCH(&quot;,&quot;; [.AB53]; 1)=1; TRIM(MID([.AB53]; SEARCH(&quot;,&quot;; [.AB53]; 1)+1; LEN([.AB53]))); [.AB53])" office:value-type="string" office:string-value="'2402860030 30303', NULL, 'TEMPORAL', 227201, 1, 1, 23816100, 'M', 7, 'ALTAMIRA', 'CAMPO TAMAULIPAS', 'TALLER LOGISTICA', 'PESADO', 'TRANSP. MATERIALES', 'PESADO', 20858028, NULL" calcext:value-type="string">
            <text:p>'2402860030 30303', NULL, 'TEMPORAL', 227201, 1, 1, 23816100, 'M', 7, 'ALTAMIRA', 'CAMPO TAMAULIPAS', 'TALLER LOGISTICA', 'PESADO', 'TRANSP. MATERIALES', 'PESADO', 2085802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005'" calcext:value-type="string">
            <text:p>'2402860030 0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MOVIMIENTOS'" calcext:value-type="string">
            <text:p>'MOVIMIENTO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4])&gt;0; [.A54]; &quot;&quot;)&amp;IF(LEN([.B54])&gt;0; &quot;, &quot; &amp; [.B54]; &quot;&quot;)&amp;IF(LEN([.C54])&gt;0; &quot;, &quot; &amp; [.C54]; &quot;&quot;)&amp;IF(LEN([.D54])&gt;0; &quot;, &quot; &amp; [.D54]; &quot;&quot;)&amp;IF(LEN([.E54])&gt;0; &quot;, &quot; &amp; [.E54]; &quot;&quot;)&amp;IF(LEN([.F54])&gt;0; &quot;, &quot; &amp; [.F54]; &quot;&quot;)&amp;IF(LEN([.G54])&gt;0; &quot;, &quot; &amp; [.G54]; &quot;&quot;)&amp;IF(LEN([.H54])&gt;0; &quot;, &quot; &amp; [.H54]; &quot;&quot;)&amp;IF(LEN([.I54])&gt;0; &quot;, &quot; &amp; [.I54]; &quot;&quot;)&amp;IF(LEN([.J54])&gt;0; &quot;, &quot; &amp; [.J54]; &quot;&quot;)&amp;IF(LEN([.K54])&gt;0; &quot;, &quot; &amp; [.K54]; &quot;&quot;)&amp;IF(LEN([.L54])&gt;0; &quot;, &quot; &amp; [.L54]; &quot;&quot;)&amp;IF(LEN([.M54])&gt;0; &quot;, &quot; &amp; [.M54]; &quot;&quot;)&amp;IF(LEN([.N54])&gt;0; &quot;, &quot; &amp; [.N54]; &quot;&quot;)&amp;IF(LEN([.O54])&gt;0; &quot;, &quot; &amp; [.O54]; &quot;&quot;)&amp;IF(LEN([.P54])&gt;0; &quot;, &quot; &amp; [.P54]; &quot;&quot;)&amp;IF(LEN([.Q54])&gt;0; &quot;, &quot; &amp; [.Q54]; &quot;&quot;)&amp;IF(LEN([.R54])&gt;0; &quot;, &quot; &amp; [.R54]; &quot;&quot;)&amp;IF(LEN([.S54])&gt;0; &quot;, &quot; &amp; [.S54]; &quot;&quot;)&amp;IF(LEN([.T54])&gt;0; &quot;, &quot; &amp; [.T54]; &quot;&quot;)&amp;IF(LEN([.U54])&gt;0; &quot;, &quot; &amp; [.U54]; &quot;&quot;)&amp;IF(LEN([.V54])&gt;0; &quot;, &quot; &amp; [.V54]; &quot;&quot;)&amp;IF(LEN([.W54])&gt;0; &quot;, &quot; &amp; [.W54]; &quot;&quot;)&amp;IF(LEN([.X54])&gt;0; &quot;, &quot; &amp; [.X54]; &quot;&quot;)&amp;IF(LEN([.Y54])&gt;0; &quot;, &quot; &amp; [.Y54]; &quot;&quot;)&amp;IF(LEN([.Z54])&gt;0; &quot;, &quot; &amp; [.Z54]; &quot;&quot;)" office:value-type="string" office:string-value="'2402860030 00005', 'MOVIMIENTOS', 'TEMPORAL', 216203, 0, 1, NULL, 'D', 7, 'PACAEB', 'EBANO', 'TALLER LOGISTICA', 'PESADO', NULL, 'PESADO', NULL, NULL" calcext:value-type="string">
            <text:p>'2402860030 00005', 'MOVIMIENTOS', 'TEMPORAL', 216203, 0, 1, NULL, 'D', 7, 'PACAEB', 'EBANO', 'TALLER LOGISTICA', 'PESADO', NULL, 'PESADO', NULL, NULL</text:p>
          </table:table-cell>
          <table:table-cell table:style-name="ce1" table:formula="of:=IF(SEARCH(&quot;,&quot;; [.AB54]; 1)=1; TRIM(MID([.AB54]; SEARCH(&quot;,&quot;; [.AB54]; 1)+1; LEN([.AB54]))); [.AB54])" office:value-type="string" office:string-value="'2402860030 00005', 'MOVIMIENTOS', 'TEMPORAL', 216203, 0, 1, NULL, 'D', 7, 'PACAEB', 'EBANO', 'TALLER LOGISTICA', 'PESADO', NULL, 'PESADO', NULL, NULL" calcext:value-type="string">
            <text:p>'2402860030 00005', 'MOVIMIENTOS', 'TEMPORAL', 216203, 0, 1, NULL, 'D', 7, 'PACAEB', 'EBANO', 'TALLER LOGISTICA', 'PESADO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93001'" calcext:value-type="string">
            <text:p>'2402860030 93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9" calcext:value-type="string">
            <text:p>2085796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5])&gt;0; [.A55]; &quot;&quot;)&amp;IF(LEN([.B55])&gt;0; &quot;, &quot; &amp; [.B55]; &quot;&quot;)&amp;IF(LEN([.C55])&gt;0; &quot;, &quot; &amp; [.C55]; &quot;&quot;)&amp;IF(LEN([.D55])&gt;0; &quot;, &quot; &amp; [.D55]; &quot;&quot;)&amp;IF(LEN([.E55])&gt;0; &quot;, &quot; &amp; [.E55]; &quot;&quot;)&amp;IF(LEN([.F55])&gt;0; &quot;, &quot; &amp; [.F55]; &quot;&quot;)&amp;IF(LEN([.G55])&gt;0; &quot;, &quot; &amp; [.G55]; &quot;&quot;)&amp;IF(LEN([.H55])&gt;0; &quot;, &quot; &amp; [.H55]; &quot;&quot;)&amp;IF(LEN([.I55])&gt;0; &quot;, &quot; &amp; [.I55]; &quot;&quot;)&amp;IF(LEN([.J55])&gt;0; &quot;, &quot; &amp; [.J55]; &quot;&quot;)&amp;IF(LEN([.K55])&gt;0; &quot;, &quot; &amp; [.K55]; &quot;&quot;)&amp;IF(LEN([.L55])&gt;0; &quot;, &quot; &amp; [.L55]; &quot;&quot;)&amp;IF(LEN([.M55])&gt;0; &quot;, &quot; &amp; [.M55]; &quot;&quot;)&amp;IF(LEN([.N55])&gt;0; &quot;, &quot; &amp; [.N55]; &quot;&quot;)&amp;IF(LEN([.O55])&gt;0; &quot;, &quot; &amp; [.O55]; &quot;&quot;)&amp;IF(LEN([.P55])&gt;0; &quot;, &quot; &amp; [.P55]; &quot;&quot;)&amp;IF(LEN([.Q55])&gt;0; &quot;, &quot; &amp; [.Q55]; &quot;&quot;)&amp;IF(LEN([.R55])&gt;0; &quot;, &quot; &amp; [.R55]; &quot;&quot;)&amp;IF(LEN([.S55])&gt;0; &quot;, &quot; &amp; [.S55]; &quot;&quot;)&amp;IF(LEN([.T55])&gt;0; &quot;, &quot; &amp; [.T55]; &quot;&quot;)&amp;IF(LEN([.U55])&gt;0; &quot;, &quot; &amp; [.U55]; &quot;&quot;)&amp;IF(LEN([.V55])&gt;0; &quot;, &quot; &amp; [.V55]; &quot;&quot;)&amp;IF(LEN([.W55])&gt;0; &quot;, &quot; &amp; [.W55]; &quot;&quot;)&amp;IF(LEN([.X55])&gt;0; &quot;, &quot; &amp; [.X55]; &quot;&quot;)&amp;IF(LEN([.Y55])&gt;0; &quot;, &quot; &amp; [.Y55]; &quot;&quot;)&amp;IF(LEN([.Z55])&gt;0; &quot;, &quot; &amp; [.Z55]; &quot;&quot;)" office:value-type="string" office:string-value="'2402860030 93001', NULL, 'TEMPORAL', 216203, 1, 1, 23816100, 'X', 7, 'ALTAMIRA', 'CAMPO TAMAULIPAS', 'TALLER LOGISTICA', 'PESADO', NULL, 'PESADO', 20857969, NULL" calcext:value-type="string">
            <text:p>'2402860030 93001', NULL, 'TEMPORAL', 216203, 1, 1, 23816100, 'X', 7, 'ALTAMIRA', 'CAMPO TAMAULIPAS', 'TALLER LOGISTICA', 'PESADO', NULL, 'PESADO', 20857969, NULL</text:p>
          </table:table-cell>
          <table:table-cell table:style-name="ce1" table:formula="of:=IF(SEARCH(&quot;,&quot;; [.AB55]; 1)=1; TRIM(MID([.AB55]; SEARCH(&quot;,&quot;; [.AB55]; 1)+1; LEN([.AB55]))); [.AB55])" office:value-type="string" office:string-value="'2402860030 93001', NULL, 'TEMPORAL', 216203, 1, 1, 23816100, 'X', 7, 'ALTAMIRA', 'CAMPO TAMAULIPAS', 'TALLER LOGISTICA', 'PESADO', NULL, 'PESADO', 20857969, NULL" calcext:value-type="string">
            <text:p>'2402860030 93001', NULL, 'TEMPORAL', 216203, 1, 1, 23816100, 'X', 7, 'ALTAMIRA', 'CAMPO TAMAULIPAS', 'TALLER LOGISTICA', 'PESADO', NULL, 'PESADO', 2085796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1012'" calcext:value-type="string">
            <text:p>'2402860030 3101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2" calcext:value-type="string">
            <text:p>21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58" calcext:value-type="string">
            <text:p>2085795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6])&gt;0; [.A56]; &quot;&quot;)&amp;IF(LEN([.B56])&gt;0; &quot;, &quot; &amp; [.B56]; &quot;&quot;)&amp;IF(LEN([.C56])&gt;0; &quot;, &quot; &amp; [.C56]; &quot;&quot;)&amp;IF(LEN([.D56])&gt;0; &quot;, &quot; &amp; [.D56]; &quot;&quot;)&amp;IF(LEN([.E56])&gt;0; &quot;, &quot; &amp; [.E56]; &quot;&quot;)&amp;IF(LEN([.F56])&gt;0; &quot;, &quot; &amp; [.F56]; &quot;&quot;)&amp;IF(LEN([.G56])&gt;0; &quot;, &quot; &amp; [.G56]; &quot;&quot;)&amp;IF(LEN([.H56])&gt;0; &quot;, &quot; &amp; [.H56]; &quot;&quot;)&amp;IF(LEN([.I56])&gt;0; &quot;, &quot; &amp; [.I56]; &quot;&quot;)&amp;IF(LEN([.J56])&gt;0; &quot;, &quot; &amp; [.J56]; &quot;&quot;)&amp;IF(LEN([.K56])&gt;0; &quot;, &quot; &amp; [.K56]; &quot;&quot;)&amp;IF(LEN([.L56])&gt;0; &quot;, &quot; &amp; [.L56]; &quot;&quot;)&amp;IF(LEN([.M56])&gt;0; &quot;, &quot; &amp; [.M56]; &quot;&quot;)&amp;IF(LEN([.N56])&gt;0; &quot;, &quot; &amp; [.N56]; &quot;&quot;)&amp;IF(LEN([.O56])&gt;0; &quot;, &quot; &amp; [.O56]; &quot;&quot;)&amp;IF(LEN([.P56])&gt;0; &quot;, &quot; &amp; [.P56]; &quot;&quot;)&amp;IF(LEN([.Q56])&gt;0; &quot;, &quot; &amp; [.Q56]; &quot;&quot;)&amp;IF(LEN([.R56])&gt;0; &quot;, &quot; &amp; [.R56]; &quot;&quot;)&amp;IF(LEN([.S56])&gt;0; &quot;, &quot; &amp; [.S56]; &quot;&quot;)&amp;IF(LEN([.T56])&gt;0; &quot;, &quot; &amp; [.T56]; &quot;&quot;)&amp;IF(LEN([.U56])&gt;0; &quot;, &quot; &amp; [.U56]; &quot;&quot;)&amp;IF(LEN([.V56])&gt;0; &quot;, &quot; &amp; [.V56]; &quot;&quot;)&amp;IF(LEN([.W56])&gt;0; &quot;, &quot; &amp; [.W56]; &quot;&quot;)&amp;IF(LEN([.X56])&gt;0; &quot;, &quot; &amp; [.X56]; &quot;&quot;)&amp;IF(LEN([.Y56])&gt;0; &quot;, &quot; &amp; [.Y56]; &quot;&quot;)&amp;IF(LEN([.Z56])&gt;0; &quot;, &quot; &amp; [.Z56]; &quot;&quot;)" office:value-type="string" office:string-value="'2402860030 31012', NULL, 'TEMPORAL', 216202, 1, 1, 23816100, 'SD', 0, 'PACAEB', 'CACALILAO', 'PLANTA CENTRAL', 'PESADO', NULL, 'PESADO', 20857958, NULL" calcext:value-type="string">
            <text:p>'2402860030 31012', NULL, 'TEMPORAL', 216202, 1, 1, 23816100, 'SD', 0, 'PACAEB', 'CACALILAO', 'PLANTA CENTRAL', 'PESADO', NULL, 'PESADO', 20857958, NULL</text:p>
          </table:table-cell>
          <table:table-cell table:style-name="ce1" table:formula="of:=IF(SEARCH(&quot;,&quot;; [.AB56]; 1)=1; TRIM(MID([.AB56]; SEARCH(&quot;,&quot;; [.AB56]; 1)+1; LEN([.AB56]))); [.AB56])" office:value-type="string" office:string-value="'2402860030 31012', NULL, 'TEMPORAL', 216202, 1, 1, 23816100, 'SD', 0, 'PACAEB', 'CACALILAO', 'PLANTA CENTRAL', 'PESADO', NULL, 'PESADO', 20857958, NULL" calcext:value-type="string">
            <text:p>'2402860030 31012', NULL, 'TEMPORAL', 216202, 1, 1, 23816100, 'SD', 0, 'PACAEB', 'CACALILAO', 'PLANTA CENTRAL', 'PESADO', NULL, 'PESADO', 2085795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94100'" calcext:value-type="string">
            <text:p>'2402860030 941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2" calcext:value-type="string">
            <text:p>21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71" calcext:value-type="string">
            <text:p>2085797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7])&gt;0; [.A57]; &quot;&quot;)&amp;IF(LEN([.B57])&gt;0; &quot;, &quot; &amp; [.B57]; &quot;&quot;)&amp;IF(LEN([.C57])&gt;0; &quot;, &quot; &amp; [.C57]; &quot;&quot;)&amp;IF(LEN([.D57])&gt;0; &quot;, &quot; &amp; [.D57]; &quot;&quot;)&amp;IF(LEN([.E57])&gt;0; &quot;, &quot; &amp; [.E57]; &quot;&quot;)&amp;IF(LEN([.F57])&gt;0; &quot;, &quot; &amp; [.F57]; &quot;&quot;)&amp;IF(LEN([.G57])&gt;0; &quot;, &quot; &amp; [.G57]; &quot;&quot;)&amp;IF(LEN([.H57])&gt;0; &quot;, &quot; &amp; [.H57]; &quot;&quot;)&amp;IF(LEN([.I57])&gt;0; &quot;, &quot; &amp; [.I57]; &quot;&quot;)&amp;IF(LEN([.J57])&gt;0; &quot;, &quot; &amp; [.J57]; &quot;&quot;)&amp;IF(LEN([.K57])&gt;0; &quot;, &quot; &amp; [.K57]; &quot;&quot;)&amp;IF(LEN([.L57])&gt;0; &quot;, &quot; &amp; [.L57]; &quot;&quot;)&amp;IF(LEN([.M57])&gt;0; &quot;, &quot; &amp; [.M57]; &quot;&quot;)&amp;IF(LEN([.N57])&gt;0; &quot;, &quot; &amp; [.N57]; &quot;&quot;)&amp;IF(LEN([.O57])&gt;0; &quot;, &quot; &amp; [.O57]; &quot;&quot;)&amp;IF(LEN([.P57])&gt;0; &quot;, &quot; &amp; [.P57]; &quot;&quot;)&amp;IF(LEN([.Q57])&gt;0; &quot;, &quot; &amp; [.Q57]; &quot;&quot;)&amp;IF(LEN([.R57])&gt;0; &quot;, &quot; &amp; [.R57]; &quot;&quot;)&amp;IF(LEN([.S57])&gt;0; &quot;, &quot; &amp; [.S57]; &quot;&quot;)&amp;IF(LEN([.T57])&gt;0; &quot;, &quot; &amp; [.T57]; &quot;&quot;)&amp;IF(LEN([.U57])&gt;0; &quot;, &quot; &amp; [.U57]; &quot;&quot;)&amp;IF(LEN([.V57])&gt;0; &quot;, &quot; &amp; [.V57]; &quot;&quot;)&amp;IF(LEN([.W57])&gt;0; &quot;, &quot; &amp; [.W57]; &quot;&quot;)&amp;IF(LEN([.X57])&gt;0; &quot;, &quot; &amp; [.X57]; &quot;&quot;)&amp;IF(LEN([.Y57])&gt;0; &quot;, &quot; &amp; [.Y57]; &quot;&quot;)&amp;IF(LEN([.Z57])&gt;0; &quot;, &quot; &amp; [.Z57]; &quot;&quot;)" office:value-type="string" office:string-value="'2402860030 94100', NULL, 'TEMPORAL', 216202, 1, 1, 23816100, 'D', 7, 'PACAEB', 'EBANO', 'PLANTA CENTRAL', 'PESADO', NULL, 'PESADO', 20857971, NULL" calcext:value-type="string">
            <text:p>'2402860030 94100', NULL, 'TEMPORAL', 216202, 1, 1, 23816100, 'D', 7, 'PACAEB', 'EBANO', 'PLANTA CENTRAL', 'PESADO', NULL, 'PESADO', 20857971, NULL</text:p>
          </table:table-cell>
          <table:table-cell table:style-name="ce1" table:formula="of:=IF(SEARCH(&quot;,&quot;; [.AB57]; 1)=1; TRIM(MID([.AB57]; SEARCH(&quot;,&quot;; [.AB57]; 1)+1; LEN([.AB57]))); [.AB57])" office:value-type="string" office:string-value="'2402860030 94100', NULL, 'TEMPORAL', 216202, 1, 1, 23816100, 'D', 7, 'PACAEB', 'EBANO', 'PLANTA CENTRAL', 'PESADO', NULL, 'PESADO', 20857971, NULL" calcext:value-type="string">
            <text:p>'2402860030 94100', NULL, 'TEMPORAL', 216202, 1, 1, 23816100, 'D', 7, 'PACAEB', 'EBANO', 'PLANTA CENTRAL', 'PESADO', NULL, 'PESADO', 2085797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7'" calcext:value-type="string">
            <text:p>'24028600 <text:s text:c="2"/>1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INSTL. DE PRODUCCIÓN'" calcext:value-type="string">
            <text:p>'INSTL. DE PRODUCCIÓ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ÓN'" calcext:value-type="string">
            <text:p>'TALLER PRODUCCIÓ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6" calcext:value-type="string">
            <text:p>2085792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8])&gt;0; [.A58]; &quot;&quot;)&amp;IF(LEN([.B58])&gt;0; &quot;, &quot; &amp; [.B58]; &quot;&quot;)&amp;IF(LEN([.C58])&gt;0; &quot;, &quot; &amp; [.C58]; &quot;&quot;)&amp;IF(LEN([.D58])&gt;0; &quot;, &quot; &amp; [.D58]; &quot;&quot;)&amp;IF(LEN([.E58])&gt;0; &quot;, &quot; &amp; [.E58]; &quot;&quot;)&amp;IF(LEN([.F58])&gt;0; &quot;, &quot; &amp; [.F58]; &quot;&quot;)&amp;IF(LEN([.G58])&gt;0; &quot;, &quot; &amp; [.G58]; &quot;&quot;)&amp;IF(LEN([.H58])&gt;0; &quot;, &quot; &amp; [.H58]; &quot;&quot;)&amp;IF(LEN([.I58])&gt;0; &quot;, &quot; &amp; [.I58]; &quot;&quot;)&amp;IF(LEN([.J58])&gt;0; &quot;, &quot; &amp; [.J58]; &quot;&quot;)&amp;IF(LEN([.K58])&gt;0; &quot;, &quot; &amp; [.K58]; &quot;&quot;)&amp;IF(LEN([.L58])&gt;0; &quot;, &quot; &amp; [.L58]; &quot;&quot;)&amp;IF(LEN([.M58])&gt;0; &quot;, &quot; &amp; [.M58]; &quot;&quot;)&amp;IF(LEN([.N58])&gt;0; &quot;, &quot; &amp; [.N58]; &quot;&quot;)&amp;IF(LEN([.O58])&gt;0; &quot;, &quot; &amp; [.O58]; &quot;&quot;)&amp;IF(LEN([.P58])&gt;0; &quot;, &quot; &amp; [.P58]; &quot;&quot;)&amp;IF(LEN([.Q58])&gt;0; &quot;, &quot; &amp; [.Q58]; &quot;&quot;)&amp;IF(LEN([.R58])&gt;0; &quot;, &quot; &amp; [.R58]; &quot;&quot;)&amp;IF(LEN([.S58])&gt;0; &quot;, &quot; &amp; [.S58]; &quot;&quot;)&amp;IF(LEN([.T58])&gt;0; &quot;, &quot; &amp; [.T58]; &quot;&quot;)&amp;IF(LEN([.U58])&gt;0; &quot;, &quot; &amp; [.U58]; &quot;&quot;)&amp;IF(LEN([.V58])&gt;0; &quot;, &quot; &amp; [.V58]; &quot;&quot;)&amp;IF(LEN([.W58])&gt;0; &quot;, &quot; &amp; [.W58]; &quot;&quot;)&amp;IF(LEN([.X58])&gt;0; &quot;, &quot; &amp; [.X58]; &quot;&quot;)&amp;IF(LEN([.Y58])&gt;0; &quot;, &quot; &amp; [.Y58]; &quot;&quot;)&amp;IF(LEN([.Z58])&gt;0; &quot;, &quot; &amp; [.Z58]; &quot;&quot;)" office:value-type="string" office:string-value="'24028600   10007', 'INSTL. DE PRODUCCIÓN', 'DEFINITIVA', 178502, 1, 1, 23816100, 'D', 7, 'PACAEB', 'EBANO', 'TALLER PRODUCCIÓN', 'SEMI-PESADO', 'TRANSP. MATERIALES', 'PESADO', 20857926, NULL" calcext:value-type="string">
            <text:p>'24028600 <text:s text:c="2"/>10007', 'INSTL. DE PRODUCCIÓN', 'DEFINITIVA', 178502, 1, 1, 23816100, 'D', 7, 'PACAEB', 'EBANO', 'TALLER PRODUCCIÓN', 'SEMI-PESADO', 'TRANSP. MATERIALES', 'PESADO', 20857926, NULL</text:p>
          </table:table-cell>
          <table:table-cell table:style-name="ce1" table:formula="of:=IF(SEARCH(&quot;,&quot;; [.AB58]; 1)=1; TRIM(MID([.AB58]; SEARCH(&quot;,&quot;; [.AB58]; 1)+1; LEN([.AB58]))); [.AB58])" office:value-type="string" office:string-value="'24028600   10007', 'INSTL. DE PRODUCCIÓN', 'DEFINITIVA', 178502, 1, 1, 23816100, 'D', 7, 'PACAEB', 'EBANO', 'TALLER PRODUCCIÓN', 'SEMI-PESADO', 'TRANSP. MATERIALES', 'PESADO', 20857926, NULL" calcext:value-type="string">
            <text:p>'24028600 <text:s text:c="2"/>10007', 'INSTL. DE PRODUCCIÓN', 'DEFINITIVA', 178502, 1, 1, 23816100, 'D', 7, 'PACAEB', 'EBANO', 'TALLER PRODUCCIÓN', 'SEMI-PESADO', 'TRANSP. MATERIALES', 'PESADO', 2085792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8'" calcext:value-type="string">
            <text:p>'24028600 <text:s text:c="2"/>1000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8" calcext:value-type="string">
            <text:p>2085792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9])&gt;0; [.A59]; &quot;&quot;)&amp;IF(LEN([.B59])&gt;0; &quot;, &quot; &amp; [.B59]; &quot;&quot;)&amp;IF(LEN([.C59])&gt;0; &quot;, &quot; &amp; [.C59]; &quot;&quot;)&amp;IF(LEN([.D59])&gt;0; &quot;, &quot; &amp; [.D59]; &quot;&quot;)&amp;IF(LEN([.E59])&gt;0; &quot;, &quot; &amp; [.E59]; &quot;&quot;)&amp;IF(LEN([.F59])&gt;0; &quot;, &quot; &amp; [.F59]; &quot;&quot;)&amp;IF(LEN([.G59])&gt;0; &quot;, &quot; &amp; [.G59]; &quot;&quot;)&amp;IF(LEN([.H59])&gt;0; &quot;, &quot; &amp; [.H59]; &quot;&quot;)&amp;IF(LEN([.I59])&gt;0; &quot;, &quot; &amp; [.I59]; &quot;&quot;)&amp;IF(LEN([.J59])&gt;0; &quot;, &quot; &amp; [.J59]; &quot;&quot;)&amp;IF(LEN([.K59])&gt;0; &quot;, &quot; &amp; [.K59]; &quot;&quot;)&amp;IF(LEN([.L59])&gt;0; &quot;, &quot; &amp; [.L59]; &quot;&quot;)&amp;IF(LEN([.M59])&gt;0; &quot;, &quot; &amp; [.M59]; &quot;&quot;)&amp;IF(LEN([.N59])&gt;0; &quot;, &quot; &amp; [.N59]; &quot;&quot;)&amp;IF(LEN([.O59])&gt;0; &quot;, &quot; &amp; [.O59]; &quot;&quot;)&amp;IF(LEN([.P59])&gt;0; &quot;, &quot; &amp; [.P59]; &quot;&quot;)&amp;IF(LEN([.Q59])&gt;0; &quot;, &quot; &amp; [.Q59]; &quot;&quot;)&amp;IF(LEN([.R59])&gt;0; &quot;, &quot; &amp; [.R59]; &quot;&quot;)&amp;IF(LEN([.S59])&gt;0; &quot;, &quot; &amp; [.S59]; &quot;&quot;)&amp;IF(LEN([.T59])&gt;0; &quot;, &quot; &amp; [.T59]; &quot;&quot;)&amp;IF(LEN([.U59])&gt;0; &quot;, &quot; &amp; [.U59]; &quot;&quot;)&amp;IF(LEN([.V59])&gt;0; &quot;, &quot; &amp; [.V59]; &quot;&quot;)&amp;IF(LEN([.W59])&gt;0; &quot;, &quot; &amp; [.W59]; &quot;&quot;)&amp;IF(LEN([.X59])&gt;0; &quot;, &quot; &amp; [.X59]; &quot;&quot;)&amp;IF(LEN([.Y59])&gt;0; &quot;, &quot; &amp; [.Y59]; &quot;&quot;)&amp;IF(LEN([.Z59])&gt;0; &quot;, &quot; &amp; [.Z59]; &quot;&quot;)" office:value-type="string" office:string-value="'24028600   10008', NULL, 'DEFINITIVA', 178502, 1, 1, 23816100, 'SD', 0, 'ALTAMIRA', 'CAMPO TAMAULIPAS', 'TALLER LOGISTICA', 'SEMI-PESADO', 'TRANSP. MATERIALES', 'PESADO', 20857928, NULL" calcext:value-type="string">
            <text:p>'24028600 <text:s text:c="2"/>10008', NULL, 'DEFINITIVA', 178502, 1, 1, 23816100, 'SD', 0, 'ALTAMIRA', 'CAMPO TAMAULIPAS', 'TALLER LOGISTICA', 'SEMI-PESADO', 'TRANSP. MATERIALES', 'PESADO', 20857928, NULL</text:p>
          </table:table-cell>
          <table:table-cell table:style-name="ce1" table:formula="of:=IF(SEARCH(&quot;,&quot;; [.AB59]; 1)=1; TRIM(MID([.AB59]; SEARCH(&quot;,&quot;; [.AB59]; 1)+1; LEN([.AB59]))); [.AB59])" office:value-type="string" office:string-value="'24028600   10008', NULL, 'DEFINITIVA', 178502, 1, 1, 23816100, 'SD', 0, 'ALTAMIRA', 'CAMPO TAMAULIPAS', 'TALLER LOGISTICA', 'SEMI-PESADO', 'TRANSP. MATERIALES', 'PESADO', 20857928, NULL" calcext:value-type="string">
            <text:p>'24028600 <text:s text:c="2"/>10008', NULL, 'DEFINITIVA', 178502, 1, 1, 23816100, 'SD', 0, 'ALTAMIRA', 'CAMPO TAMAULIPAS', 'TALLER LOGISTICA', 'SEMI-PESADO', 'TRANSP. MATERIALES', 'PESADO', 2085792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9'" calcext:value-type="string">
            <text:p>'24028600 <text:s text:c="2"/>1000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1" calcext:value-type="string">
            <text:p>2085793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0])&gt;0; [.A60]; &quot;&quot;)&amp;IF(LEN([.B60])&gt;0; &quot;, &quot; &amp; [.B60]; &quot;&quot;)&amp;IF(LEN([.C60])&gt;0; &quot;, &quot; &amp; [.C60]; &quot;&quot;)&amp;IF(LEN([.D60])&gt;0; &quot;, &quot; &amp; [.D60]; &quot;&quot;)&amp;IF(LEN([.E60])&gt;0; &quot;, &quot; &amp; [.E60]; &quot;&quot;)&amp;IF(LEN([.F60])&gt;0; &quot;, &quot; &amp; [.F60]; &quot;&quot;)&amp;IF(LEN([.G60])&gt;0; &quot;, &quot; &amp; [.G60]; &quot;&quot;)&amp;IF(LEN([.H60])&gt;0; &quot;, &quot; &amp; [.H60]; &quot;&quot;)&amp;IF(LEN([.I60])&gt;0; &quot;, &quot; &amp; [.I60]; &quot;&quot;)&amp;IF(LEN([.J60])&gt;0; &quot;, &quot; &amp; [.J60]; &quot;&quot;)&amp;IF(LEN([.K60])&gt;0; &quot;, &quot; &amp; [.K60]; &quot;&quot;)&amp;IF(LEN([.L60])&gt;0; &quot;, &quot; &amp; [.L60]; &quot;&quot;)&amp;IF(LEN([.M60])&gt;0; &quot;, &quot; &amp; [.M60]; &quot;&quot;)&amp;IF(LEN([.N60])&gt;0; &quot;, &quot; &amp; [.N60]; &quot;&quot;)&amp;IF(LEN([.O60])&gt;0; &quot;, &quot; &amp; [.O60]; &quot;&quot;)&amp;IF(LEN([.P60])&gt;0; &quot;, &quot; &amp; [.P60]; &quot;&quot;)&amp;IF(LEN([.Q60])&gt;0; &quot;, &quot; &amp; [.Q60]; &quot;&quot;)&amp;IF(LEN([.R60])&gt;0; &quot;, &quot; &amp; [.R60]; &quot;&quot;)&amp;IF(LEN([.S60])&gt;0; &quot;, &quot; &amp; [.S60]; &quot;&quot;)&amp;IF(LEN([.T60])&gt;0; &quot;, &quot; &amp; [.T60]; &quot;&quot;)&amp;IF(LEN([.U60])&gt;0; &quot;, &quot; &amp; [.U60]; &quot;&quot;)&amp;IF(LEN([.V60])&gt;0; &quot;, &quot; &amp; [.V60]; &quot;&quot;)&amp;IF(LEN([.W60])&gt;0; &quot;, &quot; &amp; [.W60]; &quot;&quot;)&amp;IF(LEN([.X60])&gt;0; &quot;, &quot; &amp; [.X60]; &quot;&quot;)&amp;IF(LEN([.Y60])&gt;0; &quot;, &quot; &amp; [.Y60]; &quot;&quot;)&amp;IF(LEN([.Z60])&gt;0; &quot;, &quot; &amp; [.Z60]; &quot;&quot;)" office:value-type="string" office:string-value="'24028600   10009', NULL, 'DEFINITIVA', 178502, 1, 1, 23816100, 'SD', 0, 'ALTAMIRA', 'CAMPO TAMAULIPAS', 'TALLER LOGISTICA', 'SEMI-PESADO', 'TRANSP. MATERIALES', 'PESADO', 20857931, NULL" calcext:value-type="string">
            <text:p>'24028600 <text:s text:c="2"/>10009', NULL, 'DEFINITIVA', 178502, 1, 1, 23816100, 'SD', 0, 'ALTAMIRA', 'CAMPO TAMAULIPAS', 'TALLER LOGISTICA', 'SEMI-PESADO', 'TRANSP. MATERIALES', 'PESADO', 20857931, NULL</text:p>
          </table:table-cell>
          <table:table-cell table:style-name="ce1" table:formula="of:=IF(SEARCH(&quot;,&quot;; [.AB60]; 1)=1; TRIM(MID([.AB60]; SEARCH(&quot;,&quot;; [.AB60]; 1)+1; LEN([.AB60]))); [.AB60])" office:value-type="string" office:string-value="'24028600   10009', NULL, 'DEFINITIVA', 178502, 1, 1, 23816100, 'SD', 0, 'ALTAMIRA', 'CAMPO TAMAULIPAS', 'TALLER LOGISTICA', 'SEMI-PESADO', 'TRANSP. MATERIALES', 'PESADO', 20857931, NULL" calcext:value-type="string">
            <text:p>'24028600 <text:s text:c="2"/>10009', NULL, 'DEFINITIVA', 178502, 1, 1, 23816100, 'SD', 0, 'ALTAMIRA', 'CAMPO TAMAULIPAS', 'TALLER LOGISTICA', 'SEMI-PESADO', 'TRANSP. MATERIALES', 'PESADO', 2085793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0'" calcext:value-type="string">
            <text:p>'24028600 <text:s text:c="2"/>1001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BATS. Y CARGADEROS PANUCO'" calcext:value-type="string">
            <text:p>'BATS. Y CARGADEROS PANUC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PANUCO'" calcext:value-type="string">
            <text:p>'PANU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ST. SAN MANUEL'" calcext:value-type="string">
            <text:p>'EST. SAN MANUE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1])&gt;0; [.A61]; &quot;&quot;)&amp;IF(LEN([.B61])&gt;0; &quot;, &quot; &amp; [.B61]; &quot;&quot;)&amp;IF(LEN([.C61])&gt;0; &quot;, &quot; &amp; [.C61]; &quot;&quot;)&amp;IF(LEN([.D61])&gt;0; &quot;, &quot; &amp; [.D61]; &quot;&quot;)&amp;IF(LEN([.E61])&gt;0; &quot;, &quot; &amp; [.E61]; &quot;&quot;)&amp;IF(LEN([.F61])&gt;0; &quot;, &quot; &amp; [.F61]; &quot;&quot;)&amp;IF(LEN([.G61])&gt;0; &quot;, &quot; &amp; [.G61]; &quot;&quot;)&amp;IF(LEN([.H61])&gt;0; &quot;, &quot; &amp; [.H61]; &quot;&quot;)&amp;IF(LEN([.I61])&gt;0; &quot;, &quot; &amp; [.I61]; &quot;&quot;)&amp;IF(LEN([.J61])&gt;0; &quot;, &quot; &amp; [.J61]; &quot;&quot;)&amp;IF(LEN([.K61])&gt;0; &quot;, &quot; &amp; [.K61]; &quot;&quot;)&amp;IF(LEN([.L61])&gt;0; &quot;, &quot; &amp; [.L61]; &quot;&quot;)&amp;IF(LEN([.M61])&gt;0; &quot;, &quot; &amp; [.M61]; &quot;&quot;)&amp;IF(LEN([.N61])&gt;0; &quot;, &quot; &amp; [.N61]; &quot;&quot;)&amp;IF(LEN([.O61])&gt;0; &quot;, &quot; &amp; [.O61]; &quot;&quot;)&amp;IF(LEN([.P61])&gt;0; &quot;, &quot; &amp; [.P61]; &quot;&quot;)&amp;IF(LEN([.Q61])&gt;0; &quot;, &quot; &amp; [.Q61]; &quot;&quot;)&amp;IF(LEN([.R61])&gt;0; &quot;, &quot; &amp; [.R61]; &quot;&quot;)&amp;IF(LEN([.S61])&gt;0; &quot;, &quot; &amp; [.S61]; &quot;&quot;)&amp;IF(LEN([.T61])&gt;0; &quot;, &quot; &amp; [.T61]; &quot;&quot;)&amp;IF(LEN([.U61])&gt;0; &quot;, &quot; &amp; [.U61]; &quot;&quot;)&amp;IF(LEN([.V61])&gt;0; &quot;, &quot; &amp; [.V61]; &quot;&quot;)&amp;IF(LEN([.W61])&gt;0; &quot;, &quot; &amp; [.W61]; &quot;&quot;)&amp;IF(LEN([.X61])&gt;0; &quot;, &quot; &amp; [.X61]; &quot;&quot;)&amp;IF(LEN([.Y61])&gt;0; &quot;, &quot; &amp; [.Y61]; &quot;&quot;)&amp;IF(LEN([.Z61])&gt;0; &quot;, &quot; &amp; [.Z61]; &quot;&quot;)" office:value-type="string" office:string-value="'24028600   10010', 'BATS. Y CARGADEROS PANUCO', 'DEFINITIVA', 178502, 1, 1, 23816100, 'SD', 0, 'PACAEB', 'PANUCO', 'EST. SAN MANUEL', 'SEMI-PESADO', 'TRANSP. LIQUIDOS', 'PESADO', NULL, NULL" calcext:value-type="string">
            <text:p>'24028600 <text:s text:c="2"/>10010', 'BATS. Y CARGADEROS PANUCO', 'DEFINITIVA', 178502, 1, 1, 23816100, 'SD', 0, 'PACAEB', 'PANUCO', 'EST. SAN MANUEL', 'SEMI-PESADO', 'TRANSP. LIQUIDOS', 'PESADO', NULL, NULL</text:p>
          </table:table-cell>
          <table:table-cell table:style-name="ce1" table:formula="of:=IF(SEARCH(&quot;,&quot;; [.AB61]; 1)=1; TRIM(MID([.AB61]; SEARCH(&quot;,&quot;; [.AB61]; 1)+1; LEN([.AB61]))); [.AB61])" office:value-type="string" office:string-value="'24028600   10010', 'BATS. Y CARGADEROS PANUCO', 'DEFINITIVA', 178502, 1, 1, 23816100, 'SD', 0, 'PACAEB', 'PANUCO', 'EST. SAN MANUEL', 'SEMI-PESADO', 'TRANSP. LIQUIDOS', 'PESADO', NULL, NULL" calcext:value-type="string">
            <text:p>'24028600 <text:s text:c="2"/>10010', 'BATS. Y CARGADEROS PANUCO', 'DEFINITIVA', 178502, 1, 1, 23816100, 'SD', 0, 'PACAEB', 'PANUCO', 'EST. SAN MANUEL', 'SEMI-PESADO', 'TRANSP. LIQUIDOS'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1'" calcext:value-type="string">
            <text:p>'24028600 <text:s text:c="2"/>1001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ON'" calcext:value-type="string">
            <text:p>'TALLER PRODUCCIO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7" calcext:value-type="string">
            <text:p>2085792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2])&gt;0; [.A62]; &quot;&quot;)&amp;IF(LEN([.B62])&gt;0; &quot;, &quot; &amp; [.B62]; &quot;&quot;)&amp;IF(LEN([.C62])&gt;0; &quot;, &quot; &amp; [.C62]; &quot;&quot;)&amp;IF(LEN([.D62])&gt;0; &quot;, &quot; &amp; [.D62]; &quot;&quot;)&amp;IF(LEN([.E62])&gt;0; &quot;, &quot; &amp; [.E62]; &quot;&quot;)&amp;IF(LEN([.F62])&gt;0; &quot;, &quot; &amp; [.F62]; &quot;&quot;)&amp;IF(LEN([.G62])&gt;0; &quot;, &quot; &amp; [.G62]; &quot;&quot;)&amp;IF(LEN([.H62])&gt;0; &quot;, &quot; &amp; [.H62]; &quot;&quot;)&amp;IF(LEN([.I62])&gt;0; &quot;, &quot; &amp; [.I62]; &quot;&quot;)&amp;IF(LEN([.J62])&gt;0; &quot;, &quot; &amp; [.J62]; &quot;&quot;)&amp;IF(LEN([.K62])&gt;0; &quot;, &quot; &amp; [.K62]; &quot;&quot;)&amp;IF(LEN([.L62])&gt;0; &quot;, &quot; &amp; [.L62]; &quot;&quot;)&amp;IF(LEN([.M62])&gt;0; &quot;, &quot; &amp; [.M62]; &quot;&quot;)&amp;IF(LEN([.N62])&gt;0; &quot;, &quot; &amp; [.N62]; &quot;&quot;)&amp;IF(LEN([.O62])&gt;0; &quot;, &quot; &amp; [.O62]; &quot;&quot;)&amp;IF(LEN([.P62])&gt;0; &quot;, &quot; &amp; [.P62]; &quot;&quot;)&amp;IF(LEN([.Q62])&gt;0; &quot;, &quot; &amp; [.Q62]; &quot;&quot;)&amp;IF(LEN([.R62])&gt;0; &quot;, &quot; &amp; [.R62]; &quot;&quot;)&amp;IF(LEN([.S62])&gt;0; &quot;, &quot; &amp; [.S62]; &quot;&quot;)&amp;IF(LEN([.T62])&gt;0; &quot;, &quot; &amp; [.T62]; &quot;&quot;)&amp;IF(LEN([.U62])&gt;0; &quot;, &quot; &amp; [.U62]; &quot;&quot;)&amp;IF(LEN([.V62])&gt;0; &quot;, &quot; &amp; [.V62]; &quot;&quot;)&amp;IF(LEN([.W62])&gt;0; &quot;, &quot; &amp; [.W62]; &quot;&quot;)&amp;IF(LEN([.X62])&gt;0; &quot;, &quot; &amp; [.X62]; &quot;&quot;)&amp;IF(LEN([.Y62])&gt;0; &quot;, &quot; &amp; [.Y62]; &quot;&quot;)&amp;IF(LEN([.Z62])&gt;0; &quot;, &quot; &amp; [.Z62]; &quot;&quot;)" office:value-type="string" office:string-value="'24028600   10011', NULL, 'DEFINITIVA', 178502, 1, 1, 23816100, 'SD', 0, 'PACAEB', 'EBANO', 'TALLER PRODUCCION', 'SEMI-PESADO', 'TRANSP. MATERIALES', 'PESADO', 20857927, NULL" calcext:value-type="string">
            <text:p>'24028600 <text:s text:c="2"/>10011', NULL, 'DEFINITIVA', 178502, 1, 1, 23816100, 'SD', 0, 'PACAEB', 'EBANO', 'TALLER PRODUCCION', 'SEMI-PESADO', 'TRANSP. MATERIALES', 'PESADO', 20857927, NULL</text:p>
          </table:table-cell>
          <table:table-cell table:style-name="ce1" table:formula="of:=IF(SEARCH(&quot;,&quot;; [.AB62]; 1)=1; TRIM(MID([.AB62]; SEARCH(&quot;,&quot;; [.AB62]; 1)+1; LEN([.AB62]))); [.AB62])" office:value-type="string" office:string-value="'24028600   10011', NULL, 'DEFINITIVA', 178502, 1, 1, 23816100, 'SD', 0, 'PACAEB', 'EBANO', 'TALLER PRODUCCION', 'SEMI-PESADO', 'TRANSP. MATERIALES', 'PESADO', 20857927, NULL" calcext:value-type="string">
            <text:p>'24028600 <text:s text:c="2"/>10011', NULL, 'DEFINITIVA', 178502, 1, 1, 23816100, 'SD', 0, 'PACAEB', 'EBANO', 'TALLER PRODUCCION', 'SEMI-PESADO', 'TRANSP. MATERIALES', 'PESADO', 2085792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2'" calcext:value-type="string">
            <text:p>'24028600 <text:s text:c="2"/>1001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CPO. TAMPS.'" calcext:value-type="string">
            <text:p>'CPO. TAMPS.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5" calcext:value-type="string">
            <text:p>2085792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3])&gt;0; [.A63]; &quot;&quot;)&amp;IF(LEN([.B63])&gt;0; &quot;, &quot; &amp; [.B63]; &quot;&quot;)&amp;IF(LEN([.C63])&gt;0; &quot;, &quot; &amp; [.C63]; &quot;&quot;)&amp;IF(LEN([.D63])&gt;0; &quot;, &quot; &amp; [.D63]; &quot;&quot;)&amp;IF(LEN([.E63])&gt;0; &quot;, &quot; &amp; [.E63]; &quot;&quot;)&amp;IF(LEN([.F63])&gt;0; &quot;, &quot; &amp; [.F63]; &quot;&quot;)&amp;IF(LEN([.G63])&gt;0; &quot;, &quot; &amp; [.G63]; &quot;&quot;)&amp;IF(LEN([.H63])&gt;0; &quot;, &quot; &amp; [.H63]; &quot;&quot;)&amp;IF(LEN([.I63])&gt;0; &quot;, &quot; &amp; [.I63]; &quot;&quot;)&amp;IF(LEN([.J63])&gt;0; &quot;, &quot; &amp; [.J63]; &quot;&quot;)&amp;IF(LEN([.K63])&gt;0; &quot;, &quot; &amp; [.K63]; &quot;&quot;)&amp;IF(LEN([.L63])&gt;0; &quot;, &quot; &amp; [.L63]; &quot;&quot;)&amp;IF(LEN([.M63])&gt;0; &quot;, &quot; &amp; [.M63]; &quot;&quot;)&amp;IF(LEN([.N63])&gt;0; &quot;, &quot; &amp; [.N63]; &quot;&quot;)&amp;IF(LEN([.O63])&gt;0; &quot;, &quot; &amp; [.O63]; &quot;&quot;)&amp;IF(LEN([.P63])&gt;0; &quot;, &quot; &amp; [.P63]; &quot;&quot;)&amp;IF(LEN([.Q63])&gt;0; &quot;, &quot; &amp; [.Q63]; &quot;&quot;)&amp;IF(LEN([.R63])&gt;0; &quot;, &quot; &amp; [.R63]; &quot;&quot;)&amp;IF(LEN([.S63])&gt;0; &quot;, &quot; &amp; [.S63]; &quot;&quot;)&amp;IF(LEN([.T63])&gt;0; &quot;, &quot; &amp; [.T63]; &quot;&quot;)&amp;IF(LEN([.U63])&gt;0; &quot;, &quot; &amp; [.U63]; &quot;&quot;)&amp;IF(LEN([.V63])&gt;0; &quot;, &quot; &amp; [.V63]; &quot;&quot;)&amp;IF(LEN([.W63])&gt;0; &quot;, &quot; &amp; [.W63]; &quot;&quot;)&amp;IF(LEN([.X63])&gt;0; &quot;, &quot; &amp; [.X63]; &quot;&quot;)&amp;IF(LEN([.Y63])&gt;0; &quot;, &quot; &amp; [.Y63]; &quot;&quot;)&amp;IF(LEN([.Z63])&gt;0; &quot;, &quot; &amp; [.Z63]; &quot;&quot;)" office:value-type="string" office:string-value="'24028600   10012', NULL, 'DEFINITIVA', 178502, 1, 1, 23816002, 'S', 7, 'CPO. TAMPS.', 'CAMPO TAMAULIPAS', 'TALLER LOGISTICA', 'SEMI-PESADO', 'TRANSP. MATERIALES', 'PESADO', 20857925, NULL" calcext:value-type="string">
            <text:p>'24028600 <text:s text:c="2"/>10012', NULL, 'DEFINITIVA', 178502, 1, 1, 23816002, 'S', 7, 'CPO. TAMPS.', 'CAMPO TAMAULIPAS', 'TALLER LOGISTICA', 'SEMI-PESADO', 'TRANSP. MATERIALES', 'PESADO', 20857925, NULL</text:p>
          </table:table-cell>
          <table:table-cell table:style-name="ce1" table:formula="of:=IF(SEARCH(&quot;,&quot;; [.AB63]; 1)=1; TRIM(MID([.AB63]; SEARCH(&quot;,&quot;; [.AB63]; 1)+1; LEN([.AB63]))); [.AB63])" office:value-type="string" office:string-value="'24028600   10012', NULL, 'DEFINITIVA', 178502, 1, 1, 23816002, 'S', 7, 'CPO. TAMPS.', 'CAMPO TAMAULIPAS', 'TALLER LOGISTICA', 'SEMI-PESADO', 'TRANSP. MATERIALES', 'PESADO', 20857925, NULL" calcext:value-type="string">
            <text:p>'24028600 <text:s text:c="2"/>10012', NULL, 'DEFINITIVA', 178502, 1, 1, 23816002, 'S', 7, 'CPO. TAMPS.', 'CAMPO TAMAULIPAS', 'TALLER LOGISTICA', 'SEMI-PESADO', 'TRANSP. MATERIALES', 'PESADO', 2085792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3'" calcext:value-type="string">
            <text:p>'24028600 <text:s text:c="2"/>1001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ÓN'" calcext:value-type="string">
            <text:p>'TALLER PRODUCCIÓ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06" calcext:value-type="string">
            <text:p>2085790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4])&gt;0; [.A64]; &quot;&quot;)&amp;IF(LEN([.B64])&gt;0; &quot;, &quot; &amp; [.B64]; &quot;&quot;)&amp;IF(LEN([.C64])&gt;0; &quot;, &quot; &amp; [.C64]; &quot;&quot;)&amp;IF(LEN([.D64])&gt;0; &quot;, &quot; &amp; [.D64]; &quot;&quot;)&amp;IF(LEN([.E64])&gt;0; &quot;, &quot; &amp; [.E64]; &quot;&quot;)&amp;IF(LEN([.F64])&gt;0; &quot;, &quot; &amp; [.F64]; &quot;&quot;)&amp;IF(LEN([.G64])&gt;0; &quot;, &quot; &amp; [.G64]; &quot;&quot;)&amp;IF(LEN([.H64])&gt;0; &quot;, &quot; &amp; [.H64]; &quot;&quot;)&amp;IF(LEN([.I64])&gt;0; &quot;, &quot; &amp; [.I64]; &quot;&quot;)&amp;IF(LEN([.J64])&gt;0; &quot;, &quot; &amp; [.J64]; &quot;&quot;)&amp;IF(LEN([.K64])&gt;0; &quot;, &quot; &amp; [.K64]; &quot;&quot;)&amp;IF(LEN([.L64])&gt;0; &quot;, &quot; &amp; [.L64]; &quot;&quot;)&amp;IF(LEN([.M64])&gt;0; &quot;, &quot; &amp; [.M64]; &quot;&quot;)&amp;IF(LEN([.N64])&gt;0; &quot;, &quot; &amp; [.N64]; &quot;&quot;)&amp;IF(LEN([.O64])&gt;0; &quot;, &quot; &amp; [.O64]; &quot;&quot;)&amp;IF(LEN([.P64])&gt;0; &quot;, &quot; &amp; [.P64]; &quot;&quot;)&amp;IF(LEN([.Q64])&gt;0; &quot;, &quot; &amp; [.Q64]; &quot;&quot;)&amp;IF(LEN([.R64])&gt;0; &quot;, &quot; &amp; [.R64]; &quot;&quot;)&amp;IF(LEN([.S64])&gt;0; &quot;, &quot; &amp; [.S64]; &quot;&quot;)&amp;IF(LEN([.T64])&gt;0; &quot;, &quot; &amp; [.T64]; &quot;&quot;)&amp;IF(LEN([.U64])&gt;0; &quot;, &quot; &amp; [.U64]; &quot;&quot;)&amp;IF(LEN([.V64])&gt;0; &quot;, &quot; &amp; [.V64]; &quot;&quot;)&amp;IF(LEN([.W64])&gt;0; &quot;, &quot; &amp; [.W64]; &quot;&quot;)&amp;IF(LEN([.X64])&gt;0; &quot;, &quot; &amp; [.X64]; &quot;&quot;)&amp;IF(LEN([.Y64])&gt;0; &quot;, &quot; &amp; [.Y64]; &quot;&quot;)&amp;IF(LEN([.Z64])&gt;0; &quot;, &quot; &amp; [.Z64]; &quot;&quot;)" office:value-type="string" office:string-value="'24028600   10013', NULL, 'DEFINITIVA', 178502, 1, 1, 23816100, 'SD', 0, 'PACAEB', 'EBANO', 'TALLER PRODUCCIÓN', 'SEMI-PESADO', 'TRANSP. MATERIALES', 'PESADO', 20857906, NULL" calcext:value-type="string">
            <text:p>'24028600 <text:s text:c="2"/>10013', NULL, 'DEFINITIVA', 178502, 1, 1, 23816100, 'SD', 0, 'PACAEB', 'EBANO', 'TALLER PRODUCCIÓN', 'SEMI-PESADO', 'TRANSP. MATERIALES', 'PESADO', 20857906, NULL</text:p>
          </table:table-cell>
          <table:table-cell table:style-name="ce1" table:formula="of:=IF(SEARCH(&quot;,&quot;; [.AB64]; 1)=1; TRIM(MID([.AB64]; SEARCH(&quot;,&quot;; [.AB64]; 1)+1; LEN([.AB64]))); [.AB64])" office:value-type="string" office:string-value="'24028600   10013', NULL, 'DEFINITIVA', 178502, 1, 1, 23816100, 'SD', 0, 'PACAEB', 'EBANO', 'TALLER PRODUCCIÓN', 'SEMI-PESADO', 'TRANSP. MATERIALES', 'PESADO', 20857906, NULL" calcext:value-type="string">
            <text:p>'24028600 <text:s text:c="2"/>10013', NULL, 'DEFINITIVA', 178502, 1, 1, 23816100, 'SD', 0, 'PACAEB', 'EBANO', 'TALLER PRODUCCIÓN', 'SEMI-PESADO', 'TRANSP. MATERIALES', 'PESADO', 2085790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4'" calcext:value-type="string">
            <text:p>'24028600 <text:s text:c="2"/>1001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6202" calcext:value-type="string">
            <text:p>17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ELECTRICO'" calcext:value-type="string">
            <text:p>'TALLER ELECTRIC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03" calcext:value-type="string">
            <text:p>2085790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5])&gt;0; [.A65]; &quot;&quot;)&amp;IF(LEN([.B65])&gt;0; &quot;, &quot; &amp; [.B65]; &quot;&quot;)&amp;IF(LEN([.C65])&gt;0; &quot;, &quot; &amp; [.C65]; &quot;&quot;)&amp;IF(LEN([.D65])&gt;0; &quot;, &quot; &amp; [.D65]; &quot;&quot;)&amp;IF(LEN([.E65])&gt;0; &quot;, &quot; &amp; [.E65]; &quot;&quot;)&amp;IF(LEN([.F65])&gt;0; &quot;, &quot; &amp; [.F65]; &quot;&quot;)&amp;IF(LEN([.G65])&gt;0; &quot;, &quot; &amp; [.G65]; &quot;&quot;)&amp;IF(LEN([.H65])&gt;0; &quot;, &quot; &amp; [.H65]; &quot;&quot;)&amp;IF(LEN([.I65])&gt;0; &quot;, &quot; &amp; [.I65]; &quot;&quot;)&amp;IF(LEN([.J65])&gt;0; &quot;, &quot; &amp; [.J65]; &quot;&quot;)&amp;IF(LEN([.K65])&gt;0; &quot;, &quot; &amp; [.K65]; &quot;&quot;)&amp;IF(LEN([.L65])&gt;0; &quot;, &quot; &amp; [.L65]; &quot;&quot;)&amp;IF(LEN([.M65])&gt;0; &quot;, &quot; &amp; [.M65]; &quot;&quot;)&amp;IF(LEN([.N65])&gt;0; &quot;, &quot; &amp; [.N65]; &quot;&quot;)&amp;IF(LEN([.O65])&gt;0; &quot;, &quot; &amp; [.O65]; &quot;&quot;)&amp;IF(LEN([.P65])&gt;0; &quot;, &quot; &amp; [.P65]; &quot;&quot;)&amp;IF(LEN([.Q65])&gt;0; &quot;, &quot; &amp; [.Q65]; &quot;&quot;)&amp;IF(LEN([.R65])&gt;0; &quot;, &quot; &amp; [.R65]; &quot;&quot;)&amp;IF(LEN([.S65])&gt;0; &quot;, &quot; &amp; [.S65]; &quot;&quot;)&amp;IF(LEN([.T65])&gt;0; &quot;, &quot; &amp; [.T65]; &quot;&quot;)&amp;IF(LEN([.U65])&gt;0; &quot;, &quot; &amp; [.U65]; &quot;&quot;)&amp;IF(LEN([.V65])&gt;0; &quot;, &quot; &amp; [.V65]; &quot;&quot;)&amp;IF(LEN([.W65])&gt;0; &quot;, &quot; &amp; [.W65]; &quot;&quot;)&amp;IF(LEN([.X65])&gt;0; &quot;, &quot; &amp; [.X65]; &quot;&quot;)&amp;IF(LEN([.Y65])&gt;0; &quot;, &quot; &amp; [.Y65]; &quot;&quot;)&amp;IF(LEN([.Z65])&gt;0; &quot;, &quot; &amp; [.Z65]; &quot;&quot;)" office:value-type="string" office:string-value="'24028600   10014', NULL, 'DEFINITIVA', 176202, 1, 1, 23816002, 'SD', 0, 'ALTAMIRA', 'CAMPO TAMAULIPAS', 'TALLER ELECTRICO', 'SEMI-PESADO', 'TRANSP. MATERIALES', 'PESADO', 20857903, NULL" calcext:value-type="string">
            <text:p>'24028600 <text:s text:c="2"/>10014', NULL, 'DEFINITIVA', 176202, 1, 1, 23816002, 'SD', 0, 'ALTAMIRA', 'CAMPO TAMAULIPAS', 'TALLER ELECTRICO', 'SEMI-PESADO', 'TRANSP. MATERIALES', 'PESADO', 20857903, NULL</text:p>
          </table:table-cell>
          <table:table-cell table:style-name="ce1" table:formula="of:=IF(SEARCH(&quot;,&quot;; [.AB65]; 1)=1; TRIM(MID([.AB65]; SEARCH(&quot;,&quot;; [.AB65]; 1)+1; LEN([.AB65]))); [.AB65])" office:value-type="string" office:string-value="'24028600   10014', NULL, 'DEFINITIVA', 176202, 1, 1, 23816002, 'SD', 0, 'ALTAMIRA', 'CAMPO TAMAULIPAS', 'TALLER ELECTRICO', 'SEMI-PESADO', 'TRANSP. MATERIALES', 'PESADO', 20857903, NULL" calcext:value-type="string">
            <text:p>'24028600 <text:s text:c="2"/>10014', NULL, 'DEFINITIVA', 176202, 1, 1, 23816002, 'SD', 0, 'ALTAMIRA', 'CAMPO TAMAULIPAS', 'TALLER ELECTRICO', 'SEMI-PESADO', 'TRANSP. MATERIALES', 'PESADO', 2085790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6'" calcext:value-type="string">
            <text:p>'2402890030 0402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16209" calcext:value-type="string">
            <text:p>116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75" calcext:value-type="string">
            <text:p>2086917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6])&gt;0; [.A66]; &quot;&quot;)&amp;IF(LEN([.B66])&gt;0; &quot;, &quot; &amp; [.B66]; &quot;&quot;)&amp;IF(LEN([.C66])&gt;0; &quot;, &quot; &amp; [.C66]; &quot;&quot;)&amp;IF(LEN([.D66])&gt;0; &quot;, &quot; &amp; [.D66]; &quot;&quot;)&amp;IF(LEN([.E66])&gt;0; &quot;, &quot; &amp; [.E66]; &quot;&quot;)&amp;IF(LEN([.F66])&gt;0; &quot;, &quot; &amp; [.F66]; &quot;&quot;)&amp;IF(LEN([.G66])&gt;0; &quot;, &quot; &amp; [.G66]; &quot;&quot;)&amp;IF(LEN([.H66])&gt;0; &quot;, &quot; &amp; [.H66]; &quot;&quot;)&amp;IF(LEN([.I66])&gt;0; &quot;, &quot; &amp; [.I66]; &quot;&quot;)&amp;IF(LEN([.J66])&gt;0; &quot;, &quot; &amp; [.J66]; &quot;&quot;)&amp;IF(LEN([.K66])&gt;0; &quot;, &quot; &amp; [.K66]; &quot;&quot;)&amp;IF(LEN([.L66])&gt;0; &quot;, &quot; &amp; [.L66]; &quot;&quot;)&amp;IF(LEN([.M66])&gt;0; &quot;, &quot; &amp; [.M66]; &quot;&quot;)&amp;IF(LEN([.N66])&gt;0; &quot;, &quot; &amp; [.N66]; &quot;&quot;)&amp;IF(LEN([.O66])&gt;0; &quot;, &quot; &amp; [.O66]; &quot;&quot;)&amp;IF(LEN([.P66])&gt;0; &quot;, &quot; &amp; [.P66]; &quot;&quot;)&amp;IF(LEN([.Q66])&gt;0; &quot;, &quot; &amp; [.Q66]; &quot;&quot;)&amp;IF(LEN([.R66])&gt;0; &quot;, &quot; &amp; [.R66]; &quot;&quot;)&amp;IF(LEN([.S66])&gt;0; &quot;, &quot; &amp; [.S66]; &quot;&quot;)&amp;IF(LEN([.T66])&gt;0; &quot;, &quot; &amp; [.T66]; &quot;&quot;)&amp;IF(LEN([.U66])&gt;0; &quot;, &quot; &amp; [.U66]; &quot;&quot;)&amp;IF(LEN([.V66])&gt;0; &quot;, &quot; &amp; [.V66]; &quot;&quot;)&amp;IF(LEN([.W66])&gt;0; &quot;, &quot; &amp; [.W66]; &quot;&quot;)&amp;IF(LEN([.X66])&gt;0; &quot;, &quot; &amp; [.X66]; &quot;&quot;)&amp;IF(LEN([.Y66])&gt;0; &quot;, &quot; &amp; [.Y66]; &quot;&quot;)&amp;IF(LEN([.Z66])&gt;0; &quot;, &quot; &amp; [.Z66]; &quot;&quot;)" office:value-type="string" office:string-value="'2402890030 04026', NULL, 'TEMPORAL', 116209, 1, 1, 23816100, 'D', 7, 'ALTAMIRA', 'CAMPO TAMAULIPAS', 'TALLER LOGISTICA', 'PESADO', NULL, 'PESADO', 20869175, NULL" calcext:value-type="string">
            <text:p>'2402890030 04026', NULL, 'TEMPORAL', 116209, 1, 1, 23816100, 'D', 7, 'ALTAMIRA', 'CAMPO TAMAULIPAS', 'TALLER LOGISTICA', 'PESADO', NULL, 'PESADO', 20869175, NULL</text:p>
          </table:table-cell>
          <table:table-cell table:style-name="ce1" table:formula="of:=IF(SEARCH(&quot;,&quot;; [.AB66]; 1)=1; TRIM(MID([.AB66]; SEARCH(&quot;,&quot;; [.AB66]; 1)+1; LEN([.AB66]))); [.AB66])" office:value-type="string" office:string-value="'2402890030 04026', NULL, 'TEMPORAL', 116209, 1, 1, 23816100, 'D', 7, 'ALTAMIRA', 'CAMPO TAMAULIPAS', 'TALLER LOGISTICA', 'PESADO', NULL, 'PESADO', 20869175, NULL" calcext:value-type="string">
            <text:p>'2402890030 04026', NULL, 'TEMPORAL', 116209, 1, 1, 23816100, 'D', 7, 'ALTAMIRA', 'CAMPO TAMAULIPAS', 'TALLER LOGISTICA', 'PESADO', NULL, 'PESADO', 2086917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7'" calcext:value-type="string">
            <text:p>'2402890030 04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16209" calcext:value-type="string">
            <text:p>116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83" calcext:value-type="string">
            <text:p>2086918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7])&gt;0; [.A67]; &quot;&quot;)&amp;IF(LEN([.B67])&gt;0; &quot;, &quot; &amp; [.B67]; &quot;&quot;)&amp;IF(LEN([.C67])&gt;0; &quot;, &quot; &amp; [.C67]; &quot;&quot;)&amp;IF(LEN([.D67])&gt;0; &quot;, &quot; &amp; [.D67]; &quot;&quot;)&amp;IF(LEN([.E67])&gt;0; &quot;, &quot; &amp; [.E67]; &quot;&quot;)&amp;IF(LEN([.F67])&gt;0; &quot;, &quot; &amp; [.F67]; &quot;&quot;)&amp;IF(LEN([.G67])&gt;0; &quot;, &quot; &amp; [.G67]; &quot;&quot;)&amp;IF(LEN([.H67])&gt;0; &quot;, &quot; &amp; [.H67]; &quot;&quot;)&amp;IF(LEN([.I67])&gt;0; &quot;, &quot; &amp; [.I67]; &quot;&quot;)&amp;IF(LEN([.J67])&gt;0; &quot;, &quot; &amp; [.J67]; &quot;&quot;)&amp;IF(LEN([.K67])&gt;0; &quot;, &quot; &amp; [.K67]; &quot;&quot;)&amp;IF(LEN([.L67])&gt;0; &quot;, &quot; &amp; [.L67]; &quot;&quot;)&amp;IF(LEN([.M67])&gt;0; &quot;, &quot; &amp; [.M67]; &quot;&quot;)&amp;IF(LEN([.N67])&gt;0; &quot;, &quot; &amp; [.N67]; &quot;&quot;)&amp;IF(LEN([.O67])&gt;0; &quot;, &quot; &amp; [.O67]; &quot;&quot;)&amp;IF(LEN([.P67])&gt;0; &quot;, &quot; &amp; [.P67]; &quot;&quot;)&amp;IF(LEN([.Q67])&gt;0; &quot;, &quot; &amp; [.Q67]; &quot;&quot;)&amp;IF(LEN([.R67])&gt;0; &quot;, &quot; &amp; [.R67]; &quot;&quot;)&amp;IF(LEN([.S67])&gt;0; &quot;, &quot; &amp; [.S67]; &quot;&quot;)&amp;IF(LEN([.T67])&gt;0; &quot;, &quot; &amp; [.T67]; &quot;&quot;)&amp;IF(LEN([.U67])&gt;0; &quot;, &quot; &amp; [.U67]; &quot;&quot;)&amp;IF(LEN([.V67])&gt;0; &quot;, &quot; &amp; [.V67]; &quot;&quot;)&amp;IF(LEN([.W67])&gt;0; &quot;, &quot; &amp; [.W67]; &quot;&quot;)&amp;IF(LEN([.X67])&gt;0; &quot;, &quot; &amp; [.X67]; &quot;&quot;)&amp;IF(LEN([.Y67])&gt;0; &quot;, &quot; &amp; [.Y67]; &quot;&quot;)&amp;IF(LEN([.Z67])&gt;0; &quot;, &quot; &amp; [.Z67]; &quot;&quot;)" office:value-type="string" office:string-value="'2402890030 04027', NULL, 'TEMPORAL', 116209, 1, 1, 23816100, 'D', 7, 'PACAEB', 'CACALILAO', 'PLANTA CENTRAL', 'PESADO', NULL, 'PESADO', 20869183, NULL" calcext:value-type="string">
            <text:p>'2402890030 04027', NULL, 'TEMPORAL', 116209, 1, 1, 23816100, 'D', 7, 'PACAEB', 'CACALILAO', 'PLANTA CENTRAL', 'PESADO', NULL, 'PESADO', 20869183, NULL</text:p>
          </table:table-cell>
          <table:table-cell table:style-name="ce1" table:formula="of:=IF(SEARCH(&quot;,&quot;; [.AB67]; 1)=1; TRIM(MID([.AB67]; SEARCH(&quot;,&quot;; [.AB67]; 1)+1; LEN([.AB67]))); [.AB67])" office:value-type="string" office:string-value="'2402890030 04027', NULL, 'TEMPORAL', 116209, 1, 1, 23816100, 'D', 7, 'PACAEB', 'CACALILAO', 'PLANTA CENTRAL', 'PESADO', NULL, 'PESADO', 20869183, NULL" calcext:value-type="string">
            <text:p>'2402890030 04027', NULL, 'TEMPORAL', 116209, 1, 1, 23816100, 'D', 7, 'PACAEB', 'CACALILAO', 'PLANTA CENTRAL', 'PESADO', NULL, 'PESADO', 2086918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007'" calcext:value-type="string">
            <text:p>'2402860030 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ES PRODUCCION'" calcext:value-type="string">
            <text:p>'TALLERES PRODUCCIO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ENERAL'" calcext:value-type="string">
            <text:p>'GENER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8])&gt;0; [.A68]; &quot;&quot;)&amp;IF(LEN([.B68])&gt;0; &quot;, &quot; &amp; [.B68]; &quot;&quot;)&amp;IF(LEN([.C68])&gt;0; &quot;, &quot; &amp; [.C68]; &quot;&quot;)&amp;IF(LEN([.D68])&gt;0; &quot;, &quot; &amp; [.D68]; &quot;&quot;)&amp;IF(LEN([.E68])&gt;0; &quot;, &quot; &amp; [.E68]; &quot;&quot;)&amp;IF(LEN([.F68])&gt;0; &quot;, &quot; &amp; [.F68]; &quot;&quot;)&amp;IF(LEN([.G68])&gt;0; &quot;, &quot; &amp; [.G68]; &quot;&quot;)&amp;IF(LEN([.H68])&gt;0; &quot;, &quot; &amp; [.H68]; &quot;&quot;)&amp;IF(LEN([.I68])&gt;0; &quot;, &quot; &amp; [.I68]; &quot;&quot;)&amp;IF(LEN([.J68])&gt;0; &quot;, &quot; &amp; [.J68]; &quot;&quot;)&amp;IF(LEN([.K68])&gt;0; &quot;, &quot; &amp; [.K68]; &quot;&quot;)&amp;IF(LEN([.L68])&gt;0; &quot;, &quot; &amp; [.L68]; &quot;&quot;)&amp;IF(LEN([.M68])&gt;0; &quot;, &quot; &amp; [.M68]; &quot;&quot;)&amp;IF(LEN([.N68])&gt;0; &quot;, &quot; &amp; [.N68]; &quot;&quot;)&amp;IF(LEN([.O68])&gt;0; &quot;, &quot; &amp; [.O68]; &quot;&quot;)&amp;IF(LEN([.P68])&gt;0; &quot;, &quot; &amp; [.P68]; &quot;&quot;)&amp;IF(LEN([.Q68])&gt;0; &quot;, &quot; &amp; [.Q68]; &quot;&quot;)&amp;IF(LEN([.R68])&gt;0; &quot;, &quot; &amp; [.R68]; &quot;&quot;)&amp;IF(LEN([.S68])&gt;0; &quot;, &quot; &amp; [.S68]; &quot;&quot;)&amp;IF(LEN([.T68])&gt;0; &quot;, &quot; &amp; [.T68]; &quot;&quot;)&amp;IF(LEN([.U68])&gt;0; &quot;, &quot; &amp; [.U68]; &quot;&quot;)&amp;IF(LEN([.V68])&gt;0; &quot;, &quot; &amp; [.V68]; &quot;&quot;)&amp;IF(LEN([.W68])&gt;0; &quot;, &quot; &amp; [.W68]; &quot;&quot;)&amp;IF(LEN([.X68])&gt;0; &quot;, &quot; &amp; [.X68]; &quot;&quot;)&amp;IF(LEN([.Y68])&gt;0; &quot;, &quot; &amp; [.Y68]; &quot;&quot;)&amp;IF(LEN([.Z68])&gt;0; &quot;, &quot; &amp; [.Z68]; &quot;&quot;)" office:value-type="string" office:string-value="'2402860030 00007', NULL, 'TEMPORAL', 86107, 0, 1, NULL, 'SD', 0, 'PACAEB', 'CACALILAO', 'TALLERES PRODUCCION', 'GENERAL', NULL, 'PESADO', NULL, NULL" calcext:value-type="string">
            <text:p>'2402860030 00007', NULL, 'TEMPORAL', 86107, 0, 1, NULL, 'SD', 0, 'PACAEB', 'CACALILAO', 'TALLERES PRODUCCION', 'GENERAL', NULL, 'PESADO', NULL, NULL</text:p>
          </table:table-cell>
          <table:table-cell table:style-name="ce1" table:formula="of:=IF(SEARCH(&quot;,&quot;; [.AB68]; 1)=1; TRIM(MID([.AB68]; SEARCH(&quot;,&quot;; [.AB68]; 1)+1; LEN([.AB68]))); [.AB68])" office:value-type="string" office:string-value="'2402860030 00007', NULL, 'TEMPORAL', 86107, 0, 1, NULL, 'SD', 0, 'PACAEB', 'CACALILAO', 'TALLERES PRODUCCION', 'GENERAL', NULL, 'PESADO', NULL, NULL" calcext:value-type="string">
            <text:p>'2402860030 00007', NULL, 'TEMPORAL', 86107, 0, 1, NULL, 'SD', 0, 'PACAEB', 'CACALILAO', 'TALLERES PRODUCCION', 'GENERAL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604'" calcext:value-type="string">
            <text:p>'2402860030 006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25" calcext:value-type="string">
            <text:p>2085812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9])&gt;0; [.A69]; &quot;&quot;)&amp;IF(LEN([.B69])&gt;0; &quot;, &quot; &amp; [.B69]; &quot;&quot;)&amp;IF(LEN([.C69])&gt;0; &quot;, &quot; &amp; [.C69]; &quot;&quot;)&amp;IF(LEN([.D69])&gt;0; &quot;, &quot; &amp; [.D69]; &quot;&quot;)&amp;IF(LEN([.E69])&gt;0; &quot;, &quot; &amp; [.E69]; &quot;&quot;)&amp;IF(LEN([.F69])&gt;0; &quot;, &quot; &amp; [.F69]; &quot;&quot;)&amp;IF(LEN([.G69])&gt;0; &quot;, &quot; &amp; [.G69]; &quot;&quot;)&amp;IF(LEN([.H69])&gt;0; &quot;, &quot; &amp; [.H69]; &quot;&quot;)&amp;IF(LEN([.I69])&gt;0; &quot;, &quot; &amp; [.I69]; &quot;&quot;)&amp;IF(LEN([.J69])&gt;0; &quot;, &quot; &amp; [.J69]; &quot;&quot;)&amp;IF(LEN([.K69])&gt;0; &quot;, &quot; &amp; [.K69]; &quot;&quot;)&amp;IF(LEN([.L69])&gt;0; &quot;, &quot; &amp; [.L69]; &quot;&quot;)&amp;IF(LEN([.M69])&gt;0; &quot;, &quot; &amp; [.M69]; &quot;&quot;)&amp;IF(LEN([.N69])&gt;0; &quot;, &quot; &amp; [.N69]; &quot;&quot;)&amp;IF(LEN([.O69])&gt;0; &quot;, &quot; &amp; [.O69]; &quot;&quot;)&amp;IF(LEN([.P69])&gt;0; &quot;, &quot; &amp; [.P69]; &quot;&quot;)&amp;IF(LEN([.Q69])&gt;0; &quot;, &quot; &amp; [.Q69]; &quot;&quot;)&amp;IF(LEN([.R69])&gt;0; &quot;, &quot; &amp; [.R69]; &quot;&quot;)&amp;IF(LEN([.S69])&gt;0; &quot;, &quot; &amp; [.S69]; &quot;&quot;)&amp;IF(LEN([.T69])&gt;0; &quot;, &quot; &amp; [.T69]; &quot;&quot;)&amp;IF(LEN([.U69])&gt;0; &quot;, &quot; &amp; [.U69]; &quot;&quot;)&amp;IF(LEN([.V69])&gt;0; &quot;, &quot; &amp; [.V69]; &quot;&quot;)&amp;IF(LEN([.W69])&gt;0; &quot;, &quot; &amp; [.W69]; &quot;&quot;)&amp;IF(LEN([.X69])&gt;0; &quot;, &quot; &amp; [.X69]; &quot;&quot;)&amp;IF(LEN([.Y69])&gt;0; &quot;, &quot; &amp; [.Y69]; &quot;&quot;)&amp;IF(LEN([.Z69])&gt;0; &quot;, &quot; &amp; [.Z69]; &quot;&quot;)" office:value-type="string" office:string-value="'2402860030 00604', NULL, 'TEMPORAL', 86107, 1, 1, 23816100, 'SD', 0, 'ALTAMIRA', 'CAMPO TAMAULIPAS', 'TALLER LOGISTICA', 'PESADO', NULL, 'PESADO', 20858125, NULL" calcext:value-type="string">
            <text:p>'2402860030 00604', NULL, 'TEMPORAL', 86107, 1, 1, 23816100, 'SD', 0, 'ALTAMIRA', 'CAMPO TAMAULIPAS', 'TALLER LOGISTICA', 'PESADO', NULL, 'PESADO', 20858125, NULL</text:p>
          </table:table-cell>
          <table:table-cell table:style-name="ce1" table:formula="of:=IF(SEARCH(&quot;,&quot;; [.AB69]; 1)=1; TRIM(MID([.AB69]; SEARCH(&quot;,&quot;; [.AB69]; 1)+1; LEN([.AB69]))); [.AB69])" office:value-type="string" office:string-value="'2402860030 00604', NULL, 'TEMPORAL', 86107, 1, 1, 23816100, 'SD', 0, 'ALTAMIRA', 'CAMPO TAMAULIPAS', 'TALLER LOGISTICA', 'PESADO', NULL, 'PESADO', 20858125, NULL" calcext:value-type="string">
            <text:p>'2402860030 00604', NULL, 'TEMPORAL', 86107, 1, 1, 23816100, 'SD', 0, 'ALTAMIRA', 'CAMPO TAMAULIPAS', 'TALLER LOGISTICA', 'PESADO', NULL, 'PESADO', 2085812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7'" calcext:value-type="string">
            <text:p>'24028600 <text:s text:c="2"/>1003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50" calcext:value-type="string">
            <text:p>2085815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0])&gt;0; [.A70]; &quot;&quot;)&amp;IF(LEN([.B70])&gt;0; &quot;, &quot; &amp; [.B70]; &quot;&quot;)&amp;IF(LEN([.C70])&gt;0; &quot;, &quot; &amp; [.C70]; &quot;&quot;)&amp;IF(LEN([.D70])&gt;0; &quot;, &quot; &amp; [.D70]; &quot;&quot;)&amp;IF(LEN([.E70])&gt;0; &quot;, &quot; &amp; [.E70]; &quot;&quot;)&amp;IF(LEN([.F70])&gt;0; &quot;, &quot; &amp; [.F70]; &quot;&quot;)&amp;IF(LEN([.G70])&gt;0; &quot;, &quot; &amp; [.G70]; &quot;&quot;)&amp;IF(LEN([.H70])&gt;0; &quot;, &quot; &amp; [.H70]; &quot;&quot;)&amp;IF(LEN([.I70])&gt;0; &quot;, &quot; &amp; [.I70]; &quot;&quot;)&amp;IF(LEN([.J70])&gt;0; &quot;, &quot; &amp; [.J70]; &quot;&quot;)&amp;IF(LEN([.K70])&gt;0; &quot;, &quot; &amp; [.K70]; &quot;&quot;)&amp;IF(LEN([.L70])&gt;0; &quot;, &quot; &amp; [.L70]; &quot;&quot;)&amp;IF(LEN([.M70])&gt;0; &quot;, &quot; &amp; [.M70]; &quot;&quot;)&amp;IF(LEN([.N70])&gt;0; &quot;, &quot; &amp; [.N70]; &quot;&quot;)&amp;IF(LEN([.O70])&gt;0; &quot;, &quot; &amp; [.O70]; &quot;&quot;)&amp;IF(LEN([.P70])&gt;0; &quot;, &quot; &amp; [.P70]; &quot;&quot;)&amp;IF(LEN([.Q70])&gt;0; &quot;, &quot; &amp; [.Q70]; &quot;&quot;)&amp;IF(LEN([.R70])&gt;0; &quot;, &quot; &amp; [.R70]; &quot;&quot;)&amp;IF(LEN([.S70])&gt;0; &quot;, &quot; &amp; [.S70]; &quot;&quot;)&amp;IF(LEN([.T70])&gt;0; &quot;, &quot; &amp; [.T70]; &quot;&quot;)&amp;IF(LEN([.U70])&gt;0; &quot;, &quot; &amp; [.U70]; &quot;&quot;)&amp;IF(LEN([.V70])&gt;0; &quot;, &quot; &amp; [.V70]; &quot;&quot;)&amp;IF(LEN([.W70])&gt;0; &quot;, &quot; &amp; [.W70]; &quot;&quot;)&amp;IF(LEN([.X70])&gt;0; &quot;, &quot; &amp; [.X70]; &quot;&quot;)&amp;IF(LEN([.Y70])&gt;0; &quot;, &quot; &amp; [.Y70]; &quot;&quot;)&amp;IF(LEN([.Z70])&gt;0; &quot;, &quot; &amp; [.Z70]; &quot;&quot;)" office:value-type="string" office:string-value="'24028600   10037', NULL, 'DEFINITIVA', 86107, 1, 1, 23816100, 'V', 7, 'ALTAMIRA', 'CAMPO TAMAULIPAS', 'TALLER LOGISTICA', 'PESADO', 'TRANSP. MATERIALES', 'PESADO', 20858150, NULL" calcext:value-type="string">
            <text:p>'24028600 <text:s text:c="2"/>10037', NULL, 'DEFINITIVA', 86107, 1, 1, 23816100, 'V', 7, 'ALTAMIRA', 'CAMPO TAMAULIPAS', 'TALLER LOGISTICA', 'PESADO', 'TRANSP. MATERIALES', 'PESADO', 20858150, NULL</text:p>
          </table:table-cell>
          <table:table-cell table:style-name="ce1" table:formula="of:=IF(SEARCH(&quot;,&quot;; [.AB70]; 1)=1; TRIM(MID([.AB70]; SEARCH(&quot;,&quot;; [.AB70]; 1)+1; LEN([.AB70]))); [.AB70])" office:value-type="string" office:string-value="'24028600   10037', NULL, 'DEFINITIVA', 86107, 1, 1, 23816100, 'V', 7, 'ALTAMIRA', 'CAMPO TAMAULIPAS', 'TALLER LOGISTICA', 'PESADO', 'TRANSP. MATERIALES', 'PESADO', 20858150, NULL" calcext:value-type="string">
            <text:p>'24028600 <text:s text:c="2"/>10037', NULL, 'DEFINITIVA', 86107, 1, 1, 23816100, 'V', 7, 'ALTAMIRA', 'CAMPO TAMAULIPAS', 'TALLER LOGISTICA', 'PESADO', 'TRANSP. MATERIALES', 'PESADO', 2085815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8'" calcext:value-type="string">
            <text:p>'24028600 <text:s text:c="2"/>1003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9" calcext:value-type="string">
            <text:p>2085814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1])&gt;0; [.A71]; &quot;&quot;)&amp;IF(LEN([.B71])&gt;0; &quot;, &quot; &amp; [.B71]; &quot;&quot;)&amp;IF(LEN([.C71])&gt;0; &quot;, &quot; &amp; [.C71]; &quot;&quot;)&amp;IF(LEN([.D71])&gt;0; &quot;, &quot; &amp; [.D71]; &quot;&quot;)&amp;IF(LEN([.E71])&gt;0; &quot;, &quot; &amp; [.E71]; &quot;&quot;)&amp;IF(LEN([.F71])&gt;0; &quot;, &quot; &amp; [.F71]; &quot;&quot;)&amp;IF(LEN([.G71])&gt;0; &quot;, &quot; &amp; [.G71]; &quot;&quot;)&amp;IF(LEN([.H71])&gt;0; &quot;, &quot; &amp; [.H71]; &quot;&quot;)&amp;IF(LEN([.I71])&gt;0; &quot;, &quot; &amp; [.I71]; &quot;&quot;)&amp;IF(LEN([.J71])&gt;0; &quot;, &quot; &amp; [.J71]; &quot;&quot;)&amp;IF(LEN([.K71])&gt;0; &quot;, &quot; &amp; [.K71]; &quot;&quot;)&amp;IF(LEN([.L71])&gt;0; &quot;, &quot; &amp; [.L71]; &quot;&quot;)&amp;IF(LEN([.M71])&gt;0; &quot;, &quot; &amp; [.M71]; &quot;&quot;)&amp;IF(LEN([.N71])&gt;0; &quot;, &quot; &amp; [.N71]; &quot;&quot;)&amp;IF(LEN([.O71])&gt;0; &quot;, &quot; &amp; [.O71]; &quot;&quot;)&amp;IF(LEN([.P71])&gt;0; &quot;, &quot; &amp; [.P71]; &quot;&quot;)&amp;IF(LEN([.Q71])&gt;0; &quot;, &quot; &amp; [.Q71]; &quot;&quot;)&amp;IF(LEN([.R71])&gt;0; &quot;, &quot; &amp; [.R71]; &quot;&quot;)&amp;IF(LEN([.S71])&gt;0; &quot;, &quot; &amp; [.S71]; &quot;&quot;)&amp;IF(LEN([.T71])&gt;0; &quot;, &quot; &amp; [.T71]; &quot;&quot;)&amp;IF(LEN([.U71])&gt;0; &quot;, &quot; &amp; [.U71]; &quot;&quot;)&amp;IF(LEN([.V71])&gt;0; &quot;, &quot; &amp; [.V71]; &quot;&quot;)&amp;IF(LEN([.W71])&gt;0; &quot;, &quot; &amp; [.W71]; &quot;&quot;)&amp;IF(LEN([.X71])&gt;0; &quot;, &quot; &amp; [.X71]; &quot;&quot;)&amp;IF(LEN([.Y71])&gt;0; &quot;, &quot; &amp; [.Y71]; &quot;&quot;)&amp;IF(LEN([.Z71])&gt;0; &quot;, &quot; &amp; [.Z71]; &quot;&quot;)" office:value-type="string" office:string-value="'24028600   10038', NULL, 'DEFINITIVA', 86107, 1, 1, 23816100, 'SD', 0, 'ALTAMIRA', 'CAMPO TAMAULIPAS', 'TALLER LOGISTICA', 'PESADO', 'TRANSP. MATERIALES', 'PESADO', 20858149, NULL" calcext:value-type="string">
            <text:p>'24028600 <text:s text:c="2"/>10038', NULL, 'DEFINITIVA', 86107, 1, 1, 23816100, 'SD', 0, 'ALTAMIRA', 'CAMPO TAMAULIPAS', 'TALLER LOGISTICA', 'PESADO', 'TRANSP. MATERIALES', 'PESADO', 20858149, NULL</text:p>
          </table:table-cell>
          <table:table-cell table:style-name="ce1" table:formula="of:=IF(SEARCH(&quot;,&quot;; [.AB71]; 1)=1; TRIM(MID([.AB71]; SEARCH(&quot;,&quot;; [.AB71]; 1)+1; LEN([.AB71]))); [.AB71])" office:value-type="string" office:string-value="'24028600   10038', NULL, 'DEFINITIVA', 86107, 1, 1, 23816100, 'SD', 0, 'ALTAMIRA', 'CAMPO TAMAULIPAS', 'TALLER LOGISTICA', 'PESADO', 'TRANSP. MATERIALES', 'PESADO', 20858149, NULL" calcext:value-type="string">
            <text:p>'24028600 <text:s text:c="2"/>10038', NULL, 'DEFINITIVA', 86107, 1, 1, 23816100, 'SD', 0, 'ALTAMIRA', 'CAMPO TAMAULIPAS', 'TALLER LOGISTICA', 'PESADO', 'TRANSP. MATERIALES', 'PESADO', 2085814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9'" calcext:value-type="string">
            <text:p>'24028600 <text:s text:c="2"/>1003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8" calcext:value-type="string">
            <text:p>2085814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2])&gt;0; [.A72]; &quot;&quot;)&amp;IF(LEN([.B72])&gt;0; &quot;, &quot; &amp; [.B72]; &quot;&quot;)&amp;IF(LEN([.C72])&gt;0; &quot;, &quot; &amp; [.C72]; &quot;&quot;)&amp;IF(LEN([.D72])&gt;0; &quot;, &quot; &amp; [.D72]; &quot;&quot;)&amp;IF(LEN([.E72])&gt;0; &quot;, &quot; &amp; [.E72]; &quot;&quot;)&amp;IF(LEN([.F72])&gt;0; &quot;, &quot; &amp; [.F72]; &quot;&quot;)&amp;IF(LEN([.G72])&gt;0; &quot;, &quot; &amp; [.G72]; &quot;&quot;)&amp;IF(LEN([.H72])&gt;0; &quot;, &quot; &amp; [.H72]; &quot;&quot;)&amp;IF(LEN([.I72])&gt;0; &quot;, &quot; &amp; [.I72]; &quot;&quot;)&amp;IF(LEN([.J72])&gt;0; &quot;, &quot; &amp; [.J72]; &quot;&quot;)&amp;IF(LEN([.K72])&gt;0; &quot;, &quot; &amp; [.K72]; &quot;&quot;)&amp;IF(LEN([.L72])&gt;0; &quot;, &quot; &amp; [.L72]; &quot;&quot;)&amp;IF(LEN([.M72])&gt;0; &quot;, &quot; &amp; [.M72]; &quot;&quot;)&amp;IF(LEN([.N72])&gt;0; &quot;, &quot; &amp; [.N72]; &quot;&quot;)&amp;IF(LEN([.O72])&gt;0; &quot;, &quot; &amp; [.O72]; &quot;&quot;)&amp;IF(LEN([.P72])&gt;0; &quot;, &quot; &amp; [.P72]; &quot;&quot;)&amp;IF(LEN([.Q72])&gt;0; &quot;, &quot; &amp; [.Q72]; &quot;&quot;)&amp;IF(LEN([.R72])&gt;0; &quot;, &quot; &amp; [.R72]; &quot;&quot;)&amp;IF(LEN([.S72])&gt;0; &quot;, &quot; &amp; [.S72]; &quot;&quot;)&amp;IF(LEN([.T72])&gt;0; &quot;, &quot; &amp; [.T72]; &quot;&quot;)&amp;IF(LEN([.U72])&gt;0; &quot;, &quot; &amp; [.U72]; &quot;&quot;)&amp;IF(LEN([.V72])&gt;0; &quot;, &quot; &amp; [.V72]; &quot;&quot;)&amp;IF(LEN([.W72])&gt;0; &quot;, &quot; &amp; [.W72]; &quot;&quot;)&amp;IF(LEN([.X72])&gt;0; &quot;, &quot; &amp; [.X72]; &quot;&quot;)&amp;IF(LEN([.Y72])&gt;0; &quot;, &quot; &amp; [.Y72]; &quot;&quot;)&amp;IF(LEN([.Z72])&gt;0; &quot;, &quot; &amp; [.Z72]; &quot;&quot;)" office:value-type="string" office:string-value="'24028600   10039', NULL, 'DEFINITIVA', 86107, 1, 1, 23816100, 'M', 7, 'ALTAMIRA', 'CAMPO TAMAULIPAS', 'TALLER LOGISTICA', 'PESADO', 'TRANSP. MATERIALES', 'PESADO', 20858148, NULL" calcext:value-type="string">
            <text:p>'24028600 <text:s text:c="2"/>10039', NULL, 'DEFINITIVA', 86107, 1, 1, 23816100, 'M', 7, 'ALTAMIRA', 'CAMPO TAMAULIPAS', 'TALLER LOGISTICA', 'PESADO', 'TRANSP. MATERIALES', 'PESADO', 20858148, NULL</text:p>
          </table:table-cell>
          <table:table-cell table:style-name="ce1" table:formula="of:=IF(SEARCH(&quot;,&quot;; [.AB72]; 1)=1; TRIM(MID([.AB72]; SEARCH(&quot;,&quot;; [.AB72]; 1)+1; LEN([.AB72]))); [.AB72])" office:value-type="string" office:string-value="'24028600   10039', NULL, 'DEFINITIVA', 86107, 1, 1, 23816100, 'M', 7, 'ALTAMIRA', 'CAMPO TAMAULIPAS', 'TALLER LOGISTICA', 'PESADO', 'TRANSP. MATERIALES', 'PESADO', 20858148, NULL" calcext:value-type="string">
            <text:p>'24028600 <text:s text:c="2"/>10039', NULL, 'DEFINITIVA', 86107, 1, 1, 23816100, 'M', 7, 'ALTAMIRA', 'CAMPO TAMAULIPAS', 'TALLER LOGISTICA', 'PESADO', 'TRANSP. MATERIALES', 'PESADO', 2085814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0'" calcext:value-type="string">
            <text:p>'24028600 <text:s text:c="2"/>1004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6" calcext:value-type="string">
            <text:p>2085814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3])&gt;0; [.A73]; &quot;&quot;)&amp;IF(LEN([.B73])&gt;0; &quot;, &quot; &amp; [.B73]; &quot;&quot;)&amp;IF(LEN([.C73])&gt;0; &quot;, &quot; &amp; [.C73]; &quot;&quot;)&amp;IF(LEN([.D73])&gt;0; &quot;, &quot; &amp; [.D73]; &quot;&quot;)&amp;IF(LEN([.E73])&gt;0; &quot;, &quot; &amp; [.E73]; &quot;&quot;)&amp;IF(LEN([.F73])&gt;0; &quot;, &quot; &amp; [.F73]; &quot;&quot;)&amp;IF(LEN([.G73])&gt;0; &quot;, &quot; &amp; [.G73]; &quot;&quot;)&amp;IF(LEN([.H73])&gt;0; &quot;, &quot; &amp; [.H73]; &quot;&quot;)&amp;IF(LEN([.I73])&gt;0; &quot;, &quot; &amp; [.I73]; &quot;&quot;)&amp;IF(LEN([.J73])&gt;0; &quot;, &quot; &amp; [.J73]; &quot;&quot;)&amp;IF(LEN([.K73])&gt;0; &quot;, &quot; &amp; [.K73]; &quot;&quot;)&amp;IF(LEN([.L73])&gt;0; &quot;, &quot; &amp; [.L73]; &quot;&quot;)&amp;IF(LEN([.M73])&gt;0; &quot;, &quot; &amp; [.M73]; &quot;&quot;)&amp;IF(LEN([.N73])&gt;0; &quot;, &quot; &amp; [.N73]; &quot;&quot;)&amp;IF(LEN([.O73])&gt;0; &quot;, &quot; &amp; [.O73]; &quot;&quot;)&amp;IF(LEN([.P73])&gt;0; &quot;, &quot; &amp; [.P73]; &quot;&quot;)&amp;IF(LEN([.Q73])&gt;0; &quot;, &quot; &amp; [.Q73]; &quot;&quot;)&amp;IF(LEN([.R73])&gt;0; &quot;, &quot; &amp; [.R73]; &quot;&quot;)&amp;IF(LEN([.S73])&gt;0; &quot;, &quot; &amp; [.S73]; &quot;&quot;)&amp;IF(LEN([.T73])&gt;0; &quot;, &quot; &amp; [.T73]; &quot;&quot;)&amp;IF(LEN([.U73])&gt;0; &quot;, &quot; &amp; [.U73]; &quot;&quot;)&amp;IF(LEN([.V73])&gt;0; &quot;, &quot; &amp; [.V73]; &quot;&quot;)&amp;IF(LEN([.W73])&gt;0; &quot;, &quot; &amp; [.W73]; &quot;&quot;)&amp;IF(LEN([.X73])&gt;0; &quot;, &quot; &amp; [.X73]; &quot;&quot;)&amp;IF(LEN([.Y73])&gt;0; &quot;, &quot; &amp; [.Y73]; &quot;&quot;)&amp;IF(LEN([.Z73])&gt;0; &quot;, &quot; &amp; [.Z73]; &quot;&quot;)" office:value-type="string" office:string-value="'24028600   10040', NULL, 'DEFINITIVA', 86107, 1, 1, 23816100, 'V', 7, 'ALTAMIRA', 'CAMPO TAMAULIPAS', 'TALLER LOGISTICA', 'PESADO', 'TRANSP. MATERIALES', 'PESADO', 20858146, NULL" calcext:value-type="string">
            <text:p>'24028600 <text:s text:c="2"/>10040', NULL, 'DEFINITIVA', 86107, 1, 1, 23816100, 'V', 7, 'ALTAMIRA', 'CAMPO TAMAULIPAS', 'TALLER LOGISTICA', 'PESADO', 'TRANSP. MATERIALES', 'PESADO', 20858146, NULL</text:p>
          </table:table-cell>
          <table:table-cell table:style-name="ce1" table:formula="of:=IF(SEARCH(&quot;,&quot;; [.AB73]; 1)=1; TRIM(MID([.AB73]; SEARCH(&quot;,&quot;; [.AB73]; 1)+1; LEN([.AB73]))); [.AB73])" office:value-type="string" office:string-value="'24028600   10040', NULL, 'DEFINITIVA', 86107, 1, 1, 23816100, 'V', 7, 'ALTAMIRA', 'CAMPO TAMAULIPAS', 'TALLER LOGISTICA', 'PESADO', 'TRANSP. MATERIALES', 'PESADO', 20858146, NULL" calcext:value-type="string">
            <text:p>'24028600 <text:s text:c="2"/>10040', NULL, 'DEFINITIVA', 86107, 1, 1, 23816100, 'V', 7, 'ALTAMIRA', 'CAMPO TAMAULIPAS', 'TALLER LOGISTICA', 'PESADO', 'TRANSP. MATERIALES', 'PESADO', 2085814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1'" calcext:value-type="string">
            <text:p>'24028600 <text:s text:c="2"/>1004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4])&gt;0; [.A74]; &quot;&quot;)&amp;IF(LEN([.B74])&gt;0; &quot;, &quot; &amp; [.B74]; &quot;&quot;)&amp;IF(LEN([.C74])&gt;0; &quot;, &quot; &amp; [.C74]; &quot;&quot;)&amp;IF(LEN([.D74])&gt;0; &quot;, &quot; &amp; [.D74]; &quot;&quot;)&amp;IF(LEN([.E74])&gt;0; &quot;, &quot; &amp; [.E74]; &quot;&quot;)&amp;IF(LEN([.F74])&gt;0; &quot;, &quot; &amp; [.F74]; &quot;&quot;)&amp;IF(LEN([.G74])&gt;0; &quot;, &quot; &amp; [.G74]; &quot;&quot;)&amp;IF(LEN([.H74])&gt;0; &quot;, &quot; &amp; [.H74]; &quot;&quot;)&amp;IF(LEN([.I74])&gt;0; &quot;, &quot; &amp; [.I74]; &quot;&quot;)&amp;IF(LEN([.J74])&gt;0; &quot;, &quot; &amp; [.J74]; &quot;&quot;)&amp;IF(LEN([.K74])&gt;0; &quot;, &quot; &amp; [.K74]; &quot;&quot;)&amp;IF(LEN([.L74])&gt;0; &quot;, &quot; &amp; [.L74]; &quot;&quot;)&amp;IF(LEN([.M74])&gt;0; &quot;, &quot; &amp; [.M74]; &quot;&quot;)&amp;IF(LEN([.N74])&gt;0; &quot;, &quot; &amp; [.N74]; &quot;&quot;)&amp;IF(LEN([.O74])&gt;0; &quot;, &quot; &amp; [.O74]; &quot;&quot;)&amp;IF(LEN([.P74])&gt;0; &quot;, &quot; &amp; [.P74]; &quot;&quot;)&amp;IF(LEN([.Q74])&gt;0; &quot;, &quot; &amp; [.Q74]; &quot;&quot;)&amp;IF(LEN([.R74])&gt;0; &quot;, &quot; &amp; [.R74]; &quot;&quot;)&amp;IF(LEN([.S74])&gt;0; &quot;, &quot; &amp; [.S74]; &quot;&quot;)&amp;IF(LEN([.T74])&gt;0; &quot;, &quot; &amp; [.T74]; &quot;&quot;)&amp;IF(LEN([.U74])&gt;0; &quot;, &quot; &amp; [.U74]; &quot;&quot;)&amp;IF(LEN([.V74])&gt;0; &quot;, &quot; &amp; [.V74]; &quot;&quot;)&amp;IF(LEN([.W74])&gt;0; &quot;, &quot; &amp; [.W74]; &quot;&quot;)&amp;IF(LEN([.X74])&gt;0; &quot;, &quot; &amp; [.X74]; &quot;&quot;)&amp;IF(LEN([.Y74])&gt;0; &quot;, &quot; &amp; [.Y74]; &quot;&quot;)&amp;IF(LEN([.Z74])&gt;0; &quot;, &quot; &amp; [.Z74]; &quot;&quot;)" office:value-type="string" office:string-value="'24028600   10041', NULL, 'DEFINITIVA', 86107, 0, 1, 23816100, 'SD', 0, 'ALTAMIRA', 'CAMPO TAMAULIPAS', 'TALLER LOGISTICA', 'PESADO', NULL, 'PESADO', NULL, NULL" calcext:value-type="string">
            <text:p>'24028600 <text:s text:c="2"/>10041', NULL, 'DEFINITIVA', 86107, 0, 1, 23816100, 'SD', 0, 'ALTAMIRA', 'CAMPO TAMAULIPAS', 'TALLER LOGISTICA', 'PESADO', NULL, 'PESADO', NULL, NULL</text:p>
          </table:table-cell>
          <table:table-cell table:style-name="ce1" table:formula="of:=IF(SEARCH(&quot;,&quot;; [.AB74]; 1)=1; TRIM(MID([.AB74]; SEARCH(&quot;,&quot;; [.AB74]; 1)+1; LEN([.AB74]))); [.AB74])" office:value-type="string" office:string-value="'24028600   10041', NULL, 'DEFINITIVA', 86107, 0, 1, 23816100, 'SD', 0, 'ALTAMIRA', 'CAMPO TAMAULIPAS', 'TALLER LOGISTICA', 'PESADO', NULL, 'PESADO', NULL, NULL" calcext:value-type="string">
            <text:p>'24028600 <text:s text:c="2"/>10041', NULL, 'DEFINITIVA', 86107, 0, 1, 23816100, 'SD', 0, 'ALTAMIRA', 'CAMPO TAMAULIPAS', 'TALLER LOGISTICA', 'PESADO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2'" calcext:value-type="string">
            <text:p>'24028600 <text:s text:c="2"/>1004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3" calcext:value-type="string">
            <text:p>2085814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5])&gt;0; [.A75]; &quot;&quot;)&amp;IF(LEN([.B75])&gt;0; &quot;, &quot; &amp; [.B75]; &quot;&quot;)&amp;IF(LEN([.C75])&gt;0; &quot;, &quot; &amp; [.C75]; &quot;&quot;)&amp;IF(LEN([.D75])&gt;0; &quot;, &quot; &amp; [.D75]; &quot;&quot;)&amp;IF(LEN([.E75])&gt;0; &quot;, &quot; &amp; [.E75]; &quot;&quot;)&amp;IF(LEN([.F75])&gt;0; &quot;, &quot; &amp; [.F75]; &quot;&quot;)&amp;IF(LEN([.G75])&gt;0; &quot;, &quot; &amp; [.G75]; &quot;&quot;)&amp;IF(LEN([.H75])&gt;0; &quot;, &quot; &amp; [.H75]; &quot;&quot;)&amp;IF(LEN([.I75])&gt;0; &quot;, &quot; &amp; [.I75]; &quot;&quot;)&amp;IF(LEN([.J75])&gt;0; &quot;, &quot; &amp; [.J75]; &quot;&quot;)&amp;IF(LEN([.K75])&gt;0; &quot;, &quot; &amp; [.K75]; &quot;&quot;)&amp;IF(LEN([.L75])&gt;0; &quot;, &quot; &amp; [.L75]; &quot;&quot;)&amp;IF(LEN([.M75])&gt;0; &quot;, &quot; &amp; [.M75]; &quot;&quot;)&amp;IF(LEN([.N75])&gt;0; &quot;, &quot; &amp; [.N75]; &quot;&quot;)&amp;IF(LEN([.O75])&gt;0; &quot;, &quot; &amp; [.O75]; &quot;&quot;)&amp;IF(LEN([.P75])&gt;0; &quot;, &quot; &amp; [.P75]; &quot;&quot;)&amp;IF(LEN([.Q75])&gt;0; &quot;, &quot; &amp; [.Q75]; &quot;&quot;)&amp;IF(LEN([.R75])&gt;0; &quot;, &quot; &amp; [.R75]; &quot;&quot;)&amp;IF(LEN([.S75])&gt;0; &quot;, &quot; &amp; [.S75]; &quot;&quot;)&amp;IF(LEN([.T75])&gt;0; &quot;, &quot; &amp; [.T75]; &quot;&quot;)&amp;IF(LEN([.U75])&gt;0; &quot;, &quot; &amp; [.U75]; &quot;&quot;)&amp;IF(LEN([.V75])&gt;0; &quot;, &quot; &amp; [.V75]; &quot;&quot;)&amp;IF(LEN([.W75])&gt;0; &quot;, &quot; &amp; [.W75]; &quot;&quot;)&amp;IF(LEN([.X75])&gt;0; &quot;, &quot; &amp; [.X75]; &quot;&quot;)&amp;IF(LEN([.Y75])&gt;0; &quot;, &quot; &amp; [.Y75]; &quot;&quot;)&amp;IF(LEN([.Z75])&gt;0; &quot;, &quot; &amp; [.Z75]; &quot;&quot;)" office:value-type="string" office:string-value="'24028600   10042', NULL, 'DEFINITIVA', 86107, 1, 1, 23816100, 'X', 7, 'ALTAMIRA', 'CAMPO TAMAULIPAS', 'TALLER LOGISTICA', 'PESADO', 'TRANSP. MATERIALES', 'PESADO', 20858143, NULL" calcext:value-type="string">
            <text:p>'24028600 <text:s text:c="2"/>10042', NULL, 'DEFINITIVA', 86107, 1, 1, 23816100, 'X', 7, 'ALTAMIRA', 'CAMPO TAMAULIPAS', 'TALLER LOGISTICA', 'PESADO', 'TRANSP. MATERIALES', 'PESADO', 20858143, NULL</text:p>
          </table:table-cell>
          <table:table-cell table:style-name="ce1" table:formula="of:=IF(SEARCH(&quot;,&quot;; [.AB75]; 1)=1; TRIM(MID([.AB75]; SEARCH(&quot;,&quot;; [.AB75]; 1)+1; LEN([.AB75]))); [.AB75])" office:value-type="string" office:string-value="'24028600   10042', NULL, 'DEFINITIVA', 86107, 1, 1, 23816100, 'X', 7, 'ALTAMIRA', 'CAMPO TAMAULIPAS', 'TALLER LOGISTICA', 'PESADO', 'TRANSP. MATERIALES', 'PESADO', 20858143, NULL" calcext:value-type="string">
            <text:p>'24028600 <text:s text:c="2"/>10042', NULL, 'DEFINITIVA', 86107, 1, 1, 23816100, 'X', 7, 'ALTAMIRA', 'CAMPO TAMAULIPAS', 'TALLER LOGISTICA', 'PESADO', 'TRANSP. MATERIALES', 'PESADO', 2085814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3'" calcext:value-type="string">
            <text:p>'24028600 <text:s text:c="2"/>1004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2" calcext:value-type="string">
            <text:p>2085814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6])&gt;0; [.A76]; &quot;&quot;)&amp;IF(LEN([.B76])&gt;0; &quot;, &quot; &amp; [.B76]; &quot;&quot;)&amp;IF(LEN([.C76])&gt;0; &quot;, &quot; &amp; [.C76]; &quot;&quot;)&amp;IF(LEN([.D76])&gt;0; &quot;, &quot; &amp; [.D76]; &quot;&quot;)&amp;IF(LEN([.E76])&gt;0; &quot;, &quot; &amp; [.E76]; &quot;&quot;)&amp;IF(LEN([.F76])&gt;0; &quot;, &quot; &amp; [.F76]; &quot;&quot;)&amp;IF(LEN([.G76])&gt;0; &quot;, &quot; &amp; [.G76]; &quot;&quot;)&amp;IF(LEN([.H76])&gt;0; &quot;, &quot; &amp; [.H76]; &quot;&quot;)&amp;IF(LEN([.I76])&gt;0; &quot;, &quot; &amp; [.I76]; &quot;&quot;)&amp;IF(LEN([.J76])&gt;0; &quot;, &quot; &amp; [.J76]; &quot;&quot;)&amp;IF(LEN([.K76])&gt;0; &quot;, &quot; &amp; [.K76]; &quot;&quot;)&amp;IF(LEN([.L76])&gt;0; &quot;, &quot; &amp; [.L76]; &quot;&quot;)&amp;IF(LEN([.M76])&gt;0; &quot;, &quot; &amp; [.M76]; &quot;&quot;)&amp;IF(LEN([.N76])&gt;0; &quot;, &quot; &amp; [.N76]; &quot;&quot;)&amp;IF(LEN([.O76])&gt;0; &quot;, &quot; &amp; [.O76]; &quot;&quot;)&amp;IF(LEN([.P76])&gt;0; &quot;, &quot; &amp; [.P76]; &quot;&quot;)&amp;IF(LEN([.Q76])&gt;0; &quot;, &quot; &amp; [.Q76]; &quot;&quot;)&amp;IF(LEN([.R76])&gt;0; &quot;, &quot; &amp; [.R76]; &quot;&quot;)&amp;IF(LEN([.S76])&gt;0; &quot;, &quot; &amp; [.S76]; &quot;&quot;)&amp;IF(LEN([.T76])&gt;0; &quot;, &quot; &amp; [.T76]; &quot;&quot;)&amp;IF(LEN([.U76])&gt;0; &quot;, &quot; &amp; [.U76]; &quot;&quot;)&amp;IF(LEN([.V76])&gt;0; &quot;, &quot; &amp; [.V76]; &quot;&quot;)&amp;IF(LEN([.W76])&gt;0; &quot;, &quot; &amp; [.W76]; &quot;&quot;)&amp;IF(LEN([.X76])&gt;0; &quot;, &quot; &amp; [.X76]; &quot;&quot;)&amp;IF(LEN([.Y76])&gt;0; &quot;, &quot; &amp; [.Y76]; &quot;&quot;)&amp;IF(LEN([.Z76])&gt;0; &quot;, &quot; &amp; [.Z76]; &quot;&quot;)" office:value-type="string" office:string-value="'24028600   10043', NULL, 'DEFINITIVA', 86107, 1, 1, 23816100, 'M', 7, 'ALTAMIRA', 'CAMPO TAMAULIPAS', 'TALLER LOGISTICA', 'PESADO', 'TRANSP. MATERIALES', 'PESADO', 20858142, NULL" calcext:value-type="string">
            <text:p>'24028600 <text:s text:c="2"/>10043', NULL, 'DEFINITIVA', 86107, 1, 1, 23816100, 'M', 7, 'ALTAMIRA', 'CAMPO TAMAULIPAS', 'TALLER LOGISTICA', 'PESADO', 'TRANSP. MATERIALES', 'PESADO', 20858142, NULL</text:p>
          </table:table-cell>
          <table:table-cell table:style-name="ce1" table:formula="of:=IF(SEARCH(&quot;,&quot;; [.AB76]; 1)=1; TRIM(MID([.AB76]; SEARCH(&quot;,&quot;; [.AB76]; 1)+1; LEN([.AB76]))); [.AB76])" office:value-type="string" office:string-value="'24028600   10043', NULL, 'DEFINITIVA', 86107, 1, 1, 23816100, 'M', 7, 'ALTAMIRA', 'CAMPO TAMAULIPAS', 'TALLER LOGISTICA', 'PESADO', 'TRANSP. MATERIALES', 'PESADO', 20858142, NULL" calcext:value-type="string">
            <text:p>'24028600 <text:s text:c="2"/>10043', NULL, 'DEFINITIVA', 86107, 1, 1, 23816100, 'M', 7, 'ALTAMIRA', 'CAMPO TAMAULIPAS', 'TALLER LOGISTICA', 'PESADO', 'TRANSP. MATERIALES', 'PESADO', 2085814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0301'" calcext:value-type="string">
            <text:p>'2402860030 303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74" calcext:value-type="string">
            <text:p>208581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7])&gt;0; [.A77]; &quot;&quot;)&amp;IF(LEN([.B77])&gt;0; &quot;, &quot; &amp; [.B77]; &quot;&quot;)&amp;IF(LEN([.C77])&gt;0; &quot;, &quot; &amp; [.C77]; &quot;&quot;)&amp;IF(LEN([.D77])&gt;0; &quot;, &quot; &amp; [.D77]; &quot;&quot;)&amp;IF(LEN([.E77])&gt;0; &quot;, &quot; &amp; [.E77]; &quot;&quot;)&amp;IF(LEN([.F77])&gt;0; &quot;, &quot; &amp; [.F77]; &quot;&quot;)&amp;IF(LEN([.G77])&gt;0; &quot;, &quot; &amp; [.G77]; &quot;&quot;)&amp;IF(LEN([.H77])&gt;0; &quot;, &quot; &amp; [.H77]; &quot;&quot;)&amp;IF(LEN([.I77])&gt;0; &quot;, &quot; &amp; [.I77]; &quot;&quot;)&amp;IF(LEN([.J77])&gt;0; &quot;, &quot; &amp; [.J77]; &quot;&quot;)&amp;IF(LEN([.K77])&gt;0; &quot;, &quot; &amp; [.K77]; &quot;&quot;)&amp;IF(LEN([.L77])&gt;0; &quot;, &quot; &amp; [.L77]; &quot;&quot;)&amp;IF(LEN([.M77])&gt;0; &quot;, &quot; &amp; [.M77]; &quot;&quot;)&amp;IF(LEN([.N77])&gt;0; &quot;, &quot; &amp; [.N77]; &quot;&quot;)&amp;IF(LEN([.O77])&gt;0; &quot;, &quot; &amp; [.O77]; &quot;&quot;)&amp;IF(LEN([.P77])&gt;0; &quot;, &quot; &amp; [.P77]; &quot;&quot;)&amp;IF(LEN([.Q77])&gt;0; &quot;, &quot; &amp; [.Q77]; &quot;&quot;)&amp;IF(LEN([.R77])&gt;0; &quot;, &quot; &amp; [.R77]; &quot;&quot;)&amp;IF(LEN([.S77])&gt;0; &quot;, &quot; &amp; [.S77]; &quot;&quot;)&amp;IF(LEN([.T77])&gt;0; &quot;, &quot; &amp; [.T77]; &quot;&quot;)&amp;IF(LEN([.U77])&gt;0; &quot;, &quot; &amp; [.U77]; &quot;&quot;)&amp;IF(LEN([.V77])&gt;0; &quot;, &quot; &amp; [.V77]; &quot;&quot;)&amp;IF(LEN([.W77])&gt;0; &quot;, &quot; &amp; [.W77]; &quot;&quot;)&amp;IF(LEN([.X77])&gt;0; &quot;, &quot; &amp; [.X77]; &quot;&quot;)&amp;IF(LEN([.Y77])&gt;0; &quot;, &quot; &amp; [.Y77]; &quot;&quot;)&amp;IF(LEN([.Z77])&gt;0; &quot;, &quot; &amp; [.Z77]; &quot;&quot;)" office:value-type="string" office:string-value="'2402860030 30301', NULL, 'TEMPORAL', 86107, 1, 1, 23816100, 'SD', 0, 'ALTAMIRA', 'CAMPO TAMAULIPAS', 'TALLER LOGISTICA', 'PESADO', NULL, 'PESADO', 20858174, NULL" calcext:value-type="string">
            <text:p>'2402860030 30301', NULL, 'TEMPORAL', 86107, 1, 1, 23816100, 'SD', 0, 'ALTAMIRA', 'CAMPO TAMAULIPAS', 'TALLER LOGISTICA', 'PESADO', NULL, 'PESADO', 20858174, NULL</text:p>
          </table:table-cell>
          <table:table-cell table:style-name="ce1" table:formula="of:=IF(SEARCH(&quot;,&quot;; [.AB77]; 1)=1; TRIM(MID([.AB77]; SEARCH(&quot;,&quot;; [.AB77]; 1)+1; LEN([.AB77]))); [.AB77])" office:value-type="string" office:string-value="'2402860030 30301', NULL, 'TEMPORAL', 86107, 1, 1, 23816100, 'SD', 0, 'ALTAMIRA', 'CAMPO TAMAULIPAS', 'TALLER LOGISTICA', 'PESADO', NULL, 'PESADO', 20858174, NULL" calcext:value-type="string">
            <text:p>'2402860030 30301', NULL, 'TEMPORAL', 86107, 1, 1, 23816100, 'SD', 0, 'ALTAMIRA', 'CAMPO TAMAULIPAS', 'TALLER LOGISTICA', 'PESADO', NULL, 'PESADO', 208581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1129'" calcext:value-type="string">
            <text:p>'2402860030 311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73" calcext:value-type="string">
            <text:p>2085817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8])&gt;0; [.A78]; &quot;&quot;)&amp;IF(LEN([.B78])&gt;0; &quot;, &quot; &amp; [.B78]; &quot;&quot;)&amp;IF(LEN([.C78])&gt;0; &quot;, &quot; &amp; [.C78]; &quot;&quot;)&amp;IF(LEN([.D78])&gt;0; &quot;, &quot; &amp; [.D78]; &quot;&quot;)&amp;IF(LEN([.E78])&gt;0; &quot;, &quot; &amp; [.E78]; &quot;&quot;)&amp;IF(LEN([.F78])&gt;0; &quot;, &quot; &amp; [.F78]; &quot;&quot;)&amp;IF(LEN([.G78])&gt;0; &quot;, &quot; &amp; [.G78]; &quot;&quot;)&amp;IF(LEN([.H78])&gt;0; &quot;, &quot; &amp; [.H78]; &quot;&quot;)&amp;IF(LEN([.I78])&gt;0; &quot;, &quot; &amp; [.I78]; &quot;&quot;)&amp;IF(LEN([.J78])&gt;0; &quot;, &quot; &amp; [.J78]; &quot;&quot;)&amp;IF(LEN([.K78])&gt;0; &quot;, &quot; &amp; [.K78]; &quot;&quot;)&amp;IF(LEN([.L78])&gt;0; &quot;, &quot; &amp; [.L78]; &quot;&quot;)&amp;IF(LEN([.M78])&gt;0; &quot;, &quot; &amp; [.M78]; &quot;&quot;)&amp;IF(LEN([.N78])&gt;0; &quot;, &quot; &amp; [.N78]; &quot;&quot;)&amp;IF(LEN([.O78])&gt;0; &quot;, &quot; &amp; [.O78]; &quot;&quot;)&amp;IF(LEN([.P78])&gt;0; &quot;, &quot; &amp; [.P78]; &quot;&quot;)&amp;IF(LEN([.Q78])&gt;0; &quot;, &quot; &amp; [.Q78]; &quot;&quot;)&amp;IF(LEN([.R78])&gt;0; &quot;, &quot; &amp; [.R78]; &quot;&quot;)&amp;IF(LEN([.S78])&gt;0; &quot;, &quot; &amp; [.S78]; &quot;&quot;)&amp;IF(LEN([.T78])&gt;0; &quot;, &quot; &amp; [.T78]; &quot;&quot;)&amp;IF(LEN([.U78])&gt;0; &quot;, &quot; &amp; [.U78]; &quot;&quot;)&amp;IF(LEN([.V78])&gt;0; &quot;, &quot; &amp; [.V78]; &quot;&quot;)&amp;IF(LEN([.W78])&gt;0; &quot;, &quot; &amp; [.W78]; &quot;&quot;)&amp;IF(LEN([.X78])&gt;0; &quot;, &quot; &amp; [.X78]; &quot;&quot;)&amp;IF(LEN([.Y78])&gt;0; &quot;, &quot; &amp; [.Y78]; &quot;&quot;)&amp;IF(LEN([.Z78])&gt;0; &quot;, &quot; &amp; [.Z78]; &quot;&quot;)" office:value-type="string" office:string-value="'2402860030 31129', NULL, 'TEMPORAL', 86107, 1, 1, 23816100, 'J', 7, 'ALTAMIRA', 'CAMPO TAMAULIPAS', 'TALLER LOGISTICA', 'PESADO', NULL, 'PESADO', 20858173, NULL" calcext:value-type="string">
            <text:p>'2402860030 31129', NULL, 'TEMPORAL', 86107, 1, 1, 23816100, 'J', 7, 'ALTAMIRA', 'CAMPO TAMAULIPAS', 'TALLER LOGISTICA', 'PESADO', NULL, 'PESADO', 20858173, NULL</text:p>
          </table:table-cell>
          <table:table-cell table:style-name="ce1" table:formula="of:=IF(SEARCH(&quot;,&quot;; [.AB78]; 1)=1; TRIM(MID([.AB78]; SEARCH(&quot;,&quot;; [.AB78]; 1)+1; LEN([.AB78]))); [.AB78])" office:value-type="string" office:string-value="'2402860030 31129', NULL, 'TEMPORAL', 86107, 1, 1, 23816100, 'J', 7, 'ALTAMIRA', 'CAMPO TAMAULIPAS', 'TALLER LOGISTICA', 'PESADO', NULL, 'PESADO', 20858173, NULL" calcext:value-type="string">
            <text:p>'2402860030 31129', NULL, 'TEMPORAL', 86107, 1, 1, 23816100, 'J', 7, 'ALTAMIRA', 'CAMPO TAMAULIPAS', 'TALLER LOGISTICA', 'PESADO', NULL, 'PESADO', 2085817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7'" calcext:value-type="string">
            <text:p>'2381610030 1004079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8101" calcext:value-type="string">
            <text:p>22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4" calcext:value-type="string">
            <text:p>4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9])&gt;0; [.A79]; &quot;&quot;)&amp;IF(LEN([.B79])&gt;0; &quot;, &quot; &amp; [.B79]; &quot;&quot;)&amp;IF(LEN([.C79])&gt;0; &quot;, &quot; &amp; [.C79]; &quot;&quot;)&amp;IF(LEN([.D79])&gt;0; &quot;, &quot; &amp; [.D79]; &quot;&quot;)&amp;IF(LEN([.E79])&gt;0; &quot;, &quot; &amp; [.E79]; &quot;&quot;)&amp;IF(LEN([.F79])&gt;0; &quot;, &quot; &amp; [.F79]; &quot;&quot;)&amp;IF(LEN([.G79])&gt;0; &quot;, &quot; &amp; [.G79]; &quot;&quot;)&amp;IF(LEN([.H79])&gt;0; &quot;, &quot; &amp; [.H79]; &quot;&quot;)&amp;IF(LEN([.I79])&gt;0; &quot;, &quot; &amp; [.I79]; &quot;&quot;)&amp;IF(LEN([.J79])&gt;0; &quot;, &quot; &amp; [.J79]; &quot;&quot;)&amp;IF(LEN([.K79])&gt;0; &quot;, &quot; &amp; [.K79]; &quot;&quot;)&amp;IF(LEN([.L79])&gt;0; &quot;, &quot; &amp; [.L79]; &quot;&quot;)&amp;IF(LEN([.M79])&gt;0; &quot;, &quot; &amp; [.M79]; &quot;&quot;)&amp;IF(LEN([.N79])&gt;0; &quot;, &quot; &amp; [.N79]; &quot;&quot;)&amp;IF(LEN([.O79])&gt;0; &quot;, &quot; &amp; [.O79]; &quot;&quot;)&amp;IF(LEN([.P79])&gt;0; &quot;, &quot; &amp; [.P79]; &quot;&quot;)&amp;IF(LEN([.Q79])&gt;0; &quot;, &quot; &amp; [.Q79]; &quot;&quot;)&amp;IF(LEN([.R79])&gt;0; &quot;, &quot; &amp; [.R79]; &quot;&quot;)&amp;IF(LEN([.S79])&gt;0; &quot;, &quot; &amp; [.S79]; &quot;&quot;)&amp;IF(LEN([.T79])&gt;0; &quot;, &quot; &amp; [.T79]; &quot;&quot;)&amp;IF(LEN([.U79])&gt;0; &quot;, &quot; &amp; [.U79]; &quot;&quot;)&amp;IF(LEN([.V79])&gt;0; &quot;, &quot; &amp; [.V79]; &quot;&quot;)&amp;IF(LEN([.W79])&gt;0; &quot;, &quot; &amp; [.W79]; &quot;&quot;)&amp;IF(LEN([.X79])&gt;0; &quot;, &quot; &amp; [.X79]; &quot;&quot;)&amp;IF(LEN([.Y79])&gt;0; &quot;, &quot; &amp; [.Y79]; &quot;&quot;)&amp;IF(LEN([.Z79])&gt;0; &quot;, &quot; &amp; [.Z79]; &quot;&quot;)" office:value-type="string" office:string-value="'2381610030 10040797', NULL, 'TEMPORAL', 228101, 0, 1, 23816100, 'D', 4, 'ALTAMIRA', 'CAMPO TAMAULIPAS', 'GUARDIAS', 'GUARDIAS', NULL, 'GUARDIAS', NULL, NULL" calcext:value-type="string">
            <text:p>'2381610030 10040797', NULL, 'TEMPORAL', 228101, 0, 1, 23816100, 'D', 4, 'ALTAMIRA', 'CAMPO TAMAULIPAS', 'GUARDIAS', 'GUARDIAS', NULL, 'GUARDIAS', NULL, NULL</text:p>
          </table:table-cell>
          <table:table-cell table:style-name="ce1" table:formula="of:=IF(SEARCH(&quot;,&quot;; [.AB79]; 1)=1; TRIM(MID([.AB79]; SEARCH(&quot;,&quot;; [.AB79]; 1)+1; LEN([.AB79]))); [.AB79])" office:value-type="string" office:string-value="'2381610030 10040797', NULL, 'TEMPORAL', 228101, 0, 1, 23816100, 'D', 4, 'ALTAMIRA', 'CAMPO TAMAULIPAS', 'GUARDIAS', 'GUARDIAS', NULL, 'GUARDIAS', NULL, NULL" calcext:value-type="string">
            <text:p>'2381610030 10040797', NULL, 'TEMPORAL', 228101, 0, 1, 23816100, 'D', 4, 'ALTAMIRA', 'CAMPO TAMAULIPAS', 'GUARDIAS', 'GUARDIAS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8'" calcext:value-type="string">
            <text:p>'2381610030 1004079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8101" calcext:value-type="string">
            <text:p>22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4" calcext:value-type="string">
            <text:p>4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0])&gt;0; [.A80]; &quot;&quot;)&amp;IF(LEN([.B80])&gt;0; &quot;, &quot; &amp; [.B80]; &quot;&quot;)&amp;IF(LEN([.C80])&gt;0; &quot;, &quot; &amp; [.C80]; &quot;&quot;)&amp;IF(LEN([.D80])&gt;0; &quot;, &quot; &amp; [.D80]; &quot;&quot;)&amp;IF(LEN([.E80])&gt;0; &quot;, &quot; &amp; [.E80]; &quot;&quot;)&amp;IF(LEN([.F80])&gt;0; &quot;, &quot; &amp; [.F80]; &quot;&quot;)&amp;IF(LEN([.G80])&gt;0; &quot;, &quot; &amp; [.G80]; &quot;&quot;)&amp;IF(LEN([.H80])&gt;0; &quot;, &quot; &amp; [.H80]; &quot;&quot;)&amp;IF(LEN([.I80])&gt;0; &quot;, &quot; &amp; [.I80]; &quot;&quot;)&amp;IF(LEN([.J80])&gt;0; &quot;, &quot; &amp; [.J80]; &quot;&quot;)&amp;IF(LEN([.K80])&gt;0; &quot;, &quot; &amp; [.K80]; &quot;&quot;)&amp;IF(LEN([.L80])&gt;0; &quot;, &quot; &amp; [.L80]; &quot;&quot;)&amp;IF(LEN([.M80])&gt;0; &quot;, &quot; &amp; [.M80]; &quot;&quot;)&amp;IF(LEN([.N80])&gt;0; &quot;, &quot; &amp; [.N80]; &quot;&quot;)&amp;IF(LEN([.O80])&gt;0; &quot;, &quot; &amp; [.O80]; &quot;&quot;)&amp;IF(LEN([.P80])&gt;0; &quot;, &quot; &amp; [.P80]; &quot;&quot;)&amp;IF(LEN([.Q80])&gt;0; &quot;, &quot; &amp; [.Q80]; &quot;&quot;)&amp;IF(LEN([.R80])&gt;0; &quot;, &quot; &amp; [.R80]; &quot;&quot;)&amp;IF(LEN([.S80])&gt;0; &quot;, &quot; &amp; [.S80]; &quot;&quot;)&amp;IF(LEN([.T80])&gt;0; &quot;, &quot; &amp; [.T80]; &quot;&quot;)&amp;IF(LEN([.U80])&gt;0; &quot;, &quot; &amp; [.U80]; &quot;&quot;)&amp;IF(LEN([.V80])&gt;0; &quot;, &quot; &amp; [.V80]; &quot;&quot;)&amp;IF(LEN([.W80])&gt;0; &quot;, &quot; &amp; [.W80]; &quot;&quot;)&amp;IF(LEN([.X80])&gt;0; &quot;, &quot; &amp; [.X80]; &quot;&quot;)&amp;IF(LEN([.Y80])&gt;0; &quot;, &quot; &amp; [.Y80]; &quot;&quot;)&amp;IF(LEN([.Z80])&gt;0; &quot;, &quot; &amp; [.Z80]; &quot;&quot;)" office:value-type="string" office:string-value="'2381610030 10040798', NULL, 'TEMPORAL', 228101, 0, 1, 23816100, 'D', 4, 'ALTAMIRA', 'CAMPO TAMAULIPAS', 'GUARDIAS', 'GUARDIAS', NULL, 'GUARDIAS', NULL, NULL" calcext:value-type="string">
            <text:p>'2381610030 10040798', NULL, 'TEMPORAL', 228101, 0, 1, 23816100, 'D', 4, 'ALTAMIRA', 'CAMPO TAMAULIPAS', 'GUARDIAS', 'GUARDIAS', NULL, 'GUARDIAS', NULL, NULL</text:p>
          </table:table-cell>
          <table:table-cell table:style-name="ce1" table:formula="of:=IF(SEARCH(&quot;,&quot;; [.AB80]; 1)=1; TRIM(MID([.AB80]; SEARCH(&quot;,&quot;; [.AB80]; 1)+1; LEN([.AB80]))); [.AB80])" office:value-type="string" office:string-value="'2381610030 10040798', NULL, 'TEMPORAL', 228101, 0, 1, 23816100, 'D', 4, 'ALTAMIRA', 'CAMPO TAMAULIPAS', 'GUARDIAS', 'GUARDIAS', NULL, 'GUARDIAS', NULL, NULL" calcext:value-type="string">
            <text:p>'2381610030 10040798', NULL, 'TEMPORAL', 228101, 0, 1, 23816100, 'D', 4, 'ALTAMIRA', 'CAMPO TAMAULIPAS', 'GUARDIAS', 'GUARDIAS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6'" calcext:value-type="string">
            <text:p>'24028600 <text:s text:c="2"/>1001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TAMPS.'" calcext:value-type="string">
            <text:p>'RUTA FIJA BOMB. TAMPS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0" calcext:value-type="string">
            <text:p>2085787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1])&gt;0; [.A81]; &quot;&quot;)&amp;IF(LEN([.B81])&gt;0; &quot;, &quot; &amp; [.B81]; &quot;&quot;)&amp;IF(LEN([.C81])&gt;0; &quot;, &quot; &amp; [.C81]; &quot;&quot;)&amp;IF(LEN([.D81])&gt;0; &quot;, &quot; &amp; [.D81]; &quot;&quot;)&amp;IF(LEN([.E81])&gt;0; &quot;, &quot; &amp; [.E81]; &quot;&quot;)&amp;IF(LEN([.F81])&gt;0; &quot;, &quot; &amp; [.F81]; &quot;&quot;)&amp;IF(LEN([.G81])&gt;0; &quot;, &quot; &amp; [.G81]; &quot;&quot;)&amp;IF(LEN([.H81])&gt;0; &quot;, &quot; &amp; [.H81]; &quot;&quot;)&amp;IF(LEN([.I81])&gt;0; &quot;, &quot; &amp; [.I81]; &quot;&quot;)&amp;IF(LEN([.J81])&gt;0; &quot;, &quot; &amp; [.J81]; &quot;&quot;)&amp;IF(LEN([.K81])&gt;0; &quot;, &quot; &amp; [.K81]; &quot;&quot;)&amp;IF(LEN([.L81])&gt;0; &quot;, &quot; &amp; [.L81]; &quot;&quot;)&amp;IF(LEN([.M81])&gt;0; &quot;, &quot; &amp; [.M81]; &quot;&quot;)&amp;IF(LEN([.N81])&gt;0; &quot;, &quot; &amp; [.N81]; &quot;&quot;)&amp;IF(LEN([.O81])&gt;0; &quot;, &quot; &amp; [.O81]; &quot;&quot;)&amp;IF(LEN([.P81])&gt;0; &quot;, &quot; &amp; [.P81]; &quot;&quot;)&amp;IF(LEN([.Q81])&gt;0; &quot;, &quot; &amp; [.Q81]; &quot;&quot;)&amp;IF(LEN([.R81])&gt;0; &quot;, &quot; &amp; [.R81]; &quot;&quot;)&amp;IF(LEN([.S81])&gt;0; &quot;, &quot; &amp; [.S81]; &quot;&quot;)&amp;IF(LEN([.T81])&gt;0; &quot;, &quot; &amp; [.T81]; &quot;&quot;)&amp;IF(LEN([.U81])&gt;0; &quot;, &quot; &amp; [.U81]; &quot;&quot;)&amp;IF(LEN([.V81])&gt;0; &quot;, &quot; &amp; [.V81]; &quot;&quot;)&amp;IF(LEN([.W81])&gt;0; &quot;, &quot; &amp; [.W81]; &quot;&quot;)&amp;IF(LEN([.X81])&gt;0; &quot;, &quot; &amp; [.X81]; &quot;&quot;)&amp;IF(LEN([.Y81])&gt;0; &quot;, &quot; &amp; [.Y81]; &quot;&quot;)&amp;IF(LEN([.Z81])&gt;0; &quot;, &quot; &amp; [.Z81]; &quot;&quot;)" office:value-type="string" office:string-value="'24028600   10016', 'RUTA FIJA BOMB. TAMPS.', 'DEFINITIVA', 158502, 1, 1, 23816100, 'J', 1, 'ALTAMIRA', 'CAMPO TAMAULIPAS', 'DESPACHO DE GUARDIAS', 'GUARDIAS', 'TRANSP. PERSONAL', 'GUARDIAS', 20857870, NULL" calcext:value-type="string">
            <text:p>'24028600 <text:s text:c="2"/>10016', 'RUTA FIJA BOMB. TAMPS.', 'DEFINITIVA', 158502, 1, 1, 23816100, 'J', 1, 'ALTAMIRA', 'CAMPO TAMAULIPAS', 'DESPACHO DE GUARDIAS', 'GUARDIAS', 'TRANSP. PERSONAL', 'GUARDIAS', 20857870, NULL</text:p>
          </table:table-cell>
          <table:table-cell table:style-name="ce1" table:formula="of:=IF(SEARCH(&quot;,&quot;; [.AB81]; 1)=1; TRIM(MID([.AB81]; SEARCH(&quot;,&quot;; [.AB81]; 1)+1; LEN([.AB81]))); [.AB81])" office:value-type="string" office:string-value="'24028600   10016', 'RUTA FIJA BOMB. TAMPS.', 'DEFINITIVA', 158502, 1, 1, 23816100, 'J', 1, 'ALTAMIRA', 'CAMPO TAMAULIPAS', 'DESPACHO DE GUARDIAS', 'GUARDIAS', 'TRANSP. PERSONAL', 'GUARDIAS', 20857870, NULL" calcext:value-type="string">
            <text:p>'24028600 <text:s text:c="2"/>10016', 'RUTA FIJA BOMB. TAMPS.', 'DEFINITIVA', 158502, 1, 1, 23816100, 'J', 1, 'ALTAMIRA', 'CAMPO TAMAULIPAS', 'DESPACHO DE GUARDIAS', 'GUARDIAS', 'TRANSP. PERSONAL', 'GUARDIAS', 2085787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7'" calcext:value-type="string">
            <text:p>'24028600 <text:s text:c="2"/>1001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1" calcext:value-type="string">
            <text:p>2085787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2])&gt;0; [.A82]; &quot;&quot;)&amp;IF(LEN([.B82])&gt;0; &quot;, &quot; &amp; [.B82]; &quot;&quot;)&amp;IF(LEN([.C82])&gt;0; &quot;, &quot; &amp; [.C82]; &quot;&quot;)&amp;IF(LEN([.D82])&gt;0; &quot;, &quot; &amp; [.D82]; &quot;&quot;)&amp;IF(LEN([.E82])&gt;0; &quot;, &quot; &amp; [.E82]; &quot;&quot;)&amp;IF(LEN([.F82])&gt;0; &quot;, &quot; &amp; [.F82]; &quot;&quot;)&amp;IF(LEN([.G82])&gt;0; &quot;, &quot; &amp; [.G82]; &quot;&quot;)&amp;IF(LEN([.H82])&gt;0; &quot;, &quot; &amp; [.H82]; &quot;&quot;)&amp;IF(LEN([.I82])&gt;0; &quot;, &quot; &amp; [.I82]; &quot;&quot;)&amp;IF(LEN([.J82])&gt;0; &quot;, &quot; &amp; [.J82]; &quot;&quot;)&amp;IF(LEN([.K82])&gt;0; &quot;, &quot; &amp; [.K82]; &quot;&quot;)&amp;IF(LEN([.L82])&gt;0; &quot;, &quot; &amp; [.L82]; &quot;&quot;)&amp;IF(LEN([.M82])&gt;0; &quot;, &quot; &amp; [.M82]; &quot;&quot;)&amp;IF(LEN([.N82])&gt;0; &quot;, &quot; &amp; [.N82]; &quot;&quot;)&amp;IF(LEN([.O82])&gt;0; &quot;, &quot; &amp; [.O82]; &quot;&quot;)&amp;IF(LEN([.P82])&gt;0; &quot;, &quot; &amp; [.P82]; &quot;&quot;)&amp;IF(LEN([.Q82])&gt;0; &quot;, &quot; &amp; [.Q82]; &quot;&quot;)&amp;IF(LEN([.R82])&gt;0; &quot;, &quot; &amp; [.R82]; &quot;&quot;)&amp;IF(LEN([.S82])&gt;0; &quot;, &quot; &amp; [.S82]; &quot;&quot;)&amp;IF(LEN([.T82])&gt;0; &quot;, &quot; &amp; [.T82]; &quot;&quot;)&amp;IF(LEN([.U82])&gt;0; &quot;, &quot; &amp; [.U82]; &quot;&quot;)&amp;IF(LEN([.V82])&gt;0; &quot;, &quot; &amp; [.V82]; &quot;&quot;)&amp;IF(LEN([.W82])&gt;0; &quot;, &quot; &amp; [.W82]; &quot;&quot;)&amp;IF(LEN([.X82])&gt;0; &quot;, &quot; &amp; [.X82]; &quot;&quot;)&amp;IF(LEN([.Y82])&gt;0; &quot;, &quot; &amp; [.Y82]; &quot;&quot;)&amp;IF(LEN([.Z82])&gt;0; &quot;, &quot; &amp; [.Z82]; &quot;&quot;)" office:value-type="string" office:string-value="'24028600   10017', 'RUTA FIJA BOMB. CONST.', 'DEFINITIVA', 158502, 1, 1, 23816100, 'X', 1, 'ALTAMIRA', 'CAMPO TAMAULIPAS', 'DESPACHO DE GUARDIAS', 'GUARDIAS', 'TRANSP. PERSONAL', 'GUARDIAS', 20857871, NULL" calcext:value-type="string">
            <text:p>'24028600 <text:s text:c="2"/>10017', 'RUTA FIJA BOMB. CONST.', 'DEFINITIVA', 158502, 1, 1, 23816100, 'X', 1, 'ALTAMIRA', 'CAMPO TAMAULIPAS', 'DESPACHO DE GUARDIAS', 'GUARDIAS', 'TRANSP. PERSONAL', 'GUARDIAS', 20857871, NULL</text:p>
          </table:table-cell>
          <table:table-cell table:style-name="ce1" table:formula="of:=IF(SEARCH(&quot;,&quot;; [.AB82]; 1)=1; TRIM(MID([.AB82]; SEARCH(&quot;,&quot;; [.AB82]; 1)+1; LEN([.AB82]))); [.AB82])" office:value-type="string" office:string-value="'24028600   10017', 'RUTA FIJA BOMB. CONST.', 'DEFINITIVA', 158502, 1, 1, 23816100, 'X', 1, 'ALTAMIRA', 'CAMPO TAMAULIPAS', 'DESPACHO DE GUARDIAS', 'GUARDIAS', 'TRANSP. PERSONAL', 'GUARDIAS', 20857871, NULL" calcext:value-type="string">
            <text:p>'24028600 <text:s text:c="2"/>10017', 'RUTA FIJA BOMB. CONST.', 'DEFINITIVA', 158502, 1, 1, 23816100, 'X', 1, 'ALTAMIRA', 'CAMPO TAMAULIPAS', 'DESPACHO DE GUARDIAS', 'GUARDIAS', 'TRANSP. PERSONAL', 'GUARDIAS', 2085787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3'" calcext:value-type="string">
            <text:p>'24028600 <text:s text:c="2"/>1002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PLANTA DE INYECCION'" calcext:value-type="string">
            <text:p>'RUTA FIJ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5" calcext:value-type="string">
            <text:p>2085789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3])&gt;0; [.A83]; &quot;&quot;)&amp;IF(LEN([.B83])&gt;0; &quot;, &quot; &amp; [.B83]; &quot;&quot;)&amp;IF(LEN([.C83])&gt;0; &quot;, &quot; &amp; [.C83]; &quot;&quot;)&amp;IF(LEN([.D83])&gt;0; &quot;, &quot; &amp; [.D83]; &quot;&quot;)&amp;IF(LEN([.E83])&gt;0; &quot;, &quot; &amp; [.E83]; &quot;&quot;)&amp;IF(LEN([.F83])&gt;0; &quot;, &quot; &amp; [.F83]; &quot;&quot;)&amp;IF(LEN([.G83])&gt;0; &quot;, &quot; &amp; [.G83]; &quot;&quot;)&amp;IF(LEN([.H83])&gt;0; &quot;, &quot; &amp; [.H83]; &quot;&quot;)&amp;IF(LEN([.I83])&gt;0; &quot;, &quot; &amp; [.I83]; &quot;&quot;)&amp;IF(LEN([.J83])&gt;0; &quot;, &quot; &amp; [.J83]; &quot;&quot;)&amp;IF(LEN([.K83])&gt;0; &quot;, &quot; &amp; [.K83]; &quot;&quot;)&amp;IF(LEN([.L83])&gt;0; &quot;, &quot; &amp; [.L83]; &quot;&quot;)&amp;IF(LEN([.M83])&gt;0; &quot;, &quot; &amp; [.M83]; &quot;&quot;)&amp;IF(LEN([.N83])&gt;0; &quot;, &quot; &amp; [.N83]; &quot;&quot;)&amp;IF(LEN([.O83])&gt;0; &quot;, &quot; &amp; [.O83]; &quot;&quot;)&amp;IF(LEN([.P83])&gt;0; &quot;, &quot; &amp; [.P83]; &quot;&quot;)&amp;IF(LEN([.Q83])&gt;0; &quot;, &quot; &amp; [.Q83]; &quot;&quot;)&amp;IF(LEN([.R83])&gt;0; &quot;, &quot; &amp; [.R83]; &quot;&quot;)&amp;IF(LEN([.S83])&gt;0; &quot;, &quot; &amp; [.S83]; &quot;&quot;)&amp;IF(LEN([.T83])&gt;0; &quot;, &quot; &amp; [.T83]; &quot;&quot;)&amp;IF(LEN([.U83])&gt;0; &quot;, &quot; &amp; [.U83]; &quot;&quot;)&amp;IF(LEN([.V83])&gt;0; &quot;, &quot; &amp; [.V83]; &quot;&quot;)&amp;IF(LEN([.W83])&gt;0; &quot;, &quot; &amp; [.W83]; &quot;&quot;)&amp;IF(LEN([.X83])&gt;0; &quot;, &quot; &amp; [.X83]; &quot;&quot;)&amp;IF(LEN([.Y83])&gt;0; &quot;, &quot; &amp; [.Y83]; &quot;&quot;)&amp;IF(LEN([.Z83])&gt;0; &quot;, &quot; &amp; [.Z83]; &quot;&quot;)" office:value-type="string" office:string-value="'24028600   10023', 'RUTA FIJA PLANTA DE INYECCION', 'DEFINITIVA', 158502, 1, 1, 23816100, 'J', 1, 'ALTAMIRA', 'CAMPO TAMAULIPAS', 'DESPACHO DE GUARDIAS', 'GUARDIAS', 'TRANSP. PERSONAL', 'GUARDIAS', 20857895, NULL" calcext:value-type="string">
            <text:p>'24028600 <text:s text:c="2"/>10023', 'RUTA FIJA PLANTA DE INYECCION', 'DEFINITIVA', 158502, 1, 1, 23816100, 'J', 1, 'ALTAMIRA', 'CAMPO TAMAULIPAS', 'DESPACHO DE GUARDIAS', 'GUARDIAS', 'TRANSP. PERSONAL', 'GUARDIAS', 20857895, NULL</text:p>
          </table:table-cell>
          <table:table-cell table:style-name="ce1" table:formula="of:=IF(SEARCH(&quot;,&quot;; [.AB83]; 1)=1; TRIM(MID([.AB83]; SEARCH(&quot;,&quot;; [.AB83]; 1)+1; LEN([.AB83]))); [.AB83])" office:value-type="string" office:string-value="'24028600   10023', 'RUTA FIJA PLANTA DE INYECCION', 'DEFINITIVA', 158502, 1, 1, 23816100, 'J', 1, 'ALTAMIRA', 'CAMPO TAMAULIPAS', 'DESPACHO DE GUARDIAS', 'GUARDIAS', 'TRANSP. PERSONAL', 'GUARDIAS', 20857895, NULL" calcext:value-type="string">
            <text:p>'24028600 <text:s text:c="2"/>10023', 'RUTA FIJA PLANTA DE INYECCION', 'DEFINITIVA', 158502, 1, 1, 23816100, 'J', 1, 'ALTAMIRA', 'CAMPO TAMAULIPAS', 'DESPACHO DE GUARDIAS', 'GUARDIAS', 'TRANSP. PERSONAL', 'GUARDIAS', 2085789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4'" calcext:value-type="string">
            <text:p>'24028600 <text:s text:c="2"/>10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PLANTA DE INYECCION'" calcext:value-type="string">
            <text:p>'RUTA FIJ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0" calcext:value-type="string">
            <text:p>2085789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4])&gt;0; [.A84]; &quot;&quot;)&amp;IF(LEN([.B84])&gt;0; &quot;, &quot; &amp; [.B84]; &quot;&quot;)&amp;IF(LEN([.C84])&gt;0; &quot;, &quot; &amp; [.C84]; &quot;&quot;)&amp;IF(LEN([.D84])&gt;0; &quot;, &quot; &amp; [.D84]; &quot;&quot;)&amp;IF(LEN([.E84])&gt;0; &quot;, &quot; &amp; [.E84]; &quot;&quot;)&amp;IF(LEN([.F84])&gt;0; &quot;, &quot; &amp; [.F84]; &quot;&quot;)&amp;IF(LEN([.G84])&gt;0; &quot;, &quot; &amp; [.G84]; &quot;&quot;)&amp;IF(LEN([.H84])&gt;0; &quot;, &quot; &amp; [.H84]; &quot;&quot;)&amp;IF(LEN([.I84])&gt;0; &quot;, &quot; &amp; [.I84]; &quot;&quot;)&amp;IF(LEN([.J84])&gt;0; &quot;, &quot; &amp; [.J84]; &quot;&quot;)&amp;IF(LEN([.K84])&gt;0; &quot;, &quot; &amp; [.K84]; &quot;&quot;)&amp;IF(LEN([.L84])&gt;0; &quot;, &quot; &amp; [.L84]; &quot;&quot;)&amp;IF(LEN([.M84])&gt;0; &quot;, &quot; &amp; [.M84]; &quot;&quot;)&amp;IF(LEN([.N84])&gt;0; &quot;, &quot; &amp; [.N84]; &quot;&quot;)&amp;IF(LEN([.O84])&gt;0; &quot;, &quot; &amp; [.O84]; &quot;&quot;)&amp;IF(LEN([.P84])&gt;0; &quot;, &quot; &amp; [.P84]; &quot;&quot;)&amp;IF(LEN([.Q84])&gt;0; &quot;, &quot; &amp; [.Q84]; &quot;&quot;)&amp;IF(LEN([.R84])&gt;0; &quot;, &quot; &amp; [.R84]; &quot;&quot;)&amp;IF(LEN([.S84])&gt;0; &quot;, &quot; &amp; [.S84]; &quot;&quot;)&amp;IF(LEN([.T84])&gt;0; &quot;, &quot; &amp; [.T84]; &quot;&quot;)&amp;IF(LEN([.U84])&gt;0; &quot;, &quot; &amp; [.U84]; &quot;&quot;)&amp;IF(LEN([.V84])&gt;0; &quot;, &quot; &amp; [.V84]; &quot;&quot;)&amp;IF(LEN([.W84])&gt;0; &quot;, &quot; &amp; [.W84]; &quot;&quot;)&amp;IF(LEN([.X84])&gt;0; &quot;, &quot; &amp; [.X84]; &quot;&quot;)&amp;IF(LEN([.Y84])&gt;0; &quot;, &quot; &amp; [.Y84]; &quot;&quot;)&amp;IF(LEN([.Z84])&gt;0; &quot;, &quot; &amp; [.Z84]; &quot;&quot;)" office:value-type="string" office:string-value="'24028600   10024', 'RUTA FIJA PLANTA DE INYECCION', 'DEFINITIVA', 158502, 1, 1, 23816100, 'M', 1, 'ALTAMIRA', 'CAMPO TAMAULIPAS', 'DESPACHO DE GUARDIAS', 'GUARDIAS', 'TRANSP. PERSONAL', 'GUARDIAS', 20857890, NULL" calcext:value-type="string">
            <text:p>'24028600 <text:s text:c="2"/>10024', 'RUTA FIJA PLANTA DE INYECCION', 'DEFINITIVA', 158502, 1, 1, 23816100, 'M', 1, 'ALTAMIRA', 'CAMPO TAMAULIPAS', 'DESPACHO DE GUARDIAS', 'GUARDIAS', 'TRANSP. PERSONAL', 'GUARDIAS', 20857890, NULL</text:p>
          </table:table-cell>
          <table:table-cell table:style-name="ce1" table:formula="of:=IF(SEARCH(&quot;,&quot;; [.AB84]; 1)=1; TRIM(MID([.AB84]; SEARCH(&quot;,&quot;; [.AB84]; 1)+1; LEN([.AB84]))); [.AB84])" office:value-type="string" office:string-value="'24028600   10024', 'RUTA FIJA PLANTA DE INYECCION', 'DEFINITIVA', 158502, 1, 1, 23816100, 'M', 1, 'ALTAMIRA', 'CAMPO TAMAULIPAS', 'DESPACHO DE GUARDIAS', 'GUARDIAS', 'TRANSP. PERSONAL', 'GUARDIAS', 20857890, NULL" calcext:value-type="string">
            <text:p>'24028600 <text:s text:c="2"/>10024', 'RUTA FIJA PLANTA DE INYECCION', 'DEFINITIVA', 158502, 1, 1, 23816100, 'M', 1, 'ALTAMIRA', 'CAMPO TAMAULIPAS', 'DESPACHO DE GUARDIAS', 'GUARDIAS', 'TRANSP. PERSONAL', 'GUARDIAS', 2085789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5'" calcext:value-type="string">
            <text:p>'24028600 <text:s text:c="2"/>10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6" calcext:value-type="string">
            <text:p>2085787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5])&gt;0; [.A85]; &quot;&quot;)&amp;IF(LEN([.B85])&gt;0; &quot;, &quot; &amp; [.B85]; &quot;&quot;)&amp;IF(LEN([.C85])&gt;0; &quot;, &quot; &amp; [.C85]; &quot;&quot;)&amp;IF(LEN([.D85])&gt;0; &quot;, &quot; &amp; [.D85]; &quot;&quot;)&amp;IF(LEN([.E85])&gt;0; &quot;, &quot; &amp; [.E85]; &quot;&quot;)&amp;IF(LEN([.F85])&gt;0; &quot;, &quot; &amp; [.F85]; &quot;&quot;)&amp;IF(LEN([.G85])&gt;0; &quot;, &quot; &amp; [.G85]; &quot;&quot;)&amp;IF(LEN([.H85])&gt;0; &quot;, &quot; &amp; [.H85]; &quot;&quot;)&amp;IF(LEN([.I85])&gt;0; &quot;, &quot; &amp; [.I85]; &quot;&quot;)&amp;IF(LEN([.J85])&gt;0; &quot;, &quot; &amp; [.J85]; &quot;&quot;)&amp;IF(LEN([.K85])&gt;0; &quot;, &quot; &amp; [.K85]; &quot;&quot;)&amp;IF(LEN([.L85])&gt;0; &quot;, &quot; &amp; [.L85]; &quot;&quot;)&amp;IF(LEN([.M85])&gt;0; &quot;, &quot; &amp; [.M85]; &quot;&quot;)&amp;IF(LEN([.N85])&gt;0; &quot;, &quot; &amp; [.N85]; &quot;&quot;)&amp;IF(LEN([.O85])&gt;0; &quot;, &quot; &amp; [.O85]; &quot;&quot;)&amp;IF(LEN([.P85])&gt;0; &quot;, &quot; &amp; [.P85]; &quot;&quot;)&amp;IF(LEN([.Q85])&gt;0; &quot;, &quot; &amp; [.Q85]; &quot;&quot;)&amp;IF(LEN([.R85])&gt;0; &quot;, &quot; &amp; [.R85]; &quot;&quot;)&amp;IF(LEN([.S85])&gt;0; &quot;, &quot; &amp; [.S85]; &quot;&quot;)&amp;IF(LEN([.T85])&gt;0; &quot;, &quot; &amp; [.T85]; &quot;&quot;)&amp;IF(LEN([.U85])&gt;0; &quot;, &quot; &amp; [.U85]; &quot;&quot;)&amp;IF(LEN([.V85])&gt;0; &quot;, &quot; &amp; [.V85]; &quot;&quot;)&amp;IF(LEN([.W85])&gt;0; &quot;, &quot; &amp; [.W85]; &quot;&quot;)&amp;IF(LEN([.X85])&gt;0; &quot;, &quot; &amp; [.X85]; &quot;&quot;)&amp;IF(LEN([.Y85])&gt;0; &quot;, &quot; &amp; [.Y85]; &quot;&quot;)&amp;IF(LEN([.Z85])&gt;0; &quot;, &quot; &amp; [.Z85]; &quot;&quot;)" office:value-type="string" office:string-value="'24028600   10025', 'RUTA FIJA BOMB. CONST.', 'DEFINITIVA', 158502, 1, 1, 23816100, 'L', 1, 'ALTAMIRA', 'CAMPO TAMAULIPAS', 'DESPACHO DE GUARDIAS', 'GUARDIAS', 'TRANSP. PERSONAL', 'GUARDIAS', 20857876, NULL" calcext:value-type="string">
            <text:p>'24028600 <text:s text:c="2"/>10025', 'RUTA FIJA BOMB. CONST.', 'DEFINITIVA', 158502, 1, 1, 23816100, 'L', 1, 'ALTAMIRA', 'CAMPO TAMAULIPAS', 'DESPACHO DE GUARDIAS', 'GUARDIAS', 'TRANSP. PERSONAL', 'GUARDIAS', 20857876, NULL</text:p>
          </table:table-cell>
          <table:table-cell table:style-name="ce1" table:formula="of:=IF(SEARCH(&quot;,&quot;; [.AB85]; 1)=1; TRIM(MID([.AB85]; SEARCH(&quot;,&quot;; [.AB85]; 1)+1; LEN([.AB85]))); [.AB85])" office:value-type="string" office:string-value="'24028600   10025', 'RUTA FIJA BOMB. CONST.', 'DEFINITIVA', 158502, 1, 1, 23816100, 'L', 1, 'ALTAMIRA', 'CAMPO TAMAULIPAS', 'DESPACHO DE GUARDIAS', 'GUARDIAS', 'TRANSP. PERSONAL', 'GUARDIAS', 20857876, NULL" calcext:value-type="string">
            <text:p>'24028600 <text:s text:c="2"/>10025', 'RUTA FIJA BOMB. CONST.', 'DEFINITIVA', 158502, 1, 1, 23816100, 'L', 1, 'ALTAMIRA', 'CAMPO TAMAULIPAS', 'DESPACHO DE GUARDIAS', 'GUARDIAS', 'TRANSP. PERSONAL', 'GUARDIAS', 2085787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6'" calcext:value-type="string">
            <text:p>'24028600 <text:s text:c="2"/>1002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68" calcext:value-type="string">
            <text:p>208578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6])&gt;0; [.A86]; &quot;&quot;)&amp;IF(LEN([.B86])&gt;0; &quot;, &quot; &amp; [.B86]; &quot;&quot;)&amp;IF(LEN([.C86])&gt;0; &quot;, &quot; &amp; [.C86]; &quot;&quot;)&amp;IF(LEN([.D86])&gt;0; &quot;, &quot; &amp; [.D86]; &quot;&quot;)&amp;IF(LEN([.E86])&gt;0; &quot;, &quot; &amp; [.E86]; &quot;&quot;)&amp;IF(LEN([.F86])&gt;0; &quot;, &quot; &amp; [.F86]; &quot;&quot;)&amp;IF(LEN([.G86])&gt;0; &quot;, &quot; &amp; [.G86]; &quot;&quot;)&amp;IF(LEN([.H86])&gt;0; &quot;, &quot; &amp; [.H86]; &quot;&quot;)&amp;IF(LEN([.I86])&gt;0; &quot;, &quot; &amp; [.I86]; &quot;&quot;)&amp;IF(LEN([.J86])&gt;0; &quot;, &quot; &amp; [.J86]; &quot;&quot;)&amp;IF(LEN([.K86])&gt;0; &quot;, &quot; &amp; [.K86]; &quot;&quot;)&amp;IF(LEN([.L86])&gt;0; &quot;, &quot; &amp; [.L86]; &quot;&quot;)&amp;IF(LEN([.M86])&gt;0; &quot;, &quot; &amp; [.M86]; &quot;&quot;)&amp;IF(LEN([.N86])&gt;0; &quot;, &quot; &amp; [.N86]; &quot;&quot;)&amp;IF(LEN([.O86])&gt;0; &quot;, &quot; &amp; [.O86]; &quot;&quot;)&amp;IF(LEN([.P86])&gt;0; &quot;, &quot; &amp; [.P86]; &quot;&quot;)&amp;IF(LEN([.Q86])&gt;0; &quot;, &quot; &amp; [.Q86]; &quot;&quot;)&amp;IF(LEN([.R86])&gt;0; &quot;, &quot; &amp; [.R86]; &quot;&quot;)&amp;IF(LEN([.S86])&gt;0; &quot;, &quot; &amp; [.S86]; &quot;&quot;)&amp;IF(LEN([.T86])&gt;0; &quot;, &quot; &amp; [.T86]; &quot;&quot;)&amp;IF(LEN([.U86])&gt;0; &quot;, &quot; &amp; [.U86]; &quot;&quot;)&amp;IF(LEN([.V86])&gt;0; &quot;, &quot; &amp; [.V86]; &quot;&quot;)&amp;IF(LEN([.W86])&gt;0; &quot;, &quot; &amp; [.W86]; &quot;&quot;)&amp;IF(LEN([.X86])&gt;0; &quot;, &quot; &amp; [.X86]; &quot;&quot;)&amp;IF(LEN([.Y86])&gt;0; &quot;, &quot; &amp; [.Y86]; &quot;&quot;)&amp;IF(LEN([.Z86])&gt;0; &quot;, &quot; &amp; [.Z86]; &quot;&quot;)" office:value-type="string" office:string-value="'24028600   10026', 'RUTA FIJA BOMB. CONST.', 'DEFINITIVA', 158502, 1, 1, 23816100, 'V', 1, 'ALTAMIRA', 'CAMPO TAMAULIPAS', 'DESPACHO DE GUARDIAS', 'GUARDIAS', 'TRANSP. PERSONAL', 'GUARDIAS', 20857868, NULL" calcext:value-type="string">
            <text:p>'24028600 <text:s text:c="2"/>10026', 'RUTA FIJA BOMB. CONST.', 'DEFINITIVA', 158502, 1, 1, 23816100, 'V', 1, 'ALTAMIRA', 'CAMPO TAMAULIPAS', 'DESPACHO DE GUARDIAS', 'GUARDIAS', 'TRANSP. PERSONAL', 'GUARDIAS', 20857868, NULL</text:p>
          </table:table-cell>
          <table:table-cell table:style-name="ce1" table:formula="of:=IF(SEARCH(&quot;,&quot;; [.AB86]; 1)=1; TRIM(MID([.AB86]; SEARCH(&quot;,&quot;; [.AB86]; 1)+1; LEN([.AB86]))); [.AB86])" office:value-type="string" office:string-value="'24028600   10026', 'RUTA FIJA BOMB. CONST.', 'DEFINITIVA', 158502, 1, 1, 23816100, 'V', 1, 'ALTAMIRA', 'CAMPO TAMAULIPAS', 'DESPACHO DE GUARDIAS', 'GUARDIAS', 'TRANSP. PERSONAL', 'GUARDIAS', 20857868, NULL" calcext:value-type="string">
            <text:p>'24028600 <text:s text:c="2"/>10026', 'RUTA FIJA BOMB. CONST.', 'DEFINITIVA', 158502, 1, 1, 23816100, 'V', 1, 'ALTAMIRA', 'CAMPO TAMAULIPAS', 'DESPACHO DE GUARDIAS', 'GUARDIAS', 'TRANSP. PERSONAL', 'GUARDIAS', 208578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7'" calcext:value-type="string">
            <text:p>'24028600 <text:s text:c="2"/>10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TAMPS.'" calcext:value-type="string">
            <text:p>'RUTA FIJA BOMB. TAMPS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89" calcext:value-type="string">
            <text:p>2085788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7])&gt;0; [.A87]; &quot;&quot;)&amp;IF(LEN([.B87])&gt;0; &quot;, &quot; &amp; [.B87]; &quot;&quot;)&amp;IF(LEN([.C87])&gt;0; &quot;, &quot; &amp; [.C87]; &quot;&quot;)&amp;IF(LEN([.D87])&gt;0; &quot;, &quot; &amp; [.D87]; &quot;&quot;)&amp;IF(LEN([.E87])&gt;0; &quot;, &quot; &amp; [.E87]; &quot;&quot;)&amp;IF(LEN([.F87])&gt;0; &quot;, &quot; &amp; [.F87]; &quot;&quot;)&amp;IF(LEN([.G87])&gt;0; &quot;, &quot; &amp; [.G87]; &quot;&quot;)&amp;IF(LEN([.H87])&gt;0; &quot;, &quot; &amp; [.H87]; &quot;&quot;)&amp;IF(LEN([.I87])&gt;0; &quot;, &quot; &amp; [.I87]; &quot;&quot;)&amp;IF(LEN([.J87])&gt;0; &quot;, &quot; &amp; [.J87]; &quot;&quot;)&amp;IF(LEN([.K87])&gt;0; &quot;, &quot; &amp; [.K87]; &quot;&quot;)&amp;IF(LEN([.L87])&gt;0; &quot;, &quot; &amp; [.L87]; &quot;&quot;)&amp;IF(LEN([.M87])&gt;0; &quot;, &quot; &amp; [.M87]; &quot;&quot;)&amp;IF(LEN([.N87])&gt;0; &quot;, &quot; &amp; [.N87]; &quot;&quot;)&amp;IF(LEN([.O87])&gt;0; &quot;, &quot; &amp; [.O87]; &quot;&quot;)&amp;IF(LEN([.P87])&gt;0; &quot;, &quot; &amp; [.P87]; &quot;&quot;)&amp;IF(LEN([.Q87])&gt;0; &quot;, &quot; &amp; [.Q87]; &quot;&quot;)&amp;IF(LEN([.R87])&gt;0; &quot;, &quot; &amp; [.R87]; &quot;&quot;)&amp;IF(LEN([.S87])&gt;0; &quot;, &quot; &amp; [.S87]; &quot;&quot;)&amp;IF(LEN([.T87])&gt;0; &quot;, &quot; &amp; [.T87]; &quot;&quot;)&amp;IF(LEN([.U87])&gt;0; &quot;, &quot; &amp; [.U87]; &quot;&quot;)&amp;IF(LEN([.V87])&gt;0; &quot;, &quot; &amp; [.V87]; &quot;&quot;)&amp;IF(LEN([.W87])&gt;0; &quot;, &quot; &amp; [.W87]; &quot;&quot;)&amp;IF(LEN([.X87])&gt;0; &quot;, &quot; &amp; [.X87]; &quot;&quot;)&amp;IF(LEN([.Y87])&gt;0; &quot;, &quot; &amp; [.Y87]; &quot;&quot;)&amp;IF(LEN([.Z87])&gt;0; &quot;, &quot; &amp; [.Z87]; &quot;&quot;)" office:value-type="string" office:string-value="'24028600   10027', 'RUTA FIJA BOMB. TAMPS.', 'DEFINITIVA', 158502, 1, 1, 23816100, 'S', 1, 'ALTAMIRA', 'CAMPO TAMAULIPAS', 'DESPACHO DE GUARDIAS', 'GUARDIAS', 'TRANSP. PERSONAL', 'GUARDIAS', 20857889, NULL" calcext:value-type="string">
            <text:p>'24028600 <text:s text:c="2"/>10027', 'RUTA FIJA BOMB. TAMPS.', 'DEFINITIVA', 158502, 1, 1, 23816100, 'S', 1, 'ALTAMIRA', 'CAMPO TAMAULIPAS', 'DESPACHO DE GUARDIAS', 'GUARDIAS', 'TRANSP. PERSONAL', 'GUARDIAS', 20857889, NULL</text:p>
          </table:table-cell>
          <table:table-cell table:style-name="ce1" table:formula="of:=IF(SEARCH(&quot;,&quot;; [.AB87]; 1)=1; TRIM(MID([.AB87]; SEARCH(&quot;,&quot;; [.AB87]; 1)+1; LEN([.AB87]))); [.AB87])" office:value-type="string" office:string-value="'24028600   10027', 'RUTA FIJA BOMB. TAMPS.', 'DEFINITIVA', 158502, 1, 1, 23816100, 'S', 1, 'ALTAMIRA', 'CAMPO TAMAULIPAS', 'DESPACHO DE GUARDIAS', 'GUARDIAS', 'TRANSP. PERSONAL', 'GUARDIAS', 20857889, NULL" calcext:value-type="string">
            <text:p>'24028600 <text:s text:c="2"/>10027', 'RUTA FIJA BOMB. TAMPS.', 'DEFINITIVA', 158502, 1, 1, 23816100, 'S', 1, 'ALTAMIRA', 'CAMPO TAMAULIPAS', 'DESPACHO DE GUARDIAS', 'GUARDIAS', 'TRANSP. PERSONAL', 'GUARDIAS', 2085788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8'" calcext:value-type="string">
            <text:p>'24028600 <text:s text:c="2"/>1002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LANTA DE INYECCION'" calcext:value-type="string">
            <text:p>'RUT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8])&gt;0; [.A88]; &quot;&quot;)&amp;IF(LEN([.B88])&gt;0; &quot;, &quot; &amp; [.B88]; &quot;&quot;)&amp;IF(LEN([.C88])&gt;0; &quot;, &quot; &amp; [.C88]; &quot;&quot;)&amp;IF(LEN([.D88])&gt;0; &quot;, &quot; &amp; [.D88]; &quot;&quot;)&amp;IF(LEN([.E88])&gt;0; &quot;, &quot; &amp; [.E88]; &quot;&quot;)&amp;IF(LEN([.F88])&gt;0; &quot;, &quot; &amp; [.F88]; &quot;&quot;)&amp;IF(LEN([.G88])&gt;0; &quot;, &quot; &amp; [.G88]; &quot;&quot;)&amp;IF(LEN([.H88])&gt;0; &quot;, &quot; &amp; [.H88]; &quot;&quot;)&amp;IF(LEN([.I88])&gt;0; &quot;, &quot; &amp; [.I88]; &quot;&quot;)&amp;IF(LEN([.J88])&gt;0; &quot;, &quot; &amp; [.J88]; &quot;&quot;)&amp;IF(LEN([.K88])&gt;0; &quot;, &quot; &amp; [.K88]; &quot;&quot;)&amp;IF(LEN([.L88])&gt;0; &quot;, &quot; &amp; [.L88]; &quot;&quot;)&amp;IF(LEN([.M88])&gt;0; &quot;, &quot; &amp; [.M88]; &quot;&quot;)&amp;IF(LEN([.N88])&gt;0; &quot;, &quot; &amp; [.N88]; &quot;&quot;)&amp;IF(LEN([.O88])&gt;0; &quot;, &quot; &amp; [.O88]; &quot;&quot;)&amp;IF(LEN([.P88])&gt;0; &quot;, &quot; &amp; [.P88]; &quot;&quot;)&amp;IF(LEN([.Q88])&gt;0; &quot;, &quot; &amp; [.Q88]; &quot;&quot;)&amp;IF(LEN([.R88])&gt;0; &quot;, &quot; &amp; [.R88]; &quot;&quot;)&amp;IF(LEN([.S88])&gt;0; &quot;, &quot; &amp; [.S88]; &quot;&quot;)&amp;IF(LEN([.T88])&gt;0; &quot;, &quot; &amp; [.T88]; &quot;&quot;)&amp;IF(LEN([.U88])&gt;0; &quot;, &quot; &amp; [.U88]; &quot;&quot;)&amp;IF(LEN([.V88])&gt;0; &quot;, &quot; &amp; [.V88]; &quot;&quot;)&amp;IF(LEN([.W88])&gt;0; &quot;, &quot; &amp; [.W88]; &quot;&quot;)&amp;IF(LEN([.X88])&gt;0; &quot;, &quot; &amp; [.X88]; &quot;&quot;)&amp;IF(LEN([.Y88])&gt;0; &quot;, &quot; &amp; [.Y88]; &quot;&quot;)&amp;IF(LEN([.Z88])&gt;0; &quot;, &quot; &amp; [.Z88]; &quot;&quot;)" office:value-type="string" office:string-value="'24028600   10028', 'RUTA PLANTA DE INYECCION', 'TEMPORAL', 158502, 0, 1, 23816100, 'D', 1, 'ALTAMIRA', 'CAMPO TAMAULIPAS', 'GUARDIAS', 'CHOFER', NULL, 'GUARDIAS', NULL, NULL" calcext:value-type="string">
            <text:p>'24028600 <text:s text:c="2"/>10028', 'RUTA PLANTA DE INYECCION', 'TEMPORAL', 158502, 0, 1, 23816100, 'D', 1, 'ALTAMIRA', 'CAMPO TAMAULIPAS', 'GUARDIAS', 'CHOFER', NULL, 'GUARDIAS', NULL, NULL</text:p>
          </table:table-cell>
          <table:table-cell table:style-name="ce1" table:formula="of:=IF(SEARCH(&quot;,&quot;; [.AB88]; 1)=1; TRIM(MID([.AB88]; SEARCH(&quot;,&quot;; [.AB88]; 1)+1; LEN([.AB88]))); [.AB88])" office:value-type="string" office:string-value="'24028600   10028', 'RUTA PLANTA DE INYECCION', 'TEMPORAL', 158502, 0, 1, 23816100, 'D', 1, 'ALTAMIRA', 'CAMPO TAMAULIPAS', 'GUARDIAS', 'CHOFER', NULL, 'GUARDIAS', NULL, NULL" calcext:value-type="string">
            <text:p>'24028600 <text:s text:c="2"/>10028', 'RUTA PLANTA DE INYECCION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0'" calcext:value-type="string">
            <text:p>'24028600 <text:s text:c="2"/>1003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603'" calcext:value-type="string">
            <text:p>'RUTA PM-560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9])&gt;0; [.A89]; &quot;&quot;)&amp;IF(LEN([.B89])&gt;0; &quot;, &quot; &amp; [.B89]; &quot;&quot;)&amp;IF(LEN([.C89])&gt;0; &quot;, &quot; &amp; [.C89]; &quot;&quot;)&amp;IF(LEN([.D89])&gt;0; &quot;, &quot; &amp; [.D89]; &quot;&quot;)&amp;IF(LEN([.E89])&gt;0; &quot;, &quot; &amp; [.E89]; &quot;&quot;)&amp;IF(LEN([.F89])&gt;0; &quot;, &quot; &amp; [.F89]; &quot;&quot;)&amp;IF(LEN([.G89])&gt;0; &quot;, &quot; &amp; [.G89]; &quot;&quot;)&amp;IF(LEN([.H89])&gt;0; &quot;, &quot; &amp; [.H89]; &quot;&quot;)&amp;IF(LEN([.I89])&gt;0; &quot;, &quot; &amp; [.I89]; &quot;&quot;)&amp;IF(LEN([.J89])&gt;0; &quot;, &quot; &amp; [.J89]; &quot;&quot;)&amp;IF(LEN([.K89])&gt;0; &quot;, &quot; &amp; [.K89]; &quot;&quot;)&amp;IF(LEN([.L89])&gt;0; &quot;, &quot; &amp; [.L89]; &quot;&quot;)&amp;IF(LEN([.M89])&gt;0; &quot;, &quot; &amp; [.M89]; &quot;&quot;)&amp;IF(LEN([.N89])&gt;0; &quot;, &quot; &amp; [.N89]; &quot;&quot;)&amp;IF(LEN([.O89])&gt;0; &quot;, &quot; &amp; [.O89]; &quot;&quot;)&amp;IF(LEN([.P89])&gt;0; &quot;, &quot; &amp; [.P89]; &quot;&quot;)&amp;IF(LEN([.Q89])&gt;0; &quot;, &quot; &amp; [.Q89]; &quot;&quot;)&amp;IF(LEN([.R89])&gt;0; &quot;, &quot; &amp; [.R89]; &quot;&quot;)&amp;IF(LEN([.S89])&gt;0; &quot;, &quot; &amp; [.S89]; &quot;&quot;)&amp;IF(LEN([.T89])&gt;0; &quot;, &quot; &amp; [.T89]; &quot;&quot;)&amp;IF(LEN([.U89])&gt;0; &quot;, &quot; &amp; [.U89]; &quot;&quot;)&amp;IF(LEN([.V89])&gt;0; &quot;, &quot; &amp; [.V89]; &quot;&quot;)&amp;IF(LEN([.W89])&gt;0; &quot;, &quot; &amp; [.W89]; &quot;&quot;)&amp;IF(LEN([.X89])&gt;0; &quot;, &quot; &amp; [.X89]; &quot;&quot;)&amp;IF(LEN([.Y89])&gt;0; &quot;, &quot; &amp; [.Y89]; &quot;&quot;)&amp;IF(LEN([.Z89])&gt;0; &quot;, &quot; &amp; [.Z89]; &quot;&quot;)" office:value-type="string" office:string-value="'24028600   10030', 'RUTA PM-5603', 'TEMPORAL', 158502, 0, 1, 23816100, 'D', 1, 'ALTAMIRA', 'CAMPO TAMAULIPAS', 'GUARDIAS', 'CHOFER', NULL, 'GUARDIAS', NULL, NULL" calcext:value-type="string">
            <text:p>'24028600 <text:s text:c="2"/>10030', 'RUTA PM-5603', 'TEMPORAL', 158502, 0, 1, 23816100, 'D', 1, 'ALTAMIRA', 'CAMPO TAMAULIPAS', 'GUARDIAS', 'CHOFER', NULL, 'GUARDIAS', NULL, NULL</text:p>
          </table:table-cell>
          <table:table-cell table:style-name="ce1" table:formula="of:=IF(SEARCH(&quot;,&quot;; [.AB89]; 1)=1; TRIM(MID([.AB89]; SEARCH(&quot;,&quot;; [.AB89]; 1)+1; LEN([.AB89]))); [.AB89])" office:value-type="string" office:string-value="'24028600   10030', 'RUTA PM-5603', 'TEMPORAL', 158502, 0, 1, 23816100, 'D', 1, 'ALTAMIRA', 'CAMPO TAMAULIPAS', 'GUARDIAS', 'CHOFER', NULL, 'GUARDIAS', NULL, NULL" calcext:value-type="string">
            <text:p>'24028600 <text:s text:c="2"/>10030', 'RUTA PM-5603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1'" calcext:value-type="string">
            <text:p>'24028600 <text:s text:c="2"/>1003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603'" calcext:value-type="string">
            <text:p>'RUTA PM-560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0])&gt;0; [.A90]; &quot;&quot;)&amp;IF(LEN([.B90])&gt;0; &quot;, &quot; &amp; [.B90]; &quot;&quot;)&amp;IF(LEN([.C90])&gt;0; &quot;, &quot; &amp; [.C90]; &quot;&quot;)&amp;IF(LEN([.D90])&gt;0; &quot;, &quot; &amp; [.D90]; &quot;&quot;)&amp;IF(LEN([.E90])&gt;0; &quot;, &quot; &amp; [.E90]; &quot;&quot;)&amp;IF(LEN([.F90])&gt;0; &quot;, &quot; &amp; [.F90]; &quot;&quot;)&amp;IF(LEN([.G90])&gt;0; &quot;, &quot; &amp; [.G90]; &quot;&quot;)&amp;IF(LEN([.H90])&gt;0; &quot;, &quot; &amp; [.H90]; &quot;&quot;)&amp;IF(LEN([.I90])&gt;0; &quot;, &quot; &amp; [.I90]; &quot;&quot;)&amp;IF(LEN([.J90])&gt;0; &quot;, &quot; &amp; [.J90]; &quot;&quot;)&amp;IF(LEN([.K90])&gt;0; &quot;, &quot; &amp; [.K90]; &quot;&quot;)&amp;IF(LEN([.L90])&gt;0; &quot;, &quot; &amp; [.L90]; &quot;&quot;)&amp;IF(LEN([.M90])&gt;0; &quot;, &quot; &amp; [.M90]; &quot;&quot;)&amp;IF(LEN([.N90])&gt;0; &quot;, &quot; &amp; [.N90]; &quot;&quot;)&amp;IF(LEN([.O90])&gt;0; &quot;, &quot; &amp; [.O90]; &quot;&quot;)&amp;IF(LEN([.P90])&gt;0; &quot;, &quot; &amp; [.P90]; &quot;&quot;)&amp;IF(LEN([.Q90])&gt;0; &quot;, &quot; &amp; [.Q90]; &quot;&quot;)&amp;IF(LEN([.R90])&gt;0; &quot;, &quot; &amp; [.R90]; &quot;&quot;)&amp;IF(LEN([.S90])&gt;0; &quot;, &quot; &amp; [.S90]; &quot;&quot;)&amp;IF(LEN([.T90])&gt;0; &quot;, &quot; &amp; [.T90]; &quot;&quot;)&amp;IF(LEN([.U90])&gt;0; &quot;, &quot; &amp; [.U90]; &quot;&quot;)&amp;IF(LEN([.V90])&gt;0; &quot;, &quot; &amp; [.V90]; &quot;&quot;)&amp;IF(LEN([.W90])&gt;0; &quot;, &quot; &amp; [.W90]; &quot;&quot;)&amp;IF(LEN([.X90])&gt;0; &quot;, &quot; &amp; [.X90]; &quot;&quot;)&amp;IF(LEN([.Y90])&gt;0; &quot;, &quot; &amp; [.Y90]; &quot;&quot;)&amp;IF(LEN([.Z90])&gt;0; &quot;, &quot; &amp; [.Z90]; &quot;&quot;)" office:value-type="string" office:string-value="'24028600   10031', 'RUTA PM-5603', 'TEMPORAL', 158502, 0, 1, 23816100, 'D', 1, 'ALTAMIRA', 'CAMPO TAMAULIPAS', 'GUARDIAS', 'CHOFER', NULL, 'GUARDIAS', NULL, NULL" calcext:value-type="string">
            <text:p>'24028600 <text:s text:c="2"/>10031', 'RUTA PM-5603', 'TEMPORAL', 158502, 0, 1, 23816100, 'D', 1, 'ALTAMIRA', 'CAMPO TAMAULIPAS', 'GUARDIAS', 'CHOFER', NULL, 'GUARDIAS', NULL, NULL</text:p>
          </table:table-cell>
          <table:table-cell table:style-name="ce1" table:formula="of:=IF(SEARCH(&quot;,&quot;; [.AB90]; 1)=1; TRIM(MID([.AB90]; SEARCH(&quot;,&quot;; [.AB90]; 1)+1; LEN([.AB90]))); [.AB90])" office:value-type="string" office:string-value="'24028600   10031', 'RUTA PM-5603', 'TEMPORAL', 158502, 0, 1, 23816100, 'D', 1, 'ALTAMIRA', 'CAMPO TAMAULIPAS', 'GUARDIAS', 'CHOFER', NULL, 'GUARDIAS', NULL, NULL" calcext:value-type="string">
            <text:p>'24028600 <text:s text:c="2"/>10031', 'RUTA PM-5603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2'" calcext:value-type="string">
            <text:p>'24028600 <text:s text:c="2"/>1003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RELEVO BOMB. TAMPS/BOMB. CONST.'" calcext:value-type="string">
            <text:p>'RUTA FIJA RELEVO BOMB. TAMPS/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2" calcext:value-type="string">
            <text:p>2085789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1])&gt;0; [.A91]; &quot;&quot;)&amp;IF(LEN([.B91])&gt;0; &quot;, &quot; &amp; [.B91]; &quot;&quot;)&amp;IF(LEN([.C91])&gt;0; &quot;, &quot; &amp; [.C91]; &quot;&quot;)&amp;IF(LEN([.D91])&gt;0; &quot;, &quot; &amp; [.D91]; &quot;&quot;)&amp;IF(LEN([.E91])&gt;0; &quot;, &quot; &amp; [.E91]; &quot;&quot;)&amp;IF(LEN([.F91])&gt;0; &quot;, &quot; &amp; [.F91]; &quot;&quot;)&amp;IF(LEN([.G91])&gt;0; &quot;, &quot; &amp; [.G91]; &quot;&quot;)&amp;IF(LEN([.H91])&gt;0; &quot;, &quot; &amp; [.H91]; &quot;&quot;)&amp;IF(LEN([.I91])&gt;0; &quot;, &quot; &amp; [.I91]; &quot;&quot;)&amp;IF(LEN([.J91])&gt;0; &quot;, &quot; &amp; [.J91]; &quot;&quot;)&amp;IF(LEN([.K91])&gt;0; &quot;, &quot; &amp; [.K91]; &quot;&quot;)&amp;IF(LEN([.L91])&gt;0; &quot;, &quot; &amp; [.L91]; &quot;&quot;)&amp;IF(LEN([.M91])&gt;0; &quot;, &quot; &amp; [.M91]; &quot;&quot;)&amp;IF(LEN([.N91])&gt;0; &quot;, &quot; &amp; [.N91]; &quot;&quot;)&amp;IF(LEN([.O91])&gt;0; &quot;, &quot; &amp; [.O91]; &quot;&quot;)&amp;IF(LEN([.P91])&gt;0; &quot;, &quot; &amp; [.P91]; &quot;&quot;)&amp;IF(LEN([.Q91])&gt;0; &quot;, &quot; &amp; [.Q91]; &quot;&quot;)&amp;IF(LEN([.R91])&gt;0; &quot;, &quot; &amp; [.R91]; &quot;&quot;)&amp;IF(LEN([.S91])&gt;0; &quot;, &quot; &amp; [.S91]; &quot;&quot;)&amp;IF(LEN([.T91])&gt;0; &quot;, &quot; &amp; [.T91]; &quot;&quot;)&amp;IF(LEN([.U91])&gt;0; &quot;, &quot; &amp; [.U91]; &quot;&quot;)&amp;IF(LEN([.V91])&gt;0; &quot;, &quot; &amp; [.V91]; &quot;&quot;)&amp;IF(LEN([.W91])&gt;0; &quot;, &quot; &amp; [.W91]; &quot;&quot;)&amp;IF(LEN([.X91])&gt;0; &quot;, &quot; &amp; [.X91]; &quot;&quot;)&amp;IF(LEN([.Y91])&gt;0; &quot;, &quot; &amp; [.Y91]; &quot;&quot;)&amp;IF(LEN([.Z91])&gt;0; &quot;, &quot; &amp; [.Z91]; &quot;&quot;)" office:value-type="string" office:string-value="'24028600   10032', 'RUTA FIJA RELEVO BOMB. TAMPS/BOMB. CONST.', 'DEFINITIVA', 158502, 1, 1, 23816100, 'D', 1, 'ALTAMIRA', 'CAMPO TAMAULIPAS', 'DESPACHO DE GUARDIAS', 'GUARDIAS', 'TRANSP. PERSONAL', 'GUARDIAS', 20857892, NULL" calcext:value-type="string">
            <text:p>'24028600 <text:s text:c="2"/>10032', 'RUTA FIJA RELEVO BOMB. TAMPS/BOMB. CONST.', 'DEFINITIVA', 158502, 1, 1, 23816100, 'D', 1, 'ALTAMIRA', 'CAMPO TAMAULIPAS', 'DESPACHO DE GUARDIAS', 'GUARDIAS', 'TRANSP. PERSONAL', 'GUARDIAS', 20857892, NULL</text:p>
          </table:table-cell>
          <table:table-cell table:style-name="ce1" table:formula="of:=IF(SEARCH(&quot;,&quot;; [.AB91]; 1)=1; TRIM(MID([.AB91]; SEARCH(&quot;,&quot;; [.AB91]; 1)+1; LEN([.AB91]))); [.AB91])" office:value-type="string" office:string-value="'24028600   10032', 'RUTA FIJA RELEVO BOMB. TAMPS/BOMB. CONST.', 'DEFINITIVA', 158502, 1, 1, 23816100, 'D', 1, 'ALTAMIRA', 'CAMPO TAMAULIPAS', 'DESPACHO DE GUARDIAS', 'GUARDIAS', 'TRANSP. PERSONAL', 'GUARDIAS', 20857892, NULL" calcext:value-type="string">
            <text:p>'24028600 <text:s text:c="2"/>10032', 'RUTA FIJA RELEVO BOMB. TAMPS/BOMB. CONST.', 'DEFINITIVA', 158502, 1, 1, 23816100, 'D', 1, 'ALTAMIRA', 'CAMPO TAMAULIPAS', 'DESPACHO DE GUARDIAS', 'GUARDIAS', 'TRANSP. PERSONAL', 'GUARDIAS', 2085789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3'" calcext:value-type="string">
            <text:p>'24028600 <text:s text:c="2"/>1003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BOMB. CONST.'" calcext:value-type="string">
            <text:p>'RUT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2])&gt;0; [.A92]; &quot;&quot;)&amp;IF(LEN([.B92])&gt;0; &quot;, &quot; &amp; [.B92]; &quot;&quot;)&amp;IF(LEN([.C92])&gt;0; &quot;, &quot; &amp; [.C92]; &quot;&quot;)&amp;IF(LEN([.D92])&gt;0; &quot;, &quot; &amp; [.D92]; &quot;&quot;)&amp;IF(LEN([.E92])&gt;0; &quot;, &quot; &amp; [.E92]; &quot;&quot;)&amp;IF(LEN([.F92])&gt;0; &quot;, &quot; &amp; [.F92]; &quot;&quot;)&amp;IF(LEN([.G92])&gt;0; &quot;, &quot; &amp; [.G92]; &quot;&quot;)&amp;IF(LEN([.H92])&gt;0; &quot;, &quot; &amp; [.H92]; &quot;&quot;)&amp;IF(LEN([.I92])&gt;0; &quot;, &quot; &amp; [.I92]; &quot;&quot;)&amp;IF(LEN([.J92])&gt;0; &quot;, &quot; &amp; [.J92]; &quot;&quot;)&amp;IF(LEN([.K92])&gt;0; &quot;, &quot; &amp; [.K92]; &quot;&quot;)&amp;IF(LEN([.L92])&gt;0; &quot;, &quot; &amp; [.L92]; &quot;&quot;)&amp;IF(LEN([.M92])&gt;0; &quot;, &quot; &amp; [.M92]; &quot;&quot;)&amp;IF(LEN([.N92])&gt;0; &quot;, &quot; &amp; [.N92]; &quot;&quot;)&amp;IF(LEN([.O92])&gt;0; &quot;, &quot; &amp; [.O92]; &quot;&quot;)&amp;IF(LEN([.P92])&gt;0; &quot;, &quot; &amp; [.P92]; &quot;&quot;)&amp;IF(LEN([.Q92])&gt;0; &quot;, &quot; &amp; [.Q92]; &quot;&quot;)&amp;IF(LEN([.R92])&gt;0; &quot;, &quot; &amp; [.R92]; &quot;&quot;)&amp;IF(LEN([.S92])&gt;0; &quot;, &quot; &amp; [.S92]; &quot;&quot;)&amp;IF(LEN([.T92])&gt;0; &quot;, &quot; &amp; [.T92]; &quot;&quot;)&amp;IF(LEN([.U92])&gt;0; &quot;, &quot; &amp; [.U92]; &quot;&quot;)&amp;IF(LEN([.V92])&gt;0; &quot;, &quot; &amp; [.V92]; &quot;&quot;)&amp;IF(LEN([.W92])&gt;0; &quot;, &quot; &amp; [.W92]; &quot;&quot;)&amp;IF(LEN([.X92])&gt;0; &quot;, &quot; &amp; [.X92]; &quot;&quot;)&amp;IF(LEN([.Y92])&gt;0; &quot;, &quot; &amp; [.Y92]; &quot;&quot;)&amp;IF(LEN([.Z92])&gt;0; &quot;, &quot; &amp; [.Z92]; &quot;&quot;)" office:value-type="string" office:string-value="'24028600   10033', 'RUTA BOMB. CONST.', 'TEMPORAL', 158502, 0, 1, 23816100, 'D', 1, 'ALTAMIRA', 'CAMPO TAMAULIPAS', 'GUARDIAS', 'CHOFER', NULL, 'GUARDIAS', NULL, NULL" calcext:value-type="string">
            <text:p>'24028600 <text:s text:c="2"/>10033', 'RUTA BOMB. CONST.', 'TEMPORAL', 158502, 0, 1, 23816100, 'D', 1, 'ALTAMIRA', 'CAMPO TAMAULIPAS', 'GUARDIAS', 'CHOFER', NULL, 'GUARDIAS', NULL, NULL</text:p>
          </table:table-cell>
          <table:table-cell table:style-name="ce1" table:formula="of:=IF(SEARCH(&quot;,&quot;; [.AB92]; 1)=1; TRIM(MID([.AB92]; SEARCH(&quot;,&quot;; [.AB92]; 1)+1; LEN([.AB92]))); [.AB92])" office:value-type="string" office:string-value="'24028600   10033', 'RUTA BOMB. CONST.', 'TEMPORAL', 158502, 0, 1, 23816100, 'D', 1, 'ALTAMIRA', 'CAMPO TAMAULIPAS', 'GUARDIAS', 'CHOFER', NULL, 'GUARDIAS', NULL, NULL" calcext:value-type="string">
            <text:p>'24028600 <text:s text:c="2"/>10033', 'RUTA BOMB. CONST.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5'" calcext:value-type="string">
            <text:p>'24028600 <text:s text:c="2"/>1003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RELEVO PLANTA INYECC/COMPRESORAS III'" calcext:value-type="string">
            <text:p>'RUTA FIJA RELEVO PLANTA INYECC/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4" calcext:value-type="string">
            <text:p>2085789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3])&gt;0; [.A93]; &quot;&quot;)&amp;IF(LEN([.B93])&gt;0; &quot;, &quot; &amp; [.B93]; &quot;&quot;)&amp;IF(LEN([.C93])&gt;0; &quot;, &quot; &amp; [.C93]; &quot;&quot;)&amp;IF(LEN([.D93])&gt;0; &quot;, &quot; &amp; [.D93]; &quot;&quot;)&amp;IF(LEN([.E93])&gt;0; &quot;, &quot; &amp; [.E93]; &quot;&quot;)&amp;IF(LEN([.F93])&gt;0; &quot;, &quot; &amp; [.F93]; &quot;&quot;)&amp;IF(LEN([.G93])&gt;0; &quot;, &quot; &amp; [.G93]; &quot;&quot;)&amp;IF(LEN([.H93])&gt;0; &quot;, &quot; &amp; [.H93]; &quot;&quot;)&amp;IF(LEN([.I93])&gt;0; &quot;, &quot; &amp; [.I93]; &quot;&quot;)&amp;IF(LEN([.J93])&gt;0; &quot;, &quot; &amp; [.J93]; &quot;&quot;)&amp;IF(LEN([.K93])&gt;0; &quot;, &quot; &amp; [.K93]; &quot;&quot;)&amp;IF(LEN([.L93])&gt;0; &quot;, &quot; &amp; [.L93]; &quot;&quot;)&amp;IF(LEN([.M93])&gt;0; &quot;, &quot; &amp; [.M93]; &quot;&quot;)&amp;IF(LEN([.N93])&gt;0; &quot;, &quot; &amp; [.N93]; &quot;&quot;)&amp;IF(LEN([.O93])&gt;0; &quot;, &quot; &amp; [.O93]; &quot;&quot;)&amp;IF(LEN([.P93])&gt;0; &quot;, &quot; &amp; [.P93]; &quot;&quot;)&amp;IF(LEN([.Q93])&gt;0; &quot;, &quot; &amp; [.Q93]; &quot;&quot;)&amp;IF(LEN([.R93])&gt;0; &quot;, &quot; &amp; [.R93]; &quot;&quot;)&amp;IF(LEN([.S93])&gt;0; &quot;, &quot; &amp; [.S93]; &quot;&quot;)&amp;IF(LEN([.T93])&gt;0; &quot;, &quot; &amp; [.T93]; &quot;&quot;)&amp;IF(LEN([.U93])&gt;0; &quot;, &quot; &amp; [.U93]; &quot;&quot;)&amp;IF(LEN([.V93])&gt;0; &quot;, &quot; &amp; [.V93]; &quot;&quot;)&amp;IF(LEN([.W93])&gt;0; &quot;, &quot; &amp; [.W93]; &quot;&quot;)&amp;IF(LEN([.X93])&gt;0; &quot;, &quot; &amp; [.X93]; &quot;&quot;)&amp;IF(LEN([.Y93])&gt;0; &quot;, &quot; &amp; [.Y93]; &quot;&quot;)&amp;IF(LEN([.Z93])&gt;0; &quot;, &quot; &amp; [.Z93]; &quot;&quot;)" office:value-type="string" office:string-value="'24028600   10035', 'RUTA FIJA RELEVO PLANTA INYECC/COMPRESORAS III', 'DEFINITIVA', 158502, 1, 1, 23816100, 'D', 1, 'ALTAMIRA', 'CAMPO TAMAULIPAS', 'DESPACHO DE GUARDIAS', 'GUARDIAS', 'TRANSP. PERSONAL', 'GUARDIAS', 20857894, NULL" calcext:value-type="string">
            <text:p>'24028600 <text:s text:c="2"/>10035', 'RUTA FIJA RELEVO PLANTA INYECC/COMPRESORAS III', 'DEFINITIVA', 158502, 1, 1, 23816100, 'D', 1, 'ALTAMIRA', 'CAMPO TAMAULIPAS', 'DESPACHO DE GUARDIAS', 'GUARDIAS', 'TRANSP. PERSONAL', 'GUARDIAS', 20857894, NULL</text:p>
          </table:table-cell>
          <table:table-cell table:style-name="ce1" table:formula="of:=IF(SEARCH(&quot;,&quot;; [.AB93]; 1)=1; TRIM(MID([.AB93]; SEARCH(&quot;,&quot;; [.AB93]; 1)+1; LEN([.AB93]))); [.AB93])" office:value-type="string" office:string-value="'24028600   10035', 'RUTA FIJA RELEVO PLANTA INYECC/COMPRESORAS III', 'DEFINITIVA', 158502, 1, 1, 23816100, 'D', 1, 'ALTAMIRA', 'CAMPO TAMAULIPAS', 'DESPACHO DE GUARDIAS', 'GUARDIAS', 'TRANSP. PERSONAL', 'GUARDIAS', 20857894, NULL" calcext:value-type="string">
            <text:p>'24028600 <text:s text:c="2"/>10035', 'RUTA FIJA RELEVO PLANTA INYECC/COMPRESORAS III', 'DEFINITIVA', 158502, 1, 1, 23816100, 'D', 1, 'ALTAMIRA', 'CAMPO TAMAULIPAS', 'DESPACHO DE GUARDIAS', 'GUARDIAS', 'TRANSP. PERSONAL', 'GUARDIAS', 2085789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6'" calcext:value-type="string">
            <text:p>'24028600 <text:s text:c="2"/>1003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IJA BOMB. TAMPS'" calcext:value-type="string">
            <text:p>'RUTA VIJA BOMB. TAMP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88" calcext:value-type="string">
            <text:p>2085788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4])&gt;0; [.A94]; &quot;&quot;)&amp;IF(LEN([.B94])&gt;0; &quot;, &quot; &amp; [.B94]; &quot;&quot;)&amp;IF(LEN([.C94])&gt;0; &quot;, &quot; &amp; [.C94]; &quot;&quot;)&amp;IF(LEN([.D94])&gt;0; &quot;, &quot; &amp; [.D94]; &quot;&quot;)&amp;IF(LEN([.E94])&gt;0; &quot;, &quot; &amp; [.E94]; &quot;&quot;)&amp;IF(LEN([.F94])&gt;0; &quot;, &quot; &amp; [.F94]; &quot;&quot;)&amp;IF(LEN([.G94])&gt;0; &quot;, &quot; &amp; [.G94]; &quot;&quot;)&amp;IF(LEN([.H94])&gt;0; &quot;, &quot; &amp; [.H94]; &quot;&quot;)&amp;IF(LEN([.I94])&gt;0; &quot;, &quot; &amp; [.I94]; &quot;&quot;)&amp;IF(LEN([.J94])&gt;0; &quot;, &quot; &amp; [.J94]; &quot;&quot;)&amp;IF(LEN([.K94])&gt;0; &quot;, &quot; &amp; [.K94]; &quot;&quot;)&amp;IF(LEN([.L94])&gt;0; &quot;, &quot; &amp; [.L94]; &quot;&quot;)&amp;IF(LEN([.M94])&gt;0; &quot;, &quot; &amp; [.M94]; &quot;&quot;)&amp;IF(LEN([.N94])&gt;0; &quot;, &quot; &amp; [.N94]; &quot;&quot;)&amp;IF(LEN([.O94])&gt;0; &quot;, &quot; &amp; [.O94]; &quot;&quot;)&amp;IF(LEN([.P94])&gt;0; &quot;, &quot; &amp; [.P94]; &quot;&quot;)&amp;IF(LEN([.Q94])&gt;0; &quot;, &quot; &amp; [.Q94]; &quot;&quot;)&amp;IF(LEN([.R94])&gt;0; &quot;, &quot; &amp; [.R94]; &quot;&quot;)&amp;IF(LEN([.S94])&gt;0; &quot;, &quot; &amp; [.S94]; &quot;&quot;)&amp;IF(LEN([.T94])&gt;0; &quot;, &quot; &amp; [.T94]; &quot;&quot;)&amp;IF(LEN([.U94])&gt;0; &quot;, &quot; &amp; [.U94]; &quot;&quot;)&amp;IF(LEN([.V94])&gt;0; &quot;, &quot; &amp; [.V94]; &quot;&quot;)&amp;IF(LEN([.W94])&gt;0; &quot;, &quot; &amp; [.W94]; &quot;&quot;)&amp;IF(LEN([.X94])&gt;0; &quot;, &quot; &amp; [.X94]; &quot;&quot;)&amp;IF(LEN([.Y94])&gt;0; &quot;, &quot; &amp; [.Y94]; &quot;&quot;)&amp;IF(LEN([.Z94])&gt;0; &quot;, &quot; &amp; [.Z94]; &quot;&quot;)" office:value-type="string" office:string-value="'24028600   10036', 'RUTA VIJA BOMB. TAMPS', 'DEFINITIVA', 158502, 1, 1, 23816100, 'M', 1, 'ALTAMIRA', 'CAMPO TAMAULIPAS', 'DESPACHO DE GUARDIAS', 'GUARDIAS', 'TRANSP. PERSONAL', 'GUARDIAS', 20857888, NULL" calcext:value-type="string">
            <text:p>'24028600 <text:s text:c="2"/>10036', 'RUTA VIJA BOMB. TAMPS', 'DEFINITIVA', 158502, 1, 1, 23816100, 'M', 1, 'ALTAMIRA', 'CAMPO TAMAULIPAS', 'DESPACHO DE GUARDIAS', 'GUARDIAS', 'TRANSP. PERSONAL', 'GUARDIAS', 20857888, NULL</text:p>
          </table:table-cell>
          <table:table-cell table:style-name="ce1" table:formula="of:=IF(SEARCH(&quot;,&quot;; [.AB94]; 1)=1; TRIM(MID([.AB94]; SEARCH(&quot;,&quot;; [.AB94]; 1)+1; LEN([.AB94]))); [.AB94])" office:value-type="string" office:string-value="'24028600   10036', 'RUTA VIJA BOMB. TAMPS', 'DEFINITIVA', 158502, 1, 1, 23816100, 'M', 1, 'ALTAMIRA', 'CAMPO TAMAULIPAS', 'DESPACHO DE GUARDIAS', 'GUARDIAS', 'TRANSP. PERSONAL', 'GUARDIAS', 20857888, NULL" calcext:value-type="string">
            <text:p>'24028600 <text:s text:c="2"/>10036', 'RUTA VIJA BOMB. TAMPS', 'DEFINITIVA', 158502, 1, 1, 23816100, 'M', 1, 'ALTAMIRA', 'CAMPO TAMAULIPAS', 'DESPACHO DE GUARDIAS', 'GUARDIAS', 'TRANSP. PERSONAL', 'GUARDIAS', 2085788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3'" calcext:value-type="string">
            <text:p>'2381610030 000305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CR'" calcext:value-type="string">
            <text:p>'RUTA VARIABLE 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9468" calcext:value-type="string">
            <text:p>208594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5])&gt;0; [.A95]; &quot;&quot;)&amp;IF(LEN([.B95])&gt;0; &quot;, &quot; &amp; [.B95]; &quot;&quot;)&amp;IF(LEN([.C95])&gt;0; &quot;, &quot; &amp; [.C95]; &quot;&quot;)&amp;IF(LEN([.D95])&gt;0; &quot;, &quot; &amp; [.D95]; &quot;&quot;)&amp;IF(LEN([.E95])&gt;0; &quot;, &quot; &amp; [.E95]; &quot;&quot;)&amp;IF(LEN([.F95])&gt;0; &quot;, &quot; &amp; [.F95]; &quot;&quot;)&amp;IF(LEN([.G95])&gt;0; &quot;, &quot; &amp; [.G95]; &quot;&quot;)&amp;IF(LEN([.H95])&gt;0; &quot;, &quot; &amp; [.H95]; &quot;&quot;)&amp;IF(LEN([.I95])&gt;0; &quot;, &quot; &amp; [.I95]; &quot;&quot;)&amp;IF(LEN([.J95])&gt;0; &quot;, &quot; &amp; [.J95]; &quot;&quot;)&amp;IF(LEN([.K95])&gt;0; &quot;, &quot; &amp; [.K95]; &quot;&quot;)&amp;IF(LEN([.L95])&gt;0; &quot;, &quot; &amp; [.L95]; &quot;&quot;)&amp;IF(LEN([.M95])&gt;0; &quot;, &quot; &amp; [.M95]; &quot;&quot;)&amp;IF(LEN([.N95])&gt;0; &quot;, &quot; &amp; [.N95]; &quot;&quot;)&amp;IF(LEN([.O95])&gt;0; &quot;, &quot; &amp; [.O95]; &quot;&quot;)&amp;IF(LEN([.P95])&gt;0; &quot;, &quot; &amp; [.P95]; &quot;&quot;)&amp;IF(LEN([.Q95])&gt;0; &quot;, &quot; &amp; [.Q95]; &quot;&quot;)&amp;IF(LEN([.R95])&gt;0; &quot;, &quot; &amp; [.R95]; &quot;&quot;)&amp;IF(LEN([.S95])&gt;0; &quot;, &quot; &amp; [.S95]; &quot;&quot;)&amp;IF(LEN([.T95])&gt;0; &quot;, &quot; &amp; [.T95]; &quot;&quot;)&amp;IF(LEN([.U95])&gt;0; &quot;, &quot; &amp; [.U95]; &quot;&quot;)&amp;IF(LEN([.V95])&gt;0; &quot;, &quot; &amp; [.V95]; &quot;&quot;)&amp;IF(LEN([.W95])&gt;0; &quot;, &quot; &amp; [.W95]; &quot;&quot;)&amp;IF(LEN([.X95])&gt;0; &quot;, &quot; &amp; [.X95]; &quot;&quot;)&amp;IF(LEN([.Y95])&gt;0; &quot;, &quot; &amp; [.Y95]; &quot;&quot;)&amp;IF(LEN([.Z95])&gt;0; &quot;, &quot; &amp; [.Z95]; &quot;&quot;)" office:value-type="string" office:string-value="'2381610030 00030503', 'RUTA VARIABLE CR', 'TEMPORAL', 158502, 1, 1, 23816100, 'S', 1, 'ALTAMIRA', 'CAMPO TAMAULIPAS', 'DESPACHO DE GUARDIAS', 'GUARDIAS', NULL, 'GUARDIAS', 20859468, NULL" calcext:value-type="string">
            <text:p>'2381610030 00030503', 'RUTA VARIABLE CR', 'TEMPORAL', 158502, 1, 1, 23816100, 'S', 1, 'ALTAMIRA', 'CAMPO TAMAULIPAS', 'DESPACHO DE GUARDIAS', 'GUARDIAS', NULL, 'GUARDIAS', 20859468, NULL</text:p>
          </table:table-cell>
          <table:table-cell table:style-name="ce1" table:formula="of:=IF(SEARCH(&quot;,&quot;; [.AB95]; 1)=1; TRIM(MID([.AB95]; SEARCH(&quot;,&quot;; [.AB95]; 1)+1; LEN([.AB95]))); [.AB95])" office:value-type="string" office:string-value="'2381610030 00030503', 'RUTA VARIABLE CR', 'TEMPORAL', 158502, 1, 1, 23816100, 'S', 1, 'ALTAMIRA', 'CAMPO TAMAULIPAS', 'DESPACHO DE GUARDIAS', 'GUARDIAS', NULL, 'GUARDIAS', 20859468, NULL" calcext:value-type="string">
            <text:p>'2381610030 00030503', 'RUTA VARIABLE CR', 'TEMPORAL', 158502, 1, 1, 23816100, 'S', 1, 'ALTAMIRA', 'CAMPO TAMAULIPAS', 'DESPACHO DE GUARDIAS', 'GUARDIAS', NULL, 'GUARDIAS', 208594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1'" calcext:value-type="string">
            <text:p>'2381610030 000509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1497" calcext:value-type="string">
            <text:p>2086149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6])&gt;0; [.A96]; &quot;&quot;)&amp;IF(LEN([.B96])&gt;0; &quot;, &quot; &amp; [.B96]; &quot;&quot;)&amp;IF(LEN([.C96])&gt;0; &quot;, &quot; &amp; [.C96]; &quot;&quot;)&amp;IF(LEN([.D96])&gt;0; &quot;, &quot; &amp; [.D96]; &quot;&quot;)&amp;IF(LEN([.E96])&gt;0; &quot;, &quot; &amp; [.E96]; &quot;&quot;)&amp;IF(LEN([.F96])&gt;0; &quot;, &quot; &amp; [.F96]; &quot;&quot;)&amp;IF(LEN([.G96])&gt;0; &quot;, &quot; &amp; [.G96]; &quot;&quot;)&amp;IF(LEN([.H96])&gt;0; &quot;, &quot; &amp; [.H96]; &quot;&quot;)&amp;IF(LEN([.I96])&gt;0; &quot;, &quot; &amp; [.I96]; &quot;&quot;)&amp;IF(LEN([.J96])&gt;0; &quot;, &quot; &amp; [.J96]; &quot;&quot;)&amp;IF(LEN([.K96])&gt;0; &quot;, &quot; &amp; [.K96]; &quot;&quot;)&amp;IF(LEN([.L96])&gt;0; &quot;, &quot; &amp; [.L96]; &quot;&quot;)&amp;IF(LEN([.M96])&gt;0; &quot;, &quot; &amp; [.M96]; &quot;&quot;)&amp;IF(LEN([.N96])&gt;0; &quot;, &quot; &amp; [.N96]; &quot;&quot;)&amp;IF(LEN([.O96])&gt;0; &quot;, &quot; &amp; [.O96]; &quot;&quot;)&amp;IF(LEN([.P96])&gt;0; &quot;, &quot; &amp; [.P96]; &quot;&quot;)&amp;IF(LEN([.Q96])&gt;0; &quot;, &quot; &amp; [.Q96]; &quot;&quot;)&amp;IF(LEN([.R96])&gt;0; &quot;, &quot; &amp; [.R96]; &quot;&quot;)&amp;IF(LEN([.S96])&gt;0; &quot;, &quot; &amp; [.S96]; &quot;&quot;)&amp;IF(LEN([.T96])&gt;0; &quot;, &quot; &amp; [.T96]; &quot;&quot;)&amp;IF(LEN([.U96])&gt;0; &quot;, &quot; &amp; [.U96]; &quot;&quot;)&amp;IF(LEN([.V96])&gt;0; &quot;, &quot; &amp; [.V96]; &quot;&quot;)&amp;IF(LEN([.W96])&gt;0; &quot;, &quot; &amp; [.W96]; &quot;&quot;)&amp;IF(LEN([.X96])&gt;0; &quot;, &quot; &amp; [.X96]; &quot;&quot;)&amp;IF(LEN([.Y96])&gt;0; &quot;, &quot; &amp; [.Y96]; &quot;&quot;)&amp;IF(LEN([.Z96])&gt;0; &quot;, &quot; &amp; [.Z96]; &quot;&quot;)" office:value-type="string" office:string-value="'2381610030 00050901', 'RUTA COMPRESORAS III', 'TEMPORAL', 158502, 1, 1, 23816100, 'L', 1, 'ALTAMIRA', 'CAMPO TAMAULIPAS', 'DESPACHO DE GUARDIAS', 'GUARDIAS', NULL, 'GUARDIAS', 20861497, NULL" calcext:value-type="string">
            <text:p>'2381610030 00050901', 'RUTA COMPRESORAS III', 'TEMPORAL', 158502, 1, 1, 23816100, 'L', 1, 'ALTAMIRA', 'CAMPO TAMAULIPAS', 'DESPACHO DE GUARDIAS', 'GUARDIAS', NULL, 'GUARDIAS', 20861497, NULL</text:p>
          </table:table-cell>
          <table:table-cell table:style-name="ce1" table:formula="of:=IF(SEARCH(&quot;,&quot;; [.AB96]; 1)=1; TRIM(MID([.AB96]; SEARCH(&quot;,&quot;; [.AB96]; 1)+1; LEN([.AB96]))); [.AB96])" office:value-type="string" office:string-value="'2381610030 00050901', 'RUTA COMPRESORAS III', 'TEMPORAL', 158502, 1, 1, 23816100, 'L', 1, 'ALTAMIRA', 'CAMPO TAMAULIPAS', 'DESPACHO DE GUARDIAS', 'GUARDIAS', NULL, 'GUARDIAS', 20861497, NULL" calcext:value-type="string">
            <text:p>'2381610030 00050901', 'RUTA COMPRESORAS III', 'TEMPORAL', 158502, 1, 1, 23816100, 'L', 1, 'ALTAMIRA', 'CAMPO TAMAULIPAS', 'DESPACHO DE GUARDIAS', 'GUARDIAS', NULL, 'GUARDIAS', 2086149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4'" calcext:value-type="string">
            <text:p>'2381610030 000509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0" calcext:value-type="string">
            <text:p>0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5" calcext:value-type="string">
            <text:p>5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1600" calcext:value-type="string">
            <text:p>2086160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7])&gt;0; [.A97]; &quot;&quot;)&amp;IF(LEN([.B97])&gt;0; &quot;, &quot; &amp; [.B97]; &quot;&quot;)&amp;IF(LEN([.C97])&gt;0; &quot;, &quot; &amp; [.C97]; &quot;&quot;)&amp;IF(LEN([.D97])&gt;0; &quot;, &quot; &amp; [.D97]; &quot;&quot;)&amp;IF(LEN([.E97])&gt;0; &quot;, &quot; &amp; [.E97]; &quot;&quot;)&amp;IF(LEN([.F97])&gt;0; &quot;, &quot; &amp; [.F97]; &quot;&quot;)&amp;IF(LEN([.G97])&gt;0; &quot;, &quot; &amp; [.G97]; &quot;&quot;)&amp;IF(LEN([.H97])&gt;0; &quot;, &quot; &amp; [.H97]; &quot;&quot;)&amp;IF(LEN([.I97])&gt;0; &quot;, &quot; &amp; [.I97]; &quot;&quot;)&amp;IF(LEN([.J97])&gt;0; &quot;, &quot; &amp; [.J97]; &quot;&quot;)&amp;IF(LEN([.K97])&gt;0; &quot;, &quot; &amp; [.K97]; &quot;&quot;)&amp;IF(LEN([.L97])&gt;0; &quot;, &quot; &amp; [.L97]; &quot;&quot;)&amp;IF(LEN([.M97])&gt;0; &quot;, &quot; &amp; [.M97]; &quot;&quot;)&amp;IF(LEN([.N97])&gt;0; &quot;, &quot; &amp; [.N97]; &quot;&quot;)&amp;IF(LEN([.O97])&gt;0; &quot;, &quot; &amp; [.O97]; &quot;&quot;)&amp;IF(LEN([.P97])&gt;0; &quot;, &quot; &amp; [.P97]; &quot;&quot;)&amp;IF(LEN([.Q97])&gt;0; &quot;, &quot; &amp; [.Q97]; &quot;&quot;)&amp;IF(LEN([.R97])&gt;0; &quot;, &quot; &amp; [.R97]; &quot;&quot;)&amp;IF(LEN([.S97])&gt;0; &quot;, &quot; &amp; [.S97]; &quot;&quot;)&amp;IF(LEN([.T97])&gt;0; &quot;, &quot; &amp; [.T97]; &quot;&quot;)&amp;IF(LEN([.U97])&gt;0; &quot;, &quot; &amp; [.U97]; &quot;&quot;)&amp;IF(LEN([.V97])&gt;0; &quot;, &quot; &amp; [.V97]; &quot;&quot;)&amp;IF(LEN([.W97])&gt;0; &quot;, &quot; &amp; [.W97]; &quot;&quot;)&amp;IF(LEN([.X97])&gt;0; &quot;, &quot; &amp; [.X97]; &quot;&quot;)&amp;IF(LEN([.Y97])&gt;0; &quot;, &quot; &amp; [.Y97]; &quot;&quot;)&amp;IF(LEN([.Z97])&gt;0; &quot;, &quot; &amp; [.Z97]; &quot;&quot;)" office:value-type="string" office:string-value="'2381610030 00050904', NULL, 'TEMPORAL', 158502, 0, 0, 23816100, 'D', 5, 'ALTAMIRA', 'CAMPO TAMAULIPAS', 'TALLER LOGISTICA', 'GUARDIAS', NULL, 'GUARDIAS', 20861600, NULL" calcext:value-type="string">
            <text:p>'2381610030 00050904', NULL, 'TEMPORAL', 158502, 0, 0, 23816100, 'D', 5, 'ALTAMIRA', 'CAMPO TAMAULIPAS', 'TALLER LOGISTICA', 'GUARDIAS', NULL, 'GUARDIAS', 20861600, NULL</text:p>
          </table:table-cell>
          <table:table-cell table:style-name="ce1" table:formula="of:=IF(SEARCH(&quot;,&quot;; [.AB97]; 1)=1; TRIM(MID([.AB97]; SEARCH(&quot;,&quot;; [.AB97]; 1)+1; LEN([.AB97]))); [.AB97])" office:value-type="string" office:string-value="'2381610030 00050904', NULL, 'TEMPORAL', 158502, 0, 0, 23816100, 'D', 5, 'ALTAMIRA', 'CAMPO TAMAULIPAS', 'TALLER LOGISTICA', 'GUARDIAS', NULL, 'GUARDIAS', 20861600, NULL" calcext:value-type="string">
            <text:p>'2381610030 00050904', NULL, 'TEMPORAL', 158502, 0, 0, 23816100, 'D', 5, 'ALTAMIRA', 'CAMPO TAMAULIPAS', 'TALLER LOGISTICA', 'GUARDIAS', NULL, 'GUARDIAS', 2086160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0'" calcext:value-type="string">
            <text:p>'2381610030 1002502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PM-5521'" calcext:value-type="string">
            <text:p>'RUTA VARIABLE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39" calcext:value-type="string">
            <text:p>2087353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8])&gt;0; [.A98]; &quot;&quot;)&amp;IF(LEN([.B98])&gt;0; &quot;, &quot; &amp; [.B98]; &quot;&quot;)&amp;IF(LEN([.C98])&gt;0; &quot;, &quot; &amp; [.C98]; &quot;&quot;)&amp;IF(LEN([.D98])&gt;0; &quot;, &quot; &amp; [.D98]; &quot;&quot;)&amp;IF(LEN([.E98])&gt;0; &quot;, &quot; &amp; [.E98]; &quot;&quot;)&amp;IF(LEN([.F98])&gt;0; &quot;, &quot; &amp; [.F98]; &quot;&quot;)&amp;IF(LEN([.G98])&gt;0; &quot;, &quot; &amp; [.G98]; &quot;&quot;)&amp;IF(LEN([.H98])&gt;0; &quot;, &quot; &amp; [.H98]; &quot;&quot;)&amp;IF(LEN([.I98])&gt;0; &quot;, &quot; &amp; [.I98]; &quot;&quot;)&amp;IF(LEN([.J98])&gt;0; &quot;, &quot; &amp; [.J98]; &quot;&quot;)&amp;IF(LEN([.K98])&gt;0; &quot;, &quot; &amp; [.K98]; &quot;&quot;)&amp;IF(LEN([.L98])&gt;0; &quot;, &quot; &amp; [.L98]; &quot;&quot;)&amp;IF(LEN([.M98])&gt;0; &quot;, &quot; &amp; [.M98]; &quot;&quot;)&amp;IF(LEN([.N98])&gt;0; &quot;, &quot; &amp; [.N98]; &quot;&quot;)&amp;IF(LEN([.O98])&gt;0; &quot;, &quot; &amp; [.O98]; &quot;&quot;)&amp;IF(LEN([.P98])&gt;0; &quot;, &quot; &amp; [.P98]; &quot;&quot;)&amp;IF(LEN([.Q98])&gt;0; &quot;, &quot; &amp; [.Q98]; &quot;&quot;)&amp;IF(LEN([.R98])&gt;0; &quot;, &quot; &amp; [.R98]; &quot;&quot;)&amp;IF(LEN([.S98])&gt;0; &quot;, &quot; &amp; [.S98]; &quot;&quot;)&amp;IF(LEN([.T98])&gt;0; &quot;, &quot; &amp; [.T98]; &quot;&quot;)&amp;IF(LEN([.U98])&gt;0; &quot;, &quot; &amp; [.U98]; &quot;&quot;)&amp;IF(LEN([.V98])&gt;0; &quot;, &quot; &amp; [.V98]; &quot;&quot;)&amp;IF(LEN([.W98])&gt;0; &quot;, &quot; &amp; [.W98]; &quot;&quot;)&amp;IF(LEN([.X98])&gt;0; &quot;, &quot; &amp; [.X98]; &quot;&quot;)&amp;IF(LEN([.Y98])&gt;0; &quot;, &quot; &amp; [.Y98]; &quot;&quot;)&amp;IF(LEN([.Z98])&gt;0; &quot;, &quot; &amp; [.Z98]; &quot;&quot;)" office:value-type="string" office:string-value="'2381610030 10025020', 'RUTA VARIABLE PM-5521', 'TEMPORAL', 158502, 1, 1, 23816100, 'L', 1, 'ALTAMIRA', 'CAMPO TAMAULIPAS', 'DESPACHO DE GUARDIAS', 'GUARDIAS', NULL, 'GUARDIAS', 20873539, NULL" calcext:value-type="string">
            <text:p>'2381610030 10025020', 'RUTA VARIABLE PM-5521', 'TEMPORAL', 158502, 1, 1, 23816100, 'L', 1, 'ALTAMIRA', 'CAMPO TAMAULIPAS', 'DESPACHO DE GUARDIAS', 'GUARDIAS', NULL, 'GUARDIAS', 20873539, NULL</text:p>
          </table:table-cell>
          <table:table-cell table:style-name="ce1" table:formula="of:=IF(SEARCH(&quot;,&quot;; [.AB98]; 1)=1; TRIM(MID([.AB98]; SEARCH(&quot;,&quot;; [.AB98]; 1)+1; LEN([.AB98]))); [.AB98])" office:value-type="string" office:string-value="'2381610030 10025020', 'RUTA VARIABLE PM-5521', 'TEMPORAL', 158502, 1, 1, 23816100, 'L', 1, 'ALTAMIRA', 'CAMPO TAMAULIPAS', 'DESPACHO DE GUARDIAS', 'GUARDIAS', NULL, 'GUARDIAS', 20873539, NULL" calcext:value-type="string">
            <text:p>'2381610030 10025020', 'RUTA VARIABLE PM-5521', 'TEMPORAL', 158502, 1, 1, 23816100, 'L', 1, 'ALTAMIRA', 'CAMPO TAMAULIPAS', 'DESPACHO DE GUARDIAS', 'GUARDIAS', NULL, 'GUARDIAS', 2087353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1'" calcext:value-type="string">
            <text:p>'2381610030 1002502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0" calcext:value-type="string">
            <text:p>2087354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9])&gt;0; [.A99]; &quot;&quot;)&amp;IF(LEN([.B99])&gt;0; &quot;, &quot; &amp; [.B99]; &quot;&quot;)&amp;IF(LEN([.C99])&gt;0; &quot;, &quot; &amp; [.C99]; &quot;&quot;)&amp;IF(LEN([.D99])&gt;0; &quot;, &quot; &amp; [.D99]; &quot;&quot;)&amp;IF(LEN([.E99])&gt;0; &quot;, &quot; &amp; [.E99]; &quot;&quot;)&amp;IF(LEN([.F99])&gt;0; &quot;, &quot; &amp; [.F99]; &quot;&quot;)&amp;IF(LEN([.G99])&gt;0; &quot;, &quot; &amp; [.G99]; &quot;&quot;)&amp;IF(LEN([.H99])&gt;0; &quot;, &quot; &amp; [.H99]; &quot;&quot;)&amp;IF(LEN([.I99])&gt;0; &quot;, &quot; &amp; [.I99]; &quot;&quot;)&amp;IF(LEN([.J99])&gt;0; &quot;, &quot; &amp; [.J99]; &quot;&quot;)&amp;IF(LEN([.K99])&gt;0; &quot;, &quot; &amp; [.K99]; &quot;&quot;)&amp;IF(LEN([.L99])&gt;0; &quot;, &quot; &amp; [.L99]; &quot;&quot;)&amp;IF(LEN([.M99])&gt;0; &quot;, &quot; &amp; [.M99]; &quot;&quot;)&amp;IF(LEN([.N99])&gt;0; &quot;, &quot; &amp; [.N99]; &quot;&quot;)&amp;IF(LEN([.O99])&gt;0; &quot;, &quot; &amp; [.O99]; &quot;&quot;)&amp;IF(LEN([.P99])&gt;0; &quot;, &quot; &amp; [.P99]; &quot;&quot;)&amp;IF(LEN([.Q99])&gt;0; &quot;, &quot; &amp; [.Q99]; &quot;&quot;)&amp;IF(LEN([.R99])&gt;0; &quot;, &quot; &amp; [.R99]; &quot;&quot;)&amp;IF(LEN([.S99])&gt;0; &quot;, &quot; &amp; [.S99]; &quot;&quot;)&amp;IF(LEN([.T99])&gt;0; &quot;, &quot; &amp; [.T99]; &quot;&quot;)&amp;IF(LEN([.U99])&gt;0; &quot;, &quot; &amp; [.U99]; &quot;&quot;)&amp;IF(LEN([.V99])&gt;0; &quot;, &quot; &amp; [.V99]; &quot;&quot;)&amp;IF(LEN([.W99])&gt;0; &quot;, &quot; &amp; [.W99]; &quot;&quot;)&amp;IF(LEN([.X99])&gt;0; &quot;, &quot; &amp; [.X99]; &quot;&quot;)&amp;IF(LEN([.Y99])&gt;0; &quot;, &quot; &amp; [.Y99]; &quot;&quot;)&amp;IF(LEN([.Z99])&gt;0; &quot;, &quot; &amp; [.Z99]; &quot;&quot;)" office:value-type="string" office:string-value="'2381610030 10025021', 'RUTA COMPRESORAS III', 'TEMPORAL', 158502, 1, 1, 23816100, 'X', 1, 'ALTAMIRA', 'CAMPO TAMAULIPAS', 'DESPACHO DE GUARDIAS', 'GUARDIAS', NULL, 'GUARDIAS', 20873540, NULL" calcext:value-type="string">
            <text:p>'2381610030 10025021', 'RUTA COMPRESORAS III', 'TEMPORAL', 158502, 1, 1, 23816100, 'X', 1, 'ALTAMIRA', 'CAMPO TAMAULIPAS', 'DESPACHO DE GUARDIAS', 'GUARDIAS', NULL, 'GUARDIAS', 20873540, NULL</text:p>
          </table:table-cell>
          <table:table-cell table:style-name="ce1" table:formula="of:=IF(SEARCH(&quot;,&quot;; [.AB99]; 1)=1; TRIM(MID([.AB99]; SEARCH(&quot;,&quot;; [.AB99]; 1)+1; LEN([.AB99]))); [.AB99])" office:value-type="string" office:string-value="'2381610030 10025021', 'RUTA COMPRESORAS III', 'TEMPORAL', 158502, 1, 1, 23816100, 'X', 1, 'ALTAMIRA', 'CAMPO TAMAULIPAS', 'DESPACHO DE GUARDIAS', 'GUARDIAS', NULL, 'GUARDIAS', 20873540, NULL" calcext:value-type="string">
            <text:p>'2381610030 10025021', 'RUTA COMPRESORAS III', 'TEMPORAL', 158502, 1, 1, 23816100, 'X', 1, 'ALTAMIRA', 'CAMPO TAMAULIPAS', 'DESPACHO DE GUARDIAS', 'GUARDIAS', NULL, 'GUARDIAS', 2087354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3'" calcext:value-type="string">
            <text:p>'2381610030 1002502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1" calcext:value-type="string">
            <text:p>2087354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0])&gt;0; [.A100]; &quot;&quot;)&amp;IF(LEN([.B100])&gt;0; &quot;, &quot; &amp; [.B100]; &quot;&quot;)&amp;IF(LEN([.C100])&gt;0; &quot;, &quot; &amp; [.C100]; &quot;&quot;)&amp;IF(LEN([.D100])&gt;0; &quot;, &quot; &amp; [.D100]; &quot;&quot;)&amp;IF(LEN([.E100])&gt;0; &quot;, &quot; &amp; [.E100]; &quot;&quot;)&amp;IF(LEN([.F100])&gt;0; &quot;, &quot; &amp; [.F100]; &quot;&quot;)&amp;IF(LEN([.G100])&gt;0; &quot;, &quot; &amp; [.G100]; &quot;&quot;)&amp;IF(LEN([.H100])&gt;0; &quot;, &quot; &amp; [.H100]; &quot;&quot;)&amp;IF(LEN([.I100])&gt;0; &quot;, &quot; &amp; [.I100]; &quot;&quot;)&amp;IF(LEN([.J100])&gt;0; &quot;, &quot; &amp; [.J100]; &quot;&quot;)&amp;IF(LEN([.K100])&gt;0; &quot;, &quot; &amp; [.K100]; &quot;&quot;)&amp;IF(LEN([.L100])&gt;0; &quot;, &quot; &amp; [.L100]; &quot;&quot;)&amp;IF(LEN([.M100])&gt;0; &quot;, &quot; &amp; [.M100]; &quot;&quot;)&amp;IF(LEN([.N100])&gt;0; &quot;, &quot; &amp; [.N100]; &quot;&quot;)&amp;IF(LEN([.O100])&gt;0; &quot;, &quot; &amp; [.O100]; &quot;&quot;)&amp;IF(LEN([.P100])&gt;0; &quot;, &quot; &amp; [.P100]; &quot;&quot;)&amp;IF(LEN([.Q100])&gt;0; &quot;, &quot; &amp; [.Q100]; &quot;&quot;)&amp;IF(LEN([.R100])&gt;0; &quot;, &quot; &amp; [.R100]; &quot;&quot;)&amp;IF(LEN([.S100])&gt;0; &quot;, &quot; &amp; [.S100]; &quot;&quot;)&amp;IF(LEN([.T100])&gt;0; &quot;, &quot; &amp; [.T100]; &quot;&quot;)&amp;IF(LEN([.U100])&gt;0; &quot;, &quot; &amp; [.U100]; &quot;&quot;)&amp;IF(LEN([.V100])&gt;0; &quot;, &quot; &amp; [.V100]; &quot;&quot;)&amp;IF(LEN([.W100])&gt;0; &quot;, &quot; &amp; [.W100]; &quot;&quot;)&amp;IF(LEN([.X100])&gt;0; &quot;, &quot; &amp; [.X100]; &quot;&quot;)&amp;IF(LEN([.Y100])&gt;0; &quot;, &quot; &amp; [.Y100]; &quot;&quot;)&amp;IF(LEN([.Z100])&gt;0; &quot;, &quot; &amp; [.Z100]; &quot;&quot;)" office:value-type="string" office:string-value="'2381610030 10025023', 'RUTA COMPRESORAS III', 'TEMPORAL', 158502, 1, 1, 23816100, 'S', 1, 'ALTAMIRA', 'CAMPO TAMAULIPAS', 'DESPACHO DE GUARDIAS', 'GUARDIAS', NULL, 'GUARDIAS', 20873541, NULL" calcext:value-type="string">
            <text:p>'2381610030 10025023', 'RUTA COMPRESORAS III', 'TEMPORAL', 158502, 1, 1, 23816100, 'S', 1, 'ALTAMIRA', 'CAMPO TAMAULIPAS', 'DESPACHO DE GUARDIAS', 'GUARDIAS', NULL, 'GUARDIAS', 20873541, NULL</text:p>
          </table:table-cell>
          <table:table-cell table:style-name="ce1" table:formula="of:=IF(SEARCH(&quot;,&quot;; [.AB100]; 1)=1; TRIM(MID([.AB100]; SEARCH(&quot;,&quot;; [.AB100]; 1)+1; LEN([.AB100]))); [.AB100])" office:value-type="string" office:string-value="'2381610030 10025023', 'RUTA COMPRESORAS III', 'TEMPORAL', 158502, 1, 1, 23816100, 'S', 1, 'ALTAMIRA', 'CAMPO TAMAULIPAS', 'DESPACHO DE GUARDIAS', 'GUARDIAS', NULL, 'GUARDIAS', 20873541, NULL" calcext:value-type="string">
            <text:p>'2381610030 10025023', 'RUTA COMPRESORAS III', 'TEMPORAL', 158502, 1, 1, 23816100, 'S', 1, 'ALTAMIRA', 'CAMPO TAMAULIPAS', 'DESPACHO DE GUARDIAS', 'GUARDIAS', NULL, 'GUARDIAS', 2087354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4'" calcext:value-type="string">
            <text:p>'2381610030 10025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CR'" calcext:value-type="string">
            <text:p>'RUTA VARIABLE 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2" calcext:value-type="string">
            <text:p>2087354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1])&gt;0; [.A101]; &quot;&quot;)&amp;IF(LEN([.B101])&gt;0; &quot;, &quot; &amp; [.B101]; &quot;&quot;)&amp;IF(LEN([.C101])&gt;0; &quot;, &quot; &amp; [.C101]; &quot;&quot;)&amp;IF(LEN([.D101])&gt;0; &quot;, &quot; &amp; [.D101]; &quot;&quot;)&amp;IF(LEN([.E101])&gt;0; &quot;, &quot; &amp; [.E101]; &quot;&quot;)&amp;IF(LEN([.F101])&gt;0; &quot;, &quot; &amp; [.F101]; &quot;&quot;)&amp;IF(LEN([.G101])&gt;0; &quot;, &quot; &amp; [.G101]; &quot;&quot;)&amp;IF(LEN([.H101])&gt;0; &quot;, &quot; &amp; [.H101]; &quot;&quot;)&amp;IF(LEN([.I101])&gt;0; &quot;, &quot; &amp; [.I101]; &quot;&quot;)&amp;IF(LEN([.J101])&gt;0; &quot;, &quot; &amp; [.J101]; &quot;&quot;)&amp;IF(LEN([.K101])&gt;0; &quot;, &quot; &amp; [.K101]; &quot;&quot;)&amp;IF(LEN([.L101])&gt;0; &quot;, &quot; &amp; [.L101]; &quot;&quot;)&amp;IF(LEN([.M101])&gt;0; &quot;, &quot; &amp; [.M101]; &quot;&quot;)&amp;IF(LEN([.N101])&gt;0; &quot;, &quot; &amp; [.N101]; &quot;&quot;)&amp;IF(LEN([.O101])&gt;0; &quot;, &quot; &amp; [.O101]; &quot;&quot;)&amp;IF(LEN([.P101])&gt;0; &quot;, &quot; &amp; [.P101]; &quot;&quot;)&amp;IF(LEN([.Q101])&gt;0; &quot;, &quot; &amp; [.Q101]; &quot;&quot;)&amp;IF(LEN([.R101])&gt;0; &quot;, &quot; &amp; [.R101]; &quot;&quot;)&amp;IF(LEN([.S101])&gt;0; &quot;, &quot; &amp; [.S101]; &quot;&quot;)&amp;IF(LEN([.T101])&gt;0; &quot;, &quot; &amp; [.T101]; &quot;&quot;)&amp;IF(LEN([.U101])&gt;0; &quot;, &quot; &amp; [.U101]; &quot;&quot;)&amp;IF(LEN([.V101])&gt;0; &quot;, &quot; &amp; [.V101]; &quot;&quot;)&amp;IF(LEN([.W101])&gt;0; &quot;, &quot; &amp; [.W101]; &quot;&quot;)&amp;IF(LEN([.X101])&gt;0; &quot;, &quot; &amp; [.X101]; &quot;&quot;)&amp;IF(LEN([.Y101])&gt;0; &quot;, &quot; &amp; [.Y101]; &quot;&quot;)&amp;IF(LEN([.Z101])&gt;0; &quot;, &quot; &amp; [.Z101]; &quot;&quot;)" office:value-type="string" office:string-value="'2381610030 10025024', 'RUTA VARIABLE CR', 'TEMPORAL', 158502, 1, 1, 23816100, 'M', 1, 'ALTAMIRA', 'CAMPO TAMAULIPAS', 'DESPACHO DE GUARDIAS', 'GUARDIAS', NULL, 'GUARDIAS', 20873542, NULL" calcext:value-type="string">
            <text:p>'2381610030 10025024', 'RUTA VARIABLE CR', 'TEMPORAL', 158502, 1, 1, 23816100, 'M', 1, 'ALTAMIRA', 'CAMPO TAMAULIPAS', 'DESPACHO DE GUARDIAS', 'GUARDIAS', NULL, 'GUARDIAS', 20873542, NULL</text:p>
          </table:table-cell>
          <table:table-cell table:style-name="ce1" table:formula="of:=IF(SEARCH(&quot;,&quot;; [.AB101]; 1)=1; TRIM(MID([.AB101]; SEARCH(&quot;,&quot;; [.AB101]; 1)+1; LEN([.AB101]))); [.AB101])" office:value-type="string" office:string-value="'2381610030 10025024', 'RUTA VARIABLE CR', 'TEMPORAL', 158502, 1, 1, 23816100, 'M', 1, 'ALTAMIRA', 'CAMPO TAMAULIPAS', 'DESPACHO DE GUARDIAS', 'GUARDIAS', NULL, 'GUARDIAS', 20873542, NULL" calcext:value-type="string">
            <text:p>'2381610030 10025024', 'RUTA VARIABLE CR', 'TEMPORAL', 158502, 1, 1, 23816100, 'M', 1, 'ALTAMIRA', 'CAMPO TAMAULIPAS', 'DESPACHO DE GUARDIAS', 'GUARDIAS', NULL, 'GUARDIAS', 2087354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5'" calcext:value-type="string">
            <text:p>'2381610030 10025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PM-1312'" calcext:value-type="string">
            <text:p>'RUTA VARIABLE PM-131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3" calcext:value-type="string">
            <text:p>2087354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2])&gt;0; [.A102]; &quot;&quot;)&amp;IF(LEN([.B102])&gt;0; &quot;, &quot; &amp; [.B102]; &quot;&quot;)&amp;IF(LEN([.C102])&gt;0; &quot;, &quot; &amp; [.C102]; &quot;&quot;)&amp;IF(LEN([.D102])&gt;0; &quot;, &quot; &amp; [.D102]; &quot;&quot;)&amp;IF(LEN([.E102])&gt;0; &quot;, &quot; &amp; [.E102]; &quot;&quot;)&amp;IF(LEN([.F102])&gt;0; &quot;, &quot; &amp; [.F102]; &quot;&quot;)&amp;IF(LEN([.G102])&gt;0; &quot;, &quot; &amp; [.G102]; &quot;&quot;)&amp;IF(LEN([.H102])&gt;0; &quot;, &quot; &amp; [.H102]; &quot;&quot;)&amp;IF(LEN([.I102])&gt;0; &quot;, &quot; &amp; [.I102]; &quot;&quot;)&amp;IF(LEN([.J102])&gt;0; &quot;, &quot; &amp; [.J102]; &quot;&quot;)&amp;IF(LEN([.K102])&gt;0; &quot;, &quot; &amp; [.K102]; &quot;&quot;)&amp;IF(LEN([.L102])&gt;0; &quot;, &quot; &amp; [.L102]; &quot;&quot;)&amp;IF(LEN([.M102])&gt;0; &quot;, &quot; &amp; [.M102]; &quot;&quot;)&amp;IF(LEN([.N102])&gt;0; &quot;, &quot; &amp; [.N102]; &quot;&quot;)&amp;IF(LEN([.O102])&gt;0; &quot;, &quot; &amp; [.O102]; &quot;&quot;)&amp;IF(LEN([.P102])&gt;0; &quot;, &quot; &amp; [.P102]; &quot;&quot;)&amp;IF(LEN([.Q102])&gt;0; &quot;, &quot; &amp; [.Q102]; &quot;&quot;)&amp;IF(LEN([.R102])&gt;0; &quot;, &quot; &amp; [.R102]; &quot;&quot;)&amp;IF(LEN([.S102])&gt;0; &quot;, &quot; &amp; [.S102]; &quot;&quot;)&amp;IF(LEN([.T102])&gt;0; &quot;, &quot; &amp; [.T102]; &quot;&quot;)&amp;IF(LEN([.U102])&gt;0; &quot;, &quot; &amp; [.U102]; &quot;&quot;)&amp;IF(LEN([.V102])&gt;0; &quot;, &quot; &amp; [.V102]; &quot;&quot;)&amp;IF(LEN([.W102])&gt;0; &quot;, &quot; &amp; [.W102]; &quot;&quot;)&amp;IF(LEN([.X102])&gt;0; &quot;, &quot; &amp; [.X102]; &quot;&quot;)&amp;IF(LEN([.Y102])&gt;0; &quot;, &quot; &amp; [.Y102]; &quot;&quot;)&amp;IF(LEN([.Z102])&gt;0; &quot;, &quot; &amp; [.Z102]; &quot;&quot;)" office:value-type="string" office:string-value="'2381610030 10025025', 'RUTA VARIABLE PM-1312', 'TEMPORAL', 158502, 1, 1, 23816100, 'J', 1, 'ALTAMIRA', 'CAMPO TAMAULIPAS', 'DESPACHO DE GUARDIAS', 'GUARDIAS', NULL, 'GUARDIAS', 20873543, NULL" calcext:value-type="string">
            <text:p>'2381610030 10025025', 'RUTA VARIABLE PM-1312', 'TEMPORAL', 158502, 1, 1, 23816100, 'J', 1, 'ALTAMIRA', 'CAMPO TAMAULIPAS', 'DESPACHO DE GUARDIAS', 'GUARDIAS', NULL, 'GUARDIAS', 20873543, NULL</text:p>
          </table:table-cell>
          <table:table-cell table:style-name="ce1" table:formula="of:=IF(SEARCH(&quot;,&quot;; [.AB102]; 1)=1; TRIM(MID([.AB102]; SEARCH(&quot;,&quot;; [.AB102]; 1)+1; LEN([.AB102]))); [.AB102])" office:value-type="string" office:string-value="'2381610030 10025025', 'RUTA VARIABLE PM-1312', 'TEMPORAL', 158502, 1, 1, 23816100, 'J', 1, 'ALTAMIRA', 'CAMPO TAMAULIPAS', 'DESPACHO DE GUARDIAS', 'GUARDIAS', NULL, 'GUARDIAS', 20873543, NULL" calcext:value-type="string">
            <text:p>'2381610030 10025025', 'RUTA VARIABLE PM-1312', 'TEMPORAL', 158502, 1, 1, 23816100, 'J', 1, 'ALTAMIRA', 'CAMPO TAMAULIPAS', 'DESPACHO DE GUARDIAS', 'GUARDIAS', NULL, 'GUARDIAS', 2087354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3'" calcext:value-type="string">
            <text:p>'2381610030 1004079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LANTA DE INYECCION'" calcext:value-type="string">
            <text:p>'RUT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7252" calcext:value-type="string">
            <text:p>2087725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3])&gt;0; [.A103]; &quot;&quot;)&amp;IF(LEN([.B103])&gt;0; &quot;, &quot; &amp; [.B103]; &quot;&quot;)&amp;IF(LEN([.C103])&gt;0; &quot;, &quot; &amp; [.C103]; &quot;&quot;)&amp;IF(LEN([.D103])&gt;0; &quot;, &quot; &amp; [.D103]; &quot;&quot;)&amp;IF(LEN([.E103])&gt;0; &quot;, &quot; &amp; [.E103]; &quot;&quot;)&amp;IF(LEN([.F103])&gt;0; &quot;, &quot; &amp; [.F103]; &quot;&quot;)&amp;IF(LEN([.G103])&gt;0; &quot;, &quot; &amp; [.G103]; &quot;&quot;)&amp;IF(LEN([.H103])&gt;0; &quot;, &quot; &amp; [.H103]; &quot;&quot;)&amp;IF(LEN([.I103])&gt;0; &quot;, &quot; &amp; [.I103]; &quot;&quot;)&amp;IF(LEN([.J103])&gt;0; &quot;, &quot; &amp; [.J103]; &quot;&quot;)&amp;IF(LEN([.K103])&gt;0; &quot;, &quot; &amp; [.K103]; &quot;&quot;)&amp;IF(LEN([.L103])&gt;0; &quot;, &quot; &amp; [.L103]; &quot;&quot;)&amp;IF(LEN([.M103])&gt;0; &quot;, &quot; &amp; [.M103]; &quot;&quot;)&amp;IF(LEN([.N103])&gt;0; &quot;, &quot; &amp; [.N103]; &quot;&quot;)&amp;IF(LEN([.O103])&gt;0; &quot;, &quot; &amp; [.O103]; &quot;&quot;)&amp;IF(LEN([.P103])&gt;0; &quot;, &quot; &amp; [.P103]; &quot;&quot;)&amp;IF(LEN([.Q103])&gt;0; &quot;, &quot; &amp; [.Q103]; &quot;&quot;)&amp;IF(LEN([.R103])&gt;0; &quot;, &quot; &amp; [.R103]; &quot;&quot;)&amp;IF(LEN([.S103])&gt;0; &quot;, &quot; &amp; [.S103]; &quot;&quot;)&amp;IF(LEN([.T103])&gt;0; &quot;, &quot; &amp; [.T103]; &quot;&quot;)&amp;IF(LEN([.U103])&gt;0; &quot;, &quot; &amp; [.U103]; &quot;&quot;)&amp;IF(LEN([.V103])&gt;0; &quot;, &quot; &amp; [.V103]; &quot;&quot;)&amp;IF(LEN([.W103])&gt;0; &quot;, &quot; &amp; [.W103]; &quot;&quot;)&amp;IF(LEN([.X103])&gt;0; &quot;, &quot; &amp; [.X103]; &quot;&quot;)&amp;IF(LEN([.Y103])&gt;0; &quot;, &quot; &amp; [.Y103]; &quot;&quot;)&amp;IF(LEN([.Z103])&gt;0; &quot;, &quot; &amp; [.Z103]; &quot;&quot;)" office:value-type="string" office:string-value="'2381610030 10040793', 'RUTA PLANTA DE INYECCION', 'TEMPORAL', 158502, 1, 1, 23816100, 'S', 1, 'ALTAMIRA', 'CAMPO TAMAULIPAS', 'DESPACHO DE GUARDIAS', 'GUARDIAS', NULL, 'GUARDIAS', 20877252, NULL" calcext:value-type="string">
            <text:p>'2381610030 10040793', 'RUTA PLANTA DE INYECCION', 'TEMPORAL', 158502, 1, 1, 23816100, 'S', 1, 'ALTAMIRA', 'CAMPO TAMAULIPAS', 'DESPACHO DE GUARDIAS', 'GUARDIAS', NULL, 'GUARDIAS', 20877252, NULL</text:p>
          </table:table-cell>
          <table:table-cell table:style-name="ce1" table:formula="of:=IF(SEARCH(&quot;,&quot;; [.AB103]; 1)=1; TRIM(MID([.AB103]; SEARCH(&quot;,&quot;; [.AB103]; 1)+1; LEN([.AB103]))); [.AB103])" office:value-type="string" office:string-value="'2381610030 10040793', 'RUTA PLANTA DE INYECCION', 'TEMPORAL', 158502, 1, 1, 23816100, 'S', 1, 'ALTAMIRA', 'CAMPO TAMAULIPAS', 'DESPACHO DE GUARDIAS', 'GUARDIAS', NULL, 'GUARDIAS', 20877252, NULL" calcext:value-type="string">
            <text:p>'2381610030 10040793', 'RUTA PLANTA DE INYECCION', 'TEMPORAL', 158502, 1, 1, 23816100, 'S', 1, 'ALTAMIRA', 'CAMPO TAMAULIPAS', 'DESPACHO DE GUARDIAS', 'GUARDIAS', NULL, 'GUARDIAS', 2087725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6'" calcext:value-type="string">
            <text:p>'2381610030 1004079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RELEVO 5521/CR'" calcext:value-type="string">
            <text:p>'RUTA VARIABLE RELEVO 5521/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2" calcext:value-type="string">
            <text:p>2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7253" calcext:value-type="string">
            <text:p>2087725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4])&gt;0; [.A104]; &quot;&quot;)&amp;IF(LEN([.B104])&gt;0; &quot;, &quot; &amp; [.B104]; &quot;&quot;)&amp;IF(LEN([.C104])&gt;0; &quot;, &quot; &amp; [.C104]; &quot;&quot;)&amp;IF(LEN([.D104])&gt;0; &quot;, &quot; &amp; [.D104]; &quot;&quot;)&amp;IF(LEN([.E104])&gt;0; &quot;, &quot; &amp; [.E104]; &quot;&quot;)&amp;IF(LEN([.F104])&gt;0; &quot;, &quot; &amp; [.F104]; &quot;&quot;)&amp;IF(LEN([.G104])&gt;0; &quot;, &quot; &amp; [.G104]; &quot;&quot;)&amp;IF(LEN([.H104])&gt;0; &quot;, &quot; &amp; [.H104]; &quot;&quot;)&amp;IF(LEN([.I104])&gt;0; &quot;, &quot; &amp; [.I104]; &quot;&quot;)&amp;IF(LEN([.J104])&gt;0; &quot;, &quot; &amp; [.J104]; &quot;&quot;)&amp;IF(LEN([.K104])&gt;0; &quot;, &quot; &amp; [.K104]; &quot;&quot;)&amp;IF(LEN([.L104])&gt;0; &quot;, &quot; &amp; [.L104]; &quot;&quot;)&amp;IF(LEN([.M104])&gt;0; &quot;, &quot; &amp; [.M104]; &quot;&quot;)&amp;IF(LEN([.N104])&gt;0; &quot;, &quot; &amp; [.N104]; &quot;&quot;)&amp;IF(LEN([.O104])&gt;0; &quot;, &quot; &amp; [.O104]; &quot;&quot;)&amp;IF(LEN([.P104])&gt;0; &quot;, &quot; &amp; [.P104]; &quot;&quot;)&amp;IF(LEN([.Q104])&gt;0; &quot;, &quot; &amp; [.Q104]; &quot;&quot;)&amp;IF(LEN([.R104])&gt;0; &quot;, &quot; &amp; [.R104]; &quot;&quot;)&amp;IF(LEN([.S104])&gt;0; &quot;, &quot; &amp; [.S104]; &quot;&quot;)&amp;IF(LEN([.T104])&gt;0; &quot;, &quot; &amp; [.T104]; &quot;&quot;)&amp;IF(LEN([.U104])&gt;0; &quot;, &quot; &amp; [.U104]; &quot;&quot;)&amp;IF(LEN([.V104])&gt;0; &quot;, &quot; &amp; [.V104]; &quot;&quot;)&amp;IF(LEN([.W104])&gt;0; &quot;, &quot; &amp; [.W104]; &quot;&quot;)&amp;IF(LEN([.X104])&gt;0; &quot;, &quot; &amp; [.X104]; &quot;&quot;)&amp;IF(LEN([.Y104])&gt;0; &quot;, &quot; &amp; [.Y104]; &quot;&quot;)&amp;IF(LEN([.Z104])&gt;0; &quot;, &quot; &amp; [.Z104]; &quot;&quot;)" office:value-type="string" office:string-value="'2381610030 10040796', 'RUTA VARIABLE RELEVO 5521/CR', 'TEMPORAL', 158502, 1, 1, 23816100, 'D', 2, 'ALTAMIRA', 'CAMPO TAMAULIPAS', 'DESPACHO DE GUARDIAS', 'GUARDIAS', NULL, 'GUARDIAS', 20877253, NULL" calcext:value-type="string">
            <text:p>'2381610030 10040796', 'RUTA VARIABLE RELEVO 5521/CR', 'TEMPORAL', 158502, 1, 1, 23816100, 'D', 2, 'ALTAMIRA', 'CAMPO TAMAULIPAS', 'DESPACHO DE GUARDIAS', 'GUARDIAS', NULL, 'GUARDIAS', 20877253, NULL</text:p>
          </table:table-cell>
          <table:table-cell table:style-name="ce1" table:formula="of:=IF(SEARCH(&quot;,&quot;; [.AB104]; 1)=1; TRIM(MID([.AB104]; SEARCH(&quot;,&quot;; [.AB104]; 1)+1; LEN([.AB104]))); [.AB104])" office:value-type="string" office:string-value="'2381610030 10040796', 'RUTA VARIABLE RELEVO 5521/CR', 'TEMPORAL', 158502, 1, 1, 23816100, 'D', 2, 'ALTAMIRA', 'CAMPO TAMAULIPAS', 'DESPACHO DE GUARDIAS', 'GUARDIAS', NULL, 'GUARDIAS', 20877253, NULL" calcext:value-type="string">
            <text:p>'2381610030 10040796', 'RUTA VARIABLE RELEVO 5521/CR', 'TEMPORAL', 158502, 1, 1, 23816100, 'D', 2, 'ALTAMIRA', 'CAMPO TAMAULIPAS', 'DESPACHO DE GUARDIAS', 'GUARDIAS', NULL, 'GUARDIAS', 2087725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5'" calcext:value-type="string">
            <text:p>'24028600 <text:s text:c="2"/>1001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S DE OPN. DE POZOS'" calcext:value-type="string">
            <text:p>'OFICINAS DE OPN. DE POZO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69" calcext:value-type="string">
            <text:p>2085786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5])&gt;0; [.A105]; &quot;&quot;)&amp;IF(LEN([.B105])&gt;0; &quot;, &quot; &amp; [.B105]; &quot;&quot;)&amp;IF(LEN([.C105])&gt;0; &quot;, &quot; &amp; [.C105]; &quot;&quot;)&amp;IF(LEN([.D105])&gt;0; &quot;, &quot; &amp; [.D105]; &quot;&quot;)&amp;IF(LEN([.E105])&gt;0; &quot;, &quot; &amp; [.E105]; &quot;&quot;)&amp;IF(LEN([.F105])&gt;0; &quot;, &quot; &amp; [.F105]; &quot;&quot;)&amp;IF(LEN([.G105])&gt;0; &quot;, &quot; &amp; [.G105]; &quot;&quot;)&amp;IF(LEN([.H105])&gt;0; &quot;, &quot; &amp; [.H105]; &quot;&quot;)&amp;IF(LEN([.I105])&gt;0; &quot;, &quot; &amp; [.I105]; &quot;&quot;)&amp;IF(LEN([.J105])&gt;0; &quot;, &quot; &amp; [.J105]; &quot;&quot;)&amp;IF(LEN([.K105])&gt;0; &quot;, &quot; &amp; [.K105]; &quot;&quot;)&amp;IF(LEN([.L105])&gt;0; &quot;, &quot; &amp; [.L105]; &quot;&quot;)&amp;IF(LEN([.M105])&gt;0; &quot;, &quot; &amp; [.M105]; &quot;&quot;)&amp;IF(LEN([.N105])&gt;0; &quot;, &quot; &amp; [.N105]; &quot;&quot;)&amp;IF(LEN([.O105])&gt;0; &quot;, &quot; &amp; [.O105]; &quot;&quot;)&amp;IF(LEN([.P105])&gt;0; &quot;, &quot; &amp; [.P105]; &quot;&quot;)&amp;IF(LEN([.Q105])&gt;0; &quot;, &quot; &amp; [.Q105]; &quot;&quot;)&amp;IF(LEN([.R105])&gt;0; &quot;, &quot; &amp; [.R105]; &quot;&quot;)&amp;IF(LEN([.S105])&gt;0; &quot;, &quot; &amp; [.S105]; &quot;&quot;)&amp;IF(LEN([.T105])&gt;0; &quot;, &quot; &amp; [.T105]; &quot;&quot;)&amp;IF(LEN([.U105])&gt;0; &quot;, &quot; &amp; [.U105]; &quot;&quot;)&amp;IF(LEN([.V105])&gt;0; &quot;, &quot; &amp; [.V105]; &quot;&quot;)&amp;IF(LEN([.W105])&gt;0; &quot;, &quot; &amp; [.W105]; &quot;&quot;)&amp;IF(LEN([.X105])&gt;0; &quot;, &quot; &amp; [.X105]; &quot;&quot;)&amp;IF(LEN([.Y105])&gt;0; &quot;, &quot; &amp; [.Y105]; &quot;&quot;)&amp;IF(LEN([.Z105])&gt;0; &quot;, &quot; &amp; [.Z105]; &quot;&quot;)" office:value-type="string" office:string-value="'24028600   10015', NULL, 'DEFINITIVA', 158502, 1, 1, 23816100, 'SD', 0, 'PACAEB', 'EBANO', 'OFICINAS DE OPN. DE POZOS', 'CHOFER', 'TRANSP. PERSONAL', 'CHOFERES', 20857869, NULL" calcext:value-type="string">
            <text:p>'24028600 <text:s text:c="2"/>10015', NULL, 'DEFINITIVA', 158502, 1, 1, 23816100, 'SD', 0, 'PACAEB', 'EBANO', 'OFICINAS DE OPN. DE POZOS', 'CHOFER', 'TRANSP. PERSONAL', 'CHOFERES', 20857869, NULL</text:p>
          </table:table-cell>
          <table:table-cell table:style-name="ce1" table:formula="of:=IF(SEARCH(&quot;,&quot;; [.AB105]; 1)=1; TRIM(MID([.AB105]; SEARCH(&quot;,&quot;; [.AB105]; 1)+1; LEN([.AB105]))); [.AB105])" office:value-type="string" office:string-value="'24028600   10015', NULL, 'DEFINITIVA', 158502, 1, 1, 23816100, 'SD', 0, 'PACAEB', 'EBANO', 'OFICINAS DE OPN. DE POZOS', 'CHOFER', 'TRANSP. PERSONAL', 'CHOFERES', 20857869, NULL" calcext:value-type="string">
            <text:p>'24028600 <text:s text:c="2"/>10015', NULL, 'DEFINITIVA', 158502, 1, 1, 23816100, 'SD', 0, 'PACAEB', 'EBANO', 'OFICINAS DE OPN. DE POZOS', 'CHOFER', 'TRANSP. PERSONAL', 'CHOFERES', 2085786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8'" calcext:value-type="string">
            <text:p>'24028600 <text:s text:c="2"/>1001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2" calcext:value-type="string">
            <text:p>2085787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6])&gt;0; [.A106]; &quot;&quot;)&amp;IF(LEN([.B106])&gt;0; &quot;, &quot; &amp; [.B106]; &quot;&quot;)&amp;IF(LEN([.C106])&gt;0; &quot;, &quot; &amp; [.C106]; &quot;&quot;)&amp;IF(LEN([.D106])&gt;0; &quot;, &quot; &amp; [.D106]; &quot;&quot;)&amp;IF(LEN([.E106])&gt;0; &quot;, &quot; &amp; [.E106]; &quot;&quot;)&amp;IF(LEN([.F106])&gt;0; &quot;, &quot; &amp; [.F106]; &quot;&quot;)&amp;IF(LEN([.G106])&gt;0; &quot;, &quot; &amp; [.G106]; &quot;&quot;)&amp;IF(LEN([.H106])&gt;0; &quot;, &quot; &amp; [.H106]; &quot;&quot;)&amp;IF(LEN([.I106])&gt;0; &quot;, &quot; &amp; [.I106]; &quot;&quot;)&amp;IF(LEN([.J106])&gt;0; &quot;, &quot; &amp; [.J106]; &quot;&quot;)&amp;IF(LEN([.K106])&gt;0; &quot;, &quot; &amp; [.K106]; &quot;&quot;)&amp;IF(LEN([.L106])&gt;0; &quot;, &quot; &amp; [.L106]; &quot;&quot;)&amp;IF(LEN([.M106])&gt;0; &quot;, &quot; &amp; [.M106]; &quot;&quot;)&amp;IF(LEN([.N106])&gt;0; &quot;, &quot; &amp; [.N106]; &quot;&quot;)&amp;IF(LEN([.O106])&gt;0; &quot;, &quot; &amp; [.O106]; &quot;&quot;)&amp;IF(LEN([.P106])&gt;0; &quot;, &quot; &amp; [.P106]; &quot;&quot;)&amp;IF(LEN([.Q106])&gt;0; &quot;, &quot; &amp; [.Q106]; &quot;&quot;)&amp;IF(LEN([.R106])&gt;0; &quot;, &quot; &amp; [.R106]; &quot;&quot;)&amp;IF(LEN([.S106])&gt;0; &quot;, &quot; &amp; [.S106]; &quot;&quot;)&amp;IF(LEN([.T106])&gt;0; &quot;, &quot; &amp; [.T106]; &quot;&quot;)&amp;IF(LEN([.U106])&gt;0; &quot;, &quot; &amp; [.U106]; &quot;&quot;)&amp;IF(LEN([.V106])&gt;0; &quot;, &quot; &amp; [.V106]; &quot;&quot;)&amp;IF(LEN([.W106])&gt;0; &quot;, &quot; &amp; [.W106]; &quot;&quot;)&amp;IF(LEN([.X106])&gt;0; &quot;, &quot; &amp; [.X106]; &quot;&quot;)&amp;IF(LEN([.Y106])&gt;0; &quot;, &quot; &amp; [.Y106]; &quot;&quot;)&amp;IF(LEN([.Z106])&gt;0; &quot;, &quot; &amp; [.Z106]; &quot;&quot;)" office:value-type="string" office:string-value="'24028600   10018', NULL, 'DEFINITIVA', 158502, 1, 1, 23816100, 'SD', 0, 'ALTAMIRA', 'CAMPO TAMAULIPAS', 'TALLER LOGISTICA', 'CHOFER', 'TRANSP. PERSONAL', 'CHOFERES', 20857872, NULL" calcext:value-type="string">
            <text:p>'24028600 <text:s text:c="2"/>10018', NULL, 'DEFINITIVA', 158502, 1, 1, 23816100, 'SD', 0, 'ALTAMIRA', 'CAMPO TAMAULIPAS', 'TALLER LOGISTICA', 'CHOFER', 'TRANSP. PERSONAL', 'CHOFERES', 20857872, NULL</text:p>
          </table:table-cell>
          <table:table-cell table:style-name="ce1" table:formula="of:=IF(SEARCH(&quot;,&quot;; [.AB106]; 1)=1; TRIM(MID([.AB106]; SEARCH(&quot;,&quot;; [.AB106]; 1)+1; LEN([.AB106]))); [.AB106])" office:value-type="string" office:string-value="'24028600   10018', NULL, 'DEFINITIVA', 158502, 1, 1, 23816100, 'SD', 0, 'ALTAMIRA', 'CAMPO TAMAULIPAS', 'TALLER LOGISTICA', 'CHOFER', 'TRANSP. PERSONAL', 'CHOFERES', 20857872, NULL" calcext:value-type="string">
            <text:p>'24028600 <text:s text:c="2"/>10018', NULL, 'DEFINITIVA', 158502, 1, 1, 23816100, 'SD', 0, 'ALTAMIRA', 'CAMPO TAMAULIPAS', 'TALLER LOGISTICA', 'CHOFER', 'TRANSP. PERSONAL', 'CHOFERES', 2085787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9'" calcext:value-type="string">
            <text:p>'24028600 <text:s text:c="2"/>1001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PLANTA CENTRAL'" calcext:value-type="string">
            <text:p>'PLANTA CENTRAL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3" calcext:value-type="string">
            <text:p>2085787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7])&gt;0; [.A107]; &quot;&quot;)&amp;IF(LEN([.B107])&gt;0; &quot;, &quot; &amp; [.B107]; &quot;&quot;)&amp;IF(LEN([.C107])&gt;0; &quot;, &quot; &amp; [.C107]; &quot;&quot;)&amp;IF(LEN([.D107])&gt;0; &quot;, &quot; &amp; [.D107]; &quot;&quot;)&amp;IF(LEN([.E107])&gt;0; &quot;, &quot; &amp; [.E107]; &quot;&quot;)&amp;IF(LEN([.F107])&gt;0; &quot;, &quot; &amp; [.F107]; &quot;&quot;)&amp;IF(LEN([.G107])&gt;0; &quot;, &quot; &amp; [.G107]; &quot;&quot;)&amp;IF(LEN([.H107])&gt;0; &quot;, &quot; &amp; [.H107]; &quot;&quot;)&amp;IF(LEN([.I107])&gt;0; &quot;, &quot; &amp; [.I107]; &quot;&quot;)&amp;IF(LEN([.J107])&gt;0; &quot;, &quot; &amp; [.J107]; &quot;&quot;)&amp;IF(LEN([.K107])&gt;0; &quot;, &quot; &amp; [.K107]; &quot;&quot;)&amp;IF(LEN([.L107])&gt;0; &quot;, &quot; &amp; [.L107]; &quot;&quot;)&amp;IF(LEN([.M107])&gt;0; &quot;, &quot; &amp; [.M107]; &quot;&quot;)&amp;IF(LEN([.N107])&gt;0; &quot;, &quot; &amp; [.N107]; &quot;&quot;)&amp;IF(LEN([.O107])&gt;0; &quot;, &quot; &amp; [.O107]; &quot;&quot;)&amp;IF(LEN([.P107])&gt;0; &quot;, &quot; &amp; [.P107]; &quot;&quot;)&amp;IF(LEN([.Q107])&gt;0; &quot;, &quot; &amp; [.Q107]; &quot;&quot;)&amp;IF(LEN([.R107])&gt;0; &quot;, &quot; &amp; [.R107]; &quot;&quot;)&amp;IF(LEN([.S107])&gt;0; &quot;, &quot; &amp; [.S107]; &quot;&quot;)&amp;IF(LEN([.T107])&gt;0; &quot;, &quot; &amp; [.T107]; &quot;&quot;)&amp;IF(LEN([.U107])&gt;0; &quot;, &quot; &amp; [.U107]; &quot;&quot;)&amp;IF(LEN([.V107])&gt;0; &quot;, &quot; &amp; [.V107]; &quot;&quot;)&amp;IF(LEN([.W107])&gt;0; &quot;, &quot; &amp; [.W107]; &quot;&quot;)&amp;IF(LEN([.X107])&gt;0; &quot;, &quot; &amp; [.X107]; &quot;&quot;)&amp;IF(LEN([.Y107])&gt;0; &quot;, &quot; &amp; [.Y107]; &quot;&quot;)&amp;IF(LEN([.Z107])&gt;0; &quot;, &quot; &amp; [.Z107]; &quot;&quot;)" office:value-type="string" office:string-value="'24028600   10019', 'PLANTA CENTRAL', 'DEFINITIVA', 158502, 1, 1, 23816100, 'SD', 0, 'PACAEB', 'CACALILAO', 'PLANTA CENTRAL', 'CHOFER', 'TRANSP. PERSONAL', 'CHOFERES', 20857873, NULL" calcext:value-type="string">
            <text:p>'24028600 <text:s text:c="2"/>10019', 'PLANTA CENTRAL', 'DEFINITIVA', 158502, 1, 1, 23816100, 'SD', 0, 'PACAEB', 'CACALILAO', 'PLANTA CENTRAL', 'CHOFER', 'TRANSP. PERSONAL', 'CHOFERES', 20857873, NULL</text:p>
          </table:table-cell>
          <table:table-cell table:style-name="ce1" table:formula="of:=IF(SEARCH(&quot;,&quot;; [.AB107]; 1)=1; TRIM(MID([.AB107]; SEARCH(&quot;,&quot;; [.AB107]; 1)+1; LEN([.AB107]))); [.AB107])" office:value-type="string" office:string-value="'24028600   10019', 'PLANTA CENTRAL', 'DEFINITIVA', 158502, 1, 1, 23816100, 'SD', 0, 'PACAEB', 'CACALILAO', 'PLANTA CENTRAL', 'CHOFER', 'TRANSP. PERSONAL', 'CHOFERES', 20857873, NULL" calcext:value-type="string">
            <text:p>'24028600 <text:s text:c="2"/>10019', 'PLANTA CENTRAL', 'DEFINITIVA', 158502, 1, 1, 23816100, 'SD', 0, 'PACAEB', 'CACALILAO', 'PLANTA CENTRAL', 'CHOFER', 'TRANSP. PERSONAL', 'CHOFERES', 2085787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0'" calcext:value-type="string">
            <text:p>'24028600 <text:s text:c="2"/>1002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4" calcext:value-type="string">
            <text:p>208578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8])&gt;0; [.A108]; &quot;&quot;)&amp;IF(LEN([.B108])&gt;0; &quot;, &quot; &amp; [.B108]; &quot;&quot;)&amp;IF(LEN([.C108])&gt;0; &quot;, &quot; &amp; [.C108]; &quot;&quot;)&amp;IF(LEN([.D108])&gt;0; &quot;, &quot; &amp; [.D108]; &quot;&quot;)&amp;IF(LEN([.E108])&gt;0; &quot;, &quot; &amp; [.E108]; &quot;&quot;)&amp;IF(LEN([.F108])&gt;0; &quot;, &quot; &amp; [.F108]; &quot;&quot;)&amp;IF(LEN([.G108])&gt;0; &quot;, &quot; &amp; [.G108]; &quot;&quot;)&amp;IF(LEN([.H108])&gt;0; &quot;, &quot; &amp; [.H108]; &quot;&quot;)&amp;IF(LEN([.I108])&gt;0; &quot;, &quot; &amp; [.I108]; &quot;&quot;)&amp;IF(LEN([.J108])&gt;0; &quot;, &quot; &amp; [.J108]; &quot;&quot;)&amp;IF(LEN([.K108])&gt;0; &quot;, &quot; &amp; [.K108]; &quot;&quot;)&amp;IF(LEN([.L108])&gt;0; &quot;, &quot; &amp; [.L108]; &quot;&quot;)&amp;IF(LEN([.M108])&gt;0; &quot;, &quot; &amp; [.M108]; &quot;&quot;)&amp;IF(LEN([.N108])&gt;0; &quot;, &quot; &amp; [.N108]; &quot;&quot;)&amp;IF(LEN([.O108])&gt;0; &quot;, &quot; &amp; [.O108]; &quot;&quot;)&amp;IF(LEN([.P108])&gt;0; &quot;, &quot; &amp; [.P108]; &quot;&quot;)&amp;IF(LEN([.Q108])&gt;0; &quot;, &quot; &amp; [.Q108]; &quot;&quot;)&amp;IF(LEN([.R108])&gt;0; &quot;, &quot; &amp; [.R108]; &quot;&quot;)&amp;IF(LEN([.S108])&gt;0; &quot;, &quot; &amp; [.S108]; &quot;&quot;)&amp;IF(LEN([.T108])&gt;0; &quot;, &quot; &amp; [.T108]; &quot;&quot;)&amp;IF(LEN([.U108])&gt;0; &quot;, &quot; &amp; [.U108]; &quot;&quot;)&amp;IF(LEN([.V108])&gt;0; &quot;, &quot; &amp; [.V108]; &quot;&quot;)&amp;IF(LEN([.W108])&gt;0; &quot;, &quot; &amp; [.W108]; &quot;&quot;)&amp;IF(LEN([.X108])&gt;0; &quot;, &quot; &amp; [.X108]; &quot;&quot;)&amp;IF(LEN([.Y108])&gt;0; &quot;, &quot; &amp; [.Y108]; &quot;&quot;)&amp;IF(LEN([.Z108])&gt;0; &quot;, &quot; &amp; [.Z108]; &quot;&quot;)" office:value-type="string" office:string-value="'24028600   10020', NULL, 'DEFINITIVA', 158502, 1, 1, 23816100, 'SD', 0, 'ALTAMIRA', 'CAMPO TAMAULIPAS', 'TALLER LOGISTICA', 'CHOFER', 'TRANSP. PERSONAL', 'CHOFERES', 20857874, NULL" calcext:value-type="string">
            <text:p>'24028600 <text:s text:c="2"/>10020', NULL, 'DEFINITIVA', 158502, 1, 1, 23816100, 'SD', 0, 'ALTAMIRA', 'CAMPO TAMAULIPAS', 'TALLER LOGISTICA', 'CHOFER', 'TRANSP. PERSONAL', 'CHOFERES', 20857874, NULL</text:p>
          </table:table-cell>
          <table:table-cell table:style-name="ce1" table:formula="of:=IF(SEARCH(&quot;,&quot;; [.AB108]; 1)=1; TRIM(MID([.AB108]; SEARCH(&quot;,&quot;; [.AB108]; 1)+1; LEN([.AB108]))); [.AB108])" office:value-type="string" office:string-value="'24028600   10020', NULL, 'DEFINITIVA', 158502, 1, 1, 23816100, 'SD', 0, 'ALTAMIRA', 'CAMPO TAMAULIPAS', 'TALLER LOGISTICA', 'CHOFER', 'TRANSP. PERSONAL', 'CHOFERES', 20857874, NULL" calcext:value-type="string">
            <text:p>'24028600 <text:s text:c="2"/>10020', NULL, 'DEFINITIVA', 158502, 1, 1, 23816100, 'SD', 0, 'ALTAMIRA', 'CAMPO TAMAULIPAS', 'TALLER LOGISTICA', 'CHOFER', 'TRANSP. PERSONAL', 'CHOFERES', 208578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1'" calcext:value-type="string">
            <text:p>'24028600 <text:s text:c="2"/>1002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5" calcext:value-type="string">
            <text:p>2085787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9])&gt;0; [.A109]; &quot;&quot;)&amp;IF(LEN([.B109])&gt;0; &quot;, &quot; &amp; [.B109]; &quot;&quot;)&amp;IF(LEN([.C109])&gt;0; &quot;, &quot; &amp; [.C109]; &quot;&quot;)&amp;IF(LEN([.D109])&gt;0; &quot;, &quot; &amp; [.D109]; &quot;&quot;)&amp;IF(LEN([.E109])&gt;0; &quot;, &quot; &amp; [.E109]; &quot;&quot;)&amp;IF(LEN([.F109])&gt;0; &quot;, &quot; &amp; [.F109]; &quot;&quot;)&amp;IF(LEN([.G109])&gt;0; &quot;, &quot; &amp; [.G109]; &quot;&quot;)&amp;IF(LEN([.H109])&gt;0; &quot;, &quot; &amp; [.H109]; &quot;&quot;)&amp;IF(LEN([.I109])&gt;0; &quot;, &quot; &amp; [.I109]; &quot;&quot;)&amp;IF(LEN([.J109])&gt;0; &quot;, &quot; &amp; [.J109]; &quot;&quot;)&amp;IF(LEN([.K109])&gt;0; &quot;, &quot; &amp; [.K109]; &quot;&quot;)&amp;IF(LEN([.L109])&gt;0; &quot;, &quot; &amp; [.L109]; &quot;&quot;)&amp;IF(LEN([.M109])&gt;0; &quot;, &quot; &amp; [.M109]; &quot;&quot;)&amp;IF(LEN([.N109])&gt;0; &quot;, &quot; &amp; [.N109]; &quot;&quot;)&amp;IF(LEN([.O109])&gt;0; &quot;, &quot; &amp; [.O109]; &quot;&quot;)&amp;IF(LEN([.P109])&gt;0; &quot;, &quot; &amp; [.P109]; &quot;&quot;)&amp;IF(LEN([.Q109])&gt;0; &quot;, &quot; &amp; [.Q109]; &quot;&quot;)&amp;IF(LEN([.R109])&gt;0; &quot;, &quot; &amp; [.R109]; &quot;&quot;)&amp;IF(LEN([.S109])&gt;0; &quot;, &quot; &amp; [.S109]; &quot;&quot;)&amp;IF(LEN([.T109])&gt;0; &quot;, &quot; &amp; [.T109]; &quot;&quot;)&amp;IF(LEN([.U109])&gt;0; &quot;, &quot; &amp; [.U109]; &quot;&quot;)&amp;IF(LEN([.V109])&gt;0; &quot;, &quot; &amp; [.V109]; &quot;&quot;)&amp;IF(LEN([.W109])&gt;0; &quot;, &quot; &amp; [.W109]; &quot;&quot;)&amp;IF(LEN([.X109])&gt;0; &quot;, &quot; &amp; [.X109]; &quot;&quot;)&amp;IF(LEN([.Y109])&gt;0; &quot;, &quot; &amp; [.Y109]; &quot;&quot;)&amp;IF(LEN([.Z109])&gt;0; &quot;, &quot; &amp; [.Z109]; &quot;&quot;)" office:value-type="string" office:string-value="'24028600   10021', NULL, 'DEFINITIVA', 158502, 1, 1, 23816100, 'SD', 0, 'ALTAMIRA', 'CAMPO TAMAULIPAS', 'TALLER LOGISTICA', 'CHOFER', 'TRANSP. PERSONAL', 'CHOFERES', 20857875, NULL" calcext:value-type="string">
            <text:p>'24028600 <text:s text:c="2"/>10021', NULL, 'DEFINITIVA', 158502, 1, 1, 23816100, 'SD', 0, 'ALTAMIRA', 'CAMPO TAMAULIPAS', 'TALLER LOGISTICA', 'CHOFER', 'TRANSP. PERSONAL', 'CHOFERES', 20857875, NULL</text:p>
          </table:table-cell>
          <table:table-cell table:style-name="ce1" table:formula="of:=IF(SEARCH(&quot;,&quot;; [.AB109]; 1)=1; TRIM(MID([.AB109]; SEARCH(&quot;,&quot;; [.AB109]; 1)+1; LEN([.AB109]))); [.AB109])" office:value-type="string" office:string-value="'24028600   10021', NULL, 'DEFINITIVA', 158502, 1, 1, 23816100, 'SD', 0, 'ALTAMIRA', 'CAMPO TAMAULIPAS', 'TALLER LOGISTICA', 'CHOFER', 'TRANSP. PERSONAL', 'CHOFERES', 20857875, NULL" calcext:value-type="string">
            <text:p>'24028600 <text:s text:c="2"/>10021', NULL, 'DEFINITIVA', 158502, 1, 1, 23816100, 'SD', 0, 'ALTAMIRA', 'CAMPO TAMAULIPAS', 'TALLER LOGISTICA', 'CHOFER', 'TRANSP. PERSONAL', 'CHOFERES', 2085787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2'" calcext:value-type="string">
            <text:p>'24028600 <text:s text:c="2"/>1002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6" calcext:value-type="string">
            <text:p>2085789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0])&gt;0; [.A110]; &quot;&quot;)&amp;IF(LEN([.B110])&gt;0; &quot;, &quot; &amp; [.B110]; &quot;&quot;)&amp;IF(LEN([.C110])&gt;0; &quot;, &quot; &amp; [.C110]; &quot;&quot;)&amp;IF(LEN([.D110])&gt;0; &quot;, &quot; &amp; [.D110]; &quot;&quot;)&amp;IF(LEN([.E110])&gt;0; &quot;, &quot; &amp; [.E110]; &quot;&quot;)&amp;IF(LEN([.F110])&gt;0; &quot;, &quot; &amp; [.F110]; &quot;&quot;)&amp;IF(LEN([.G110])&gt;0; &quot;, &quot; &amp; [.G110]; &quot;&quot;)&amp;IF(LEN([.H110])&gt;0; &quot;, &quot; &amp; [.H110]; &quot;&quot;)&amp;IF(LEN([.I110])&gt;0; &quot;, &quot; &amp; [.I110]; &quot;&quot;)&amp;IF(LEN([.J110])&gt;0; &quot;, &quot; &amp; [.J110]; &quot;&quot;)&amp;IF(LEN([.K110])&gt;0; &quot;, &quot; &amp; [.K110]; &quot;&quot;)&amp;IF(LEN([.L110])&gt;0; &quot;, &quot; &amp; [.L110]; &quot;&quot;)&amp;IF(LEN([.M110])&gt;0; &quot;, &quot; &amp; [.M110]; &quot;&quot;)&amp;IF(LEN([.N110])&gt;0; &quot;, &quot; &amp; [.N110]; &quot;&quot;)&amp;IF(LEN([.O110])&gt;0; &quot;, &quot; &amp; [.O110]; &quot;&quot;)&amp;IF(LEN([.P110])&gt;0; &quot;, &quot; &amp; [.P110]; &quot;&quot;)&amp;IF(LEN([.Q110])&gt;0; &quot;, &quot; &amp; [.Q110]; &quot;&quot;)&amp;IF(LEN([.R110])&gt;0; &quot;, &quot; &amp; [.R110]; &quot;&quot;)&amp;IF(LEN([.S110])&gt;0; &quot;, &quot; &amp; [.S110]; &quot;&quot;)&amp;IF(LEN([.T110])&gt;0; &quot;, &quot; &amp; [.T110]; &quot;&quot;)&amp;IF(LEN([.U110])&gt;0; &quot;, &quot; &amp; [.U110]; &quot;&quot;)&amp;IF(LEN([.V110])&gt;0; &quot;, &quot; &amp; [.V110]; &quot;&quot;)&amp;IF(LEN([.W110])&gt;0; &quot;, &quot; &amp; [.W110]; &quot;&quot;)&amp;IF(LEN([.X110])&gt;0; &quot;, &quot; &amp; [.X110]; &quot;&quot;)&amp;IF(LEN([.Y110])&gt;0; &quot;, &quot; &amp; [.Y110]; &quot;&quot;)&amp;IF(LEN([.Z110])&gt;0; &quot;, &quot; &amp; [.Z110]; &quot;&quot;)" office:value-type="string" office:string-value="'24028600   10022', NULL, 'DEFINITIVA', 158502, 1, 1, 23816100, 'SD', 0, 'ALTAMIRA', 'CAMPO TAMAULIPAS', 'TALLER LOGISTICA', 'CHOFER', 'TRANSP. PERSONAL', 'CHOFERES', 20857896, NULL" calcext:value-type="string">
            <text:p>'24028600 <text:s text:c="2"/>10022', NULL, 'DEFINITIVA', 158502, 1, 1, 23816100, 'SD', 0, 'ALTAMIRA', 'CAMPO TAMAULIPAS', 'TALLER LOGISTICA', 'CHOFER', 'TRANSP. PERSONAL', 'CHOFERES', 20857896, NULL</text:p>
          </table:table-cell>
          <table:table-cell table:style-name="ce1" table:formula="of:=IF(SEARCH(&quot;,&quot;; [.AB110]; 1)=1; TRIM(MID([.AB110]; SEARCH(&quot;,&quot;; [.AB110]; 1)+1; LEN([.AB110]))); [.AB110])" office:value-type="string" office:string-value="'24028600   10022', NULL, 'DEFINITIVA', 158502, 1, 1, 23816100, 'SD', 0, 'ALTAMIRA', 'CAMPO TAMAULIPAS', 'TALLER LOGISTICA', 'CHOFER', 'TRANSP. PERSONAL', 'CHOFERES', 20857896, NULL" calcext:value-type="string">
            <text:p>'24028600 <text:s text:c="2"/>10022', NULL, 'DEFINITIVA', 158502, 1, 1, 23816100, 'SD', 0, 'ALTAMIRA', 'CAMPO TAMAULIPAS', 'TALLER LOGISTICA', 'CHOFER', 'TRANSP. PERSONAL', 'CHOFERES', 2085789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9'" calcext:value-type="string">
            <text:p>'24028600 <text:s text:c="2"/>100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1" calcext:value-type="string">
            <text:p>2085789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1])&gt;0; [.A111]; &quot;&quot;)&amp;IF(LEN([.B111])&gt;0; &quot;, &quot; &amp; [.B111]; &quot;&quot;)&amp;IF(LEN([.C111])&gt;0; &quot;, &quot; &amp; [.C111]; &quot;&quot;)&amp;IF(LEN([.D111])&gt;0; &quot;, &quot; &amp; [.D111]; &quot;&quot;)&amp;IF(LEN([.E111])&gt;0; &quot;, &quot; &amp; [.E111]; &quot;&quot;)&amp;IF(LEN([.F111])&gt;0; &quot;, &quot; &amp; [.F111]; &quot;&quot;)&amp;IF(LEN([.G111])&gt;0; &quot;, &quot; &amp; [.G111]; &quot;&quot;)&amp;IF(LEN([.H111])&gt;0; &quot;, &quot; &amp; [.H111]; &quot;&quot;)&amp;IF(LEN([.I111])&gt;0; &quot;, &quot; &amp; [.I111]; &quot;&quot;)&amp;IF(LEN([.J111])&gt;0; &quot;, &quot; &amp; [.J111]; &quot;&quot;)&amp;IF(LEN([.K111])&gt;0; &quot;, &quot; &amp; [.K111]; &quot;&quot;)&amp;IF(LEN([.L111])&gt;0; &quot;, &quot; &amp; [.L111]; &quot;&quot;)&amp;IF(LEN([.M111])&gt;0; &quot;, &quot; &amp; [.M111]; &quot;&quot;)&amp;IF(LEN([.N111])&gt;0; &quot;, &quot; &amp; [.N111]; &quot;&quot;)&amp;IF(LEN([.O111])&gt;0; &quot;, &quot; &amp; [.O111]; &quot;&quot;)&amp;IF(LEN([.P111])&gt;0; &quot;, &quot; &amp; [.P111]; &quot;&quot;)&amp;IF(LEN([.Q111])&gt;0; &quot;, &quot; &amp; [.Q111]; &quot;&quot;)&amp;IF(LEN([.R111])&gt;0; &quot;, &quot; &amp; [.R111]; &quot;&quot;)&amp;IF(LEN([.S111])&gt;0; &quot;, &quot; &amp; [.S111]; &quot;&quot;)&amp;IF(LEN([.T111])&gt;0; &quot;, &quot; &amp; [.T111]; &quot;&quot;)&amp;IF(LEN([.U111])&gt;0; &quot;, &quot; &amp; [.U111]; &quot;&quot;)&amp;IF(LEN([.V111])&gt;0; &quot;, &quot; &amp; [.V111]; &quot;&quot;)&amp;IF(LEN([.W111])&gt;0; &quot;, &quot; &amp; [.W111]; &quot;&quot;)&amp;IF(LEN([.X111])&gt;0; &quot;, &quot; &amp; [.X111]; &quot;&quot;)&amp;IF(LEN([.Y111])&gt;0; &quot;, &quot; &amp; [.Y111]; &quot;&quot;)&amp;IF(LEN([.Z111])&gt;0; &quot;, &quot; &amp; [.Z111]; &quot;&quot;)" office:value-type="string" office:string-value="'24028600   10029', NULL, 'DEFINITIVA', 158502, 1, 1, 23816100, 'SD', 0, 'ALTAMIRA', 'CAMPO TAMAULIPAS', 'TALLER LOGISTICA', 'CHOFER', 'TRANSP. PERSONAL', 'CHOFERES', 20857891, NULL" calcext:value-type="string">
            <text:p>'24028600 <text:s text:c="2"/>10029', NULL, 'DEFINITIVA', 158502, 1, 1, 23816100, 'SD', 0, 'ALTAMIRA', 'CAMPO TAMAULIPAS', 'TALLER LOGISTICA', 'CHOFER', 'TRANSP. PERSONAL', 'CHOFERES', 20857891, NULL</text:p>
          </table:table-cell>
          <table:table-cell table:style-name="ce1" table:formula="of:=IF(SEARCH(&quot;,&quot;; [.AB111]; 1)=1; TRIM(MID([.AB111]; SEARCH(&quot;,&quot;; [.AB111]; 1)+1; LEN([.AB111]))); [.AB111])" office:value-type="string" office:string-value="'24028600   10029', NULL, 'DEFINITIVA', 158502, 1, 1, 23816100, 'SD', 0, 'ALTAMIRA', 'CAMPO TAMAULIPAS', 'TALLER LOGISTICA', 'CHOFER', 'TRANSP. PERSONAL', 'CHOFERES', 20857891, NULL" calcext:value-type="string">
            <text:p>'24028600 <text:s text:c="2"/>10029', NULL, 'DEFINITIVA', 158502, 1, 1, 23816100, 'SD', 0, 'ALTAMIRA', 'CAMPO TAMAULIPAS', 'TALLER LOGISTICA', 'CHOFER', 'TRANSP. PERSONAL', 'CHOFERES', 2085789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4'" calcext:value-type="string">
            <text:p>'24028600 <text:s text:c="2"/>1003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3" calcext:value-type="string">
            <text:p>2085789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2])&gt;0; [.A112]; &quot;&quot;)&amp;IF(LEN([.B112])&gt;0; &quot;, &quot; &amp; [.B112]; &quot;&quot;)&amp;IF(LEN([.C112])&gt;0; &quot;, &quot; &amp; [.C112]; &quot;&quot;)&amp;IF(LEN([.D112])&gt;0; &quot;, &quot; &amp; [.D112]; &quot;&quot;)&amp;IF(LEN([.E112])&gt;0; &quot;, &quot; &amp; [.E112]; &quot;&quot;)&amp;IF(LEN([.F112])&gt;0; &quot;, &quot; &amp; [.F112]; &quot;&quot;)&amp;IF(LEN([.G112])&gt;0; &quot;, &quot; &amp; [.G112]; &quot;&quot;)&amp;IF(LEN([.H112])&gt;0; &quot;, &quot; &amp; [.H112]; &quot;&quot;)&amp;IF(LEN([.I112])&gt;0; &quot;, &quot; &amp; [.I112]; &quot;&quot;)&amp;IF(LEN([.J112])&gt;0; &quot;, &quot; &amp; [.J112]; &quot;&quot;)&amp;IF(LEN([.K112])&gt;0; &quot;, &quot; &amp; [.K112]; &quot;&quot;)&amp;IF(LEN([.L112])&gt;0; &quot;, &quot; &amp; [.L112]; &quot;&quot;)&amp;IF(LEN([.M112])&gt;0; &quot;, &quot; &amp; [.M112]; &quot;&quot;)&amp;IF(LEN([.N112])&gt;0; &quot;, &quot; &amp; [.N112]; &quot;&quot;)&amp;IF(LEN([.O112])&gt;0; &quot;, &quot; &amp; [.O112]; &quot;&quot;)&amp;IF(LEN([.P112])&gt;0; &quot;, &quot; &amp; [.P112]; &quot;&quot;)&amp;IF(LEN([.Q112])&gt;0; &quot;, &quot; &amp; [.Q112]; &quot;&quot;)&amp;IF(LEN([.R112])&gt;0; &quot;, &quot; &amp; [.R112]; &quot;&quot;)&amp;IF(LEN([.S112])&gt;0; &quot;, &quot; &amp; [.S112]; &quot;&quot;)&amp;IF(LEN([.T112])&gt;0; &quot;, &quot; &amp; [.T112]; &quot;&quot;)&amp;IF(LEN([.U112])&gt;0; &quot;, &quot; &amp; [.U112]; &quot;&quot;)&amp;IF(LEN([.V112])&gt;0; &quot;, &quot; &amp; [.V112]; &quot;&quot;)&amp;IF(LEN([.W112])&gt;0; &quot;, &quot; &amp; [.W112]; &quot;&quot;)&amp;IF(LEN([.X112])&gt;0; &quot;, &quot; &amp; [.X112]; &quot;&quot;)&amp;IF(LEN([.Y112])&gt;0; &quot;, &quot; &amp; [.Y112]; &quot;&quot;)&amp;IF(LEN([.Z112])&gt;0; &quot;, &quot; &amp; [.Z112]; &quot;&quot;)" office:value-type="string" office:string-value="'24028600   10034', NULL, 'DEFINITIVA', 158502, 1, 1, 23816100, 'SD', 0, 'ALTAMIRA', 'CAMPO TAMAULIPAS', 'TALLER LOGISTICA', 'CHOFER', 'TRANSP. PERSONAL', 'CHOFERES', 20857893, NULL" calcext:value-type="string">
            <text:p>'24028600 <text:s text:c="2"/>10034', NULL, 'DEFINITIVA', 158502, 1, 1, 23816100, 'SD', 0, 'ALTAMIRA', 'CAMPO TAMAULIPAS', 'TALLER LOGISTICA', 'CHOFER', 'TRANSP. PERSONAL', 'CHOFERES', 20857893, NULL</text:p>
          </table:table-cell>
          <table:table-cell table:style-name="ce1" table:formula="of:=IF(SEARCH(&quot;,&quot;; [.AB112]; 1)=1; TRIM(MID([.AB112]; SEARCH(&quot;,&quot;; [.AB112]; 1)+1; LEN([.AB112]))); [.AB112])" office:value-type="string" office:string-value="'24028600   10034', NULL, 'DEFINITIVA', 158502, 1, 1, 23816100, 'SD', 0, 'ALTAMIRA', 'CAMPO TAMAULIPAS', 'TALLER LOGISTICA', 'CHOFER', 'TRANSP. PERSONAL', 'CHOFERES', 20857893, NULL" calcext:value-type="string">
            <text:p>'24028600 <text:s text:c="2"/>10034', NULL, 'DEFINITIVA', 158502, 1, 1, 23816100, 'SD', 0, 'ALTAMIRA', 'CAMPO TAMAULIPAS', 'TALLER LOGISTICA', 'CHOFER', 'TRANSP. PERSONAL', 'CHOFERES', 2085789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47'" calcext:value-type="string">
            <text:p>'24028500 <text:s text:c="2"/>0004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CORROSIÓN'" calcext:value-type="string">
            <text:p>'CORROSIÓ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UCTOS Y VIAS DE ACCESO'" calcext:value-type="string">
            <text:p>'DUCTOS Y VIAS DE ACCES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3])&gt;0; [.A113]; &quot;&quot;)&amp;IF(LEN([.B113])&gt;0; &quot;, &quot; &amp; [.B113]; &quot;&quot;)&amp;IF(LEN([.C113])&gt;0; &quot;, &quot; &amp; [.C113]; &quot;&quot;)&amp;IF(LEN([.D113])&gt;0; &quot;, &quot; &amp; [.D113]; &quot;&quot;)&amp;IF(LEN([.E113])&gt;0; &quot;, &quot; &amp; [.E113]; &quot;&quot;)&amp;IF(LEN([.F113])&gt;0; &quot;, &quot; &amp; [.F113]; &quot;&quot;)&amp;IF(LEN([.G113])&gt;0; &quot;, &quot; &amp; [.G113]; &quot;&quot;)&amp;IF(LEN([.H113])&gt;0; &quot;, &quot; &amp; [.H113]; &quot;&quot;)&amp;IF(LEN([.I113])&gt;0; &quot;, &quot; &amp; [.I113]; &quot;&quot;)&amp;IF(LEN([.J113])&gt;0; &quot;, &quot; &amp; [.J113]; &quot;&quot;)&amp;IF(LEN([.K113])&gt;0; &quot;, &quot; &amp; [.K113]; &quot;&quot;)&amp;IF(LEN([.L113])&gt;0; &quot;, &quot; &amp; [.L113]; &quot;&quot;)&amp;IF(LEN([.M113])&gt;0; &quot;, &quot; &amp; [.M113]; &quot;&quot;)&amp;IF(LEN([.N113])&gt;0; &quot;, &quot; &amp; [.N113]; &quot;&quot;)&amp;IF(LEN([.O113])&gt;0; &quot;, &quot; &amp; [.O113]; &quot;&quot;)&amp;IF(LEN([.P113])&gt;0; &quot;, &quot; &amp; [.P113]; &quot;&quot;)&amp;IF(LEN([.Q113])&gt;0; &quot;, &quot; &amp; [.Q113]; &quot;&quot;)&amp;IF(LEN([.R113])&gt;0; &quot;, &quot; &amp; [.R113]; &quot;&quot;)&amp;IF(LEN([.S113])&gt;0; &quot;, &quot; &amp; [.S113]; &quot;&quot;)&amp;IF(LEN([.T113])&gt;0; &quot;, &quot; &amp; [.T113]; &quot;&quot;)&amp;IF(LEN([.U113])&gt;0; &quot;, &quot; &amp; [.U113]; &quot;&quot;)&amp;IF(LEN([.V113])&gt;0; &quot;, &quot; &amp; [.V113]; &quot;&quot;)&amp;IF(LEN([.W113])&gt;0; &quot;, &quot; &amp; [.W113]; &quot;&quot;)&amp;IF(LEN([.X113])&gt;0; &quot;, &quot; &amp; [.X113]; &quot;&quot;)&amp;IF(LEN([.Y113])&gt;0; &quot;, &quot; &amp; [.Y113]; &quot;&quot;)&amp;IF(LEN([.Z113])&gt;0; &quot;, &quot; &amp; [.Z113]; &quot;&quot;)" office:value-type="string" office:string-value="'24028500   00047', 'CORROSIÓN', 'DEFINITIVA', 178502, 1, 1, 23816002, 'SD', 0, 'ALTAMIRA', 'CAMPO TAMAULIPAS', 'DUCTOS Y VIAS DE ACCESO', 'SEMI-PESADO', 'ASSIGN', 'ASIGN', NULL, NULL" calcext:value-type="string">
            <text:p>'24028500 <text:s text:c="2"/>00047', 'CORROSIÓN', 'DEFINITIVA', 178502, 1, 1, 23816002, 'SD', 0, 'ALTAMIRA', 'CAMPO TAMAULIPAS', 'DUCTOS Y VIAS DE ACCESO', 'SEMI-PESADO', 'ASSIGN', 'ASIGN', NULL, NULL</text:p>
          </table:table-cell>
          <table:table-cell table:style-name="ce1" table:formula="of:=IF(SEARCH(&quot;,&quot;; [.AB113]; 1)=1; TRIM(MID([.AB113]; SEARCH(&quot;,&quot;; [.AB113]; 1)+1; LEN([.AB113]))); [.AB113])" office:value-type="string" office:string-value="'24028500   00047', 'CORROSIÓN', 'DEFINITIVA', 178502, 1, 1, 23816002, 'SD', 0, 'ALTAMIRA', 'CAMPO TAMAULIPAS', 'DUCTOS Y VIAS DE ACCESO', 'SEMI-PESADO', 'ASSIGN', 'ASIGN', NULL, NULL" calcext:value-type="string">
            <text:p>'24028500 <text:s text:c="2"/>00047', 'CORROSIÓN', 'DEFINITIVA', 178502, 1, 1, 23816002, 'SD', 0, 'ALTAMIRA', 'CAMPO TAMAULIPAS', 'DUCTOS Y VIAS DE ACCESO', 'SEMI-PESADO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07'" calcext:value-type="string">
            <text:p>'24027200 <text:s text:c="2"/>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SERVICIOS GENERALES'" calcext:value-type="string">
            <text:p>'SERVICIOS GENERALE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4])&gt;0; [.A114]; &quot;&quot;)&amp;IF(LEN([.B114])&gt;0; &quot;, &quot; &amp; [.B114]; &quot;&quot;)&amp;IF(LEN([.C114])&gt;0; &quot;, &quot; &amp; [.C114]; &quot;&quot;)&amp;IF(LEN([.D114])&gt;0; &quot;, &quot; &amp; [.D114]; &quot;&quot;)&amp;IF(LEN([.E114])&gt;0; &quot;, &quot; &amp; [.E114]; &quot;&quot;)&amp;IF(LEN([.F114])&gt;0; &quot;, &quot; &amp; [.F114]; &quot;&quot;)&amp;IF(LEN([.G114])&gt;0; &quot;, &quot; &amp; [.G114]; &quot;&quot;)&amp;IF(LEN([.H114])&gt;0; &quot;, &quot; &amp; [.H114]; &quot;&quot;)&amp;IF(LEN([.I114])&gt;0; &quot;, &quot; &amp; [.I114]; &quot;&quot;)&amp;IF(LEN([.J114])&gt;0; &quot;, &quot; &amp; [.J114]; &quot;&quot;)&amp;IF(LEN([.K114])&gt;0; &quot;, &quot; &amp; [.K114]; &quot;&quot;)&amp;IF(LEN([.L114])&gt;0; &quot;, &quot; &amp; [.L114]; &quot;&quot;)&amp;IF(LEN([.M114])&gt;0; &quot;, &quot; &amp; [.M114]; &quot;&quot;)&amp;IF(LEN([.N114])&gt;0; &quot;, &quot; &amp; [.N114]; &quot;&quot;)&amp;IF(LEN([.O114])&gt;0; &quot;, &quot; &amp; [.O114]; &quot;&quot;)&amp;IF(LEN([.P114])&gt;0; &quot;, &quot; &amp; [.P114]; &quot;&quot;)&amp;IF(LEN([.Q114])&gt;0; &quot;, &quot; &amp; [.Q114]; &quot;&quot;)&amp;IF(LEN([.R114])&gt;0; &quot;, &quot; &amp; [.R114]; &quot;&quot;)&amp;IF(LEN([.S114])&gt;0; &quot;, &quot; &amp; [.S114]; &quot;&quot;)&amp;IF(LEN([.T114])&gt;0; &quot;, &quot; &amp; [.T114]; &quot;&quot;)&amp;IF(LEN([.U114])&gt;0; &quot;, &quot; &amp; [.U114]; &quot;&quot;)&amp;IF(LEN([.V114])&gt;0; &quot;, &quot; &amp; [.V114]; &quot;&quot;)&amp;IF(LEN([.W114])&gt;0; &quot;, &quot; &amp; [.W114]; &quot;&quot;)&amp;IF(LEN([.X114])&gt;0; &quot;, &quot; &amp; [.X114]; &quot;&quot;)&amp;IF(LEN([.Y114])&gt;0; &quot;, &quot; &amp; [.Y114]; &quot;&quot;)&amp;IF(LEN([.Z114])&gt;0; &quot;, &quot; &amp; [.Z114]; &quot;&quot;)" office:value-type="string" office:string-value="'24027200   00007', NULL, 'DEFINITIVA', 158502, 1, 1, 23872000, 'SD', 0, 'ALTAMIRA', 'CAMPO TAMAULIPAS', 'SERVICIOS GENERALES', 'CHOFER', 'ASSIGN', 'ASIGN', NULL, NULL" calcext:value-type="string">
            <text:p>'24027200 <text:s text:c="2"/>00007', NULL, 'DEFINITIVA', 158502, 1, 1, 23872000, 'SD', 0, 'ALTAMIRA', 'CAMPO TAMAULIPAS', 'SERVICIOS GENERALES', 'CHOFER', 'ASSIGN', 'ASIGN', NULL, NULL</text:p>
          </table:table-cell>
          <table:table-cell table:style-name="ce1" table:formula="of:=IF(SEARCH(&quot;,&quot;; [.AB114]; 1)=1; TRIM(MID([.AB114]; SEARCH(&quot;,&quot;; [.AB114]; 1)+1; LEN([.AB114]))); [.AB114])" office:value-type="string" office:string-value="'24027200   00007', NULL, 'DEFINITIVA', 158502, 1, 1, 23872000, 'SD', 0, 'ALTAMIRA', 'CAMPO TAMAULIPAS', 'SERVICIOS GENERALES', 'CHOFER', 'ASSIGN', 'ASIGN', NULL, NULL" calcext:value-type="string">
            <text:p>'24027200 <text:s text:c="2"/>00007', NULL, 'DEFINITIVA', 158502, 1, 1, 23872000, 'SD', 0, 'ALTAMIRA', 'CAMPO TAMAULIPAS', 'SERVICIOS GENERALES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29'" calcext:value-type="string">
            <text:p>'24027200 <text:s text:c="2"/>000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ALMACEN'" calcext:value-type="string">
            <text:p>'ALMACE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5])&gt;0; [.A115]; &quot;&quot;)&amp;IF(LEN([.B115])&gt;0; &quot;, &quot; &amp; [.B115]; &quot;&quot;)&amp;IF(LEN([.C115])&gt;0; &quot;, &quot; &amp; [.C115]; &quot;&quot;)&amp;IF(LEN([.D115])&gt;0; &quot;, &quot; &amp; [.D115]; &quot;&quot;)&amp;IF(LEN([.E115])&gt;0; &quot;, &quot; &amp; [.E115]; &quot;&quot;)&amp;IF(LEN([.F115])&gt;0; &quot;, &quot; &amp; [.F115]; &quot;&quot;)&amp;IF(LEN([.G115])&gt;0; &quot;, &quot; &amp; [.G115]; &quot;&quot;)&amp;IF(LEN([.H115])&gt;0; &quot;, &quot; &amp; [.H115]; &quot;&quot;)&amp;IF(LEN([.I115])&gt;0; &quot;, &quot; &amp; [.I115]; &quot;&quot;)&amp;IF(LEN([.J115])&gt;0; &quot;, &quot; &amp; [.J115]; &quot;&quot;)&amp;IF(LEN([.K115])&gt;0; &quot;, &quot; &amp; [.K115]; &quot;&quot;)&amp;IF(LEN([.L115])&gt;0; &quot;, &quot; &amp; [.L115]; &quot;&quot;)&amp;IF(LEN([.M115])&gt;0; &quot;, &quot; &amp; [.M115]; &quot;&quot;)&amp;IF(LEN([.N115])&gt;0; &quot;, &quot; &amp; [.N115]; &quot;&quot;)&amp;IF(LEN([.O115])&gt;0; &quot;, &quot; &amp; [.O115]; &quot;&quot;)&amp;IF(LEN([.P115])&gt;0; &quot;, &quot; &amp; [.P115]; &quot;&quot;)&amp;IF(LEN([.Q115])&gt;0; &quot;, &quot; &amp; [.Q115]; &quot;&quot;)&amp;IF(LEN([.R115])&gt;0; &quot;, &quot; &amp; [.R115]; &quot;&quot;)&amp;IF(LEN([.S115])&gt;0; &quot;, &quot; &amp; [.S115]; &quot;&quot;)&amp;IF(LEN([.T115])&gt;0; &quot;, &quot; &amp; [.T115]; &quot;&quot;)&amp;IF(LEN([.U115])&gt;0; &quot;, &quot; &amp; [.U115]; &quot;&quot;)&amp;IF(LEN([.V115])&gt;0; &quot;, &quot; &amp; [.V115]; &quot;&quot;)&amp;IF(LEN([.W115])&gt;0; &quot;, &quot; &amp; [.W115]; &quot;&quot;)&amp;IF(LEN([.X115])&gt;0; &quot;, &quot; &amp; [.X115]; &quot;&quot;)&amp;IF(LEN([.Y115])&gt;0; &quot;, &quot; &amp; [.Y115]; &quot;&quot;)&amp;IF(LEN([.Z115])&gt;0; &quot;, &quot; &amp; [.Z115]; &quot;&quot;)" office:value-type="string" office:string-value="'24027200   00029', NULL, 'DEFINITIVA', 158502, 1, 1, 23872000, 'SD', 0, 'ALTAMIRA', 'CAMPO TAMAULIPAS', 'ALMACEN', 'CHOFER', 'ASSIGN', 'ASIGN', NULL, NULL" calcext:value-type="string">
            <text:p>'24027200 <text:s text:c="2"/>00029', NULL, 'DEFINITIVA', 158502, 1, 1, 23872000, 'SD', 0, 'ALTAMIRA', 'CAMPO TAMAULIPAS', 'ALMACEN', 'CHOFER', 'ASSIGN', 'ASIGN', NULL, NULL</text:p>
          </table:table-cell>
          <table:table-cell table:style-name="ce1" table:formula="of:=IF(SEARCH(&quot;,&quot;; [.AB115]; 1)=1; TRIM(MID([.AB115]; SEARCH(&quot;,&quot;; [.AB115]; 1)+1; LEN([.AB115]))); [.AB115])" office:value-type="string" office:string-value="'24027200   00029', NULL, 'DEFINITIVA', 158502, 1, 1, 23872000, 'SD', 0, 'ALTAMIRA', 'CAMPO TAMAULIPAS', 'ALMACEN', 'CHOFER', 'ASSIGN', 'ASIGN', NULL, NULL" calcext:value-type="string">
            <text:p>'24027200 <text:s text:c="2"/>00029', NULL, 'DEFINITIVA', 158502, 1, 1, 23872000, 'SD', 0, 'ALTAMIRA', 'CAMPO TAMAULIPAS', 'ALMACEN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50'" calcext:value-type="string">
            <text:p>'2402890030 0405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CD. MADERO'" calcext:value-type="string">
            <text:p>'CD. MADER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SECTOR ARENQUE'" calcext:value-type="string">
            <text:p>'SECTOR ARENQUE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BAT. ARENQUE'" calcext:value-type="string">
            <text:p>'BAT. ARENQUE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5184" calcext:value-type="string">
            <text:p>2085518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6])&gt;0; [.A116]; &quot;&quot;)&amp;IF(LEN([.B116])&gt;0; &quot;, &quot; &amp; [.B116]; &quot;&quot;)&amp;IF(LEN([.C116])&gt;0; &quot;, &quot; &amp; [.C116]; &quot;&quot;)&amp;IF(LEN([.D116])&gt;0; &quot;, &quot; &amp; [.D116]; &quot;&quot;)&amp;IF(LEN([.E116])&gt;0; &quot;, &quot; &amp; [.E116]; &quot;&quot;)&amp;IF(LEN([.F116])&gt;0; &quot;, &quot; &amp; [.F116]; &quot;&quot;)&amp;IF(LEN([.G116])&gt;0; &quot;, &quot; &amp; [.G116]; &quot;&quot;)&amp;IF(LEN([.H116])&gt;0; &quot;, &quot; &amp; [.H116]; &quot;&quot;)&amp;IF(LEN([.I116])&gt;0; &quot;, &quot; &amp; [.I116]; &quot;&quot;)&amp;IF(LEN([.J116])&gt;0; &quot;, &quot; &amp; [.J116]; &quot;&quot;)&amp;IF(LEN([.K116])&gt;0; &quot;, &quot; &amp; [.K116]; &quot;&quot;)&amp;IF(LEN([.L116])&gt;0; &quot;, &quot; &amp; [.L116]; &quot;&quot;)&amp;IF(LEN([.M116])&gt;0; &quot;, &quot; &amp; [.M116]; &quot;&quot;)&amp;IF(LEN([.N116])&gt;0; &quot;, &quot; &amp; [.N116]; &quot;&quot;)&amp;IF(LEN([.O116])&gt;0; &quot;, &quot; &amp; [.O116]; &quot;&quot;)&amp;IF(LEN([.P116])&gt;0; &quot;, &quot; &amp; [.P116]; &quot;&quot;)&amp;IF(LEN([.Q116])&gt;0; &quot;, &quot; &amp; [.Q116]; &quot;&quot;)&amp;IF(LEN([.R116])&gt;0; &quot;, &quot; &amp; [.R116]; &quot;&quot;)&amp;IF(LEN([.S116])&gt;0; &quot;, &quot; &amp; [.S116]; &quot;&quot;)&amp;IF(LEN([.T116])&gt;0; &quot;, &quot; &amp; [.T116]; &quot;&quot;)&amp;IF(LEN([.U116])&gt;0; &quot;, &quot; &amp; [.U116]; &quot;&quot;)&amp;IF(LEN([.V116])&gt;0; &quot;, &quot; &amp; [.V116]; &quot;&quot;)&amp;IF(LEN([.W116])&gt;0; &quot;, &quot; &amp; [.W116]; &quot;&quot;)&amp;IF(LEN([.X116])&gt;0; &quot;, &quot; &amp; [.X116]; &quot;&quot;)&amp;IF(LEN([.Y116])&gt;0; &quot;, &quot; &amp; [.Y116]; &quot;&quot;)&amp;IF(LEN([.Z116])&gt;0; &quot;, &quot; &amp; [.Z116]; &quot;&quot;)" office:value-type="string" office:string-value="'2402890030 04050', NULL, 'TEMPORAL', 158502, 1, 1, NULL, 'D', 7, 'CD. MADERO', 'SECTOR ARENQUE', 'BAT. ARENQUE', 'CHOFER', NULL, 'CHOFERES', 20855184, NULL" calcext:value-type="string">
            <text:p>'2402890030 04050', NULL, 'TEMPORAL', 158502, 1, 1, NULL, 'D', 7, 'CD. MADERO', 'SECTOR ARENQUE', 'BAT. ARENQUE', 'CHOFER', NULL, 'CHOFERES', 20855184, NULL</text:p>
          </table:table-cell>
          <table:table-cell table:style-name="ce1" table:formula="of:=IF(SEARCH(&quot;,&quot;; [.AB116]; 1)=1; TRIM(MID([.AB116]; SEARCH(&quot;,&quot;; [.AB116]; 1)+1; LEN([.AB116]))); [.AB116])" office:value-type="string" office:string-value="'2402890030 04050', NULL, 'TEMPORAL', 158502, 1, 1, NULL, 'D', 7, 'CD. MADERO', 'SECTOR ARENQUE', 'BAT. ARENQUE', 'CHOFER', NULL, 'CHOFERES', 20855184, NULL" calcext:value-type="string">
            <text:p>'2402890030 04050', NULL, 'TEMPORAL', 158502, 1, 1, NULL, 'D', 7, 'CD. MADERO', 'SECTOR ARENQUE', 'BAT. ARENQUE', 'CHOFER', NULL, 'CHOFERES', 2085518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64'" calcext:value-type="string">
            <text:p>'24028500 <text:s text:c="2"/>0006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TANQUES Y TUBERIAS'" calcext:value-type="string">
            <text:p>'TANQUES Y TUBERIA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6207" calcext:value-type="string">
            <text:p>1562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UCTOS Y VIAS DE ACCESO'" calcext:value-type="string">
            <text:p>'DUCTOS Y VIAS DE ACCES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7])&gt;0; [.A117]; &quot;&quot;)&amp;IF(LEN([.B117])&gt;0; &quot;, &quot; &amp; [.B117]; &quot;&quot;)&amp;IF(LEN([.C117])&gt;0; &quot;, &quot; &amp; [.C117]; &quot;&quot;)&amp;IF(LEN([.D117])&gt;0; &quot;, &quot; &amp; [.D117]; &quot;&quot;)&amp;IF(LEN([.E117])&gt;0; &quot;, &quot; &amp; [.E117]; &quot;&quot;)&amp;IF(LEN([.F117])&gt;0; &quot;, &quot; &amp; [.F117]; &quot;&quot;)&amp;IF(LEN([.G117])&gt;0; &quot;, &quot; &amp; [.G117]; &quot;&quot;)&amp;IF(LEN([.H117])&gt;0; &quot;, &quot; &amp; [.H117]; &quot;&quot;)&amp;IF(LEN([.I117])&gt;0; &quot;, &quot; &amp; [.I117]; &quot;&quot;)&amp;IF(LEN([.J117])&gt;0; &quot;, &quot; &amp; [.J117]; &quot;&quot;)&amp;IF(LEN([.K117])&gt;0; &quot;, &quot; &amp; [.K117]; &quot;&quot;)&amp;IF(LEN([.L117])&gt;0; &quot;, &quot; &amp; [.L117]; &quot;&quot;)&amp;IF(LEN([.M117])&gt;0; &quot;, &quot; &amp; [.M117]; &quot;&quot;)&amp;IF(LEN([.N117])&gt;0; &quot;, &quot; &amp; [.N117]; &quot;&quot;)&amp;IF(LEN([.O117])&gt;0; &quot;, &quot; &amp; [.O117]; &quot;&quot;)&amp;IF(LEN([.P117])&gt;0; &quot;, &quot; &amp; [.P117]; &quot;&quot;)&amp;IF(LEN([.Q117])&gt;0; &quot;, &quot; &amp; [.Q117]; &quot;&quot;)&amp;IF(LEN([.R117])&gt;0; &quot;, &quot; &amp; [.R117]; &quot;&quot;)&amp;IF(LEN([.S117])&gt;0; &quot;, &quot; &amp; [.S117]; &quot;&quot;)&amp;IF(LEN([.T117])&gt;0; &quot;, &quot; &amp; [.T117]; &quot;&quot;)&amp;IF(LEN([.U117])&gt;0; &quot;, &quot; &amp; [.U117]; &quot;&quot;)&amp;IF(LEN([.V117])&gt;0; &quot;, &quot; &amp; [.V117]; &quot;&quot;)&amp;IF(LEN([.W117])&gt;0; &quot;, &quot; &amp; [.W117]; &quot;&quot;)&amp;IF(LEN([.X117])&gt;0; &quot;, &quot; &amp; [.X117]; &quot;&quot;)&amp;IF(LEN([.Y117])&gt;0; &quot;, &quot; &amp; [.Y117]; &quot;&quot;)&amp;IF(LEN([.Z117])&gt;0; &quot;, &quot; &amp; [.Z117]; &quot;&quot;)" office:value-type="string" office:string-value="'24028500   00064', 'TANQUES Y TUBERIAS', 'DEFINITIVA', 156207, 1, 1, 23816002, 'SD', 0, 'ALTAMIRA', 'CAMPO TAMAULIPAS', 'DUCTOS Y VIAS DE ACCESO', 'CHOFER', 'ASSIGN', 'ASIGN', NULL, NULL" calcext:value-type="string">
            <text:p>'24028500 <text:s text:c="2"/>00064', 'TANQUES Y TUBERIAS', 'DEFINITIVA', 156207, 1, 1, 23816002, 'SD', 0, 'ALTAMIRA', 'CAMPO TAMAULIPAS', 'DUCTOS Y VIAS DE ACCESO', 'CHOFER', 'ASSIGN', 'ASIGN', NULL, NULL</text:p>
          </table:table-cell>
          <table:table-cell table:style-name="ce1" table:formula="of:=IF(SEARCH(&quot;,&quot;; [.AB117]; 1)=1; TRIM(MID([.AB117]; SEARCH(&quot;,&quot;; [.AB117]; 1)+1; LEN([.AB117]))); [.AB117])" office:value-type="string" office:string-value="'24028500   00064', 'TANQUES Y TUBERIAS', 'DEFINITIVA', 156207, 1, 1, 23816002, 'SD', 0, 'ALTAMIRA', 'CAMPO TAMAULIPAS', 'DUCTOS Y VIAS DE ACCESO', 'CHOFER', 'ASSIGN', 'ASIGN', NULL, NULL" calcext:value-type="string">
            <text:p>'24028500 <text:s text:c="2"/>00064', 'TANQUES Y TUBERIAS', 'DEFINITIVA', 156207, 1, 1, 23816002, 'SD', 0, 'ALTAMIRA', 'CAMPO TAMAULIPAS', 'DUCTOS Y VIAS DE ACCESO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81'" calcext:value-type="string">
            <text:p>'24028500 <text:s text:c="2"/>0008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8])&gt;0; [.A118]; &quot;&quot;)&amp;IF(LEN([.B118])&gt;0; &quot;, &quot; &amp; [.B118]; &quot;&quot;)&amp;IF(LEN([.C118])&gt;0; &quot;, &quot; &amp; [.C118]; &quot;&quot;)&amp;IF(LEN([.D118])&gt;0; &quot;, &quot; &amp; [.D118]; &quot;&quot;)&amp;IF(LEN([.E118])&gt;0; &quot;, &quot; &amp; [.E118]; &quot;&quot;)&amp;IF(LEN([.F118])&gt;0; &quot;, &quot; &amp; [.F118]; &quot;&quot;)&amp;IF(LEN([.G118])&gt;0; &quot;, &quot; &amp; [.G118]; &quot;&quot;)&amp;IF(LEN([.H118])&gt;0; &quot;, &quot; &amp; [.H118]; &quot;&quot;)&amp;IF(LEN([.I118])&gt;0; &quot;, &quot; &amp; [.I118]; &quot;&quot;)&amp;IF(LEN([.J118])&gt;0; &quot;, &quot; &amp; [.J118]; &quot;&quot;)&amp;IF(LEN([.K118])&gt;0; &quot;, &quot; &amp; [.K118]; &quot;&quot;)&amp;IF(LEN([.L118])&gt;0; &quot;, &quot; &amp; [.L118]; &quot;&quot;)&amp;IF(LEN([.M118])&gt;0; &quot;, &quot; &amp; [.M118]; &quot;&quot;)&amp;IF(LEN([.N118])&gt;0; &quot;, &quot; &amp; [.N118]; &quot;&quot;)&amp;IF(LEN([.O118])&gt;0; &quot;, &quot; &amp; [.O118]; &quot;&quot;)&amp;IF(LEN([.P118])&gt;0; &quot;, &quot; &amp; [.P118]; &quot;&quot;)&amp;IF(LEN([.Q118])&gt;0; &quot;, &quot; &amp; [.Q118]; &quot;&quot;)&amp;IF(LEN([.R118])&gt;0; &quot;, &quot; &amp; [.R118]; &quot;&quot;)&amp;IF(LEN([.S118])&gt;0; &quot;, &quot; &amp; [.S118]; &quot;&quot;)&amp;IF(LEN([.T118])&gt;0; &quot;, &quot; &amp; [.T118]; &quot;&quot;)&amp;IF(LEN([.U118])&gt;0; &quot;, &quot; &amp; [.U118]; &quot;&quot;)&amp;IF(LEN([.V118])&gt;0; &quot;, &quot; &amp; [.V118]; &quot;&quot;)&amp;IF(LEN([.W118])&gt;0; &quot;, &quot; &amp; [.W118]; &quot;&quot;)&amp;IF(LEN([.X118])&gt;0; &quot;, &quot; &amp; [.X118]; &quot;&quot;)&amp;IF(LEN([.Y118])&gt;0; &quot;, &quot; &amp; [.Y118]; &quot;&quot;)&amp;IF(LEN([.Z118])&gt;0; &quot;, &quot; &amp; [.Z118]; &quot;&quot;)" office:value-type="string" office:string-value="'24028500   00081', NULL, 'DEFINITIVA', 216203, 0, 1, 23816100, 'D', 7, 'ALTAMIRA', 'CAMPO TAMAULIPAS', 'OFICINA LOGISTICA', 'PESADO', NULL, NULL, NULL, NULL" calcext:value-type="string">
            <text:p>'24028500 <text:s text:c="2"/>00081', NULL, 'DEFINITIVA', 216203, 0, 1, 23816100, 'D', 7, 'ALTAMIRA', 'CAMPO TAMAULIPAS', 'OFICINA LOGISTICA', 'PESADO', NULL, NULL, NULL, NULL</text:p>
          </table:table-cell>
          <table:table-cell table:style-name="ce1" table:formula="of:=IF(SEARCH(&quot;,&quot;; [.AB118]; 1)=1; TRIM(MID([.AB118]; SEARCH(&quot;,&quot;; [.AB118]; 1)+1; LEN([.AB118]))); [.AB118])" office:value-type="string" office:string-value="'24028500   00081', NULL, 'DEFINITIVA', 216203, 0, 1, 23816100, 'D', 7, 'ALTAMIRA', 'CAMPO TAMAULIPAS', 'OFICINA LOGISTICA', 'PESADO', NULL, NULL, NULL, NULL" calcext:value-type="string">
            <text:p>'24028500 <text:s text:c="2"/>00081', NULL, 'DEFINITIVA', 216203, 0, 1, 23816100, 'D', 7, 'ALTAMIRA', 'CAMPO TAMAULIPAS', 'OFICINA LOGISTICA', 'PESADO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30'" calcext:value-type="string">
            <text:p>'24027200 <text:s text:c="2"/>0003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9])&gt;0; [.A119]; &quot;&quot;)&amp;IF(LEN([.B119])&gt;0; &quot;, &quot; &amp; [.B119]; &quot;&quot;)&amp;IF(LEN([.C119])&gt;0; &quot;, &quot; &amp; [.C119]; &quot;&quot;)&amp;IF(LEN([.D119])&gt;0; &quot;, &quot; &amp; [.D119]; &quot;&quot;)&amp;IF(LEN([.E119])&gt;0; &quot;, &quot; &amp; [.E119]; &quot;&quot;)&amp;IF(LEN([.F119])&gt;0; &quot;, &quot; &amp; [.F119]; &quot;&quot;)&amp;IF(LEN([.G119])&gt;0; &quot;, &quot; &amp; [.G119]; &quot;&quot;)&amp;IF(LEN([.H119])&gt;0; &quot;, &quot; &amp; [.H119]; &quot;&quot;)&amp;IF(LEN([.I119])&gt;0; &quot;, &quot; &amp; [.I119]; &quot;&quot;)&amp;IF(LEN([.J119])&gt;0; &quot;, &quot; &amp; [.J119]; &quot;&quot;)&amp;IF(LEN([.K119])&gt;0; &quot;, &quot; &amp; [.K119]; &quot;&quot;)&amp;IF(LEN([.L119])&gt;0; &quot;, &quot; &amp; [.L119]; &quot;&quot;)&amp;IF(LEN([.M119])&gt;0; &quot;, &quot; &amp; [.M119]; &quot;&quot;)&amp;IF(LEN([.N119])&gt;0; &quot;, &quot; &amp; [.N119]; &quot;&quot;)&amp;IF(LEN([.O119])&gt;0; &quot;, &quot; &amp; [.O119]; &quot;&quot;)&amp;IF(LEN([.P119])&gt;0; &quot;, &quot; &amp; [.P119]; &quot;&quot;)&amp;IF(LEN([.Q119])&gt;0; &quot;, &quot; &amp; [.Q119]; &quot;&quot;)&amp;IF(LEN([.R119])&gt;0; &quot;, &quot; &amp; [.R119]; &quot;&quot;)&amp;IF(LEN([.S119])&gt;0; &quot;, &quot; &amp; [.S119]; &quot;&quot;)&amp;IF(LEN([.T119])&gt;0; &quot;, &quot; &amp; [.T119]; &quot;&quot;)&amp;IF(LEN([.U119])&gt;0; &quot;, &quot; &amp; [.U119]; &quot;&quot;)&amp;IF(LEN([.V119])&gt;0; &quot;, &quot; &amp; [.V119]; &quot;&quot;)&amp;IF(LEN([.W119])&gt;0; &quot;, &quot; &amp; [.W119]; &quot;&quot;)&amp;IF(LEN([.X119])&gt;0; &quot;, &quot; &amp; [.X119]; &quot;&quot;)&amp;IF(LEN([.Y119])&gt;0; &quot;, &quot; &amp; [.Y119]; &quot;&quot;)&amp;IF(LEN([.Z119])&gt;0; &quot;, &quot; &amp; [.Z119]; &quot;&quot;)" office:value-type="string" office:string-value="'24027200   00030', NULL, 'TEMPORAL', 158502, 0, 1, 23872000, 'V', 0, 'ALTAMIRA', 'CAMPO TAMAULIPAS', 'GUARDIAS', 'CHOFER', NULL, NULL, NULL, NULL" calcext:value-type="string">
            <text:p>'24027200 <text:s text:c="2"/>00030', NULL, 'TEMPORAL', 158502, 0, 1, 23872000, 'V', 0, 'ALTAMIRA', 'CAMPO TAMAULIPAS', 'GUARDIAS', 'CHOFER', NULL, NULL, NULL, NULL</text:p>
          </table:table-cell>
          <table:table-cell table:style-name="ce1" table:formula="of:=IF(SEARCH(&quot;,&quot;; [.AB119]; 1)=1; TRIM(MID([.AB119]; SEARCH(&quot;,&quot;; [.AB119]; 1)+1; LEN([.AB119]))); [.AB119])" office:value-type="string" office:string-value="'24027200   00030', NULL, 'TEMPORAL', 158502, 0, 1, 23872000, 'V', 0, 'ALTAMIRA', 'CAMPO TAMAULIPAS', 'GUARDIAS', 'CHOFER', NULL, NULL, NULL, NULL" calcext:value-type="string">
            <text:p>'24027200 <text:s text:c="2"/>00030', NULL, 'TEMPORAL', 158502, 0, 1, 23872000, 'V', 0, 'ALTAMIRA', 'CAMPO TAMAULIPAS', 'GUARDIAS', 'CHOFER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1'" calcext:value-type="string">
            <text:p>'2381610030 000305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521'" calcext:value-type="string">
            <text:p>'RUTA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0])&gt;0; [.A120]; &quot;&quot;)&amp;IF(LEN([.B120])&gt;0; &quot;, &quot; &amp; [.B120]; &quot;&quot;)&amp;IF(LEN([.C120])&gt;0; &quot;, &quot; &amp; [.C120]; &quot;&quot;)&amp;IF(LEN([.D120])&gt;0; &quot;, &quot; &amp; [.D120]; &quot;&quot;)&amp;IF(LEN([.E120])&gt;0; &quot;, &quot; &amp; [.E120]; &quot;&quot;)&amp;IF(LEN([.F120])&gt;0; &quot;, &quot; &amp; [.F120]; &quot;&quot;)&amp;IF(LEN([.G120])&gt;0; &quot;, &quot; &amp; [.G120]; &quot;&quot;)&amp;IF(LEN([.H120])&gt;0; &quot;, &quot; &amp; [.H120]; &quot;&quot;)&amp;IF(LEN([.I120])&gt;0; &quot;, &quot; &amp; [.I120]; &quot;&quot;)&amp;IF(LEN([.J120])&gt;0; &quot;, &quot; &amp; [.J120]; &quot;&quot;)&amp;IF(LEN([.K120])&gt;0; &quot;, &quot; &amp; [.K120]; &quot;&quot;)&amp;IF(LEN([.L120])&gt;0; &quot;, &quot; &amp; [.L120]; &quot;&quot;)&amp;IF(LEN([.M120])&gt;0; &quot;, &quot; &amp; [.M120]; &quot;&quot;)&amp;IF(LEN([.N120])&gt;0; &quot;, &quot; &amp; [.N120]; &quot;&quot;)&amp;IF(LEN([.O120])&gt;0; &quot;, &quot; &amp; [.O120]; &quot;&quot;)&amp;IF(LEN([.P120])&gt;0; &quot;, &quot; &amp; [.P120]; &quot;&quot;)&amp;IF(LEN([.Q120])&gt;0; &quot;, &quot; &amp; [.Q120]; &quot;&quot;)&amp;IF(LEN([.R120])&gt;0; &quot;, &quot; &amp; [.R120]; &quot;&quot;)&amp;IF(LEN([.S120])&gt;0; &quot;, &quot; &amp; [.S120]; &quot;&quot;)&amp;IF(LEN([.T120])&gt;0; &quot;, &quot; &amp; [.T120]; &quot;&quot;)&amp;IF(LEN([.U120])&gt;0; &quot;, &quot; &amp; [.U120]; &quot;&quot;)&amp;IF(LEN([.V120])&gt;0; &quot;, &quot; &amp; [.V120]; &quot;&quot;)&amp;IF(LEN([.W120])&gt;0; &quot;, &quot; &amp; [.W120]; &quot;&quot;)&amp;IF(LEN([.X120])&gt;0; &quot;, &quot; &amp; [.X120]; &quot;&quot;)&amp;IF(LEN([.Y120])&gt;0; &quot;, &quot; &amp; [.Y120]; &quot;&quot;)&amp;IF(LEN([.Z120])&gt;0; &quot;, &quot; &amp; [.Z120]; &quot;&quot;)" office:value-type="string" office:string-value="'2381610030 00030501', 'RUTA PM-5521', 'TEMPORAL', 158502, 0, 1, 23816100, 'D', 1, 'ALTAMIRA', 'CAMPO TAMAULIPAS', 'GUARDIAS', 'GUARDIAS', NULL, NULL, NULL, NULL" calcext:value-type="string">
            <text:p>'2381610030 00030501', 'RUTA PM-5521', 'TEMPORAL', 158502, 0, 1, 23816100, 'D', 1, 'ALTAMIRA', 'CAMPO TAMAULIPAS', 'GUARDIAS', 'GUARDIAS', NULL, NULL, NULL, NULL</text:p>
          </table:table-cell>
          <table:table-cell table:style-name="ce1" table:formula="of:=IF(SEARCH(&quot;,&quot;; [.AB120]; 1)=1; TRIM(MID([.AB120]; SEARCH(&quot;,&quot;; [.AB120]; 1)+1; LEN([.AB120]))); [.AB120])" office:value-type="string" office:string-value="'2381610030 00030501', 'RUTA PM-5521', 'TEMPORAL', 158502, 0, 1, 23816100, 'D', 1, 'ALTAMIRA', 'CAMPO TAMAULIPAS', 'GUARDIAS', 'GUARDIAS', NULL, NULL, NULL, NULL" calcext:value-type="string">
            <text:p>'2381610030 00030501', 'RUTA PM-5521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2'" calcext:value-type="string">
            <text:p>'2381610030 000305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521'" calcext:value-type="string">
            <text:p>'RUTA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1])&gt;0; [.A121]; &quot;&quot;)&amp;IF(LEN([.B121])&gt;0; &quot;, &quot; &amp; [.B121]; &quot;&quot;)&amp;IF(LEN([.C121])&gt;0; &quot;, &quot; &amp; [.C121]; &quot;&quot;)&amp;IF(LEN([.D121])&gt;0; &quot;, &quot; &amp; [.D121]; &quot;&quot;)&amp;IF(LEN([.E121])&gt;0; &quot;, &quot; &amp; [.E121]; &quot;&quot;)&amp;IF(LEN([.F121])&gt;0; &quot;, &quot; &amp; [.F121]; &quot;&quot;)&amp;IF(LEN([.G121])&gt;0; &quot;, &quot; &amp; [.G121]; &quot;&quot;)&amp;IF(LEN([.H121])&gt;0; &quot;, &quot; &amp; [.H121]; &quot;&quot;)&amp;IF(LEN([.I121])&gt;0; &quot;, &quot; &amp; [.I121]; &quot;&quot;)&amp;IF(LEN([.J121])&gt;0; &quot;, &quot; &amp; [.J121]; &quot;&quot;)&amp;IF(LEN([.K121])&gt;0; &quot;, &quot; &amp; [.K121]; &quot;&quot;)&amp;IF(LEN([.L121])&gt;0; &quot;, &quot; &amp; [.L121]; &quot;&quot;)&amp;IF(LEN([.M121])&gt;0; &quot;, &quot; &amp; [.M121]; &quot;&quot;)&amp;IF(LEN([.N121])&gt;0; &quot;, &quot; &amp; [.N121]; &quot;&quot;)&amp;IF(LEN([.O121])&gt;0; &quot;, &quot; &amp; [.O121]; &quot;&quot;)&amp;IF(LEN([.P121])&gt;0; &quot;, &quot; &amp; [.P121]; &quot;&quot;)&amp;IF(LEN([.Q121])&gt;0; &quot;, &quot; &amp; [.Q121]; &quot;&quot;)&amp;IF(LEN([.R121])&gt;0; &quot;, &quot; &amp; [.R121]; &quot;&quot;)&amp;IF(LEN([.S121])&gt;0; &quot;, &quot; &amp; [.S121]; &quot;&quot;)&amp;IF(LEN([.T121])&gt;0; &quot;, &quot; &amp; [.T121]; &quot;&quot;)&amp;IF(LEN([.U121])&gt;0; &quot;, &quot; &amp; [.U121]; &quot;&quot;)&amp;IF(LEN([.V121])&gt;0; &quot;, &quot; &amp; [.V121]; &quot;&quot;)&amp;IF(LEN([.W121])&gt;0; &quot;, &quot; &amp; [.W121]; &quot;&quot;)&amp;IF(LEN([.X121])&gt;0; &quot;, &quot; &amp; [.X121]; &quot;&quot;)&amp;IF(LEN([.Y121])&gt;0; &quot;, &quot; &amp; [.Y121]; &quot;&quot;)&amp;IF(LEN([.Z121])&gt;0; &quot;, &quot; &amp; [.Z121]; &quot;&quot;)" office:value-type="string" office:string-value="'2381610030 00030502', 'RUTA PM-5521', 'TEMPORAL', 158502, 0, 1, 23816100, 'D', 1, 'ALTAMIRA', 'CAMPO TAMAULIPAS', 'GUARDIAS', 'GUARDIAS', NULL, NULL, NULL, NULL" calcext:value-type="string">
            <text:p>'2381610030 00030502', 'RUTA PM-5521', 'TEMPORAL', 158502, 0, 1, 23816100, 'D', 1, 'ALTAMIRA', 'CAMPO TAMAULIPAS', 'GUARDIAS', 'GUARDIAS', NULL, NULL, NULL, NULL</text:p>
          </table:table-cell>
          <table:table-cell table:style-name="ce1" table:formula="of:=IF(SEARCH(&quot;,&quot;; [.AB121]; 1)=1; TRIM(MID([.AB121]; SEARCH(&quot;,&quot;; [.AB121]; 1)+1; LEN([.AB121]))); [.AB121])" office:value-type="string" office:string-value="'2381610030 00030502', 'RUTA PM-5521', 'TEMPORAL', 158502, 0, 1, 23816100, 'D', 1, 'ALTAMIRA', 'CAMPO TAMAULIPAS', 'GUARDIAS', 'GUARDIAS', NULL, NULL, NULL, NULL" calcext:value-type="string">
            <text:p>'2381610030 00030502', 'RUTA PM-5521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2'" calcext:value-type="string">
            <text:p>'2381610030 000509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CM-722'" calcext:value-type="string">
            <text:p>'RUTA DCM-72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2])&gt;0; [.A122]; &quot;&quot;)&amp;IF(LEN([.B122])&gt;0; &quot;, &quot; &amp; [.B122]; &quot;&quot;)&amp;IF(LEN([.C122])&gt;0; &quot;, &quot; &amp; [.C122]; &quot;&quot;)&amp;IF(LEN([.D122])&gt;0; &quot;, &quot; &amp; [.D122]; &quot;&quot;)&amp;IF(LEN([.E122])&gt;0; &quot;, &quot; &amp; [.E122]; &quot;&quot;)&amp;IF(LEN([.F122])&gt;0; &quot;, &quot; &amp; [.F122]; &quot;&quot;)&amp;IF(LEN([.G122])&gt;0; &quot;, &quot; &amp; [.G122]; &quot;&quot;)&amp;IF(LEN([.H122])&gt;0; &quot;, &quot; &amp; [.H122]; &quot;&quot;)&amp;IF(LEN([.I122])&gt;0; &quot;, &quot; &amp; [.I122]; &quot;&quot;)&amp;IF(LEN([.J122])&gt;0; &quot;, &quot; &amp; [.J122]; &quot;&quot;)&amp;IF(LEN([.K122])&gt;0; &quot;, &quot; &amp; [.K122]; &quot;&quot;)&amp;IF(LEN([.L122])&gt;0; &quot;, &quot; &amp; [.L122]; &quot;&quot;)&amp;IF(LEN([.M122])&gt;0; &quot;, &quot; &amp; [.M122]; &quot;&quot;)&amp;IF(LEN([.N122])&gt;0; &quot;, &quot; &amp; [.N122]; &quot;&quot;)&amp;IF(LEN([.O122])&gt;0; &quot;, &quot; &amp; [.O122]; &quot;&quot;)&amp;IF(LEN([.P122])&gt;0; &quot;, &quot; &amp; [.P122]; &quot;&quot;)&amp;IF(LEN([.Q122])&gt;0; &quot;, &quot; &amp; [.Q122]; &quot;&quot;)&amp;IF(LEN([.R122])&gt;0; &quot;, &quot; &amp; [.R122]; &quot;&quot;)&amp;IF(LEN([.S122])&gt;0; &quot;, &quot; &amp; [.S122]; &quot;&quot;)&amp;IF(LEN([.T122])&gt;0; &quot;, &quot; &amp; [.T122]; &quot;&quot;)&amp;IF(LEN([.U122])&gt;0; &quot;, &quot; &amp; [.U122]; &quot;&quot;)&amp;IF(LEN([.V122])&gt;0; &quot;, &quot; &amp; [.V122]; &quot;&quot;)&amp;IF(LEN([.W122])&gt;0; &quot;, &quot; &amp; [.W122]; &quot;&quot;)&amp;IF(LEN([.X122])&gt;0; &quot;, &quot; &amp; [.X122]; &quot;&quot;)&amp;IF(LEN([.Y122])&gt;0; &quot;, &quot; &amp; [.Y122]; &quot;&quot;)&amp;IF(LEN([.Z122])&gt;0; &quot;, &quot; &amp; [.Z122]; &quot;&quot;)" office:value-type="string" office:string-value="'2381610030 00050902', 'RUTA DCM-722', 'TEMPORAL', 158502, 0, 1, 23816100, 'D', 1, 'ALTAMIRA', 'CAMPO TAMAULIPAS', 'GUARDIAS', 'GUARDIAS', NULL, NULL, NULL, NULL" calcext:value-type="string">
            <text:p>'2381610030 00050902', 'RUTA DCM-722', 'TEMPORAL', 158502, 0, 1, 23816100, 'D', 1, 'ALTAMIRA', 'CAMPO TAMAULIPAS', 'GUARDIAS', 'GUARDIAS', NULL, NULL, NULL, NULL</text:p>
          </table:table-cell>
          <table:table-cell table:style-name="ce1" table:formula="of:=IF(SEARCH(&quot;,&quot;; [.AB122]; 1)=1; TRIM(MID([.AB122]; SEARCH(&quot;,&quot;; [.AB122]; 1)+1; LEN([.AB122]))); [.AB122])" office:value-type="string" office:string-value="'2381610030 00050902', 'RUTA DCM-722', 'TEMPORAL', 158502, 0, 1, 23816100, 'D', 1, 'ALTAMIRA', 'CAMPO TAMAULIPAS', 'GUARDIAS', 'GUARDIAS', NULL, NULL, NULL, NULL" calcext:value-type="string">
            <text:p>'2381610030 00050902', 'RUTA DCM-722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3'" calcext:value-type="string">
            <text:p>'2381610030 000509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CM-722'" calcext:value-type="string">
            <text:p>'RUTA DCM-72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COLOGIA'" calcext:value-type="string">
            <text:p>'ECOLOGI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3])&gt;0; [.A123]; &quot;&quot;)&amp;IF(LEN([.B123])&gt;0; &quot;, &quot; &amp; [.B123]; &quot;&quot;)&amp;IF(LEN([.C123])&gt;0; &quot;, &quot; &amp; [.C123]; &quot;&quot;)&amp;IF(LEN([.D123])&gt;0; &quot;, &quot; &amp; [.D123]; &quot;&quot;)&amp;IF(LEN([.E123])&gt;0; &quot;, &quot; &amp; [.E123]; &quot;&quot;)&amp;IF(LEN([.F123])&gt;0; &quot;, &quot; &amp; [.F123]; &quot;&quot;)&amp;IF(LEN([.G123])&gt;0; &quot;, &quot; &amp; [.G123]; &quot;&quot;)&amp;IF(LEN([.H123])&gt;0; &quot;, &quot; &amp; [.H123]; &quot;&quot;)&amp;IF(LEN([.I123])&gt;0; &quot;, &quot; &amp; [.I123]; &quot;&quot;)&amp;IF(LEN([.J123])&gt;0; &quot;, &quot; &amp; [.J123]; &quot;&quot;)&amp;IF(LEN([.K123])&gt;0; &quot;, &quot; &amp; [.K123]; &quot;&quot;)&amp;IF(LEN([.L123])&gt;0; &quot;, &quot; &amp; [.L123]; &quot;&quot;)&amp;IF(LEN([.M123])&gt;0; &quot;, &quot; &amp; [.M123]; &quot;&quot;)&amp;IF(LEN([.N123])&gt;0; &quot;, &quot; &amp; [.N123]; &quot;&quot;)&amp;IF(LEN([.O123])&gt;0; &quot;, &quot; &amp; [.O123]; &quot;&quot;)&amp;IF(LEN([.P123])&gt;0; &quot;, &quot; &amp; [.P123]; &quot;&quot;)&amp;IF(LEN([.Q123])&gt;0; &quot;, &quot; &amp; [.Q123]; &quot;&quot;)&amp;IF(LEN([.R123])&gt;0; &quot;, &quot; &amp; [.R123]; &quot;&quot;)&amp;IF(LEN([.S123])&gt;0; &quot;, &quot; &amp; [.S123]; &quot;&quot;)&amp;IF(LEN([.T123])&gt;0; &quot;, &quot; &amp; [.T123]; &quot;&quot;)&amp;IF(LEN([.U123])&gt;0; &quot;, &quot; &amp; [.U123]; &quot;&quot;)&amp;IF(LEN([.V123])&gt;0; &quot;, &quot; &amp; [.V123]; &quot;&quot;)&amp;IF(LEN([.W123])&gt;0; &quot;, &quot; &amp; [.W123]; &quot;&quot;)&amp;IF(LEN([.X123])&gt;0; &quot;, &quot; &amp; [.X123]; &quot;&quot;)&amp;IF(LEN([.Y123])&gt;0; &quot;, &quot; &amp; [.Y123]; &quot;&quot;)&amp;IF(LEN([.Z123])&gt;0; &quot;, &quot; &amp; [.Z123]; &quot;&quot;)" office:value-type="string" office:string-value="'2381610030 00050903', 'RUTA DCM-722', 'TEMPORAL', 158502, 0, 1, 23816100, 'S', 7, 'ALTAMIRA', 'CAMPO TAMAULIPAS', 'ECOLOGIA', 'GUARDIAS', NULL, NULL, NULL, NULL" calcext:value-type="string">
            <text:p>'2381610030 00050903', 'RUTA DCM-722', 'TEMPORAL', 158502, 0, 1, 23816100, 'S', 7, 'ALTAMIRA', 'CAMPO TAMAULIPAS', 'ECOLOGIA', 'GUARDIAS', NULL, NULL, NULL, NULL</text:p>
          </table:table-cell>
          <table:table-cell table:style-name="ce1" table:formula="of:=IF(SEARCH(&quot;,&quot;; [.AB123]; 1)=1; TRIM(MID([.AB123]; SEARCH(&quot;,&quot;; [.AB123]; 1)+1; LEN([.AB123]))); [.AB123])" office:value-type="string" office:string-value="'2381610030 00050903', 'RUTA DCM-722', 'TEMPORAL', 158502, 0, 1, 23816100, 'S', 7, 'ALTAMIRA', 'CAMPO TAMAULIPAS', 'ECOLOGIA', 'GUARDIAS', NULL, NULL, NULL, NULL" calcext:value-type="string">
            <text:p>'2381610030 00050903', 'RUTA DCM-722', 'TEMPORAL', 158502, 0, 1, 23816100, 'S', 7, 'ALTAMIRA', 'CAMPO TAMAULIPAS', 'ECOLOGIA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2'" calcext:value-type="string">
            <text:p>'2381610030 1002502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3'" calcext:value-type="string">
            <text:p>'RUTA DS-66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4])&gt;0; [.A124]; &quot;&quot;)&amp;IF(LEN([.B124])&gt;0; &quot;, &quot; &amp; [.B124]; &quot;&quot;)&amp;IF(LEN([.C124])&gt;0; &quot;, &quot; &amp; [.C124]; &quot;&quot;)&amp;IF(LEN([.D124])&gt;0; &quot;, &quot; &amp; [.D124]; &quot;&quot;)&amp;IF(LEN([.E124])&gt;0; &quot;, &quot; &amp; [.E124]; &quot;&quot;)&amp;IF(LEN([.F124])&gt;0; &quot;, &quot; &amp; [.F124]; &quot;&quot;)&amp;IF(LEN([.G124])&gt;0; &quot;, &quot; &amp; [.G124]; &quot;&quot;)&amp;IF(LEN([.H124])&gt;0; &quot;, &quot; &amp; [.H124]; &quot;&quot;)&amp;IF(LEN([.I124])&gt;0; &quot;, &quot; &amp; [.I124]; &quot;&quot;)&amp;IF(LEN([.J124])&gt;0; &quot;, &quot; &amp; [.J124]; &quot;&quot;)&amp;IF(LEN([.K124])&gt;0; &quot;, &quot; &amp; [.K124]; &quot;&quot;)&amp;IF(LEN([.L124])&gt;0; &quot;, &quot; &amp; [.L124]; &quot;&quot;)&amp;IF(LEN([.M124])&gt;0; &quot;, &quot; &amp; [.M124]; &quot;&quot;)&amp;IF(LEN([.N124])&gt;0; &quot;, &quot; &amp; [.N124]; &quot;&quot;)&amp;IF(LEN([.O124])&gt;0; &quot;, &quot; &amp; [.O124]; &quot;&quot;)&amp;IF(LEN([.P124])&gt;0; &quot;, &quot; &amp; [.P124]; &quot;&quot;)&amp;IF(LEN([.Q124])&gt;0; &quot;, &quot; &amp; [.Q124]; &quot;&quot;)&amp;IF(LEN([.R124])&gt;0; &quot;, &quot; &amp; [.R124]; &quot;&quot;)&amp;IF(LEN([.S124])&gt;0; &quot;, &quot; &amp; [.S124]; &quot;&quot;)&amp;IF(LEN([.T124])&gt;0; &quot;, &quot; &amp; [.T124]; &quot;&quot;)&amp;IF(LEN([.U124])&gt;0; &quot;, &quot; &amp; [.U124]; &quot;&quot;)&amp;IF(LEN([.V124])&gt;0; &quot;, &quot; &amp; [.V124]; &quot;&quot;)&amp;IF(LEN([.W124])&gt;0; &quot;, &quot; &amp; [.W124]; &quot;&quot;)&amp;IF(LEN([.X124])&gt;0; &quot;, &quot; &amp; [.X124]; &quot;&quot;)&amp;IF(LEN([.Y124])&gt;0; &quot;, &quot; &amp; [.Y124]; &quot;&quot;)&amp;IF(LEN([.Z124])&gt;0; &quot;, &quot; &amp; [.Z124]; &quot;&quot;)" office:value-type="string" office:string-value="'2381610030 10025022', 'RUTA DS-663', 'TEMPORAL', 158502, 0, 1, 23816100, 'D', 1, 'ALTAMIRA', 'CAMPO TAMAULIPAS', 'GUARDIAS', 'GUARDIAS', NULL, NULL, NULL, NULL" calcext:value-type="string">
            <text:p>'2381610030 10025022', 'RUTA DS-663', 'TEMPORAL', 158502, 0, 1, 23816100, 'D', 1, 'ALTAMIRA', 'CAMPO TAMAULIPAS', 'GUARDIAS', 'GUARDIAS', NULL, NULL, NULL, NULL</text:p>
          </table:table-cell>
          <table:table-cell table:style-name="ce1" table:formula="of:=IF(SEARCH(&quot;,&quot;; [.AB124]; 1)=1; TRIM(MID([.AB124]; SEARCH(&quot;,&quot;; [.AB124]; 1)+1; LEN([.AB124]))); [.AB124])" office:value-type="string" office:string-value="'2381610030 10025022', 'RUTA DS-663', 'TEMPORAL', 158502, 0, 1, 23816100, 'D', 1, 'ALTAMIRA', 'CAMPO TAMAULIPAS', 'GUARDIAS', 'GUARDIAS', NULL, NULL, NULL, NULL" calcext:value-type="string">
            <text:p>'2381610030 10025022', 'RUTA DS-663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76'" calcext:value-type="string">
            <text:p>'2381610030 1002507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4'" calcext:value-type="string">
            <text:p>'RUTA DS-664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5])&gt;0; [.A125]; &quot;&quot;)&amp;IF(LEN([.B125])&gt;0; &quot;, &quot; &amp; [.B125]; &quot;&quot;)&amp;IF(LEN([.C125])&gt;0; &quot;, &quot; &amp; [.C125]; &quot;&quot;)&amp;IF(LEN([.D125])&gt;0; &quot;, &quot; &amp; [.D125]; &quot;&quot;)&amp;IF(LEN([.E125])&gt;0; &quot;, &quot; &amp; [.E125]; &quot;&quot;)&amp;IF(LEN([.F125])&gt;0; &quot;, &quot; &amp; [.F125]; &quot;&quot;)&amp;IF(LEN([.G125])&gt;0; &quot;, &quot; &amp; [.G125]; &quot;&quot;)&amp;IF(LEN([.H125])&gt;0; &quot;, &quot; &amp; [.H125]; &quot;&quot;)&amp;IF(LEN([.I125])&gt;0; &quot;, &quot; &amp; [.I125]; &quot;&quot;)&amp;IF(LEN([.J125])&gt;0; &quot;, &quot; &amp; [.J125]; &quot;&quot;)&amp;IF(LEN([.K125])&gt;0; &quot;, &quot; &amp; [.K125]; &quot;&quot;)&amp;IF(LEN([.L125])&gt;0; &quot;, &quot; &amp; [.L125]; &quot;&quot;)&amp;IF(LEN([.M125])&gt;0; &quot;, &quot; &amp; [.M125]; &quot;&quot;)&amp;IF(LEN([.N125])&gt;0; &quot;, &quot; &amp; [.N125]; &quot;&quot;)&amp;IF(LEN([.O125])&gt;0; &quot;, &quot; &amp; [.O125]; &quot;&quot;)&amp;IF(LEN([.P125])&gt;0; &quot;, &quot; &amp; [.P125]; &quot;&quot;)&amp;IF(LEN([.Q125])&gt;0; &quot;, &quot; &amp; [.Q125]; &quot;&quot;)&amp;IF(LEN([.R125])&gt;0; &quot;, &quot; &amp; [.R125]; &quot;&quot;)&amp;IF(LEN([.S125])&gt;0; &quot;, &quot; &amp; [.S125]; &quot;&quot;)&amp;IF(LEN([.T125])&gt;0; &quot;, &quot; &amp; [.T125]; &quot;&quot;)&amp;IF(LEN([.U125])&gt;0; &quot;, &quot; &amp; [.U125]; &quot;&quot;)&amp;IF(LEN([.V125])&gt;0; &quot;, &quot; &amp; [.V125]; &quot;&quot;)&amp;IF(LEN([.W125])&gt;0; &quot;, &quot; &amp; [.W125]; &quot;&quot;)&amp;IF(LEN([.X125])&gt;0; &quot;, &quot; &amp; [.X125]; &quot;&quot;)&amp;IF(LEN([.Y125])&gt;0; &quot;, &quot; &amp; [.Y125]; &quot;&quot;)&amp;IF(LEN([.Z125])&gt;0; &quot;, &quot; &amp; [.Z125]; &quot;&quot;)" office:value-type="string" office:string-value="'2381610030 10025076', 'RUTA DS-664', 'TEMPORAL', 158502, 0, 1, 23816100, 'D', 1, 'ALTAMIRA', 'CAMPO TAMAULIPAS', 'GUARDIAS', 'GUARDIAS', NULL, NULL, NULL, NULL" calcext:value-type="string">
            <text:p>'2381610030 10025076', 'RUTA DS-664', 'TEMPORAL', 158502, 0, 1, 23816100, 'D', 1, 'ALTAMIRA', 'CAMPO TAMAULIPAS', 'GUARDIAS', 'GUARDIAS', NULL, NULL, NULL, NULL</text:p>
          </table:table-cell>
          <table:table-cell table:style-name="ce1" table:formula="of:=IF(SEARCH(&quot;,&quot;; [.AB125]; 1)=1; TRIM(MID([.AB125]; SEARCH(&quot;,&quot;; [.AB125]; 1)+1; LEN([.AB125]))); [.AB125])" office:value-type="string" office:string-value="'2381610030 10025076', 'RUTA DS-664', 'TEMPORAL', 158502, 0, 1, 23816100, 'D', 1, 'ALTAMIRA', 'CAMPO TAMAULIPAS', 'GUARDIAS', 'GUARDIAS', NULL, NULL, NULL, NULL" calcext:value-type="string">
            <text:p>'2381610030 10025076', 'RUTA DS-664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0'" calcext:value-type="string">
            <text:p>'2381610030 1004079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6])&gt;0; [.A126]; &quot;&quot;)&amp;IF(LEN([.B126])&gt;0; &quot;, &quot; &amp; [.B126]; &quot;&quot;)&amp;IF(LEN([.C126])&gt;0; &quot;, &quot; &amp; [.C126]; &quot;&quot;)&amp;IF(LEN([.D126])&gt;0; &quot;, &quot; &amp; [.D126]; &quot;&quot;)&amp;IF(LEN([.E126])&gt;0; &quot;, &quot; &amp; [.E126]; &quot;&quot;)&amp;IF(LEN([.F126])&gt;0; &quot;, &quot; &amp; [.F126]; &quot;&quot;)&amp;IF(LEN([.G126])&gt;0; &quot;, &quot; &amp; [.G126]; &quot;&quot;)&amp;IF(LEN([.H126])&gt;0; &quot;, &quot; &amp; [.H126]; &quot;&quot;)&amp;IF(LEN([.I126])&gt;0; &quot;, &quot; &amp; [.I126]; &quot;&quot;)&amp;IF(LEN([.J126])&gt;0; &quot;, &quot; &amp; [.J126]; &quot;&quot;)&amp;IF(LEN([.K126])&gt;0; &quot;, &quot; &amp; [.K126]; &quot;&quot;)&amp;IF(LEN([.L126])&gt;0; &quot;, &quot; &amp; [.L126]; &quot;&quot;)&amp;IF(LEN([.M126])&gt;0; &quot;, &quot; &amp; [.M126]; &quot;&quot;)&amp;IF(LEN([.N126])&gt;0; &quot;, &quot; &amp; [.N126]; &quot;&quot;)&amp;IF(LEN([.O126])&gt;0; &quot;, &quot; &amp; [.O126]; &quot;&quot;)&amp;IF(LEN([.P126])&gt;0; &quot;, &quot; &amp; [.P126]; &quot;&quot;)&amp;IF(LEN([.Q126])&gt;0; &quot;, &quot; &amp; [.Q126]; &quot;&quot;)&amp;IF(LEN([.R126])&gt;0; &quot;, &quot; &amp; [.R126]; &quot;&quot;)&amp;IF(LEN([.S126])&gt;0; &quot;, &quot; &amp; [.S126]; &quot;&quot;)&amp;IF(LEN([.T126])&gt;0; &quot;, &quot; &amp; [.T126]; &quot;&quot;)&amp;IF(LEN([.U126])&gt;0; &quot;, &quot; &amp; [.U126]; &quot;&quot;)&amp;IF(LEN([.V126])&gt;0; &quot;, &quot; &amp; [.V126]; &quot;&quot;)&amp;IF(LEN([.W126])&gt;0; &quot;, &quot; &amp; [.W126]; &quot;&quot;)&amp;IF(LEN([.X126])&gt;0; &quot;, &quot; &amp; [.X126]; &quot;&quot;)&amp;IF(LEN([.Y126])&gt;0; &quot;, &quot; &amp; [.Y126]; &quot;&quot;)&amp;IF(LEN([.Z126])&gt;0; &quot;, &quot; &amp; [.Z126]; &quot;&quot;)" office:value-type="string" office:string-value="'2381610030 10040790', 'RUTA DS-665', 'TEMPORAL', 158502, 0, 1, 23816100, 'D', 1, 'ALTAMIRA', 'CAMPO TAMAULIPAS', 'GUARDIAS', 'GUARDIAS', NULL, NULL, NULL, NULL" calcext:value-type="string">
            <text:p>'2381610030 10040790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6]; 1)=1; TRIM(MID([.AB126]; SEARCH(&quot;,&quot;; [.AB126]; 1)+1; LEN([.AB126]))); [.AB126])" office:value-type="string" office:string-value="'2381610030 10040790', 'RUTA DS-665', 'TEMPORAL', 158502, 0, 1, 23816100, 'D', 1, 'ALTAMIRA', 'CAMPO TAMAULIPAS', 'GUARDIAS', 'GUARDIAS', NULL, NULL, NULL, NULL" calcext:value-type="string">
            <text:p>'2381610030 10040790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1'" calcext:value-type="string">
            <text:p>'2381610030 1004079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7])&gt;0; [.A127]; &quot;&quot;)&amp;IF(LEN([.B127])&gt;0; &quot;, &quot; &amp; [.B127]; &quot;&quot;)&amp;IF(LEN([.C127])&gt;0; &quot;, &quot; &amp; [.C127]; &quot;&quot;)&amp;IF(LEN([.D127])&gt;0; &quot;, &quot; &amp; [.D127]; &quot;&quot;)&amp;IF(LEN([.E127])&gt;0; &quot;, &quot; &amp; [.E127]; &quot;&quot;)&amp;IF(LEN([.F127])&gt;0; &quot;, &quot; &amp; [.F127]; &quot;&quot;)&amp;IF(LEN([.G127])&gt;0; &quot;, &quot; &amp; [.G127]; &quot;&quot;)&amp;IF(LEN([.H127])&gt;0; &quot;, &quot; &amp; [.H127]; &quot;&quot;)&amp;IF(LEN([.I127])&gt;0; &quot;, &quot; &amp; [.I127]; &quot;&quot;)&amp;IF(LEN([.J127])&gt;0; &quot;, &quot; &amp; [.J127]; &quot;&quot;)&amp;IF(LEN([.K127])&gt;0; &quot;, &quot; &amp; [.K127]; &quot;&quot;)&amp;IF(LEN([.L127])&gt;0; &quot;, &quot; &amp; [.L127]; &quot;&quot;)&amp;IF(LEN([.M127])&gt;0; &quot;, &quot; &amp; [.M127]; &quot;&quot;)&amp;IF(LEN([.N127])&gt;0; &quot;, &quot; &amp; [.N127]; &quot;&quot;)&amp;IF(LEN([.O127])&gt;0; &quot;, &quot; &amp; [.O127]; &quot;&quot;)&amp;IF(LEN([.P127])&gt;0; &quot;, &quot; &amp; [.P127]; &quot;&quot;)&amp;IF(LEN([.Q127])&gt;0; &quot;, &quot; &amp; [.Q127]; &quot;&quot;)&amp;IF(LEN([.R127])&gt;0; &quot;, &quot; &amp; [.R127]; &quot;&quot;)&amp;IF(LEN([.S127])&gt;0; &quot;, &quot; &amp; [.S127]; &quot;&quot;)&amp;IF(LEN([.T127])&gt;0; &quot;, &quot; &amp; [.T127]; &quot;&quot;)&amp;IF(LEN([.U127])&gt;0; &quot;, &quot; &amp; [.U127]; &quot;&quot;)&amp;IF(LEN([.V127])&gt;0; &quot;, &quot; &amp; [.V127]; &quot;&quot;)&amp;IF(LEN([.W127])&gt;0; &quot;, &quot; &amp; [.W127]; &quot;&quot;)&amp;IF(LEN([.X127])&gt;0; &quot;, &quot; &amp; [.X127]; &quot;&quot;)&amp;IF(LEN([.Y127])&gt;0; &quot;, &quot; &amp; [.Y127]; &quot;&quot;)&amp;IF(LEN([.Z127])&gt;0; &quot;, &quot; &amp; [.Z127]; &quot;&quot;)" office:value-type="string" office:string-value="'2381610030 10040791', 'RUTA DS-665', 'TEMPORAL', 158502, 0, 1, 23816100, 'D', 1, 'ALTAMIRA', 'CAMPO TAMAULIPAS', 'GUARDIAS', 'GUARDIAS', NULL, NULL, NULL, NULL" calcext:value-type="string">
            <text:p>'2381610030 10040791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7]; 1)=1; TRIM(MID([.AB127]; SEARCH(&quot;,&quot;; [.AB127]; 1)+1; LEN([.AB127]))); [.AB127])" office:value-type="string" office:string-value="'2381610030 10040791', 'RUTA DS-665', 'TEMPORAL', 158502, 0, 1, 23816100, 'D', 1, 'ALTAMIRA', 'CAMPO TAMAULIPAS', 'GUARDIAS', 'GUARDIAS', NULL, NULL, NULL, NULL" calcext:value-type="string">
            <text:p>'2381610030 10040791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2'" calcext:value-type="string">
            <text:p>'2381610030 1004079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8])&gt;0; [.A128]; &quot;&quot;)&amp;IF(LEN([.B128])&gt;0; &quot;, &quot; &amp; [.B128]; &quot;&quot;)&amp;IF(LEN([.C128])&gt;0; &quot;, &quot; &amp; [.C128]; &quot;&quot;)&amp;IF(LEN([.D128])&gt;0; &quot;, &quot; &amp; [.D128]; &quot;&quot;)&amp;IF(LEN([.E128])&gt;0; &quot;, &quot; &amp; [.E128]; &quot;&quot;)&amp;IF(LEN([.F128])&gt;0; &quot;, &quot; &amp; [.F128]; &quot;&quot;)&amp;IF(LEN([.G128])&gt;0; &quot;, &quot; &amp; [.G128]; &quot;&quot;)&amp;IF(LEN([.H128])&gt;0; &quot;, &quot; &amp; [.H128]; &quot;&quot;)&amp;IF(LEN([.I128])&gt;0; &quot;, &quot; &amp; [.I128]; &quot;&quot;)&amp;IF(LEN([.J128])&gt;0; &quot;, &quot; &amp; [.J128]; &quot;&quot;)&amp;IF(LEN([.K128])&gt;0; &quot;, &quot; &amp; [.K128]; &quot;&quot;)&amp;IF(LEN([.L128])&gt;0; &quot;, &quot; &amp; [.L128]; &quot;&quot;)&amp;IF(LEN([.M128])&gt;0; &quot;, &quot; &amp; [.M128]; &quot;&quot;)&amp;IF(LEN([.N128])&gt;0; &quot;, &quot; &amp; [.N128]; &quot;&quot;)&amp;IF(LEN([.O128])&gt;0; &quot;, &quot; &amp; [.O128]; &quot;&quot;)&amp;IF(LEN([.P128])&gt;0; &quot;, &quot; &amp; [.P128]; &quot;&quot;)&amp;IF(LEN([.Q128])&gt;0; &quot;, &quot; &amp; [.Q128]; &quot;&quot;)&amp;IF(LEN([.R128])&gt;0; &quot;, &quot; &amp; [.R128]; &quot;&quot;)&amp;IF(LEN([.S128])&gt;0; &quot;, &quot; &amp; [.S128]; &quot;&quot;)&amp;IF(LEN([.T128])&gt;0; &quot;, &quot; &amp; [.T128]; &quot;&quot;)&amp;IF(LEN([.U128])&gt;0; &quot;, &quot; &amp; [.U128]; &quot;&quot;)&amp;IF(LEN([.V128])&gt;0; &quot;, &quot; &amp; [.V128]; &quot;&quot;)&amp;IF(LEN([.W128])&gt;0; &quot;, &quot; &amp; [.W128]; &quot;&quot;)&amp;IF(LEN([.X128])&gt;0; &quot;, &quot; &amp; [.X128]; &quot;&quot;)&amp;IF(LEN([.Y128])&gt;0; &quot;, &quot; &amp; [.Y128]; &quot;&quot;)&amp;IF(LEN([.Z128])&gt;0; &quot;, &quot; &amp; [.Z128]; &quot;&quot;)" office:value-type="string" office:string-value="'2381610030 10040792', 'RUTA DS-665', 'TEMPORAL', 158502, 0, 1, 23816100, 'D', 1, 'ALTAMIRA', 'CAMPO TAMAULIPAS', 'GUARDIAS', 'GUARDIAS', NULL, NULL, NULL, NULL" calcext:value-type="string">
            <text:p>'2381610030 10040792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8]; 1)=1; TRIM(MID([.AB128]; SEARCH(&quot;,&quot;; [.AB128]; 1)+1; LEN([.AB128]))); [.AB128])" office:value-type="string" office:string-value="'2381610030 10040792', 'RUTA DS-665', 'TEMPORAL', 158502, 0, 1, 23816100, 'D', 1, 'ALTAMIRA', 'CAMPO TAMAULIPAS', 'GUARDIAS', 'GUARDIAS', NULL, NULL, NULL, NULL" calcext:value-type="string">
            <text:p>'2381610030 10040792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4'" calcext:value-type="string">
            <text:p>'2381610030 1004079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7'" calcext:value-type="string">
            <text:p>'RUTA DS-667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9])&gt;0; [.A129]; &quot;&quot;)&amp;IF(LEN([.B129])&gt;0; &quot;, &quot; &amp; [.B129]; &quot;&quot;)&amp;IF(LEN([.C129])&gt;0; &quot;, &quot; &amp; [.C129]; &quot;&quot;)&amp;IF(LEN([.D129])&gt;0; &quot;, &quot; &amp; [.D129]; &quot;&quot;)&amp;IF(LEN([.E129])&gt;0; &quot;, &quot; &amp; [.E129]; &quot;&quot;)&amp;IF(LEN([.F129])&gt;0; &quot;, &quot; &amp; [.F129]; &quot;&quot;)&amp;IF(LEN([.G129])&gt;0; &quot;, &quot; &amp; [.G129]; &quot;&quot;)&amp;IF(LEN([.H129])&gt;0; &quot;, &quot; &amp; [.H129]; &quot;&quot;)&amp;IF(LEN([.I129])&gt;0; &quot;, &quot; &amp; [.I129]; &quot;&quot;)&amp;IF(LEN([.J129])&gt;0; &quot;, &quot; &amp; [.J129]; &quot;&quot;)&amp;IF(LEN([.K129])&gt;0; &quot;, &quot; &amp; [.K129]; &quot;&quot;)&amp;IF(LEN([.L129])&gt;0; &quot;, &quot; &amp; [.L129]; &quot;&quot;)&amp;IF(LEN([.M129])&gt;0; &quot;, &quot; &amp; [.M129]; &quot;&quot;)&amp;IF(LEN([.N129])&gt;0; &quot;, &quot; &amp; [.N129]; &quot;&quot;)&amp;IF(LEN([.O129])&gt;0; &quot;, &quot; &amp; [.O129]; &quot;&quot;)&amp;IF(LEN([.P129])&gt;0; &quot;, &quot; &amp; [.P129]; &quot;&quot;)&amp;IF(LEN([.Q129])&gt;0; &quot;, &quot; &amp; [.Q129]; &quot;&quot;)&amp;IF(LEN([.R129])&gt;0; &quot;, &quot; &amp; [.R129]; &quot;&quot;)&amp;IF(LEN([.S129])&gt;0; &quot;, &quot; &amp; [.S129]; &quot;&quot;)&amp;IF(LEN([.T129])&gt;0; &quot;, &quot; &amp; [.T129]; &quot;&quot;)&amp;IF(LEN([.U129])&gt;0; &quot;, &quot; &amp; [.U129]; &quot;&quot;)&amp;IF(LEN([.V129])&gt;0; &quot;, &quot; &amp; [.V129]; &quot;&quot;)&amp;IF(LEN([.W129])&gt;0; &quot;, &quot; &amp; [.W129]; &quot;&quot;)&amp;IF(LEN([.X129])&gt;0; &quot;, &quot; &amp; [.X129]; &quot;&quot;)&amp;IF(LEN([.Y129])&gt;0; &quot;, &quot; &amp; [.Y129]; &quot;&quot;)&amp;IF(LEN([.Z129])&gt;0; &quot;, &quot; &amp; [.Z129]; &quot;&quot;)" office:value-type="string" office:string-value="'2381610030 10040794', 'RUTA DS-667', 'TEMPORAL', 158502, 0, 1, 23816100, 'D', 1, 'ALTAMIRA', 'CAMPO TAMAULIPAS', 'GUARDIAS', 'GUARDIAS', NULL, NULL, NULL, NULL" calcext:value-type="string">
            <text:p>'2381610030 10040794', 'RUTA DS-667', 'TEMPORAL', 158502, 0, 1, 23816100, 'D', 1, 'ALTAMIRA', 'CAMPO TAMAULIPAS', 'GUARDIAS', 'GUARDIAS', NULL, NULL, NULL, NULL</text:p>
          </table:table-cell>
          <table:table-cell table:style-name="ce1" table:formula="of:=IF(SEARCH(&quot;,&quot;; [.AB129]; 1)=1; TRIM(MID([.AB129]; SEARCH(&quot;,&quot;; [.AB129]; 1)+1; LEN([.AB129]))); [.AB129])" office:value-type="string" office:string-value="'2381610030 10040794', 'RUTA DS-667', 'TEMPORAL', 158502, 0, 1, 23816100, 'D', 1, 'ALTAMIRA', 'CAMPO TAMAULIPAS', 'GUARDIAS', 'GUARDIAS', NULL, NULL, NULL, NULL" calcext:value-type="string">
            <text:p>'2381610030 10040794', 'RUTA DS-667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5'" calcext:value-type="string">
            <text:p>'2381610030 1004079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7'" calcext:value-type="string">
            <text:p>'RUTA DS-667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0])&gt;0; [.A130]; &quot;&quot;)&amp;IF(LEN([.B130])&gt;0; &quot;, &quot; &amp; [.B130]; &quot;&quot;)&amp;IF(LEN([.C130])&gt;0; &quot;, &quot; &amp; [.C130]; &quot;&quot;)&amp;IF(LEN([.D130])&gt;0; &quot;, &quot; &amp; [.D130]; &quot;&quot;)&amp;IF(LEN([.E130])&gt;0; &quot;, &quot; &amp; [.E130]; &quot;&quot;)&amp;IF(LEN([.F130])&gt;0; &quot;, &quot; &amp; [.F130]; &quot;&quot;)&amp;IF(LEN([.G130])&gt;0; &quot;, &quot; &amp; [.G130]; &quot;&quot;)&amp;IF(LEN([.H130])&gt;0; &quot;, &quot; &amp; [.H130]; &quot;&quot;)&amp;IF(LEN([.I130])&gt;0; &quot;, &quot; &amp; [.I130]; &quot;&quot;)&amp;IF(LEN([.J130])&gt;0; &quot;, &quot; &amp; [.J130]; &quot;&quot;)&amp;IF(LEN([.K130])&gt;0; &quot;, &quot; &amp; [.K130]; &quot;&quot;)&amp;IF(LEN([.L130])&gt;0; &quot;, &quot; &amp; [.L130]; &quot;&quot;)&amp;IF(LEN([.M130])&gt;0; &quot;, &quot; &amp; [.M130]; &quot;&quot;)&amp;IF(LEN([.N130])&gt;0; &quot;, &quot; &amp; [.N130]; &quot;&quot;)&amp;IF(LEN([.O130])&gt;0; &quot;, &quot; &amp; [.O130]; &quot;&quot;)&amp;IF(LEN([.P130])&gt;0; &quot;, &quot; &amp; [.P130]; &quot;&quot;)&amp;IF(LEN([.Q130])&gt;0; &quot;, &quot; &amp; [.Q130]; &quot;&quot;)&amp;IF(LEN([.R130])&gt;0; &quot;, &quot; &amp; [.R130]; &quot;&quot;)&amp;IF(LEN([.S130])&gt;0; &quot;, &quot; &amp; [.S130]; &quot;&quot;)&amp;IF(LEN([.T130])&gt;0; &quot;, &quot; &amp; [.T130]; &quot;&quot;)&amp;IF(LEN([.U130])&gt;0; &quot;, &quot; &amp; [.U130]; &quot;&quot;)&amp;IF(LEN([.V130])&gt;0; &quot;, &quot; &amp; [.V130]; &quot;&quot;)&amp;IF(LEN([.W130])&gt;0; &quot;, &quot; &amp; [.W130]; &quot;&quot;)&amp;IF(LEN([.X130])&gt;0; &quot;, &quot; &amp; [.X130]; &quot;&quot;)&amp;IF(LEN([.Y130])&gt;0; &quot;, &quot; &amp; [.Y130]; &quot;&quot;)&amp;IF(LEN([.Z130])&gt;0; &quot;, &quot; &amp; [.Z130]; &quot;&quot;)" office:value-type="string" office:string-value="'2381610030 10040795', 'RUTA DS-667', 'TEMPORAL', 158502, 0, 1, 23816100, 'D', 1, 'ALTAMIRA', 'CAMPO TAMAULIPAS', 'GUARDIAS', 'GUARDIAS', NULL, NULL, NULL, NULL" calcext:value-type="string">
            <text:p>'2381610030 10040795', 'RUTA DS-667', 'TEMPORAL', 158502, 0, 1, 23816100, 'D', 1, 'ALTAMIRA', 'CAMPO TAMAULIPAS', 'GUARDIAS', 'GUARDIAS', NULL, NULL, NULL, NULL</text:p>
          </table:table-cell>
          <table:table-cell table:style-name="ce1" table:formula="of:=IF(SEARCH(&quot;,&quot;; [.AB130]; 1)=1; TRIM(MID([.AB130]; SEARCH(&quot;,&quot;; [.AB130]; 1)+1; LEN([.AB130]))); [.AB130])" office:value-type="string" office:string-value="'2381610030 10040795', 'RUTA DS-667', 'TEMPORAL', 158502, 0, 1, 23816100, 'D', 1, 'ALTAMIRA', 'CAMPO TAMAULIPAS', 'GUARDIAS', 'GUARDIAS', NULL, NULL, NULL, NULL" calcext:value-type="string">
            <text:p>'2381610030 10040795', 'RUTA DS-667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65'" calcext:value-type="string">
            <text:p>'24028500 <text:s text:c="2"/>0006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6207" calcext:value-type="string">
            <text:p>1562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1])&gt;0; [.A131]; &quot;&quot;)&amp;IF(LEN([.B131])&gt;0; &quot;, &quot; &amp; [.B131]; &quot;&quot;)&amp;IF(LEN([.C131])&gt;0; &quot;, &quot; &amp; [.C131]; &quot;&quot;)&amp;IF(LEN([.D131])&gt;0; &quot;, &quot; &amp; [.D131]; &quot;&quot;)&amp;IF(LEN([.E131])&gt;0; &quot;, &quot; &amp; [.E131]; &quot;&quot;)&amp;IF(LEN([.F131])&gt;0; &quot;, &quot; &amp; [.F131]; &quot;&quot;)&amp;IF(LEN([.G131])&gt;0; &quot;, &quot; &amp; [.G131]; &quot;&quot;)&amp;IF(LEN([.H131])&gt;0; &quot;, &quot; &amp; [.H131]; &quot;&quot;)&amp;IF(LEN([.I131])&gt;0; &quot;, &quot; &amp; [.I131]; &quot;&quot;)&amp;IF(LEN([.J131])&gt;0; &quot;, &quot; &amp; [.J131]; &quot;&quot;)&amp;IF(LEN([.K131])&gt;0; &quot;, &quot; &amp; [.K131]; &quot;&quot;)&amp;IF(LEN([.L131])&gt;0; &quot;, &quot; &amp; [.L131]; &quot;&quot;)&amp;IF(LEN([.M131])&gt;0; &quot;, &quot; &amp; [.M131]; &quot;&quot;)&amp;IF(LEN([.N131])&gt;0; &quot;, &quot; &amp; [.N131]; &quot;&quot;)&amp;IF(LEN([.O131])&gt;0; &quot;, &quot; &amp; [.O131]; &quot;&quot;)&amp;IF(LEN([.P131])&gt;0; &quot;, &quot; &amp; [.P131]; &quot;&quot;)&amp;IF(LEN([.Q131])&gt;0; &quot;, &quot; &amp; [.Q131]; &quot;&quot;)&amp;IF(LEN([.R131])&gt;0; &quot;, &quot; &amp; [.R131]; &quot;&quot;)&amp;IF(LEN([.S131])&gt;0; &quot;, &quot; &amp; [.S131]; &quot;&quot;)&amp;IF(LEN([.T131])&gt;0; &quot;, &quot; &amp; [.T131]; &quot;&quot;)&amp;IF(LEN([.U131])&gt;0; &quot;, &quot; &amp; [.U131]; &quot;&quot;)&amp;IF(LEN([.V131])&gt;0; &quot;, &quot; &amp; [.V131]; &quot;&quot;)&amp;IF(LEN([.W131])&gt;0; &quot;, &quot; &amp; [.W131]; &quot;&quot;)&amp;IF(LEN([.X131])&gt;0; &quot;, &quot; &amp; [.X131]; &quot;&quot;)&amp;IF(LEN([.Y131])&gt;0; &quot;, &quot; &amp; [.Y131]; &quot;&quot;)&amp;IF(LEN([.Z131])&gt;0; &quot;, &quot; &amp; [.Z131]; &quot;&quot;)" office:value-type="string" office:string-value="'24028500   00065', NULL, 'TEMPORAL', 156207, 0, 1, 23816002, 'SD', 0, NULL, NULL, NULL, 'CHOFER', NULL, NULL, NULL, NULL" calcext:value-type="string">
            <text:p>'24028500 <text:s text:c="2"/>00065', NULL, 'TEMPORAL', 156207, 0, 1, 23816002, 'SD', 0, NULL, NULL, NULL, 'CHOFER', NULL, NULL, NULL, NULL</text:p>
          </table:table-cell>
          <table:table-cell table:style-name="ce1" table:formula="of:=IF(SEARCH(&quot;,&quot;; [.AB131]; 1)=1; TRIM(MID([.AB131]; SEARCH(&quot;,&quot;; [.AB131]; 1)+1; LEN([.AB131]))); [.AB131])" office:value-type="string" office:string-value="'24028500   00065', NULL, 'TEMPORAL', 156207, 0, 1, 23816002, 'SD', 0, NULL, NULL, NULL, 'CHOFER', NULL, NULL, NULL, NULL" calcext:value-type="string">
            <text:p>'24028500 <text:s text:c="2"/>00065', NULL, 'TEMPORAL', 156207, 0, 1, 23816002, 'SD', 0, NULL, NULL, NULL, 'CHOFER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2'" calcext:value-type="string">
            <text:p>'24028600 <text:s text:c="2"/>000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1804" calcext:value-type="string">
            <text:p>22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09" calcext:value-type="string">
            <text:p>2085800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2])&gt;0; [.A132]; &quot;&quot;)&amp;IF(LEN([.B132])&gt;0; &quot;, &quot; &amp; [.B132]; &quot;&quot;)&amp;IF(LEN([.C132])&gt;0; &quot;, &quot; &amp; [.C132]; &quot;&quot;)&amp;IF(LEN([.D132])&gt;0; &quot;, &quot; &amp; [.D132]; &quot;&quot;)&amp;IF(LEN([.E132])&gt;0; &quot;, &quot; &amp; [.E132]; &quot;&quot;)&amp;IF(LEN([.F132])&gt;0; &quot;, &quot; &amp; [.F132]; &quot;&quot;)&amp;IF(LEN([.G132])&gt;0; &quot;, &quot; &amp; [.G132]; &quot;&quot;)&amp;IF(LEN([.H132])&gt;0; &quot;, &quot; &amp; [.H132]; &quot;&quot;)&amp;IF(LEN([.I132])&gt;0; &quot;, &quot; &amp; [.I132]; &quot;&quot;)&amp;IF(LEN([.J132])&gt;0; &quot;, &quot; &amp; [.J132]; &quot;&quot;)&amp;IF(LEN([.K132])&gt;0; &quot;, &quot; &amp; [.K132]; &quot;&quot;)&amp;IF(LEN([.L132])&gt;0; &quot;, &quot; &amp; [.L132]; &quot;&quot;)&amp;IF(LEN([.M132])&gt;0; &quot;, &quot; &amp; [.M132]; &quot;&quot;)&amp;IF(LEN([.N132])&gt;0; &quot;, &quot; &amp; [.N132]; &quot;&quot;)&amp;IF(LEN([.O132])&gt;0; &quot;, &quot; &amp; [.O132]; &quot;&quot;)&amp;IF(LEN([.P132])&gt;0; &quot;, &quot; &amp; [.P132]; &quot;&quot;)&amp;IF(LEN([.Q132])&gt;0; &quot;, &quot; &amp; [.Q132]; &quot;&quot;)&amp;IF(LEN([.R132])&gt;0; &quot;, &quot; &amp; [.R132]; &quot;&quot;)&amp;IF(LEN([.S132])&gt;0; &quot;, &quot; &amp; [.S132]; &quot;&quot;)&amp;IF(LEN([.T132])&gt;0; &quot;, &quot; &amp; [.T132]; &quot;&quot;)&amp;IF(LEN([.U132])&gt;0; &quot;, &quot; &amp; [.U132]; &quot;&quot;)&amp;IF(LEN([.V132])&gt;0; &quot;, &quot; &amp; [.V132]; &quot;&quot;)&amp;IF(LEN([.W132])&gt;0; &quot;, &quot; &amp; [.W132]; &quot;&quot;)&amp;IF(LEN([.X132])&gt;0; &quot;, &quot; &amp; [.X132]; &quot;&quot;)&amp;IF(LEN([.Y132])&gt;0; &quot;, &quot; &amp; [.Y132]; &quot;&quot;)&amp;IF(LEN([.Z132])&gt;0; &quot;, &quot; &amp; [.Z132]; &quot;&quot;)" office:value-type="string" office:string-value="'24028600   00002', NULL, 'DEFINITIVA', 221804, 1, 1, 23816100, 'SD', 0, 'ALTAMIRA', 'CAMPO TAMAULIPAS', 'EDIFICIO ADMINISTRATIVO', 'ADMINISTRATIVO', 'ADMINISTRACION', NULL, 20858009, NULL" calcext:value-type="string">
            <text:p>'24028600 <text:s text:c="2"/>00002', NULL, 'DEFINITIVA', 221804, 1, 1, 23816100, 'SD', 0, 'ALTAMIRA', 'CAMPO TAMAULIPAS', 'EDIFICIO ADMINISTRATIVO', 'ADMINISTRATIVO', 'ADMINISTRACION', NULL, 20858009, NULL</text:p>
          </table:table-cell>
          <table:table-cell table:style-name="ce1" table:formula="of:=IF(SEARCH(&quot;,&quot;; [.AB132]; 1)=1; TRIM(MID([.AB132]; SEARCH(&quot;,&quot;; [.AB132]; 1)+1; LEN([.AB132]))); [.AB132])" office:value-type="string" office:string-value="'24028600   00002', NULL, 'DEFINITIVA', 221804, 1, 1, 23816100, 'SD', 0, 'ALTAMIRA', 'CAMPO TAMAULIPAS', 'EDIFICIO ADMINISTRATIVO', 'ADMINISTRATIVO', 'ADMINISTRACION', NULL, 20858009, NULL" calcext:value-type="string">
            <text:p>'24028600 <text:s text:c="2"/>00002', NULL, 'DEFINITIVA', 221804, 1, 1, 23816100, 'SD', 0, 'ALTAMIRA', 'CAMPO TAMAULIPAS', 'EDIFICIO ADMINISTRATIVO', 'ADMINISTRATIVO', 'ADMINISTRACION', NULL, 2085800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9'" calcext:value-type="string">
            <text:p>'24028500 <text:s text:c="2"/>0000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3513" calcext:value-type="string">
            <text:p>24351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2" calcext:value-type="string">
            <text:p>2085802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3])&gt;0; [.A133]; &quot;&quot;)&amp;IF(LEN([.B133])&gt;0; &quot;, &quot; &amp; [.B133]; &quot;&quot;)&amp;IF(LEN([.C133])&gt;0; &quot;, &quot; &amp; [.C133]; &quot;&quot;)&amp;IF(LEN([.D133])&gt;0; &quot;, &quot; &amp; [.D133]; &quot;&quot;)&amp;IF(LEN([.E133])&gt;0; &quot;, &quot; &amp; [.E133]; &quot;&quot;)&amp;IF(LEN([.F133])&gt;0; &quot;, &quot; &amp; [.F133]; &quot;&quot;)&amp;IF(LEN([.G133])&gt;0; &quot;, &quot; &amp; [.G133]; &quot;&quot;)&amp;IF(LEN([.H133])&gt;0; &quot;, &quot; &amp; [.H133]; &quot;&quot;)&amp;IF(LEN([.I133])&gt;0; &quot;, &quot; &amp; [.I133]; &quot;&quot;)&amp;IF(LEN([.J133])&gt;0; &quot;, &quot; &amp; [.J133]; &quot;&quot;)&amp;IF(LEN([.K133])&gt;0; &quot;, &quot; &amp; [.K133]; &quot;&quot;)&amp;IF(LEN([.L133])&gt;0; &quot;, &quot; &amp; [.L133]; &quot;&quot;)&amp;IF(LEN([.M133])&gt;0; &quot;, &quot; &amp; [.M133]; &quot;&quot;)&amp;IF(LEN([.N133])&gt;0; &quot;, &quot; &amp; [.N133]; &quot;&quot;)&amp;IF(LEN([.O133])&gt;0; &quot;, &quot; &amp; [.O133]; &quot;&quot;)&amp;IF(LEN([.P133])&gt;0; &quot;, &quot; &amp; [.P133]; &quot;&quot;)&amp;IF(LEN([.Q133])&gt;0; &quot;, &quot; &amp; [.Q133]; &quot;&quot;)&amp;IF(LEN([.R133])&gt;0; &quot;, &quot; &amp; [.R133]; &quot;&quot;)&amp;IF(LEN([.S133])&gt;0; &quot;, &quot; &amp; [.S133]; &quot;&quot;)&amp;IF(LEN([.T133])&gt;0; &quot;, &quot; &amp; [.T133]; &quot;&quot;)&amp;IF(LEN([.U133])&gt;0; &quot;, &quot; &amp; [.U133]; &quot;&quot;)&amp;IF(LEN([.V133])&gt;0; &quot;, &quot; &amp; [.V133]; &quot;&quot;)&amp;IF(LEN([.W133])&gt;0; &quot;, &quot; &amp; [.W133]; &quot;&quot;)&amp;IF(LEN([.X133])&gt;0; &quot;, &quot; &amp; [.X133]; &quot;&quot;)&amp;IF(LEN([.Y133])&gt;0; &quot;, &quot; &amp; [.Y133]; &quot;&quot;)&amp;IF(LEN([.Z133])&gt;0; &quot;, &quot; &amp; [.Z133]; &quot;&quot;)" office:value-type="string" office:string-value="'24028500   00009', NULL, 'DEFINITIVA', 243513, 1, 1, 23816100, 'SD', 0, 'ALTAMIRA', 'CAMPO TAMAULIPAS', 'EDIFICIO ADMINISTRATIVO', 'ADMINISTRATIVO', 'TRANSP. LIQUIDOS', NULL, 20858022, NULL" calcext:value-type="string">
            <text:p>'24028500 <text:s text:c="2"/>00009', NULL, 'DEFINITIVA', 243513, 1, 1, 23816100, 'SD', 0, 'ALTAMIRA', 'CAMPO TAMAULIPAS', 'EDIFICIO ADMINISTRATIVO', 'ADMINISTRATIVO', 'TRANSP. LIQUIDOS', NULL, 20858022, NULL</text:p>
          </table:table-cell>
          <table:table-cell table:style-name="ce1" table:formula="of:=IF(SEARCH(&quot;,&quot;; [.AB133]; 1)=1; TRIM(MID([.AB133]; SEARCH(&quot;,&quot;; [.AB133]; 1)+1; LEN([.AB133]))); [.AB133])" office:value-type="string" office:string-value="'24028500   00009', NULL, 'DEFINITIVA', 243513, 1, 1, 23816100, 'SD', 0, 'ALTAMIRA', 'CAMPO TAMAULIPAS', 'EDIFICIO ADMINISTRATIVO', 'ADMINISTRATIVO', 'TRANSP. LIQUIDOS', NULL, 20858022, NULL" calcext:value-type="string">
            <text:p>'24028500 <text:s text:c="2"/>00009', NULL, 'DEFINITIVA', 243513, 1, 1, 23816100, 'SD', 0, 'ALTAMIRA', 'CAMPO TAMAULIPAS', 'EDIFICIO ADMINISTRATIVO', 'ADMINISTRATIVO', 'TRANSP. LIQUIDOS', NULL, 2085802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10   00001'" calcext:value-type="string">
            <text:p>'8202491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GUILA'" calcext:value-type="string">
            <text:p>'EDIFICIO AGUIL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46" calcext:value-type="string">
            <text:p>2085874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4])&gt;0; [.A134]; &quot;&quot;)&amp;IF(LEN([.B134])&gt;0; &quot;, &quot; &amp; [.B134]; &quot;&quot;)&amp;IF(LEN([.C134])&gt;0; &quot;, &quot; &amp; [.C134]; &quot;&quot;)&amp;IF(LEN([.D134])&gt;0; &quot;, &quot; &amp; [.D134]; &quot;&quot;)&amp;IF(LEN([.E134])&gt;0; &quot;, &quot; &amp; [.E134]; &quot;&quot;)&amp;IF(LEN([.F134])&gt;0; &quot;, &quot; &amp; [.F134]; &quot;&quot;)&amp;IF(LEN([.G134])&gt;0; &quot;, &quot; &amp; [.G134]; &quot;&quot;)&amp;IF(LEN([.H134])&gt;0; &quot;, &quot; &amp; [.H134]; &quot;&quot;)&amp;IF(LEN([.I134])&gt;0; &quot;, &quot; &amp; [.I134]; &quot;&quot;)&amp;IF(LEN([.J134])&gt;0; &quot;, &quot; &amp; [.J134]; &quot;&quot;)&amp;IF(LEN([.K134])&gt;0; &quot;, &quot; &amp; [.K134]; &quot;&quot;)&amp;IF(LEN([.L134])&gt;0; &quot;, &quot; &amp; [.L134]; &quot;&quot;)&amp;IF(LEN([.M134])&gt;0; &quot;, &quot; &amp; [.M134]; &quot;&quot;)&amp;IF(LEN([.N134])&gt;0; &quot;, &quot; &amp; [.N134]; &quot;&quot;)&amp;IF(LEN([.O134])&gt;0; &quot;, &quot; &amp; [.O134]; &quot;&quot;)&amp;IF(LEN([.P134])&gt;0; &quot;, &quot; &amp; [.P134]; &quot;&quot;)&amp;IF(LEN([.Q134])&gt;0; &quot;, &quot; &amp; [.Q134]; &quot;&quot;)&amp;IF(LEN([.R134])&gt;0; &quot;, &quot; &amp; [.R134]; &quot;&quot;)&amp;IF(LEN([.S134])&gt;0; &quot;, &quot; &amp; [.S134]; &quot;&quot;)&amp;IF(LEN([.T134])&gt;0; &quot;, &quot; &amp; [.T134]; &quot;&quot;)&amp;IF(LEN([.U134])&gt;0; &quot;, &quot; &amp; [.U134]; &quot;&quot;)&amp;IF(LEN([.V134])&gt;0; &quot;, &quot; &amp; [.V134]; &quot;&quot;)&amp;IF(LEN([.W134])&gt;0; &quot;, &quot; &amp; [.W134]; &quot;&quot;)&amp;IF(LEN([.X134])&gt;0; &quot;, &quot; &amp; [.X134]; &quot;&quot;)&amp;IF(LEN([.Y134])&gt;0; &quot;, &quot; &amp; [.Y134]; &quot;&quot;)&amp;IF(LEN([.Z134])&gt;0; &quot;, &quot; &amp; [.Z134]; &quot;&quot;)" office:value-type="string" office:string-value="'82024910   00001', NULL, 'DEFINITIVA', 158502, 1, 1, 23816100, 'SD', 0, 'ALTAMIRA', 'TAMPICO', 'EDIFICIO AGUILA', 'CHOFER', NULL, NULL, 20858746, NULL" calcext:value-type="string">
            <text:p>'82024910 <text:s text:c="2"/>00001', NULL, 'DEFINITIVA', 158502, 1, 1, 23816100, 'SD', 0, 'ALTAMIRA', 'TAMPICO', 'EDIFICIO AGUILA', 'CHOFER', NULL, NULL, 20858746, NULL</text:p>
          </table:table-cell>
          <table:table-cell table:style-name="ce1" table:formula="of:=IF(SEARCH(&quot;,&quot;; [.AB134]; 1)=1; TRIM(MID([.AB134]; SEARCH(&quot;,&quot;; [.AB134]; 1)+1; LEN([.AB134]))); [.AB134])" office:value-type="string" office:string-value="'82024910   00001', NULL, 'DEFINITIVA', 158502, 1, 1, 23816100, 'SD', 0, 'ALTAMIRA', 'TAMPICO', 'EDIFICIO AGUILA', 'CHOFER', NULL, NULL, 20858746, NULL" calcext:value-type="string">
            <text:p>'82024910 <text:s text:c="2"/>00001', NULL, 'DEFINITIVA', 158502, 1, 1, 23816100, 'SD', 0, 'ALTAMIRA', 'TAMPICO', 'EDIFICIO AGUILA', 'CHOFER', NULL, NULL, 2085874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61   00011'" calcext:value-type="string">
            <text:p>'82024961 <text:s text:c="2"/>0001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51" calcext:value-type="string">
            <text:p>2085875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5])&gt;0; [.A135]; &quot;&quot;)&amp;IF(LEN([.B135])&gt;0; &quot;, &quot; &amp; [.B135]; &quot;&quot;)&amp;IF(LEN([.C135])&gt;0; &quot;, &quot; &amp; [.C135]; &quot;&quot;)&amp;IF(LEN([.D135])&gt;0; &quot;, &quot; &amp; [.D135]; &quot;&quot;)&amp;IF(LEN([.E135])&gt;0; &quot;, &quot; &amp; [.E135]; &quot;&quot;)&amp;IF(LEN([.F135])&gt;0; &quot;, &quot; &amp; [.F135]; &quot;&quot;)&amp;IF(LEN([.G135])&gt;0; &quot;, &quot; &amp; [.G135]; &quot;&quot;)&amp;IF(LEN([.H135])&gt;0; &quot;, &quot; &amp; [.H135]; &quot;&quot;)&amp;IF(LEN([.I135])&gt;0; &quot;, &quot; &amp; [.I135]; &quot;&quot;)&amp;IF(LEN([.J135])&gt;0; &quot;, &quot; &amp; [.J135]; &quot;&quot;)&amp;IF(LEN([.K135])&gt;0; &quot;, &quot; &amp; [.K135]; &quot;&quot;)&amp;IF(LEN([.L135])&gt;0; &quot;, &quot; &amp; [.L135]; &quot;&quot;)&amp;IF(LEN([.M135])&gt;0; &quot;, &quot; &amp; [.M135]; &quot;&quot;)&amp;IF(LEN([.N135])&gt;0; &quot;, &quot; &amp; [.N135]; &quot;&quot;)&amp;IF(LEN([.O135])&gt;0; &quot;, &quot; &amp; [.O135]; &quot;&quot;)&amp;IF(LEN([.P135])&gt;0; &quot;, &quot; &amp; [.P135]; &quot;&quot;)&amp;IF(LEN([.Q135])&gt;0; &quot;, &quot; &amp; [.Q135]; &quot;&quot;)&amp;IF(LEN([.R135])&gt;0; &quot;, &quot; &amp; [.R135]; &quot;&quot;)&amp;IF(LEN([.S135])&gt;0; &quot;, &quot; &amp; [.S135]; &quot;&quot;)&amp;IF(LEN([.T135])&gt;0; &quot;, &quot; &amp; [.T135]; &quot;&quot;)&amp;IF(LEN([.U135])&gt;0; &quot;, &quot; &amp; [.U135]; &quot;&quot;)&amp;IF(LEN([.V135])&gt;0; &quot;, &quot; &amp; [.V135]; &quot;&quot;)&amp;IF(LEN([.W135])&gt;0; &quot;, &quot; &amp; [.W135]; &quot;&quot;)&amp;IF(LEN([.X135])&gt;0; &quot;, &quot; &amp; [.X135]; &quot;&quot;)&amp;IF(LEN([.Y135])&gt;0; &quot;, &quot; &amp; [.Y135]; &quot;&quot;)&amp;IF(LEN([.Z135])&gt;0; &quot;, &quot; &amp; [.Z135]; &quot;&quot;)" office:value-type="string" office:string-value="'82024961   00011', NULL, 'DEFINITIVA', 158502, 1, 1, 23816100, 'D', 7, 'ALTAMIRA', 'TAMPICO', NULL, 'CHOFER', NULL, NULL, 20858751, NULL" calcext:value-type="string">
            <text:p>'82024961 <text:s text:c="2"/>00011', NULL, 'DEFINITIVA', 158502, 1, 1, 23816100, 'D', 7, 'ALTAMIRA', 'TAMPICO', NULL, 'CHOFER', NULL, NULL, 20858751, NULL</text:p>
          </table:table-cell>
          <table:table-cell table:style-name="ce1" table:formula="of:=IF(SEARCH(&quot;,&quot;; [.AB135]; 1)=1; TRIM(MID([.AB135]; SEARCH(&quot;,&quot;; [.AB135]; 1)+1; LEN([.AB135]))); [.AB135])" office:value-type="string" office:string-value="'82024961   00011', NULL, 'DEFINITIVA', 158502, 1, 1, 23816100, 'D', 7, 'ALTAMIRA', 'TAMPICO', NULL, 'CHOFER', NULL, NULL, 20858751, NULL" calcext:value-type="string">
            <text:p>'82024961 <text:s text:c="2"/>00011', NULL, 'DEFINITIVA', 158502, 1, 1, 23816100, 'D', 7, 'ALTAMIRA', 'TAMPICO', NULL, 'CHOFER', NULL, NULL, 2085875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81   00003'" calcext:value-type="string">
            <text:p>'82024981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56" calcext:value-type="string">
            <text:p>2085875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6])&gt;0; [.A136]; &quot;&quot;)&amp;IF(LEN([.B136])&gt;0; &quot;, &quot; &amp; [.B136]; &quot;&quot;)&amp;IF(LEN([.C136])&gt;0; &quot;, &quot; &amp; [.C136]; &quot;&quot;)&amp;IF(LEN([.D136])&gt;0; &quot;, &quot; &amp; [.D136]; &quot;&quot;)&amp;IF(LEN([.E136])&gt;0; &quot;, &quot; &amp; [.E136]; &quot;&quot;)&amp;IF(LEN([.F136])&gt;0; &quot;, &quot; &amp; [.F136]; &quot;&quot;)&amp;IF(LEN([.G136])&gt;0; &quot;, &quot; &amp; [.G136]; &quot;&quot;)&amp;IF(LEN([.H136])&gt;0; &quot;, &quot; &amp; [.H136]; &quot;&quot;)&amp;IF(LEN([.I136])&gt;0; &quot;, &quot; &amp; [.I136]; &quot;&quot;)&amp;IF(LEN([.J136])&gt;0; &quot;, &quot; &amp; [.J136]; &quot;&quot;)&amp;IF(LEN([.K136])&gt;0; &quot;, &quot; &amp; [.K136]; &quot;&quot;)&amp;IF(LEN([.L136])&gt;0; &quot;, &quot; &amp; [.L136]; &quot;&quot;)&amp;IF(LEN([.M136])&gt;0; &quot;, &quot; &amp; [.M136]; &quot;&quot;)&amp;IF(LEN([.N136])&gt;0; &quot;, &quot; &amp; [.N136]; &quot;&quot;)&amp;IF(LEN([.O136])&gt;0; &quot;, &quot; &amp; [.O136]; &quot;&quot;)&amp;IF(LEN([.P136])&gt;0; &quot;, &quot; &amp; [.P136]; &quot;&quot;)&amp;IF(LEN([.Q136])&gt;0; &quot;, &quot; &amp; [.Q136]; &quot;&quot;)&amp;IF(LEN([.R136])&gt;0; &quot;, &quot; &amp; [.R136]; &quot;&quot;)&amp;IF(LEN([.S136])&gt;0; &quot;, &quot; &amp; [.S136]; &quot;&quot;)&amp;IF(LEN([.T136])&gt;0; &quot;, &quot; &amp; [.T136]; &quot;&quot;)&amp;IF(LEN([.U136])&gt;0; &quot;, &quot; &amp; [.U136]; &quot;&quot;)&amp;IF(LEN([.V136])&gt;0; &quot;, &quot; &amp; [.V136]; &quot;&quot;)&amp;IF(LEN([.W136])&gt;0; &quot;, &quot; &amp; [.W136]; &quot;&quot;)&amp;IF(LEN([.X136])&gt;0; &quot;, &quot; &amp; [.X136]; &quot;&quot;)&amp;IF(LEN([.Y136])&gt;0; &quot;, &quot; &amp; [.Y136]; &quot;&quot;)&amp;IF(LEN([.Z136])&gt;0; &quot;, &quot; &amp; [.Z136]; &quot;&quot;)" office:value-type="string" office:string-value="'82024981   00003', NULL, 'DEFINITIVA', 158502, 1, 1, 23816100, 'D', 7, 'ALTAMIRA', 'TAMPICO', NULL, 'CHOFER', NULL, NULL, 20858756, NULL" calcext:value-type="string">
            <text:p>'82024981 <text:s text:c="2"/>00003', NULL, 'DEFINITIVA', 158502, 1, 1, 23816100, 'D', 7, 'ALTAMIRA', 'TAMPICO', NULL, 'CHOFER', NULL, NULL, 20858756, NULL</text:p>
          </table:table-cell>
          <table:table-cell table:style-name="ce1" table:formula="of:=IF(SEARCH(&quot;,&quot;; [.AB136]; 1)=1; TRIM(MID([.AB136]; SEARCH(&quot;,&quot;; [.AB136]; 1)+1; LEN([.AB136]))); [.AB136])" office:value-type="string" office:string-value="'82024981   00003', NULL, 'DEFINITIVA', 158502, 1, 1, 23816100, 'D', 7, 'ALTAMIRA', 'TAMPICO', NULL, 'CHOFER', NULL, NULL, 20858756, NULL" calcext:value-type="string">
            <text:p>'82024981 <text:s text:c="2"/>00003', NULL, 'DEFINITIVA', 158502, 1, 1, 23816100, 'D', 7, 'ALTAMIRA', 'TAMPICO', NULL, 'CHOFER', NULL, NULL, 2085875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01   00003'" calcext:value-type="string">
            <text:p>'82024901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4406" calcext:value-type="string">
            <text:p>23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65" calcext:value-type="string">
            <text:p>2085876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7])&gt;0; [.A137]; &quot;&quot;)&amp;IF(LEN([.B137])&gt;0; &quot;, &quot; &amp; [.B137]; &quot;&quot;)&amp;IF(LEN([.C137])&gt;0; &quot;, &quot; &amp; [.C137]; &quot;&quot;)&amp;IF(LEN([.D137])&gt;0; &quot;, &quot; &amp; [.D137]; &quot;&quot;)&amp;IF(LEN([.E137])&gt;0; &quot;, &quot; &amp; [.E137]; &quot;&quot;)&amp;IF(LEN([.F137])&gt;0; &quot;, &quot; &amp; [.F137]; &quot;&quot;)&amp;IF(LEN([.G137])&gt;0; &quot;, &quot; &amp; [.G137]; &quot;&quot;)&amp;IF(LEN([.H137])&gt;0; &quot;, &quot; &amp; [.H137]; &quot;&quot;)&amp;IF(LEN([.I137])&gt;0; &quot;, &quot; &amp; [.I137]; &quot;&quot;)&amp;IF(LEN([.J137])&gt;0; &quot;, &quot; &amp; [.J137]; &quot;&quot;)&amp;IF(LEN([.K137])&gt;0; &quot;, &quot; &amp; [.K137]; &quot;&quot;)&amp;IF(LEN([.L137])&gt;0; &quot;, &quot; &amp; [.L137]; &quot;&quot;)&amp;IF(LEN([.M137])&gt;0; &quot;, &quot; &amp; [.M137]; &quot;&quot;)&amp;IF(LEN([.N137])&gt;0; &quot;, &quot; &amp; [.N137]; &quot;&quot;)&amp;IF(LEN([.O137])&gt;0; &quot;, &quot; &amp; [.O137]; &quot;&quot;)&amp;IF(LEN([.P137])&gt;0; &quot;, &quot; &amp; [.P137]; &quot;&quot;)&amp;IF(LEN([.Q137])&gt;0; &quot;, &quot; &amp; [.Q137]; &quot;&quot;)&amp;IF(LEN([.R137])&gt;0; &quot;, &quot; &amp; [.R137]; &quot;&quot;)&amp;IF(LEN([.S137])&gt;0; &quot;, &quot; &amp; [.S137]; &quot;&quot;)&amp;IF(LEN([.T137])&gt;0; &quot;, &quot; &amp; [.T137]; &quot;&quot;)&amp;IF(LEN([.U137])&gt;0; &quot;, &quot; &amp; [.U137]; &quot;&quot;)&amp;IF(LEN([.V137])&gt;0; &quot;, &quot; &amp; [.V137]; &quot;&quot;)&amp;IF(LEN([.W137])&gt;0; &quot;, &quot; &amp; [.W137]; &quot;&quot;)&amp;IF(LEN([.X137])&gt;0; &quot;, &quot; &amp; [.X137]; &quot;&quot;)&amp;IF(LEN([.Y137])&gt;0; &quot;, &quot; &amp; [.Y137]; &quot;&quot;)&amp;IF(LEN([.Z137])&gt;0; &quot;, &quot; &amp; [.Z137]; &quot;&quot;)" office:value-type="string" office:string-value="'82024901   00003', NULL, 'DEFINITIVA', 234406, 1, 1, 23816100, 'SD', 0, 'ALTAMIRA', 'TAMPICO', NULL, 'ADMINISTRATIVO', NULL, NULL, 20858765, NULL" calcext:value-type="string">
            <text:p>'82024901 <text:s text:c="2"/>00003', NULL, 'DEFINITIVA', 234406, 1, 1, 23816100, 'SD', 0, 'ALTAMIRA', 'TAMPICO', NULL, 'ADMINISTRATIVO', NULL, NULL, 20858765, NULL</text:p>
          </table:table-cell>
          <table:table-cell table:style-name="ce1" table:formula="of:=IF(SEARCH(&quot;,&quot;; [.AB137]; 1)=1; TRIM(MID([.AB137]; SEARCH(&quot;,&quot;; [.AB137]; 1)+1; LEN([.AB137]))); [.AB137])" office:value-type="string" office:string-value="'82024901   00003', NULL, 'DEFINITIVA', 234406, 1, 1, 23816100, 'SD', 0, 'ALTAMIRA', 'TAMPICO', NULL, 'ADMINISTRATIVO', NULL, NULL, 20858765, NULL" calcext:value-type="string">
            <text:p>'82024901 <text:s text:c="2"/>00003', NULL, 'DEFINITIVA', 234406, 1, 1, 23816100, 'SD', 0, 'ALTAMIRA', 'TAMPICO', NULL, 'ADMINISTRATIVO', NULL, NULL, 2085876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229'" calcext:value-type="string">
            <text:p>'112410002AL 209032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71102" calcext:value-type="string">
            <text:p>37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229" calcext:value-type="string">
            <text:p>2090322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8])&gt;0; [.A138]; &quot;&quot;)&amp;IF(LEN([.B138])&gt;0; &quot;, &quot; &amp; [.B138]; &quot;&quot;)&amp;IF(LEN([.C138])&gt;0; &quot;, &quot; &amp; [.C138]; &quot;&quot;)&amp;IF(LEN([.D138])&gt;0; &quot;, &quot; &amp; [.D138]; &quot;&quot;)&amp;IF(LEN([.E138])&gt;0; &quot;, &quot; &amp; [.E138]; &quot;&quot;)&amp;IF(LEN([.F138])&gt;0; &quot;, &quot; &amp; [.F138]; &quot;&quot;)&amp;IF(LEN([.G138])&gt;0; &quot;, &quot; &amp; [.G138]; &quot;&quot;)&amp;IF(LEN([.H138])&gt;0; &quot;, &quot; &amp; [.H138]; &quot;&quot;)&amp;IF(LEN([.I138])&gt;0; &quot;, &quot; &amp; [.I138]; &quot;&quot;)&amp;IF(LEN([.J138])&gt;0; &quot;, &quot; &amp; [.J138]; &quot;&quot;)&amp;IF(LEN([.K138])&gt;0; &quot;, &quot; &amp; [.K138]; &quot;&quot;)&amp;IF(LEN([.L138])&gt;0; &quot;, &quot; &amp; [.L138]; &quot;&quot;)&amp;IF(LEN([.M138])&gt;0; &quot;, &quot; &amp; [.M138]; &quot;&quot;)&amp;IF(LEN([.N138])&gt;0; &quot;, &quot; &amp; [.N138]; &quot;&quot;)&amp;IF(LEN([.O138])&gt;0; &quot;, &quot; &amp; [.O138]; &quot;&quot;)&amp;IF(LEN([.P138])&gt;0; &quot;, &quot; &amp; [.P138]; &quot;&quot;)&amp;IF(LEN([.Q138])&gt;0; &quot;, &quot; &amp; [.Q138]; &quot;&quot;)&amp;IF(LEN([.R138])&gt;0; &quot;, &quot; &amp; [.R138]; &quot;&quot;)&amp;IF(LEN([.S138])&gt;0; &quot;, &quot; &amp; [.S138]; &quot;&quot;)&amp;IF(LEN([.T138])&gt;0; &quot;, &quot; &amp; [.T138]; &quot;&quot;)&amp;IF(LEN([.U138])&gt;0; &quot;, &quot; &amp; [.U138]; &quot;&quot;)&amp;IF(LEN([.V138])&gt;0; &quot;, &quot; &amp; [.V138]; &quot;&quot;)&amp;IF(LEN([.W138])&gt;0; &quot;, &quot; &amp; [.W138]; &quot;&quot;)&amp;IF(LEN([.X138])&gt;0; &quot;, &quot; &amp; [.X138]; &quot;&quot;)&amp;IF(LEN([.Y138])&gt;0; &quot;, &quot; &amp; [.Y138]; &quot;&quot;)&amp;IF(LEN([.Z138])&gt;0; &quot;, &quot; &amp; [.Z138]; &quot;&quot;)" office:value-type="string" office:string-value="'112410002AL 20903229', NULL, 'DEFINITIVA', 371102, 1, 1, 23816100, 'SD', 0, 'ALTAMIRA', 'CAMPO TAMAULIPAS', 'EDIFICIO ADMINISTRATIVO', 'ADMINISTRATIVO', 'TRANSP. LIQUIDOS', NULL, 20903229, NULL" calcext:value-type="string">
            <text:p>'112410002AL 20903229', NULL, 'DEFINITIVA', 371102, 1, 1, 23816100, 'SD', 0, 'ALTAMIRA', 'CAMPO TAMAULIPAS', 'EDIFICIO ADMINISTRATIVO', 'ADMINISTRATIVO', 'TRANSP. LIQUIDOS', NULL, 20903229, NULL</text:p>
          </table:table-cell>
          <table:table-cell table:style-name="ce1" table:formula="of:=IF(SEARCH(&quot;,&quot;; [.AB138]; 1)=1; TRIM(MID([.AB138]; SEARCH(&quot;,&quot;; [.AB138]; 1)+1; LEN([.AB138]))); [.AB138])" office:value-type="string" office:string-value="'112410002AL 20903229', NULL, 'DEFINITIVA', 371102, 1, 1, 23816100, 'SD', 0, 'ALTAMIRA', 'CAMPO TAMAULIPAS', 'EDIFICIO ADMINISTRATIVO', 'ADMINISTRATIVO', 'TRANSP. LIQUIDOS', NULL, 20903229, NULL" calcext:value-type="string">
            <text:p>'112410002AL 20903229', NULL, 'DEFINITIVA', 371102, 1, 1, 23816100, 'SD', 0, 'ALTAMIRA', 'CAMPO TAMAULIPAS', 'EDIFICIO ADMINISTRATIVO', 'ADMINISTRATIVO', 'TRANSP. LIQUIDOS', NULL, 2090322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304'" calcext:value-type="string">
            <text:p>'112410002AL 209033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51102" calcext:value-type="string">
            <text:p>35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04" calcext:value-type="string">
            <text:p>2090330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9])&gt;0; [.A139]; &quot;&quot;)&amp;IF(LEN([.B139])&gt;0; &quot;, &quot; &amp; [.B139]; &quot;&quot;)&amp;IF(LEN([.C139])&gt;0; &quot;, &quot; &amp; [.C139]; &quot;&quot;)&amp;IF(LEN([.D139])&gt;0; &quot;, &quot; &amp; [.D139]; &quot;&quot;)&amp;IF(LEN([.E139])&gt;0; &quot;, &quot; &amp; [.E139]; &quot;&quot;)&amp;IF(LEN([.F139])&gt;0; &quot;, &quot; &amp; [.F139]; &quot;&quot;)&amp;IF(LEN([.G139])&gt;0; &quot;, &quot; &amp; [.G139]; &quot;&quot;)&amp;IF(LEN([.H139])&gt;0; &quot;, &quot; &amp; [.H139]; &quot;&quot;)&amp;IF(LEN([.I139])&gt;0; &quot;, &quot; &amp; [.I139]; &quot;&quot;)&amp;IF(LEN([.J139])&gt;0; &quot;, &quot; &amp; [.J139]; &quot;&quot;)&amp;IF(LEN([.K139])&gt;0; &quot;, &quot; &amp; [.K139]; &quot;&quot;)&amp;IF(LEN([.L139])&gt;0; &quot;, &quot; &amp; [.L139]; &quot;&quot;)&amp;IF(LEN([.M139])&gt;0; &quot;, &quot; &amp; [.M139]; &quot;&quot;)&amp;IF(LEN([.N139])&gt;0; &quot;, &quot; &amp; [.N139]; &quot;&quot;)&amp;IF(LEN([.O139])&gt;0; &quot;, &quot; &amp; [.O139]; &quot;&quot;)&amp;IF(LEN([.P139])&gt;0; &quot;, &quot; &amp; [.P139]; &quot;&quot;)&amp;IF(LEN([.Q139])&gt;0; &quot;, &quot; &amp; [.Q139]; &quot;&quot;)&amp;IF(LEN([.R139])&gt;0; &quot;, &quot; &amp; [.R139]; &quot;&quot;)&amp;IF(LEN([.S139])&gt;0; &quot;, &quot; &amp; [.S139]; &quot;&quot;)&amp;IF(LEN([.T139])&gt;0; &quot;, &quot; &amp; [.T139]; &quot;&quot;)&amp;IF(LEN([.U139])&gt;0; &quot;, &quot; &amp; [.U139]; &quot;&quot;)&amp;IF(LEN([.V139])&gt;0; &quot;, &quot; &amp; [.V139]; &quot;&quot;)&amp;IF(LEN([.W139])&gt;0; &quot;, &quot; &amp; [.W139]; &quot;&quot;)&amp;IF(LEN([.X139])&gt;0; &quot;, &quot; &amp; [.X139]; &quot;&quot;)&amp;IF(LEN([.Y139])&gt;0; &quot;, &quot; &amp; [.Y139]; &quot;&quot;)&amp;IF(LEN([.Z139])&gt;0; &quot;, &quot; &amp; [.Z139]; &quot;&quot;)" office:value-type="string" office:string-value="'112410002AL 20903304', NULL, 'DEFINITIVA', 351102, 1, 1, 23816100, 'SD', 0, 'ALTAMIRA', 'CAMPO TAMAULIPAS', 'EDIFICIO ADMINISTRATIVO', 'ADMINISTRATIVO', 'TRANSP. MATERIALES', NULL, 20903304, NULL" calcext:value-type="string">
            <text:p>'112410002AL 20903304', NULL, 'DEFINITIVA', 351102, 1, 1, 23816100, 'SD', 0, 'ALTAMIRA', 'CAMPO TAMAULIPAS', 'EDIFICIO ADMINISTRATIVO', 'ADMINISTRATIVO', 'TRANSP. MATERIALES', NULL, 20903304, NULL</text:p>
          </table:table-cell>
          <table:table-cell table:style-name="ce1" table:formula="of:=IF(SEARCH(&quot;,&quot;; [.AB139]; 1)=1; TRIM(MID([.AB139]; SEARCH(&quot;,&quot;; [.AB139]; 1)+1; LEN([.AB139]))); [.AB139])" office:value-type="string" office:string-value="'112410002AL 20903304', NULL, 'DEFINITIVA', 351102, 1, 1, 23816100, 'SD', 0, 'ALTAMIRA', 'CAMPO TAMAULIPAS', 'EDIFICIO ADMINISTRATIVO', 'ADMINISTRATIVO', 'TRANSP. MATERIALES', NULL, 20903304, NULL" calcext:value-type="string">
            <text:p>'112410002AL 20903304', NULL, 'DEFINITIVA', 351102, 1, 1, 23816100, 'SD', 0, 'ALTAMIRA', 'CAMPO TAMAULIPAS', 'EDIFICIO ADMINISTRATIVO', 'ADMINISTRATIVO', 'TRANSP. MATERIALES', NULL, 2090330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0926100PR 10073243'" calcext:value-type="string">
            <text:p>'20926100PR 1007324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31102" calcext:value-type="string">
            <text:p>33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38" calcext:value-type="string">
            <text:p>209033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40])&gt;0; [.A140]; &quot;&quot;)&amp;IF(LEN([.B140])&gt;0; &quot;, &quot; &amp; [.B140]; &quot;&quot;)&amp;IF(LEN([.C140])&gt;0; &quot;, &quot; &amp; [.C140]; &quot;&quot;)&amp;IF(LEN([.D140])&gt;0; &quot;, &quot; &amp; [.D140]; &quot;&quot;)&amp;IF(LEN([.E140])&gt;0; &quot;, &quot; &amp; [.E140]; &quot;&quot;)&amp;IF(LEN([.F140])&gt;0; &quot;, &quot; &amp; [.F140]; &quot;&quot;)&amp;IF(LEN([.G140])&gt;0; &quot;, &quot; &amp; [.G140]; &quot;&quot;)&amp;IF(LEN([.H140])&gt;0; &quot;, &quot; &amp; [.H140]; &quot;&quot;)&amp;IF(LEN([.I140])&gt;0; &quot;, &quot; &amp; [.I140]; &quot;&quot;)&amp;IF(LEN([.J140])&gt;0; &quot;, &quot; &amp; [.J140]; &quot;&quot;)&amp;IF(LEN([.K140])&gt;0; &quot;, &quot; &amp; [.K140]; &quot;&quot;)&amp;IF(LEN([.L140])&gt;0; &quot;, &quot; &amp; [.L140]; &quot;&quot;)&amp;IF(LEN([.M140])&gt;0; &quot;, &quot; &amp; [.M140]; &quot;&quot;)&amp;IF(LEN([.N140])&gt;0; &quot;, &quot; &amp; [.N140]; &quot;&quot;)&amp;IF(LEN([.O140])&gt;0; &quot;, &quot; &amp; [.O140]; &quot;&quot;)&amp;IF(LEN([.P140])&gt;0; &quot;, &quot; &amp; [.P140]; &quot;&quot;)&amp;IF(LEN([.Q140])&gt;0; &quot;, &quot; &amp; [.Q140]; &quot;&quot;)&amp;IF(LEN([.R140])&gt;0; &quot;, &quot; &amp; [.R140]; &quot;&quot;)&amp;IF(LEN([.S140])&gt;0; &quot;, &quot; &amp; [.S140]; &quot;&quot;)&amp;IF(LEN([.T140])&gt;0; &quot;, &quot; &amp; [.T140]; &quot;&quot;)&amp;IF(LEN([.U140])&gt;0; &quot;, &quot; &amp; [.U140]; &quot;&quot;)&amp;IF(LEN([.V140])&gt;0; &quot;, &quot; &amp; [.V140]; &quot;&quot;)&amp;IF(LEN([.W140])&gt;0; &quot;, &quot; &amp; [.W140]; &quot;&quot;)&amp;IF(LEN([.X140])&gt;0; &quot;, &quot; &amp; [.X140]; &quot;&quot;)&amp;IF(LEN([.Y140])&gt;0; &quot;, &quot; &amp; [.Y140]; &quot;&quot;)&amp;IF(LEN([.Z140])&gt;0; &quot;, &quot; &amp; [.Z140]; &quot;&quot;)" office:value-type="string" office:string-value="'20926100PR 10073243', NULL, 'DEFINITIVA', 331102, 1, 1, 23816100, 'SD', 0, 'ALTAMIRA', 'CAMPO TAMAULIPAS', 'EDIFICIO ADMINISTRATIVO', 'ADMINISTRATIVO', 'TRANSP. PERSONAL', NULL, 20903338, NULL" calcext:value-type="string">
            <text:p>'20926100PR 10073243', NULL, 'DEFINITIVA', 331102, 1, 1, 23816100, 'SD', 0, 'ALTAMIRA', 'CAMPO TAMAULIPAS', 'EDIFICIO ADMINISTRATIVO', 'ADMINISTRATIVO', 'TRANSP. PERSONAL', NULL, 20903338, NULL</text:p>
          </table:table-cell>
          <table:table-cell table:style-name="ce1" table:formula="of:=IF(SEARCH(&quot;,&quot;; [.AB140]; 1)=1; TRIM(MID([.AB140]; SEARCH(&quot;,&quot;; [.AB140]; 1)+1; LEN([.AB140]))); [.AB140])" office:value-type="string" office:string-value="'20926100PR 10073243', NULL, 'DEFINITIVA', 331102, 1, 1, 23816100, 'SD', 0, 'ALTAMIRA', 'CAMPO TAMAULIPAS', 'EDIFICIO ADMINISTRATIVO', 'ADMINISTRATIVO', 'TRANSP. PERSONAL', NULL, 20903338, NULL" calcext:value-type="string">
            <text:p>'20926100PR 10073243', NULL, 'DEFINITIVA', 331102, 1, 1, 23816100, 'SD', 0, 'ALTAMIRA', 'CAMPO TAMAULIPAS', 'EDIFICIO ADMINISTRATIVO', 'ADMINISTRATIVO', 'TRANSP. PERSONAL', NULL, 20903338, NULL</text:p>
          </table:table-cell>
          <table:table-cell table:number-columns-repeated="995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3">
        <table:table-column table:style-name="co3" table:number-columns-repeated="1024" table:default-cell-style-name="ce2"/>
        <table:table-row table:style-name="ro1">
          <table:table-cell table:style-name="ce1" table:formula="of:=SUBSTITUTE(SUBSTITUTE(SUBSTITUTE([$Estructura.A20]; &quot;{db}&quot;; d_DB; 1); &quot;{table}&quot;; d_TABLE; 1); &quot;{fields}&quot;; d_FIELDS; 1)" office:value-type="string" office:string-value="INSERT INTO syslog.rh_plaza (clave, descr, tipo, clave_puesto, activa, visible, depto, clave_descanso, clave_jornada, residencia, localidad, taller, funcion, actividad, grupo, sirhn, posfin) VALUES ({data});" calcext:value-type="string">
            <text:p>INSERT INTO syslog.rh_plaza (clave, descr, tipo, clave_puesto, activa, visible, depto, clave_descanso, clave_jornada, residencia, localidad, taller, funcion, actividad, grupo, sirhn, posfin) VALUES ({data})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SUBSTITUTE([.$A$1]; &quot;{data}&quot;; [$Estructura.AC28]; 1)" office:value-type="string" office:string-value="INSERT INTO syslog.rh_plaza (clave, descr, tipo, clave_puesto, activa, visible, depto, clave_descanso, clave_jornada, residencia, localidad, taller, funcion, actividad, grupo, sirhn, posfin) VALUES ('24028400   00001', 'Auxiliar Administrativo &quot;F&quot; ', 'DEFINITIVA', 221804, 1, 1, NULL, 'SD', 0, 'ALTAMIRA', NULL, NULL, 'ADMINISTRATIVO', 'TRANSP. PERSONAL', 'CHOFERES', 41610, 41610);" calcext:value-type="string">
            <text:p>INSERT INTO syslog.rh_plaza (clave, descr, tipo, clave_puesto, activa, visible, depto, clave_descanso, clave_jornada, residencia, localidad, taller, funcion, actividad, grupo, sirhn, posfin) VALUES ('24028400 <text:s text:c="2"/>00001', 'Auxiliar Administrativo "F" ', 'DEFINITIVA', 221804, 1, 1, NULL, 'SD', 0, 'ALTAMIRA', NULL, NULL, 'ADMINISTRATIVO', 'TRANSP. PERSONAL', 'CHOFERES', 41610, 41610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29]; 1)" office:value-type="string" office:string-value="INSERT INTO syslog.rh_plaza (clave, descr, tipo, clave_puesto, activa, visible, depto, clave_descanso, clave_jornada, residencia, localidad, taller, funcion, actividad, grupo, sirhn, posfin) VALUES ('24028500   00031', 'Oficinista de Cuarta ', 'DEFINITIVA', 164406, 1, 1, NULL, 'SD', 0, 'ALTAMIRA', NULL, NULL, 'ADMINISTRATIVO', 'TRANSP. PERSONAL', 'CHOFERES', 36578, 3657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31', 'Oficinista de Cuarta ', 'DEFINITIVA', 164406, 1, 1, NULL, 'SD', 0, 'ALTAMIRA', NULL, NULL, 'ADMINISTRATIVO', 'TRANSP. PERSONAL', 'CHOFERES', 36578, 3657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0]; 1)" office:value-type="string" office:string-value="INSERT INTO syslog.rh_plaza (clave, descr, tipo, clave_puesto, activa, visible, depto, clave_descanso, clave_jornada, residencia, localidad, taller, funcion, actividad, grupo, sirhn, posfin) VALUES ('24028500   00090', 'Oficinista de Cuarta ', 'DEFINITIVA', 164406, 1, 1, NULL, 'SD', 0, 'ALTAMIRA', NULL, NULL, 'ADMINISTRATIVO', 'TRANSP. PERSONAL', 'CHOFERES', 36574, 3657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90', 'Oficinista de Cuarta ', 'DEFINITIVA', 164406, 1, 1, NULL, 'SD', 0, 'ALTAMIRA', NULL, NULL, 'ADMINISTRATIVO', 'TRANSP. PERSONAL', 'CHOFERES', 36574, 3657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1]; 1)" office:value-type="string" office:string-value="INSERT INTO syslog.rh_plaza (clave, descr, tipo, clave_puesto, activa, visible, depto, clave_descanso, clave_jornada, residencia, localidad, taller, funcion, actividad, grupo, sirhn, posfin) VALUES ('24028500   00027', 'Operario de Primera (Electricista) ', 'DEFINITIVA', 216309, 1, 1, NULL, 'SD', 0, 'EBANO', NULL, NULL, NULL, 'TRANSP. MATERIALES', 'TALLERES', 36768, 3676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27', 'Operario de Primera (Electricista) ', 'DEFINITIVA', 216309, 1, 1, NULL, 'SD', 0, 'EBANO', NULL, NULL, NULL, 'TRANSP. MATERIALES', 'TALLERES', 36768, 3676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2]; 1)" office:value-type="string" office:string-value="INSERT INTO syslog.rh_plaza (clave, descr, tipo, clave_puesto, activa, visible, depto, clave_descanso, clave_jornada, residencia, localidad, taller, funcion, actividad, grupo, sirhn, posfin) VALUES ('24028500   00024', 'Operario Especialista (Electricista) ', 'DEFINITIVA', 236309, 1, 1, NULL, 'SD', 0, 'EBANO', NULL, NULL, NULL, 'TRANSP. MATERIALES', 'TALLERES', 36999, 36999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24', 'Operario Especialista (Electricista) ', 'DEFINITIVA', 236309, 1, 1, NULL, 'SD', 0, 'EBANO', NULL, NULL, NULL, 'TRANSP. MATERIALES', 'TALLERES', 36999, 36999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3]; 1)" office:value-type="string" office:string-value="INSERT INTO syslog.rh_plaza (clave, descr, tipo, clave_puesto, activa, visible, depto, clave_descanso, clave_jornada, residencia, localidad, taller, funcion, actividad, grupo, sirhn, posfin) VALUES ('24028500   00102', 'Obrero General ', 'DEFINITIVA', 86107, 1, 1, NULL, 'D', 7, 'EBANO', NULL, NULL, NULL, 'TRANSP. MATERIALES', 'PESADO', 37164, 3716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2', 'Obrero General ', 'DEFINITIVA', 86107, 1, 1, NULL, 'D', 7, 'EBANO', NULL, NULL, NULL, 'TRANSP. MATERIALES', 'PESADO', 37164, 3716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4]; 1)" office:value-type="string" office:string-value="INSERT INTO syslog.rh_plaza (clave, descr, tipo, clave_puesto, activa, visible, depto, clave_descanso, clave_jornada, residencia, localidad, taller, funcion, actividad, grupo, sirhn, posfin) VALUES ('24028500   00106', 'Obrero General ', 'DEFINITIVA', 86107, 1, 1, NULL, 'D', 7, 'EBANO', NULL, NULL, NULL, 'TRANSP. MATERIALES', 'PESADO', 37166, 37166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6', 'Obrero General ', 'DEFINITIVA', 86107, 1, 1, NULL, 'D', 7, 'EBANO', NULL, NULL, NULL, 'TRANSP. MATERIALES', 'PESADO', 37166, 37166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5]; 1)" office:value-type="string" office:string-value="INSERT INTO syslog.rh_plaza (clave, descr, tipo, clave_puesto, activa, visible, depto, clave_descanso, clave_jornada, residencia, localidad, taller, funcion, actividad, grupo, sirhn, posfin) VALUES ('24028500   00099', 'Obrero General ', 'DEFINITIVA', 86107, 1, 1, NULL, 'D', 7, 'EBANO', NULL, NULL, NULL, 'TRANSP. MATERIALES', 'PESADO', 37733, 37733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99', 'Obrero General ', 'DEFINITIVA', 86107, 1, 1, NULL, 'D', 7, 'EBANO', NULL, NULL, NULL, 'TRANSP. MATERIALES', 'PESADO', 37733, 37733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6]; 1)" office:value-type="string" office:string-value="INSERT INTO syslog.rh_plaza (clave, descr, tipo, clave_puesto, activa, visible, depto, clave_descanso, clave_jornada, residencia, localidad, taller, funcion, actividad, grupo, sirhn, posfin) VALUES ('24028500   00107', 'Obrero General ', 'DEFINITIVA', 86107, 1, 1, NULL, 'D', 7, 'EBANO', NULL, NULL, NULL, 'TRANSP. MATERIALES', 'PESADO', 37158, 3715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7', 'Obrero General ', 'DEFINITIVA', 86107, 1, 1, NULL, 'D', 7, 'EBANO', NULL, NULL, NULL, 'TRANSP. MATERIALES', 'PESADO', 37158, 3715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7]; 1)" office:value-type="string" office:string-value="INSERT INTO syslog.rh_plaza (clave, descr, tipo, clave_puesto, activa, visible, depto, clave_descanso, clave_jornada, residencia, localidad, taller, funcion, actividad, grupo, sirhn, posfin) VALUES ('24025500   60000', 'AUXILIAR ADMINISTRATIVO “D”', 'DEFINITIVA', 241804, 1, 1, NULL, 'SD', 0, 'ALTAMIRA', NULL, NULL, 'ADMINISTRATIVO', 'TRANSP. LIQUIDOS', 'ADMVO', 20858741, 20858741);" calcext:value-type="string">
            <text:p>INSERT INTO syslog.rh_plaza (clave, descr, tipo, clave_puesto, activa, visible, depto, clave_descanso, clave_jornada, residencia, localidad, taller, funcion, actividad, grupo, sirhn, posfin) VALUES ('24025500 <text:s text:c="2"/>60000', 'AUXILIAR ADMINISTRATIVO “D”', 'DEFINITIVA', 241804, 1, 1, NULL, 'SD', 0, 'ALTAMIRA', NULL, NULL, 'ADMINISTRATIVO', 'TRANSP. LIQUIDOS', 'ADMVO', 20858741, 20858741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8]; 1)" office:value-type="string" office:string-value="INSERT INTO syslog.rh_plaza (clave, descr, tipo, clave_puesto, activa, visible, depto, clave_descanso, clave_jornada, residencia, localidad, taller, funcion, actividad, grupo, sirhn, posfin) VALUES ('24028500   00008', 'AUXILIAR ADMINISTRATIVO “D”', 'DEFINITIVA', 241804, 1, 1, NULL, 'SD', 0, 'ALTAMIRA', NULL, NULL, 'ADMINISTRATIVO', NULL, 'ADMVO', 20858024, 2085802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8', 'AUXILIAR ADMINISTRATIVO “D”', 'DEFINITIVA', 241804, 1, 1, NULL, 'SD', 0, 'ALTAMIRA', NULL, NULL, 'ADMINISTRATIVO', NULL, 'ADMVO', 20858024, 2085802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9]; 1)" office:value-type="string" office:string-value="INSERT INTO syslog.rh_plaza (clave, descr, tipo, clave_puesto, activa, visible, depto, clave_descanso, clave_jornada, residencia, localidad, taller, funcion, actividad, grupo, sirhn, posfin) VALUES ('24028600   00001', 'OPERADOR “A” DE CAPTURA DE DATOS', 'DEFINITIVA', 232907, 1, 1, NULL, 'SD', 0, 'ALTAMIRA', NULL, NULL, 'ADMINISTRATIVO', 'TRANSP. PERSONAL', 'ADMVO', 20858035, 20858035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1', 'OPERADOR “A” DE CAPTURA DE DATOS', 'DEFINITIVA', 232907, 1, 1, NULL, 'SD', 0, 'ALTAMIRA', NULL, NULL, 'ADMINISTRATIVO', 'TRANSP. PERSONAL', 'ADMVO', 20858035, 2085803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0]; 1)" office:value-type="string" office:string-value="INSERT INTO syslog.rh_plaza (clave, descr, tipo, clave_puesto, activa, visible, depto, clave_descanso, clave_jornada, residencia, localidad, taller, funcion, actividad, grupo, sirhn, posfin) VALUES ('24028500   00004', 'ENCARGADO “D” (OTROS)', 'DEFINITIVA', 209601, 1, 1, NULL, 'SD', 0, 'ALTAMIRA', NULL, NULL, 'ADMINISTRATIVO', NULL, 'ADMVO', 20857955, 20857955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4', 'ENCARGADO “D” (OTROS)', 'DEFINITIVA', 209601, 1, 1, NULL, 'SD', 0, 'ALTAMIRA', NULL, NULL, 'ADMINISTRATIVO', NULL, 'ADMVO', 20857955, 2085795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1]; 1)" office:value-type="string" office:string-value="INSERT INTO syslog.rh_plaza (clave, descr, tipo, clave_puesto, activa, visible, depto, clave_descanso, clave_jornada, residencia, localidad, taller, funcion, actividad, grupo, sirhn, posfin) VALUES ('24028500   00005', 'OFICINISTA DE TERCERA', 'DEFINITIVA', 184406, 1, 1, NULL, 'SD', 0, 'ALTAMIRA', NULL, NULL, 'ADMINISTRATIVO', 'TRANSP. PERSONAL', 'ADMVO', 20857935, 20857935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5', 'OFICINISTA DE TERCERA', 'DEFINITIVA', 184406, 1, 1, NULL, 'SD', 0, 'ALTAMIRA', NULL, NULL, 'ADMINISTRATIVO', 'TRANSP. PERSONAL', 'ADMVO', 20857935, 2085793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2]; 1)" office:value-type="string" office:string-value="INSERT INTO syslog.rh_plaza (clave, descr, tipo, clave_puesto, activa, visible, depto, clave_descanso, clave_jornada, residencia, localidad, taller, funcion, actividad, grupo, sirhn, posfin) VALUES ('112410002AL 20903338', 'ESPECIALISTA TÉCNICO &quot;D&quot;', 'DEFINITIVA', 331102, 1, 1, NULL, 'SD', 0, 'ALTAMIRA', NULL, NULL, 'ADMINISTRATIVO', 'ADMINISTRACION', 'ADMVO', 20903338, 20903338);" calcext:value-type="string">
            <text:p>INSERT INTO syslog.rh_plaza (clave, descr, tipo, clave_puesto, activa, visible, depto, clave_descanso, clave_jornada, residencia, localidad, taller, funcion, actividad, grupo, sirhn, posfin) VALUES ('112410002AL 20903338', 'ESPECIALISTA TÉCNICO "D"', 'DEFINITIVA', 331102, 1, 1, NULL, 'SD', 0, 'ALTAMIRA', NULL, NULL, 'ADMINISTRATIVO', 'ADMINISTRACION', 'ADMVO', 20903338, 2090333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3]; 1)" office:value-type="string" office:string-value="INSERT INTO syslog.rh_plaza (clave, descr, tipo, clave_puesto, activa, visible, depto, clave_descanso, clave_jornada, residencia, localidad, taller, funcion, actividad, grupo, sirhn, posfin) VALUES ('24028900   60000', NULL, 'DEFINITIVA', 291710, 1, 1, 23816100, 'SD', 0, 'ALTAMIRA', 'CAMPO TAMAULIPAS', 'OFICINA LOGISTICA', 'ADMINISTRATIVO', 'ADMINISTRACION', 'ADMVO', 20864044, NULL);" calcext:value-type="string">
            <text:p>INSERT INTO syslog.rh_plaza (clave, descr, tipo, clave_puesto, activa, visible, depto, clave_descanso, clave_jornada, residencia, localidad, taller, funcion, actividad, grupo, sirhn, posfin) VALUES ('24028900 <text:s text:c="2"/>60000', NULL, 'DEFINITIVA', 291710, 1, 1, 23816100, 'SD', 0, 'ALTAMIRA', 'CAMPO TAMAULIPAS', 'OFICINA LOGISTICA', 'ADMINISTRATIVO', 'ADMINISTRACION', 'ADMVO', 2086404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4]; 1)" office:value-type="string" office:string-value="INSERT INTO syslog.rh_plaza (clave, descr, tipo, clave_puesto, activa, visible, depto, clave_descanso, clave_jornada, residencia, localidad, taller, funcion, actividad, grupo, sirhn, posfin) VALUES ('24028500   00007', NULL, 'DEFINITIVA', 232907, 1, 1, 23816002, 'SD', 0, 'ALTAMIRA', 'CAMPO TAMAULIPAS', 'EDIFICIO ADMINISTRATIVO', 'ADMINISTRATIVO', 'ADMINISTRACION', 'ADMVO', 20858033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7', NULL, 'DEFINITIVA', 232907, 1, 1, 23816002, 'SD', 0, 'ALTAMIRA', 'CAMPO TAMAULIPAS', 'EDIFICIO ADMINISTRATIVO', 'ADMINISTRATIVO', 'ADMINISTRACION', 'ADMVO', 2085803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5]; 1)" office:value-type="string" office:string-value="INSERT INTO syslog.rh_plaza (clave, descr, tipo, clave_puesto, activa, visible, depto, clave_descanso, clave_jornada, residencia, localidad, taller, funcion, actividad, grupo, sirhn, posfin) VALUES ('24028600   00003', NULL, 'DEFINITIVA', 184406, 1, 1, 23816100, 'SD', 0, 'ALTAMIRA', 'CAMPO TAMAULIPAS', 'OFICINA LOGISTICA', 'ADMINISTRATIVO', 'ADMINISTRACION', 'ADMVO', 2085793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3', NULL, 'DEFINITIVA', 184406, 1, 1, 23816100, 'SD', 0, 'ALTAMIRA', 'CAMPO TAMAULIPAS', 'OFICINA LOGISTICA', 'ADMINISTRATIVO', 'ADMINISTRACION', 'ADMVO', 2085793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6]; 1)" office:value-type="string" office:string-value="INSERT INTO syslog.rh_plaza (clave, descr, tipo, clave_puesto, activa, visible, depto, clave_descanso, clave_jornada, residencia, localidad, taller, funcion, actividad, grupo, sirhn, posfin) VALUES ('24028600   10001', NULL, 'DEFINITIVA', 268101, 1, 1, 23816002, 'V', 7, 'ALTAMIRA', 'CAMPO TAMAULIPAS', 'OFICINA LOGISTICA', 'MANDO MEDIO', 'TRANSP. MATERIALES', 'MANDO', 2085803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1', NULL, 'DEFINITIVA', 268101, 1, 1, 23816002, 'V', 7, 'ALTAMIRA', 'CAMPO TAMAULIPAS', 'OFICINA LOGISTICA', 'MANDO MEDIO', 'TRANSP. MATERIALES', 'MANDO', 2085803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7]; 1)" office:value-type="string" office:string-value="INSERT INTO syslog.rh_plaza (clave, descr, tipo, clave_puesto, activa, visible, depto, clave_descanso, clave_jornada, residencia, localidad, taller, funcion, actividad, grupo, sirhn, posfin) VALUES ('24028600   10002', NULL, 'DEFINITIVA', 255211, 1, 1, 23816002, 'S', 7, 'ALTAMIRA', 'CAMPO TAMAULIPAS', 'TALLER LOGISTICA', 'MANDO MEDIO', 'TRANSP. MATERIALES', 'MANDO', 2085809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2', NULL, 'DEFINITIVA', 255211, 1, 1, 23816002, 'S', 7, 'ALTAMIRA', 'CAMPO TAMAULIPAS', 'TALLER LOGISTICA', 'MANDO MEDIO', 'TRANSP. MATERIALES', 'MANDO', 2085809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8]; 1)" office:value-type="string" office:string-value="INSERT INTO syslog.rh_plaza (clave, descr, tipo, clave_puesto, activa, visible, depto, clave_descanso, clave_jornada, residencia, localidad, taller, funcion, actividad, grupo, sirhn, posfin) VALUES ('2402890030 04025', NULL, 'TEMPORAL', 235209, 1, 1, 23816100, 'S', 7, 'ALTAMIRA', 'CAMPO TAMAULIPAS', 'TALLER LOGISTICA', 'PESADO', NULL, 'PESADO', 20869174, NULL);" calcext:value-type="string">
            <text:p>INSERT INTO syslog.rh_plaza (clave, descr, tipo, clave_puesto, activa, visible, depto, clave_descanso, clave_jornada, residencia, localidad, taller, funcion, actividad, grupo, sirhn, posfin) VALUES ('2402890030 04025', NULL, 'TEMPORAL', 235209, 1, 1, 23816100, 'S', 7, 'ALTAMIRA', 'CAMPO TAMAULIPAS', 'TALLER LOGISTICA', 'PESADO', NULL, 'PESADO', 208691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9]; 1)" office:value-type="string" office:string-value="INSERT INTO syslog.rh_plaza (clave, descr, tipo, clave_puesto, activa, visible, depto, clave_descanso, clave_jornada, residencia, localidad, taller, funcion, actividad, grupo, sirhn, posfin) VALUES ('24028600   10003', 'EQUIPO PESADO', 'DEFINITIVA', 235209, 1, 1, 23816100, 'V', 7, 'ALTAMIRA', 'CAMPO TAMAULIPAS', 'TALLER LOGISTICA', 'PESADO', 'TRANSP. MATERIALES', 'PESADO', 20857967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3', 'EQUIPO PESADO', 'DEFINITIVA', 235209, 1, 1, 23816100, 'V', 7, 'ALTAMIRA', 'CAMPO TAMAULIPAS', 'TALLER LOGISTICA', 'PESADO', 'TRANSP. MATERIALES', 'PESADO', 2085796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0]; 1)" office:value-type="string" office:string-value="INSERT INTO syslog.rh_plaza (clave, descr, tipo, clave_puesto, activa, visible, depto, clave_descanso, clave_jornada, residencia, localidad, taller, funcion, actividad, grupo, sirhn, posfin) VALUES ('24028600   10004', 'EQUIPO PESADO', 'DEFINITIVA', 235209, 1, 1, 23816100, 'J', 7, 'ALTAMIRA', 'CAMPO TAMAULIPAS', 'TALLER LOGISTICA', 'PESADO', 'TRANSP. MATERIALES', 'PESADO', 2085797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4', 'EQUIPO PESADO', 'DEFINITIVA', 235209, 1, 1, 23816100, 'J', 7, 'ALTAMIRA', 'CAMPO TAMAULIPAS', 'TALLER LOGISTICA', 'PESADO', 'TRANSP. MATERIALES', 'PESADO', 2085797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1]; 1)" office:value-type="string" office:string-value="INSERT INTO syslog.rh_plaza (clave, descr, tipo, clave_puesto, activa, visible, depto, clave_descanso, clave_jornada, residencia, localidad, taller, funcion, actividad, grupo, sirhn, posfin) VALUES ('24028600   10005', 'EQUIPO PESADO', 'DEFINITIVA', 235209, 1, 1, 23816100, 'M', 7, 'ALTAMIRA', 'CAMPO TAMAULIPAS', 'TALLER LOGISTICA', 'PESADO', 'TRANSP. MATERIALES', 'PESADO', 2085796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5', 'EQUIPO PESADO', 'DEFINITIVA', 235209, 1, 1, 23816100, 'M', 7, 'ALTAMIRA', 'CAMPO TAMAULIPAS', 'TALLER LOGISTICA', 'PESADO', 'TRANSP. MATERIALES', 'PESADO', 2085796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2]; 1)" office:value-type="string" office:string-value="INSERT INTO syslog.rh_plaza (clave, descr, tipo, clave_puesto, activa, visible, depto, clave_descanso, clave_jornada, residencia, localidad, taller, funcion, actividad, grupo, sirhn, posfin) VALUES ('24028600   10006', 'EQUIPO PESADO', 'DEFINITIVA', 235209, 1, 1, 23816100, 'V', 7, 'ALTAMIRA', 'CAMPO TAMAULIPAS', 'TALLER LOGISTICA', 'PESADO', 'TRANSP. MATERIALES', 'PESADO', 2085796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6', 'EQUIPO PESADO', 'DEFINITIVA', 235209, 1, 1, 23816100, 'V', 7, 'ALTAMIRA', 'CAMPO TAMAULIPAS', 'TALLER LOGISTICA', 'PESADO', 'TRANSP. MATERIALES', 'PESADO', 208579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3]; 1)" office:value-type="string" office:string-value="INSERT INTO syslog.rh_plaza (clave, descr, tipo, clave_puesto, activa, visible, depto, clave_descanso, clave_jornada, residencia, localidad, taller, funcion, actividad, grupo, sirhn, posfin) VALUES ('2402860030 30303', NULL, 'TEMPORAL', 227201, 1, 1, 23816100, 'M', 7, 'ALTAMIRA', 'CAMPO TAMAULIPAS', 'TALLER LOGISTICA', 'PESADO', 'TRANSP. MATERIALES', 'PESADO', 20858028, NULL);" calcext:value-type="string">
            <text:p>INSERT INTO syslog.rh_plaza (clave, descr, tipo, clave_puesto, activa, visible, depto, clave_descanso, clave_jornada, residencia, localidad, taller, funcion, actividad, grupo, sirhn, posfin) VALUES ('2402860030 30303', NULL, 'TEMPORAL', 227201, 1, 1, 23816100, 'M', 7, 'ALTAMIRA', 'CAMPO TAMAULIPAS', 'TALLER LOGISTICA', 'PESADO', 'TRANSP. MATERIALES', 'PESADO', 2085802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4]; 1)" office:value-type="string" office:string-value="INSERT INTO syslog.rh_plaza (clave, descr, tipo, clave_puesto, activa, visible, depto, clave_descanso, clave_jornada, residencia, localidad, taller, funcion, actividad, grupo, sirhn, posfin) VALUES ('2402860030 00005', 'MOVIMIENTOS', 'TEMPORAL', 216203, 0, 1, NULL, 'D', 7, 'PACAEB', 'EBANO', 'TALLER LOGISTICA', 'PESADO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30 00005', 'MOVIMIENTOS', 'TEMPORAL', 216203, 0, 1, NULL, 'D', 7, 'PACAEB', 'EBANO', 'TALLER LOGISTICA', 'PESADO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5]; 1)" office:value-type="string" office:string-value="INSERT INTO syslog.rh_plaza (clave, descr, tipo, clave_puesto, activa, visible, depto, clave_descanso, clave_jornada, residencia, localidad, taller, funcion, actividad, grupo, sirhn, posfin) VALUES ('2402860030 93001', NULL, 'TEMPORAL', 216203, 1, 1, 23816100, 'X', 7, 'ALTAMIRA', 'CAMPO TAMAULIPAS', 'TALLER LOGISTICA', 'PESADO', NULL, 'PESADO', 20857969, NULL);" calcext:value-type="string">
            <text:p>INSERT INTO syslog.rh_plaza (clave, descr, tipo, clave_puesto, activa, visible, depto, clave_descanso, clave_jornada, residencia, localidad, taller, funcion, actividad, grupo, sirhn, posfin) VALUES ('2402860030 93001', NULL, 'TEMPORAL', 216203, 1, 1, 23816100, 'X', 7, 'ALTAMIRA', 'CAMPO TAMAULIPAS', 'TALLER LOGISTICA', 'PESADO', NULL, 'PESADO', 2085796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6]; 1)" office:value-type="string" office:string-value="INSERT INTO syslog.rh_plaza (clave, descr, tipo, clave_puesto, activa, visible, depto, clave_descanso, clave_jornada, residencia, localidad, taller, funcion, actividad, grupo, sirhn, posfin) VALUES ('2402860030 31012', NULL, 'TEMPORAL', 216202, 1, 1, 23816100, 'SD', 0, 'PACAEB', 'CACALILAO', 'PLANTA CENTRAL', 'PESADO', NULL, 'PESADO', 20857958, NULL);" calcext:value-type="string">
            <text:p>INSERT INTO syslog.rh_plaza (clave, descr, tipo, clave_puesto, activa, visible, depto, clave_descanso, clave_jornada, residencia, localidad, taller, funcion, actividad, grupo, sirhn, posfin) VALUES ('2402860030 31012', NULL, 'TEMPORAL', 216202, 1, 1, 23816100, 'SD', 0, 'PACAEB', 'CACALILAO', 'PLANTA CENTRAL', 'PESADO', NULL, 'PESADO', 2085795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7]; 1)" office:value-type="string" office:string-value="INSERT INTO syslog.rh_plaza (clave, descr, tipo, clave_puesto, activa, visible, depto, clave_descanso, clave_jornada, residencia, localidad, taller, funcion, actividad, grupo, sirhn, posfin) VALUES ('2402860030 94100', NULL, 'TEMPORAL', 216202, 1, 1, 23816100, 'D', 7, 'PACAEB', 'EBANO', 'PLANTA CENTRAL', 'PESADO', NULL, 'PESADO', 20857971, NULL);" calcext:value-type="string">
            <text:p>INSERT INTO syslog.rh_plaza (clave, descr, tipo, clave_puesto, activa, visible, depto, clave_descanso, clave_jornada, residencia, localidad, taller, funcion, actividad, grupo, sirhn, posfin) VALUES ('2402860030 94100', NULL, 'TEMPORAL', 216202, 1, 1, 23816100, 'D', 7, 'PACAEB', 'EBANO', 'PLANTA CENTRAL', 'PESADO', NULL, 'PESADO', 2085797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8]; 1)" office:value-type="string" office:string-value="INSERT INTO syslog.rh_plaza (clave, descr, tipo, clave_puesto, activa, visible, depto, clave_descanso, clave_jornada, residencia, localidad, taller, funcion, actividad, grupo, sirhn, posfin) VALUES ('24028600   10007', 'INSTL. DE PRODUCCIÓN', 'DEFINITIVA', 178502, 1, 1, 23816100, 'D', 7, 'PACAEB', 'EBANO', 'TALLER PRODUCCIÓN', 'SEMI-PESADO', 'TRANSP. MATERIALES', 'PESADO', 2085792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7', 'INSTL. DE PRODUCCIÓN', 'DEFINITIVA', 178502, 1, 1, 23816100, 'D', 7, 'PACAEB', 'EBANO', 'TALLER PRODUCCIÓN', 'SEMI-PESADO', 'TRANSP. MATERIALES', 'PESADO', 2085792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9]; 1)" office:value-type="string" office:string-value="INSERT INTO syslog.rh_plaza (clave, descr, tipo, clave_puesto, activa, visible, depto, clave_descanso, clave_jornada, residencia, localidad, taller, funcion, actividad, grupo, sirhn, posfin) VALUES ('24028600   10008', NULL, 'DEFINITIVA', 178502, 1, 1, 23816100, 'SD', 0, 'ALTAMIRA', 'CAMPO TAMAULIPAS', 'TALLER LOGISTICA', 'SEMI-PESADO', 'TRANSP. MATERIALES', 'PESADO', 2085792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8', NULL, 'DEFINITIVA', 178502, 1, 1, 23816100, 'SD', 0, 'ALTAMIRA', 'CAMPO TAMAULIPAS', 'TALLER LOGISTICA', 'SEMI-PESADO', 'TRANSP. MATERIALES', 'PESADO', 2085792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0]; 1)" office:value-type="string" office:string-value="INSERT INTO syslog.rh_plaza (clave, descr, tipo, clave_puesto, activa, visible, depto, clave_descanso, clave_jornada, residencia, localidad, taller, funcion, actividad, grupo, sirhn, posfin) VALUES ('24028600   10009', NULL, 'DEFINITIVA', 178502, 1, 1, 23816100, 'SD', 0, 'ALTAMIRA', 'CAMPO TAMAULIPAS', 'TALLER LOGISTICA', 'SEMI-PESADO', 'TRANSP. MATERIALES', 'PESADO', 2085793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9', NULL, 'DEFINITIVA', 178502, 1, 1, 23816100, 'SD', 0, 'ALTAMIRA', 'CAMPO TAMAULIPAS', 'TALLER LOGISTICA', 'SEMI-PESADO', 'TRANSP. MATERIALES', 'PESADO', 2085793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1]; 1)" office:value-type="string" office:string-value="INSERT INTO syslog.rh_plaza (clave, descr, tipo, clave_puesto, activa, visible, depto, clave_descanso, clave_jornada, residencia, localidad, taller, funcion, actividad, grupo, sirhn, posfin) VALUES ('24028600   10010', 'BATS. Y CARGADEROS PANUCO', 'DEFINITIVA', 178502, 1, 1, 23816100, 'SD', 0, 'PACAEB', 'PANUCO', 'EST. SAN MANUEL', 'SEMI-PESADO', 'TRANSP. LIQUIDOS'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0', 'BATS. Y CARGADEROS PANUCO', 'DEFINITIVA', 178502, 1, 1, 23816100, 'SD', 0, 'PACAEB', 'PANUCO', 'EST. SAN MANUEL', 'SEMI-PESADO', 'TRANSP. LIQUIDOS'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2]; 1)" office:value-type="string" office:string-value="INSERT INTO syslog.rh_plaza (clave, descr, tipo, clave_puesto, activa, visible, depto, clave_descanso, clave_jornada, residencia, localidad, taller, funcion, actividad, grupo, sirhn, posfin) VALUES ('24028600   10011', NULL, 'DEFINITIVA', 178502, 1, 1, 23816100, 'SD', 0, 'PACAEB', 'EBANO', 'TALLER PRODUCCION', 'SEMI-PESADO', 'TRANSP. MATERIALES', 'PESADO', 20857927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1', NULL, 'DEFINITIVA', 178502, 1, 1, 23816100, 'SD', 0, 'PACAEB', 'EBANO', 'TALLER PRODUCCION', 'SEMI-PESADO', 'TRANSP. MATERIALES', 'PESADO', 2085792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3]; 1)" office:value-type="string" office:string-value="INSERT INTO syslog.rh_plaza (clave, descr, tipo, clave_puesto, activa, visible, depto, clave_descanso, clave_jornada, residencia, localidad, taller, funcion, actividad, grupo, sirhn, posfin) VALUES ('24028600   10012', NULL, 'DEFINITIVA', 178502, 1, 1, 23816002, 'S', 7, 'CPO. TAMPS.', 'CAMPO TAMAULIPAS', 'TALLER LOGISTICA', 'SEMI-PESADO', 'TRANSP. MATERIALES', 'PESADO', 2085792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2', NULL, 'DEFINITIVA', 178502, 1, 1, 23816002, 'S', 7, 'CPO. TAMPS.', 'CAMPO TAMAULIPAS', 'TALLER LOGISTICA', 'SEMI-PESADO', 'TRANSP. MATERIALES', 'PESADO', 2085792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4]; 1)" office:value-type="string" office:string-value="INSERT INTO syslog.rh_plaza (clave, descr, tipo, clave_puesto, activa, visible, depto, clave_descanso, clave_jornada, residencia, localidad, taller, funcion, actividad, grupo, sirhn, posfin) VALUES ('24028600   10013', NULL, 'DEFINITIVA', 178502, 1, 1, 23816100, 'SD', 0, 'PACAEB', 'EBANO', 'TALLER PRODUCCIÓN', 'SEMI-PESADO', 'TRANSP. MATERIALES', 'PESADO', 2085790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3', NULL, 'DEFINITIVA', 178502, 1, 1, 23816100, 'SD', 0, 'PACAEB', 'EBANO', 'TALLER PRODUCCIÓN', 'SEMI-PESADO', 'TRANSP. MATERIALES', 'PESADO', 2085790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5]; 1)" office:value-type="string" office:string-value="INSERT INTO syslog.rh_plaza (clave, descr, tipo, clave_puesto, activa, visible, depto, clave_descanso, clave_jornada, residencia, localidad, taller, funcion, actividad, grupo, sirhn, posfin) VALUES ('24028600   10014', NULL, 'DEFINITIVA', 176202, 1, 1, 23816002, 'SD', 0, 'ALTAMIRA', 'CAMPO TAMAULIPAS', 'TALLER ELECTRICO', 'SEMI-PESADO', 'TRANSP. MATERIALES', 'PESADO', 2085790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4', NULL, 'DEFINITIVA', 176202, 1, 1, 23816002, 'SD', 0, 'ALTAMIRA', 'CAMPO TAMAULIPAS', 'TALLER ELECTRICO', 'SEMI-PESADO', 'TRANSP. MATERIALES', 'PESADO', 2085790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6]; 1)" office:value-type="string" office:string-value="INSERT INTO syslog.rh_plaza (clave, descr, tipo, clave_puesto, activa, visible, depto, clave_descanso, clave_jornada, residencia, localidad, taller, funcion, actividad, grupo, sirhn, posfin) VALUES ('2402890030 04026', NULL, 'TEMPORAL', 116209, 1, 1, 23816100, 'D', 7, 'ALTAMIRA', 'CAMPO TAMAULIPAS', 'TALLER LOGISTICA', 'PESADO', NULL, 'PESADO', 20869175, NULL);" calcext:value-type="string">
            <text:p>INSERT INTO syslog.rh_plaza (clave, descr, tipo, clave_puesto, activa, visible, depto, clave_descanso, clave_jornada, residencia, localidad, taller, funcion, actividad, grupo, sirhn, posfin) VALUES ('2402890030 04026', NULL, 'TEMPORAL', 116209, 1, 1, 23816100, 'D', 7, 'ALTAMIRA', 'CAMPO TAMAULIPAS', 'TALLER LOGISTICA', 'PESADO', NULL, 'PESADO', 2086917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7]; 1)" office:value-type="string" office:string-value="INSERT INTO syslog.rh_plaza (clave, descr, tipo, clave_puesto, activa, visible, depto, clave_descanso, clave_jornada, residencia, localidad, taller, funcion, actividad, grupo, sirhn, posfin) VALUES ('2402890030 04027', NULL, 'TEMPORAL', 116209, 1, 1, 23816100, 'D', 7, 'PACAEB', 'CACALILAO', 'PLANTA CENTRAL', 'PESADO', NULL, 'PESADO', 20869183, NULL);" calcext:value-type="string">
            <text:p>INSERT INTO syslog.rh_plaza (clave, descr, tipo, clave_puesto, activa, visible, depto, clave_descanso, clave_jornada, residencia, localidad, taller, funcion, actividad, grupo, sirhn, posfin) VALUES ('2402890030 04027', NULL, 'TEMPORAL', 116209, 1, 1, 23816100, 'D', 7, 'PACAEB', 'CACALILAO', 'PLANTA CENTRAL', 'PESADO', NULL, 'PESADO', 2086918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8]; 1)" office:value-type="string" office:string-value="INSERT INTO syslog.rh_plaza (clave, descr, tipo, clave_puesto, activa, visible, depto, clave_descanso, clave_jornada, residencia, localidad, taller, funcion, actividad, grupo, sirhn, posfin) VALUES ('2402860030 00007', NULL, 'TEMPORAL', 86107, 0, 1, NULL, 'SD', 0, 'PACAEB', 'CACALILAO', 'TALLERES PRODUCCION', 'GENERAL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30 00007', NULL, 'TEMPORAL', 86107, 0, 1, NULL, 'SD', 0, 'PACAEB', 'CACALILAO', 'TALLERES PRODUCCION', 'GENERAL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9]; 1)" office:value-type="string" office:string-value="INSERT INTO syslog.rh_plaza (clave, descr, tipo, clave_puesto, activa, visible, depto, clave_descanso, clave_jornada, residencia, localidad, taller, funcion, actividad, grupo, sirhn, posfin) VALUES ('2402860030 00604', NULL, 'TEMPORAL', 86107, 1, 1, 23816100, 'SD', 0, 'ALTAMIRA', 'CAMPO TAMAULIPAS', 'TALLER LOGISTICA', 'PESADO', NULL, 'PESADO', 20858125, NULL);" calcext:value-type="string">
            <text:p>INSERT INTO syslog.rh_plaza (clave, descr, tipo, clave_puesto, activa, visible, depto, clave_descanso, clave_jornada, residencia, localidad, taller, funcion, actividad, grupo, sirhn, posfin) VALUES ('2402860030 00604', NULL, 'TEMPORAL', 86107, 1, 1, 23816100, 'SD', 0, 'ALTAMIRA', 'CAMPO TAMAULIPAS', 'TALLER LOGISTICA', 'PESADO', NULL, 'PESADO', 2085812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0]; 1)" office:value-type="string" office:string-value="INSERT INTO syslog.rh_plaza (clave, descr, tipo, clave_puesto, activa, visible, depto, clave_descanso, clave_jornada, residencia, localidad, taller, funcion, actividad, grupo, sirhn, posfin) VALUES ('24028600   10037', NULL, 'DEFINITIVA', 86107, 1, 1, 23816100, 'V', 7, 'ALTAMIRA', 'CAMPO TAMAULIPAS', 'TALLER LOGISTICA', 'PESADO', 'TRANSP. MATERIALES', 'PESADO', 2085815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7', NULL, 'DEFINITIVA', 86107, 1, 1, 23816100, 'V', 7, 'ALTAMIRA', 'CAMPO TAMAULIPAS', 'TALLER LOGISTICA', 'PESADO', 'TRANSP. MATERIALES', 'PESADO', 2085815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1]; 1)" office:value-type="string" office:string-value="INSERT INTO syslog.rh_plaza (clave, descr, tipo, clave_puesto, activa, visible, depto, clave_descanso, clave_jornada, residencia, localidad, taller, funcion, actividad, grupo, sirhn, posfin) VALUES ('24028600   10038', NULL, 'DEFINITIVA', 86107, 1, 1, 23816100, 'SD', 0, 'ALTAMIRA', 'CAMPO TAMAULIPAS', 'TALLER LOGISTICA', 'PESADO', 'TRANSP. MATERIALES', 'PESADO', 2085814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8', NULL, 'DEFINITIVA', 86107, 1, 1, 23816100, 'SD', 0, 'ALTAMIRA', 'CAMPO TAMAULIPAS', 'TALLER LOGISTICA', 'PESADO', 'TRANSP. MATERIALES', 'PESADO', 2085814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2]; 1)" office:value-type="string" office:string-value="INSERT INTO syslog.rh_plaza (clave, descr, tipo, clave_puesto, activa, visible, depto, clave_descanso, clave_jornada, residencia, localidad, taller, funcion, actividad, grupo, sirhn, posfin) VALUES ('24028600   10039', NULL, 'DEFINITIVA', 86107, 1, 1, 23816100, 'M', 7, 'ALTAMIRA', 'CAMPO TAMAULIPAS', 'TALLER LOGISTICA', 'PESADO', 'TRANSP. MATERIALES', 'PESADO', 2085814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9', NULL, 'DEFINITIVA', 86107, 1, 1, 23816100, 'M', 7, 'ALTAMIRA', 'CAMPO TAMAULIPAS', 'TALLER LOGISTICA', 'PESADO', 'TRANSP. MATERIALES', 'PESADO', 2085814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3]; 1)" office:value-type="string" office:string-value="INSERT INTO syslog.rh_plaza (clave, descr, tipo, clave_puesto, activa, visible, depto, clave_descanso, clave_jornada, residencia, localidad, taller, funcion, actividad, grupo, sirhn, posfin) VALUES ('24028600   10040', NULL, 'DEFINITIVA', 86107, 1, 1, 23816100, 'V', 7, 'ALTAMIRA', 'CAMPO TAMAULIPAS', 'TALLER LOGISTICA', 'PESADO', 'TRANSP. MATERIALES', 'PESADO', 2085814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0', NULL, 'DEFINITIVA', 86107, 1, 1, 23816100, 'V', 7, 'ALTAMIRA', 'CAMPO TAMAULIPAS', 'TALLER LOGISTICA', 'PESADO', 'TRANSP. MATERIALES', 'PESADO', 2085814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4]; 1)" office:value-type="string" office:string-value="INSERT INTO syslog.rh_plaza (clave, descr, tipo, clave_puesto, activa, visible, depto, clave_descanso, clave_jornada, residencia, localidad, taller, funcion, actividad, grupo, sirhn, posfin) VALUES ('24028600   10041', NULL, 'DEFINITIVA', 86107, 0, 1, 23816100, 'SD', 0, 'ALTAMIRA', 'CAMPO TAMAULIPAS', 'TALLER LOGISTICA', 'PESADO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1', NULL, 'DEFINITIVA', 86107, 0, 1, 23816100, 'SD', 0, 'ALTAMIRA', 'CAMPO TAMAULIPAS', 'TALLER LOGISTICA', 'PESADO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5]; 1)" office:value-type="string" office:string-value="INSERT INTO syslog.rh_plaza (clave, descr, tipo, clave_puesto, activa, visible, depto, clave_descanso, clave_jornada, residencia, localidad, taller, funcion, actividad, grupo, sirhn, posfin) VALUES ('24028600   10042', NULL, 'DEFINITIVA', 86107, 1, 1, 23816100, 'X', 7, 'ALTAMIRA', 'CAMPO TAMAULIPAS', 'TALLER LOGISTICA', 'PESADO', 'TRANSP. MATERIALES', 'PESADO', 2085814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2', NULL, 'DEFINITIVA', 86107, 1, 1, 23816100, 'X', 7, 'ALTAMIRA', 'CAMPO TAMAULIPAS', 'TALLER LOGISTICA', 'PESADO', 'TRANSP. MATERIALES', 'PESADO', 2085814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6]; 1)" office:value-type="string" office:string-value="INSERT INTO syslog.rh_plaza (clave, descr, tipo, clave_puesto, activa, visible, depto, clave_descanso, clave_jornada, residencia, localidad, taller, funcion, actividad, grupo, sirhn, posfin) VALUES ('24028600   10043', NULL, 'DEFINITIVA', 86107, 1, 1, 23816100, 'M', 7, 'ALTAMIRA', 'CAMPO TAMAULIPAS', 'TALLER LOGISTICA', 'PESADO', 'TRANSP. MATERIALES', 'PESADO', 2085814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3', NULL, 'DEFINITIVA', 86107, 1, 1, 23816100, 'M', 7, 'ALTAMIRA', 'CAMPO TAMAULIPAS', 'TALLER LOGISTICA', 'PESADO', 'TRANSP. MATERIALES', 'PESADO', 2085814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7]; 1)" office:value-type="string" office:string-value="INSERT INTO syslog.rh_plaza (clave, descr, tipo, clave_puesto, activa, visible, depto, clave_descanso, clave_jornada, residencia, localidad, taller, funcion, actividad, grupo, sirhn, posfin) VALUES ('2402860030 30301', NULL, 'TEMPORAL', 86107, 1, 1, 23816100, 'SD', 0, 'ALTAMIRA', 'CAMPO TAMAULIPAS', 'TALLER LOGISTICA', 'PESADO', NULL, 'PESADO', 20858174, NULL);" calcext:value-type="string">
            <text:p>INSERT INTO syslog.rh_plaza (clave, descr, tipo, clave_puesto, activa, visible, depto, clave_descanso, clave_jornada, residencia, localidad, taller, funcion, actividad, grupo, sirhn, posfin) VALUES ('2402860030 30301', NULL, 'TEMPORAL', 86107, 1, 1, 23816100, 'SD', 0, 'ALTAMIRA', 'CAMPO TAMAULIPAS', 'TALLER LOGISTICA', 'PESADO', NULL, 'PESADO', 208581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8]; 1)" office:value-type="string" office:string-value="INSERT INTO syslog.rh_plaza (clave, descr, tipo, clave_puesto, activa, visible, depto, clave_descanso, clave_jornada, residencia, localidad, taller, funcion, actividad, grupo, sirhn, posfin) VALUES ('2402860030 31129', NULL, 'TEMPORAL', 86107, 1, 1, 23816100, 'J', 7, 'ALTAMIRA', 'CAMPO TAMAULIPAS', 'TALLER LOGISTICA', 'PESADO', NULL, 'PESADO', 20858173, NULL);" calcext:value-type="string">
            <text:p>INSERT INTO syslog.rh_plaza (clave, descr, tipo, clave_puesto, activa, visible, depto, clave_descanso, clave_jornada, residencia, localidad, taller, funcion, actividad, grupo, sirhn, posfin) VALUES ('2402860030 31129', NULL, 'TEMPORAL', 86107, 1, 1, 23816100, 'J', 7, 'ALTAMIRA', 'CAMPO TAMAULIPAS', 'TALLER LOGISTICA', 'PESADO', NULL, 'PESADO', 2085817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9]; 1)" office:value-type="string" office:string-value="INSERT INTO syslog.rh_plaza (clave, descr, tipo, clave_puesto, activa, visible, depto, clave_descanso, clave_jornada, residencia, localidad, taller, funcion, actividad, grupo, sirhn, posfin) VALUES ('2381610030 10040797', NULL, 'TEMPORAL', 228101, 0, 1, 23816100, 'D', 4, 'ALTAMIRA', 'CAMPO TAMAULIPAS', 'GUARDIAS', 'GUARDIAS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7', NULL, 'TEMPORAL', 228101, 0, 1, 23816100, 'D', 4, 'ALTAMIRA', 'CAMPO TAMAULIPAS', 'GUARDIAS', 'GUARDIAS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0]; 1)" office:value-type="string" office:string-value="INSERT INTO syslog.rh_plaza (clave, descr, tipo, clave_puesto, activa, visible, depto, clave_descanso, clave_jornada, residencia, localidad, taller, funcion, actividad, grupo, sirhn, posfin) VALUES ('2381610030 10040798', NULL, 'TEMPORAL', 228101, 0, 1, 23816100, 'D', 4, 'ALTAMIRA', 'CAMPO TAMAULIPAS', 'GUARDIAS', 'GUARDIAS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8', NULL, 'TEMPORAL', 228101, 0, 1, 23816100, 'D', 4, 'ALTAMIRA', 'CAMPO TAMAULIPAS', 'GUARDIAS', 'GUARDIAS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1]; 1)" office:value-type="string" office:string-value="INSERT INTO syslog.rh_plaza (clave, descr, tipo, clave_puesto, activa, visible, depto, clave_descanso, clave_jornada, residencia, localidad, taller, funcion, actividad, grupo, sirhn, posfin) VALUES ('24028600   10016', 'RUTA FIJA BOMB. TAMPS.', 'DEFINITIVA', 158502, 1, 1, 23816100, 'J', 1, 'ALTAMIRA', 'CAMPO TAMAULIPAS', 'DESPACHO DE GUARDIAS', 'GUARDIAS', 'TRANSP. PERSONAL', 'GUARDIAS', 2085787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6', 'RUTA FIJA BOMB. TAMPS.', 'DEFINITIVA', 158502, 1, 1, 23816100, 'J', 1, 'ALTAMIRA', 'CAMPO TAMAULIPAS', 'DESPACHO DE GUARDIAS', 'GUARDIAS', 'TRANSP. PERSONAL', 'GUARDIAS', 2085787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2]; 1)" office:value-type="string" office:string-value="INSERT INTO syslog.rh_plaza (clave, descr, tipo, clave_puesto, activa, visible, depto, clave_descanso, clave_jornada, residencia, localidad, taller, funcion, actividad, grupo, sirhn, posfin) VALUES ('24028600   10017', 'RUTA FIJA BOMB. CONST.', 'DEFINITIVA', 158502, 1, 1, 23816100, 'X', 1, 'ALTAMIRA', 'CAMPO TAMAULIPAS', 'DESPACHO DE GUARDIAS', 'GUARDIAS', 'TRANSP. PERSONAL', 'GUARDIAS', 2085787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7', 'RUTA FIJA BOMB. CONST.', 'DEFINITIVA', 158502, 1, 1, 23816100, 'X', 1, 'ALTAMIRA', 'CAMPO TAMAULIPAS', 'DESPACHO DE GUARDIAS', 'GUARDIAS', 'TRANSP. PERSONAL', 'GUARDIAS', 2085787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3]; 1)" office:value-type="string" office:string-value="INSERT INTO syslog.rh_plaza (clave, descr, tipo, clave_puesto, activa, visible, depto, clave_descanso, clave_jornada, residencia, localidad, taller, funcion, actividad, grupo, sirhn, posfin) VALUES ('24028600   10023', 'RUTA FIJA PLANTA DE INYECCION', 'DEFINITIVA', 158502, 1, 1, 23816100, 'J', 1, 'ALTAMIRA', 'CAMPO TAMAULIPAS', 'DESPACHO DE GUARDIAS', 'GUARDIAS', 'TRANSP. PERSONAL', 'GUARDIAS', 2085789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3', 'RUTA FIJA PLANTA DE INYECCION', 'DEFINITIVA', 158502, 1, 1, 23816100, 'J', 1, 'ALTAMIRA', 'CAMPO TAMAULIPAS', 'DESPACHO DE GUARDIAS', 'GUARDIAS', 'TRANSP. PERSONAL', 'GUARDIAS', 2085789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4]; 1)" office:value-type="string" office:string-value="INSERT INTO syslog.rh_plaza (clave, descr, tipo, clave_puesto, activa, visible, depto, clave_descanso, clave_jornada, residencia, localidad, taller, funcion, actividad, grupo, sirhn, posfin) VALUES ('24028600   10024', 'RUTA FIJA PLANTA DE INYECCION', 'DEFINITIVA', 158502, 1, 1, 23816100, 'M', 1, 'ALTAMIRA', 'CAMPO TAMAULIPAS', 'DESPACHO DE GUARDIAS', 'GUARDIAS', 'TRANSP. PERSONAL', 'GUARDIAS', 2085789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4', 'RUTA FIJA PLANTA DE INYECCION', 'DEFINITIVA', 158502, 1, 1, 23816100, 'M', 1, 'ALTAMIRA', 'CAMPO TAMAULIPAS', 'DESPACHO DE GUARDIAS', 'GUARDIAS', 'TRANSP. PERSONAL', 'GUARDIAS', 2085789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5]; 1)" office:value-type="string" office:string-value="INSERT INTO syslog.rh_plaza (clave, descr, tipo, clave_puesto, activa, visible, depto, clave_descanso, clave_jornada, residencia, localidad, taller, funcion, actividad, grupo, sirhn, posfin) VALUES ('24028600   10025', 'RUTA FIJA BOMB. CONST.', 'DEFINITIVA', 158502, 1, 1, 23816100, 'L', 1, 'ALTAMIRA', 'CAMPO TAMAULIPAS', 'DESPACHO DE GUARDIAS', 'GUARDIAS', 'TRANSP. PERSONAL', 'GUARDIAS', 2085787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5', 'RUTA FIJA BOMB. CONST.', 'DEFINITIVA', 158502, 1, 1, 23816100, 'L', 1, 'ALTAMIRA', 'CAMPO TAMAULIPAS', 'DESPACHO DE GUARDIAS', 'GUARDIAS', 'TRANSP. PERSONAL', 'GUARDIAS', 2085787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6]; 1)" office:value-type="string" office:string-value="INSERT INTO syslog.rh_plaza (clave, descr, tipo, clave_puesto, activa, visible, depto, clave_descanso, clave_jornada, residencia, localidad, taller, funcion, actividad, grupo, sirhn, posfin) VALUES ('24028600   10026', 'RUTA FIJA BOMB. CONST.', 'DEFINITIVA', 158502, 1, 1, 23816100, 'V', 1, 'ALTAMIRA', 'CAMPO TAMAULIPAS', 'DESPACHO DE GUARDIAS', 'GUARDIAS', 'TRANSP. PERSONAL', 'GUARDIAS', 2085786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6', 'RUTA FIJA BOMB. CONST.', 'DEFINITIVA', 158502, 1, 1, 23816100, 'V', 1, 'ALTAMIRA', 'CAMPO TAMAULIPAS', 'DESPACHO DE GUARDIAS', 'GUARDIAS', 'TRANSP. PERSONAL', 'GUARDIAS', 208578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7]; 1)" office:value-type="string" office:string-value="INSERT INTO syslog.rh_plaza (clave, descr, tipo, clave_puesto, activa, visible, depto, clave_descanso, clave_jornada, residencia, localidad, taller, funcion, actividad, grupo, sirhn, posfin) VALUES ('24028600   10027', 'RUTA FIJA BOMB. TAMPS.', 'DEFINITIVA', 158502, 1, 1, 23816100, 'S', 1, 'ALTAMIRA', 'CAMPO TAMAULIPAS', 'DESPACHO DE GUARDIAS', 'GUARDIAS', 'TRANSP. PERSONAL', 'GUARDIAS', 2085788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7', 'RUTA FIJA BOMB. TAMPS.', 'DEFINITIVA', 158502, 1, 1, 23816100, 'S', 1, 'ALTAMIRA', 'CAMPO TAMAULIPAS', 'DESPACHO DE GUARDIAS', 'GUARDIAS', 'TRANSP. PERSONAL', 'GUARDIAS', 2085788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8]; 1)" office:value-type="string" office:string-value="INSERT INTO syslog.rh_plaza (clave, descr, tipo, clave_puesto, activa, visible, depto, clave_descanso, clave_jornada, residencia, localidad, taller, funcion, actividad, grupo, sirhn, posfin) VALUES ('24028600   10028', 'RUTA PLANTA DE INYECCION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8', 'RUTA PLANTA DE INYECCION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9]; 1)" office:value-type="string" office:string-value="INSERT INTO syslog.rh_plaza (clave, descr, tipo, clave_puesto, activa, visible, depto, clave_descanso, clave_jornada, residencia, localidad, taller, funcion, actividad, grupo, sirhn, posfin) VALUES ('24028600   10030', 'RUTA PM-5603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0', 'RUTA PM-5603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0]; 1)" office:value-type="string" office:string-value="INSERT INTO syslog.rh_plaza (clave, descr, tipo, clave_puesto, activa, visible, depto, clave_descanso, clave_jornada, residencia, localidad, taller, funcion, actividad, grupo, sirhn, posfin) VALUES ('24028600   10031', 'RUTA PM-5603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1', 'RUTA PM-5603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1]; 1)" office:value-type="string" office:string-value="INSERT INTO syslog.rh_plaza (clave, descr, tipo, clave_puesto, activa, visible, depto, clave_descanso, clave_jornada, residencia, localidad, taller, funcion, actividad, grupo, sirhn, posfin) VALUES ('24028600   10032', 'RUTA FIJA RELEVO BOMB. TAMPS/BOMB. CONST.', 'DEFINITIVA', 158502, 1, 1, 23816100, 'D', 1, 'ALTAMIRA', 'CAMPO TAMAULIPAS', 'DESPACHO DE GUARDIAS', 'GUARDIAS', 'TRANSP. PERSONAL', 'GUARDIAS', 2085789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2', 'RUTA FIJA RELEVO BOMB. TAMPS/BOMB. CONST.', 'DEFINITIVA', 158502, 1, 1, 23816100, 'D', 1, 'ALTAMIRA', 'CAMPO TAMAULIPAS', 'DESPACHO DE GUARDIAS', 'GUARDIAS', 'TRANSP. PERSONAL', 'GUARDIAS', 2085789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2]; 1)" office:value-type="string" office:string-value="INSERT INTO syslog.rh_plaza (clave, descr, tipo, clave_puesto, activa, visible, depto, clave_descanso, clave_jornada, residencia, localidad, taller, funcion, actividad, grupo, sirhn, posfin) VALUES ('24028600   10033', 'RUTA BOMB. CONST.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3', 'RUTA BOMB. CONST.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3]; 1)" office:value-type="string" office:string-value="INSERT INTO syslog.rh_plaza (clave, descr, tipo, clave_puesto, activa, visible, depto, clave_descanso, clave_jornada, residencia, localidad, taller, funcion, actividad, grupo, sirhn, posfin) VALUES ('24028600   10035', 'RUTA FIJA RELEVO PLANTA INYECC/COMPRESORAS III', 'DEFINITIVA', 158502, 1, 1, 23816100, 'D', 1, 'ALTAMIRA', 'CAMPO TAMAULIPAS', 'DESPACHO DE GUARDIAS', 'GUARDIAS', 'TRANSP. PERSONAL', 'GUARDIAS', 2085789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5', 'RUTA FIJA RELEVO PLANTA INYECC/COMPRESORAS III', 'DEFINITIVA', 158502, 1, 1, 23816100, 'D', 1, 'ALTAMIRA', 'CAMPO TAMAULIPAS', 'DESPACHO DE GUARDIAS', 'GUARDIAS', 'TRANSP. PERSONAL', 'GUARDIAS', 2085789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4]; 1)" office:value-type="string" office:string-value="INSERT INTO syslog.rh_plaza (clave, descr, tipo, clave_puesto, activa, visible, depto, clave_descanso, clave_jornada, residencia, localidad, taller, funcion, actividad, grupo, sirhn, posfin) VALUES ('24028600   10036', 'RUTA VIJA BOMB. TAMPS', 'DEFINITIVA', 158502, 1, 1, 23816100, 'M', 1, 'ALTAMIRA', 'CAMPO TAMAULIPAS', 'DESPACHO DE GUARDIAS', 'GUARDIAS', 'TRANSP. PERSONAL', 'GUARDIAS', 2085788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6', 'RUTA VIJA BOMB. TAMPS', 'DEFINITIVA', 158502, 1, 1, 23816100, 'M', 1, 'ALTAMIRA', 'CAMPO TAMAULIPAS', 'DESPACHO DE GUARDIAS', 'GUARDIAS', 'TRANSP. PERSONAL', 'GUARDIAS', 2085788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5]; 1)" office:value-type="string" office:string-value="INSERT INTO syslog.rh_plaza (clave, descr, tipo, clave_puesto, activa, visible, depto, clave_descanso, clave_jornada, residencia, localidad, taller, funcion, actividad, grupo, sirhn, posfin) VALUES ('2381610030 00030503', 'RUTA VARIABLE CR', 'TEMPORAL', 158502, 1, 1, 23816100, 'S', 1, 'ALTAMIRA', 'CAMPO TAMAULIPAS', 'DESPACHO DE GUARDIAS', 'GUARDIAS', NULL, 'GUARDIAS', 20859468, NULL);" calcext:value-type="string">
            <text:p>INSERT INTO syslog.rh_plaza (clave, descr, tipo, clave_puesto, activa, visible, depto, clave_descanso, clave_jornada, residencia, localidad, taller, funcion, actividad, grupo, sirhn, posfin) VALUES ('2381610030 00030503', 'RUTA VARIABLE CR', 'TEMPORAL', 158502, 1, 1, 23816100, 'S', 1, 'ALTAMIRA', 'CAMPO TAMAULIPAS', 'DESPACHO DE GUARDIAS', 'GUARDIAS', NULL, 'GUARDIAS', 208594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6]; 1)" office:value-type="string" office:string-value="INSERT INTO syslog.rh_plaza (clave, descr, tipo, clave_puesto, activa, visible, depto, clave_descanso, clave_jornada, residencia, localidad, taller, funcion, actividad, grupo, sirhn, posfin) VALUES ('2381610030 00050901', 'RUTA COMPRESORAS III', 'TEMPORAL', 158502, 1, 1, 23816100, 'L', 1, 'ALTAMIRA', 'CAMPO TAMAULIPAS', 'DESPACHO DE GUARDIAS', 'GUARDIAS', NULL, 'GUARDIAS', 20861497, NULL);" calcext:value-type="string">
            <text:p>INSERT INTO syslog.rh_plaza (clave, descr, tipo, clave_puesto, activa, visible, depto, clave_descanso, clave_jornada, residencia, localidad, taller, funcion, actividad, grupo, sirhn, posfin) VALUES ('2381610030 00050901', 'RUTA COMPRESORAS III', 'TEMPORAL', 158502, 1, 1, 23816100, 'L', 1, 'ALTAMIRA', 'CAMPO TAMAULIPAS', 'DESPACHO DE GUARDIAS', 'GUARDIAS', NULL, 'GUARDIAS', 2086149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7]; 1)" office:value-type="string" office:string-value="INSERT INTO syslog.rh_plaza (clave, descr, tipo, clave_puesto, activa, visible, depto, clave_descanso, clave_jornada, residencia, localidad, taller, funcion, actividad, grupo, sirhn, posfin) VALUES ('2381610030 00050904', NULL, 'TEMPORAL', 158502, 0, 0, 23816100, 'D', 5, 'ALTAMIRA', 'CAMPO TAMAULIPAS', 'TALLER LOGISTICA', 'GUARDIAS', NULL, 'GUARDIAS', 20861600, NULL);" calcext:value-type="string">
            <text:p>INSERT INTO syslog.rh_plaza (clave, descr, tipo, clave_puesto, activa, visible, depto, clave_descanso, clave_jornada, residencia, localidad, taller, funcion, actividad, grupo, sirhn, posfin) VALUES ('2381610030 00050904', NULL, 'TEMPORAL', 158502, 0, 0, 23816100, 'D', 5, 'ALTAMIRA', 'CAMPO TAMAULIPAS', 'TALLER LOGISTICA', 'GUARDIAS', NULL, 'GUARDIAS', 2086160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8]; 1)" office:value-type="string" office:string-value="INSERT INTO syslog.rh_plaza (clave, descr, tipo, clave_puesto, activa, visible, depto, clave_descanso, clave_jornada, residencia, localidad, taller, funcion, actividad, grupo, sirhn, posfin) VALUES ('2381610030 10025020', 'RUTA VARIABLE PM-5521', 'TEMPORAL', 158502, 1, 1, 23816100, 'L', 1, 'ALTAMIRA', 'CAMPO TAMAULIPAS', 'DESPACHO DE GUARDIAS', 'GUARDIAS', NULL, 'GUARDIAS', 20873539, NULL);" calcext:value-type="string">
            <text:p>INSERT INTO syslog.rh_plaza (clave, descr, tipo, clave_puesto, activa, visible, depto, clave_descanso, clave_jornada, residencia, localidad, taller, funcion, actividad, grupo, sirhn, posfin) VALUES ('2381610030 10025020', 'RUTA VARIABLE PM-5521', 'TEMPORAL', 158502, 1, 1, 23816100, 'L', 1, 'ALTAMIRA', 'CAMPO TAMAULIPAS', 'DESPACHO DE GUARDIAS', 'GUARDIAS', NULL, 'GUARDIAS', 2087353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9]; 1)" office:value-type="string" office:string-value="INSERT INTO syslog.rh_plaza (clave, descr, tipo, clave_puesto, activa, visible, depto, clave_descanso, clave_jornada, residencia, localidad, taller, funcion, actividad, grupo, sirhn, posfin) VALUES ('2381610030 10025021', 'RUTA COMPRESORAS III', 'TEMPORAL', 158502, 1, 1, 23816100, 'X', 1, 'ALTAMIRA', 'CAMPO TAMAULIPAS', 'DESPACHO DE GUARDIAS', 'GUARDIAS', NULL, 'GUARDIAS', 20873540, NULL);" calcext:value-type="string">
            <text:p>INSERT INTO syslog.rh_plaza (clave, descr, tipo, clave_puesto, activa, visible, depto, clave_descanso, clave_jornada, residencia, localidad, taller, funcion, actividad, grupo, sirhn, posfin) VALUES ('2381610030 10025021', 'RUTA COMPRESORAS III', 'TEMPORAL', 158502, 1, 1, 23816100, 'X', 1, 'ALTAMIRA', 'CAMPO TAMAULIPAS', 'DESPACHO DE GUARDIAS', 'GUARDIAS', NULL, 'GUARDIAS', 2087354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0]; 1)" office:value-type="string" office:string-value="INSERT INTO syslog.rh_plaza (clave, descr, tipo, clave_puesto, activa, visible, depto, clave_descanso, clave_jornada, residencia, localidad, taller, funcion, actividad, grupo, sirhn, posfin) VALUES ('2381610030 10025023', 'RUTA COMPRESORAS III', 'TEMPORAL', 158502, 1, 1, 23816100, 'S', 1, 'ALTAMIRA', 'CAMPO TAMAULIPAS', 'DESPACHO DE GUARDIAS', 'GUARDIAS', NULL, 'GUARDIAS', 20873541, NULL);" calcext:value-type="string">
            <text:p>INSERT INTO syslog.rh_plaza (clave, descr, tipo, clave_puesto, activa, visible, depto, clave_descanso, clave_jornada, residencia, localidad, taller, funcion, actividad, grupo, sirhn, posfin) VALUES ('2381610030 10025023', 'RUTA COMPRESORAS III', 'TEMPORAL', 158502, 1, 1, 23816100, 'S', 1, 'ALTAMIRA', 'CAMPO TAMAULIPAS', 'DESPACHO DE GUARDIAS', 'GUARDIAS', NULL, 'GUARDIAS', 2087354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1]; 1)" office:value-type="string" office:string-value="INSERT INTO syslog.rh_plaza (clave, descr, tipo, clave_puesto, activa, visible, depto, clave_descanso, clave_jornada, residencia, localidad, taller, funcion, actividad, grupo, sirhn, posfin) VALUES ('2381610030 10025024', 'RUTA VARIABLE CR', 'TEMPORAL', 158502, 1, 1, 23816100, 'M', 1, 'ALTAMIRA', 'CAMPO TAMAULIPAS', 'DESPACHO DE GUARDIAS', 'GUARDIAS', NULL, 'GUARDIAS', 20873542, NULL);" calcext:value-type="string">
            <text:p>INSERT INTO syslog.rh_plaza (clave, descr, tipo, clave_puesto, activa, visible, depto, clave_descanso, clave_jornada, residencia, localidad, taller, funcion, actividad, grupo, sirhn, posfin) VALUES ('2381610030 10025024', 'RUTA VARIABLE CR', 'TEMPORAL', 158502, 1, 1, 23816100, 'M', 1, 'ALTAMIRA', 'CAMPO TAMAULIPAS', 'DESPACHO DE GUARDIAS', 'GUARDIAS', NULL, 'GUARDIAS', 2087354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2]; 1)" office:value-type="string" office:string-value="INSERT INTO syslog.rh_plaza (clave, descr, tipo, clave_puesto, activa, visible, depto, clave_descanso, clave_jornada, residencia, localidad, taller, funcion, actividad, grupo, sirhn, posfin) VALUES ('2381610030 10025025', 'RUTA VARIABLE PM-1312', 'TEMPORAL', 158502, 1, 1, 23816100, 'J', 1, 'ALTAMIRA', 'CAMPO TAMAULIPAS', 'DESPACHO DE GUARDIAS', 'GUARDIAS', NULL, 'GUARDIAS', 20873543, NULL);" calcext:value-type="string">
            <text:p>INSERT INTO syslog.rh_plaza (clave, descr, tipo, clave_puesto, activa, visible, depto, clave_descanso, clave_jornada, residencia, localidad, taller, funcion, actividad, grupo, sirhn, posfin) VALUES ('2381610030 10025025', 'RUTA VARIABLE PM-1312', 'TEMPORAL', 158502, 1, 1, 23816100, 'J', 1, 'ALTAMIRA', 'CAMPO TAMAULIPAS', 'DESPACHO DE GUARDIAS', 'GUARDIAS', NULL, 'GUARDIAS', 2087354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3]; 1)" office:value-type="string" office:string-value="INSERT INTO syslog.rh_plaza (clave, descr, tipo, clave_puesto, activa, visible, depto, clave_descanso, clave_jornada, residencia, localidad, taller, funcion, actividad, grupo, sirhn, posfin) VALUES ('2381610030 10040793', 'RUTA PLANTA DE INYECCION', 'TEMPORAL', 158502, 1, 1, 23816100, 'S', 1, 'ALTAMIRA', 'CAMPO TAMAULIPAS', 'DESPACHO DE GUARDIAS', 'GUARDIAS', NULL, 'GUARDIAS', 20877252, NULL);" calcext:value-type="string">
            <text:p>INSERT INTO syslog.rh_plaza (clave, descr, tipo, clave_puesto, activa, visible, depto, clave_descanso, clave_jornada, residencia, localidad, taller, funcion, actividad, grupo, sirhn, posfin) VALUES ('2381610030 10040793', 'RUTA PLANTA DE INYECCION', 'TEMPORAL', 158502, 1, 1, 23816100, 'S', 1, 'ALTAMIRA', 'CAMPO TAMAULIPAS', 'DESPACHO DE GUARDIAS', 'GUARDIAS', NULL, 'GUARDIAS', 2087725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4]; 1)" office:value-type="string" office:string-value="INSERT INTO syslog.rh_plaza (clave, descr, tipo, clave_puesto, activa, visible, depto, clave_descanso, clave_jornada, residencia, localidad, taller, funcion, actividad, grupo, sirhn, posfin) VALUES ('2381610030 10040796', 'RUTA VARIABLE RELEVO 5521/CR', 'TEMPORAL', 158502, 1, 1, 23816100, 'D', 2, 'ALTAMIRA', 'CAMPO TAMAULIPAS', 'DESPACHO DE GUARDIAS', 'GUARDIAS', NULL, 'GUARDIAS', 20877253, NULL);" calcext:value-type="string">
            <text:p>INSERT INTO syslog.rh_plaza (clave, descr, tipo, clave_puesto, activa, visible, depto, clave_descanso, clave_jornada, residencia, localidad, taller, funcion, actividad, grupo, sirhn, posfin) VALUES ('2381610030 10040796', 'RUTA VARIABLE RELEVO 5521/CR', 'TEMPORAL', 158502, 1, 1, 23816100, 'D', 2, 'ALTAMIRA', 'CAMPO TAMAULIPAS', 'DESPACHO DE GUARDIAS', 'GUARDIAS', NULL, 'GUARDIAS', 2087725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5]; 1)" office:value-type="string" office:string-value="INSERT INTO syslog.rh_plaza (clave, descr, tipo, clave_puesto, activa, visible, depto, clave_descanso, clave_jornada, residencia, localidad, taller, funcion, actividad, grupo, sirhn, posfin) VALUES ('24028600   10015', NULL, 'DEFINITIVA', 158502, 1, 1, 23816100, 'SD', 0, 'PACAEB', 'EBANO', 'OFICINAS DE OPN. DE POZOS', 'CHOFER', 'TRANSP. PERSONAL', 'CHOFERES', 2085786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5', NULL, 'DEFINITIVA', 158502, 1, 1, 23816100, 'SD', 0, 'PACAEB', 'EBANO', 'OFICINAS DE OPN. DE POZOS', 'CHOFER', 'TRANSP. PERSONAL', 'CHOFERES', 2085786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6]; 1)" office:value-type="string" office:string-value="INSERT INTO syslog.rh_plaza (clave, descr, tipo, clave_puesto, activa, visible, depto, clave_descanso, clave_jornada, residencia, localidad, taller, funcion, actividad, grupo, sirhn, posfin) VALUES ('24028600   10018', NULL, 'DEFINITIVA', 158502, 1, 1, 23816100, 'SD', 0, 'ALTAMIRA', 'CAMPO TAMAULIPAS', 'TALLER LOGISTICA', 'CHOFER', 'TRANSP. PERSONAL', 'CHOFERES', 2085787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8', NULL, 'DEFINITIVA', 158502, 1, 1, 23816100, 'SD', 0, 'ALTAMIRA', 'CAMPO TAMAULIPAS', 'TALLER LOGISTICA', 'CHOFER', 'TRANSP. PERSONAL', 'CHOFERES', 2085787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7]; 1)" office:value-type="string" office:string-value="INSERT INTO syslog.rh_plaza (clave, descr, tipo, clave_puesto, activa, visible, depto, clave_descanso, clave_jornada, residencia, localidad, taller, funcion, actividad, grupo, sirhn, posfin) VALUES ('24028600   10019', 'PLANTA CENTRAL', 'DEFINITIVA', 158502, 1, 1, 23816100, 'SD', 0, 'PACAEB', 'CACALILAO', 'PLANTA CENTRAL', 'CHOFER', 'TRANSP. PERSONAL', 'CHOFERES', 2085787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9', 'PLANTA CENTRAL', 'DEFINITIVA', 158502, 1, 1, 23816100, 'SD', 0, 'PACAEB', 'CACALILAO', 'PLANTA CENTRAL', 'CHOFER', 'TRANSP. PERSONAL', 'CHOFERES', 2085787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8]; 1)" office:value-type="string" office:string-value="INSERT INTO syslog.rh_plaza (clave, descr, tipo, clave_puesto, activa, visible, depto, clave_descanso, clave_jornada, residencia, localidad, taller, funcion, actividad, grupo, sirhn, posfin) VALUES ('24028600   10020', NULL, 'DEFINITIVA', 158502, 1, 1, 23816100, 'SD', 0, 'ALTAMIRA', 'CAMPO TAMAULIPAS', 'TALLER LOGISTICA', 'CHOFER', 'TRANSP. PERSONAL', 'CHOFERES', 2085787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0', NULL, 'DEFINITIVA', 158502, 1, 1, 23816100, 'SD', 0, 'ALTAMIRA', 'CAMPO TAMAULIPAS', 'TALLER LOGISTICA', 'CHOFER', 'TRANSP. PERSONAL', 'CHOFERES', 208578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9]; 1)" office:value-type="string" office:string-value="INSERT INTO syslog.rh_plaza (clave, descr, tipo, clave_puesto, activa, visible, depto, clave_descanso, clave_jornada, residencia, localidad, taller, funcion, actividad, grupo, sirhn, posfin) VALUES ('24028600   10021', NULL, 'DEFINITIVA', 158502, 1, 1, 23816100, 'SD', 0, 'ALTAMIRA', 'CAMPO TAMAULIPAS', 'TALLER LOGISTICA', 'CHOFER', 'TRANSP. PERSONAL', 'CHOFERES', 2085787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1', NULL, 'DEFINITIVA', 158502, 1, 1, 23816100, 'SD', 0, 'ALTAMIRA', 'CAMPO TAMAULIPAS', 'TALLER LOGISTICA', 'CHOFER', 'TRANSP. PERSONAL', 'CHOFERES', 2085787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0]; 1)" office:value-type="string" office:string-value="INSERT INTO syslog.rh_plaza (clave, descr, tipo, clave_puesto, activa, visible, depto, clave_descanso, clave_jornada, residencia, localidad, taller, funcion, actividad, grupo, sirhn, posfin) VALUES ('24028600   10022', NULL, 'DEFINITIVA', 158502, 1, 1, 23816100, 'SD', 0, 'ALTAMIRA', 'CAMPO TAMAULIPAS', 'TALLER LOGISTICA', 'CHOFER', 'TRANSP. PERSONAL', 'CHOFERES', 2085789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2', NULL, 'DEFINITIVA', 158502, 1, 1, 23816100, 'SD', 0, 'ALTAMIRA', 'CAMPO TAMAULIPAS', 'TALLER LOGISTICA', 'CHOFER', 'TRANSP. PERSONAL', 'CHOFERES', 2085789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1]; 1)" office:value-type="string" office:string-value="INSERT INTO syslog.rh_plaza (clave, descr, tipo, clave_puesto, activa, visible, depto, clave_descanso, clave_jornada, residencia, localidad, taller, funcion, actividad, grupo, sirhn, posfin) VALUES ('24028600   10029', NULL, 'DEFINITIVA', 158502, 1, 1, 23816100, 'SD', 0, 'ALTAMIRA', 'CAMPO TAMAULIPAS', 'TALLER LOGISTICA', 'CHOFER', 'TRANSP. PERSONAL', 'CHOFERES', 2085789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9', NULL, 'DEFINITIVA', 158502, 1, 1, 23816100, 'SD', 0, 'ALTAMIRA', 'CAMPO TAMAULIPAS', 'TALLER LOGISTICA', 'CHOFER', 'TRANSP. PERSONAL', 'CHOFERES', 2085789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2]; 1)" office:value-type="string" office:string-value="INSERT INTO syslog.rh_plaza (clave, descr, tipo, clave_puesto, activa, visible, depto, clave_descanso, clave_jornada, residencia, localidad, taller, funcion, actividad, grupo, sirhn, posfin) VALUES ('24028600   10034', NULL, 'DEFINITIVA', 158502, 1, 1, 23816100, 'SD', 0, 'ALTAMIRA', 'CAMPO TAMAULIPAS', 'TALLER LOGISTICA', 'CHOFER', 'TRANSP. PERSONAL', 'CHOFERES', 2085789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4', NULL, 'DEFINITIVA', 158502, 1, 1, 23816100, 'SD', 0, 'ALTAMIRA', 'CAMPO TAMAULIPAS', 'TALLER LOGISTICA', 'CHOFER', 'TRANSP. PERSONAL', 'CHOFERES', 2085789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3]; 1)" office:value-type="string" office:string-value="INSERT INTO syslog.rh_plaza (clave, descr, tipo, clave_puesto, activa, visible, depto, clave_descanso, clave_jornada, residencia, localidad, taller, funcion, actividad, grupo, sirhn, posfin) VALUES ('24028500   00047', 'CORROSIÓN', 'DEFINITIVA', 178502, 1, 1, 23816002, 'SD', 0, 'ALTAMIRA', 'CAMPO TAMAULIPAS', 'DUCTOS Y VIAS DE ACCESO', 'SEMI-PESADO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47', 'CORROSIÓN', 'DEFINITIVA', 178502, 1, 1, 23816002, 'SD', 0, 'ALTAMIRA', 'CAMPO TAMAULIPAS', 'DUCTOS Y VIAS DE ACCESO', 'SEMI-PESADO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4]; 1)" office:value-type="string" office:string-value="INSERT INTO syslog.rh_plaza (clave, descr, tipo, clave_puesto, activa, visible, depto, clave_descanso, clave_jornada, residencia, localidad, taller, funcion, actividad, grupo, sirhn, posfin) VALUES ('24027200   00007', NULL, 'DEFINITIVA', 158502, 1, 1, 23872000, 'SD', 0, 'ALTAMIRA', 'CAMPO TAMAULIPAS', 'SERVICIOS GENERALES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07', NULL, 'DEFINITIVA', 158502, 1, 1, 23872000, 'SD', 0, 'ALTAMIRA', 'CAMPO TAMAULIPAS', 'SERVICIOS GENERALES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5]; 1)" office:value-type="string" office:string-value="INSERT INTO syslog.rh_plaza (clave, descr, tipo, clave_puesto, activa, visible, depto, clave_descanso, clave_jornada, residencia, localidad, taller, funcion, actividad, grupo, sirhn, posfin) VALUES ('24027200   00029', NULL, 'DEFINITIVA', 158502, 1, 1, 23872000, 'SD', 0, 'ALTAMIRA', 'CAMPO TAMAULIPAS', 'ALMACEN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29', NULL, 'DEFINITIVA', 158502, 1, 1, 23872000, 'SD', 0, 'ALTAMIRA', 'CAMPO TAMAULIPAS', 'ALMACEN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6]; 1)" office:value-type="string" office:string-value="INSERT INTO syslog.rh_plaza (clave, descr, tipo, clave_puesto, activa, visible, depto, clave_descanso, clave_jornada, residencia, localidad, taller, funcion, actividad, grupo, sirhn, posfin) VALUES ('2402890030 04050', NULL, 'TEMPORAL', 158502, 1, 1, NULL, 'D', 7, 'CD. MADERO', 'SECTOR ARENQUE', 'BAT. ARENQUE', 'CHOFER', NULL, 'CHOFERES', 20855184, NULL);" calcext:value-type="string">
            <text:p>INSERT INTO syslog.rh_plaza (clave, descr, tipo, clave_puesto, activa, visible, depto, clave_descanso, clave_jornada, residencia, localidad, taller, funcion, actividad, grupo, sirhn, posfin) VALUES ('2402890030 04050', NULL, 'TEMPORAL', 158502, 1, 1, NULL, 'D', 7, 'CD. MADERO', 'SECTOR ARENQUE', 'BAT. ARENQUE', 'CHOFER', NULL, 'CHOFERES', 2085518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7]; 1)" office:value-type="string" office:string-value="INSERT INTO syslog.rh_plaza (clave, descr, tipo, clave_puesto, activa, visible, depto, clave_descanso, clave_jornada, residencia, localidad, taller, funcion, actividad, grupo, sirhn, posfin) VALUES ('24028500   00064', 'TANQUES Y TUBERIAS', 'DEFINITIVA', 156207, 1, 1, 23816002, 'SD', 0, 'ALTAMIRA', 'CAMPO TAMAULIPAS', 'DUCTOS Y VIAS DE ACCESO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64', 'TANQUES Y TUBERIAS', 'DEFINITIVA', 156207, 1, 1, 23816002, 'SD', 0, 'ALTAMIRA', 'CAMPO TAMAULIPAS', 'DUCTOS Y VIAS DE ACCESO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8]; 1)" office:value-type="string" office:string-value="INSERT INTO syslog.rh_plaza (clave, descr, tipo, clave_puesto, activa, visible, depto, clave_descanso, clave_jornada, residencia, localidad, taller, funcion, actividad, grupo, sirhn, posfin) VALUES ('24028500   00081', NULL, 'DEFINITIVA', 216203, 0, 1, 23816100, 'D', 7, 'ALTAMIRA', 'CAMPO TAMAULIPAS', 'OFICINA LOGISTICA', 'PESADO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81', NULL, 'DEFINITIVA', 216203, 0, 1, 23816100, 'D', 7, 'ALTAMIRA', 'CAMPO TAMAULIPAS', 'OFICINA LOGISTICA', 'PESADO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9]; 1)" office:value-type="string" office:string-value="INSERT INTO syslog.rh_plaza (clave, descr, tipo, clave_puesto, activa, visible, depto, clave_descanso, clave_jornada, residencia, localidad, taller, funcion, actividad, grupo, sirhn, posfin) VALUES ('24027200   00030', NULL, 'TEMPORAL', 158502, 0, 1, 23872000, 'V', 0, 'ALTAMIRA', 'CAMPO TAMAULIPAS', 'GUARDIAS', 'CHOFER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30', NULL, 'TEMPORAL', 158502, 0, 1, 23872000, 'V', 0, 'ALTAMIRA', 'CAMPO TAMAULIPAS', 'GUARDIAS', 'CHOFER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0]; 1)" office:value-type="string" office:string-value="INSERT INTO syslog.rh_plaza (clave, descr, tipo, clave_puesto, activa, visible, depto, clave_descanso, clave_jornada, residencia, localidad, taller, funcion, actividad, grupo, sirhn, posfin) VALUES ('2381610030 00030501', 'RUTA PM-5521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30501', 'RUTA PM-5521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1]; 1)" office:value-type="string" office:string-value="INSERT INTO syslog.rh_plaza (clave, descr, tipo, clave_puesto, activa, visible, depto, clave_descanso, clave_jornada, residencia, localidad, taller, funcion, actividad, grupo, sirhn, posfin) VALUES ('2381610030 00030502', 'RUTA PM-5521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30502', 'RUTA PM-5521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2]; 1)" office:value-type="string" office:string-value="INSERT INTO syslog.rh_plaza (clave, descr, tipo, clave_puesto, activa, visible, depto, clave_descanso, clave_jornada, residencia, localidad, taller, funcion, actividad, grupo, sirhn, posfin) VALUES ('2381610030 00050902', 'RUTA DCM-722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50902', 'RUTA DCM-722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3]; 1)" office:value-type="string" office:string-value="INSERT INTO syslog.rh_plaza (clave, descr, tipo, clave_puesto, activa, visible, depto, clave_descanso, clave_jornada, residencia, localidad, taller, funcion, actividad, grupo, sirhn, posfin) VALUES ('2381610030 00050903', 'RUTA DCM-722', 'TEMPORAL', 158502, 0, 1, 23816100, 'S', 7, 'ALTAMIRA', 'CAMPO TAMAULIPAS', 'ECOLOGIA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50903', 'RUTA DCM-722', 'TEMPORAL', 158502, 0, 1, 23816100, 'S', 7, 'ALTAMIRA', 'CAMPO TAMAULIPAS', 'ECOLOGIA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4]; 1)" office:value-type="string" office:string-value="INSERT INTO syslog.rh_plaza (clave, descr, tipo, clave_puesto, activa, visible, depto, clave_descanso, clave_jornada, residencia, localidad, taller, funcion, actividad, grupo, sirhn, posfin) VALUES ('2381610030 10025022', 'RUTA DS-663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25022', 'RUTA DS-663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5]; 1)" office:value-type="string" office:string-value="INSERT INTO syslog.rh_plaza (clave, descr, tipo, clave_puesto, activa, visible, depto, clave_descanso, clave_jornada, residencia, localidad, taller, funcion, actividad, grupo, sirhn, posfin) VALUES ('2381610030 10025076', 'RUTA DS-664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25076', 'RUTA DS-664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6]; 1)" office:value-type="string" office:string-value="INSERT INTO syslog.rh_plaza (clave, descr, tipo, clave_puesto, activa, visible, depto, clave_descanso, clave_jornada, residencia, localidad, taller, funcion, actividad, grupo, sirhn, posfin) VALUES ('2381610030 10040790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0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7]; 1)" office:value-type="string" office:string-value="INSERT INTO syslog.rh_plaza (clave, descr, tipo, clave_puesto, activa, visible, depto, clave_descanso, clave_jornada, residencia, localidad, taller, funcion, actividad, grupo, sirhn, posfin) VALUES ('2381610030 10040791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1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8]; 1)" office:value-type="string" office:string-value="INSERT INTO syslog.rh_plaza (clave, descr, tipo, clave_puesto, activa, visible, depto, clave_descanso, clave_jornada, residencia, localidad, taller, funcion, actividad, grupo, sirhn, posfin) VALUES ('2381610030 10040792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2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9]; 1)" office:value-type="string" office:string-value="INSERT INTO syslog.rh_plaza (clave, descr, tipo, clave_puesto, activa, visible, depto, clave_descanso, clave_jornada, residencia, localidad, taller, funcion, actividad, grupo, sirhn, posfin) VALUES ('2381610030 10040794', 'RUTA DS-667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4', 'RUTA DS-667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0]; 1)" office:value-type="string" office:string-value="INSERT INTO syslog.rh_plaza (clave, descr, tipo, clave_puesto, activa, visible, depto, clave_descanso, clave_jornada, residencia, localidad, taller, funcion, actividad, grupo, sirhn, posfin) VALUES ('2381610030 10040795', 'RUTA DS-667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5', 'RUTA DS-667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1]; 1)" office:value-type="string" office:string-value="INSERT INTO syslog.rh_plaza (clave, descr, tipo, clave_puesto, activa, visible, depto, clave_descanso, clave_jornada, residencia, localidad, taller, funcion, actividad, grupo, sirhn, posfin) VALUES ('24028500   00065', NULL, 'TEMPORAL', 156207, 0, 1, 23816002, 'SD', 0, NULL, NULL, NULL, 'CHOFER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65', NULL, 'TEMPORAL', 156207, 0, 1, 23816002, 'SD', 0, NULL, NULL, NULL, 'CHOFER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2]; 1)" office:value-type="string" office:string-value="INSERT INTO syslog.rh_plaza (clave, descr, tipo, clave_puesto, activa, visible, depto, clave_descanso, clave_jornada, residencia, localidad, taller, funcion, actividad, grupo, sirhn, posfin) VALUES ('24028600   00002', NULL, 'DEFINITIVA', 221804, 1, 1, 23816100, 'SD', 0, 'ALTAMIRA', 'CAMPO TAMAULIPAS', 'EDIFICIO ADMINISTRATIVO', 'ADMINISTRATIVO', 'ADMINISTRACION', NULL, 2085800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2', NULL, 'DEFINITIVA', 221804, 1, 1, 23816100, 'SD', 0, 'ALTAMIRA', 'CAMPO TAMAULIPAS', 'EDIFICIO ADMINISTRATIVO', 'ADMINISTRATIVO', 'ADMINISTRACION', NULL, 2085800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3]; 1)" office:value-type="string" office:string-value="INSERT INTO syslog.rh_plaza (clave, descr, tipo, clave_puesto, activa, visible, depto, clave_descanso, clave_jornada, residencia, localidad, taller, funcion, actividad, grupo, sirhn, posfin) VALUES ('24028500   00009', NULL, 'DEFINITIVA', 243513, 1, 1, 23816100, 'SD', 0, 'ALTAMIRA', 'CAMPO TAMAULIPAS', 'EDIFICIO ADMINISTRATIVO', 'ADMINISTRATIVO', 'TRANSP. LIQUIDOS', NULL, 20858022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9', NULL, 'DEFINITIVA', 243513, 1, 1, 23816100, 'SD', 0, 'ALTAMIRA', 'CAMPO TAMAULIPAS', 'EDIFICIO ADMINISTRATIVO', 'ADMINISTRATIVO', 'TRANSP. LIQUIDOS', NULL, 2085802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4]; 1)" office:value-type="string" office:string-value="INSERT INTO syslog.rh_plaza (clave, descr, tipo, clave_puesto, activa, visible, depto, clave_descanso, clave_jornada, residencia, localidad, taller, funcion, actividad, grupo, sirhn, posfin) VALUES ('82024910   00001', NULL, 'DEFINITIVA', 158502, 1, 1, 23816100, 'SD', 0, 'ALTAMIRA', 'TAMPICO', 'EDIFICIO AGUILA', 'CHOFER', NULL, NULL, 20858746, NULL);" calcext:value-type="string">
            <text:p>INSERT INTO syslog.rh_plaza (clave, descr, tipo, clave_puesto, activa, visible, depto, clave_descanso, clave_jornada, residencia, localidad, taller, funcion, actividad, grupo, sirhn, posfin) VALUES ('82024910 <text:s text:c="2"/>00001', NULL, 'DEFINITIVA', 158502, 1, 1, 23816100, 'SD', 0, 'ALTAMIRA', 'TAMPICO', 'EDIFICIO AGUILA', 'CHOFER', NULL, NULL, 2085874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5]; 1)" office:value-type="string" office:string-value="INSERT INTO syslog.rh_plaza (clave, descr, tipo, clave_puesto, activa, visible, depto, clave_descanso, clave_jornada, residencia, localidad, taller, funcion, actividad, grupo, sirhn, posfin) VALUES ('82024961   00011', NULL, 'DEFINITIVA', 158502, 1, 1, 23816100, 'D', 7, 'ALTAMIRA', 'TAMPICO', NULL, 'CHOFER', NULL, NULL, 20858751, NULL);" calcext:value-type="string">
            <text:p>INSERT INTO syslog.rh_plaza (clave, descr, tipo, clave_puesto, activa, visible, depto, clave_descanso, clave_jornada, residencia, localidad, taller, funcion, actividad, grupo, sirhn, posfin) VALUES ('82024961 <text:s text:c="2"/>00011', NULL, 'DEFINITIVA', 158502, 1, 1, 23816100, 'D', 7, 'ALTAMIRA', 'TAMPICO', NULL, 'CHOFER', NULL, NULL, 2085875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6]; 1)" office:value-type="string" office:string-value="INSERT INTO syslog.rh_plaza (clave, descr, tipo, clave_puesto, activa, visible, depto, clave_descanso, clave_jornada, residencia, localidad, taller, funcion, actividad, grupo, sirhn, posfin) VALUES ('82024981   00003', NULL, 'DEFINITIVA', 158502, 1, 1, 23816100, 'D', 7, 'ALTAMIRA', 'TAMPICO', NULL, 'CHOFER', NULL, NULL, 20858756, NULL);" calcext:value-type="string">
            <text:p>INSERT INTO syslog.rh_plaza (clave, descr, tipo, clave_puesto, activa, visible, depto, clave_descanso, clave_jornada, residencia, localidad, taller, funcion, actividad, grupo, sirhn, posfin) VALUES ('82024981 <text:s text:c="2"/>00003', NULL, 'DEFINITIVA', 158502, 1, 1, 23816100, 'D', 7, 'ALTAMIRA', 'TAMPICO', NULL, 'CHOFER', NULL, NULL, 2085875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7]; 1)" office:value-type="string" office:string-value="INSERT INTO syslog.rh_plaza (clave, descr, tipo, clave_puesto, activa, visible, depto, clave_descanso, clave_jornada, residencia, localidad, taller, funcion, actividad, grupo, sirhn, posfin) VALUES ('82024901   00003', NULL, 'DEFINITIVA', 234406, 1, 1, 23816100, 'SD', 0, 'ALTAMIRA', 'TAMPICO', NULL, 'ADMINISTRATIVO', NULL, NULL, 20858765, NULL);" calcext:value-type="string">
            <text:p>INSERT INTO syslog.rh_plaza (clave, descr, tipo, clave_puesto, activa, visible, depto, clave_descanso, clave_jornada, residencia, localidad, taller, funcion, actividad, grupo, sirhn, posfin) VALUES ('82024901 <text:s text:c="2"/>00003', NULL, 'DEFINITIVA', 234406, 1, 1, 23816100, 'SD', 0, 'ALTAMIRA', 'TAMPICO', NULL, 'ADMINISTRATIVO', NULL, NULL, 2085876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8]; 1)" office:value-type="string" office:string-value="INSERT INTO syslog.rh_plaza (clave, descr, tipo, clave_puesto, activa, visible, depto, clave_descanso, clave_jornada, residencia, localidad, taller, funcion, actividad, grupo, sirhn, posfin) VALUES ('112410002AL 20903229', NULL, 'DEFINITIVA', 371102, 1, 1, 23816100, 'SD', 0, 'ALTAMIRA', 'CAMPO TAMAULIPAS', 'EDIFICIO ADMINISTRATIVO', 'ADMINISTRATIVO', 'TRANSP. LIQUIDOS', NULL, 20903229, NULL);" calcext:value-type="string">
            <text:p>INSERT INTO syslog.rh_plaza (clave, descr, tipo, clave_puesto, activa, visible, depto, clave_descanso, clave_jornada, residencia, localidad, taller, funcion, actividad, grupo, sirhn, posfin) VALUES ('112410002AL 20903229', NULL, 'DEFINITIVA', 371102, 1, 1, 23816100, 'SD', 0, 'ALTAMIRA', 'CAMPO TAMAULIPAS', 'EDIFICIO ADMINISTRATIVO', 'ADMINISTRATIVO', 'TRANSP. LIQUIDOS', NULL, 2090322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9]; 1)" office:value-type="string" office:string-value="INSERT INTO syslog.rh_plaza (clave, descr, tipo, clave_puesto, activa, visible, depto, clave_descanso, clave_jornada, residencia, localidad, taller, funcion, actividad, grupo, sirhn, posfin) VALUES ('112410002AL 20903304', NULL, 'DEFINITIVA', 351102, 1, 1, 23816100, 'SD', 0, 'ALTAMIRA', 'CAMPO TAMAULIPAS', 'EDIFICIO ADMINISTRATIVO', 'ADMINISTRATIVO', 'TRANSP. MATERIALES', NULL, 20903304, NULL);" calcext:value-type="string">
            <text:p>INSERT INTO syslog.rh_plaza (clave, descr, tipo, clave_puesto, activa, visible, depto, clave_descanso, clave_jornada, residencia, localidad, taller, funcion, actividad, grupo, sirhn, posfin) VALUES ('112410002AL 20903304', NULL, 'DEFINITIVA', 351102, 1, 1, 23816100, 'SD', 0, 'ALTAMIRA', 'CAMPO TAMAULIPAS', 'EDIFICIO ADMINISTRATIVO', 'ADMINISTRATIVO', 'TRANSP. MATERIALES', NULL, 2090330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40]; 1)" office:value-type="string" office:string-value="INSERT INTO syslog.rh_plaza (clave, descr, tipo, clave_puesto, activa, visible, depto, clave_descanso, clave_jornada, residencia, localidad, taller, funcion, actividad, grupo, sirhn, posfin) VALUES ('20926100PR 10073243', NULL, 'DEFINITIVA', 331102, 1, 1, 23816100, 'SD', 0, 'ALTAMIRA', 'CAMPO TAMAULIPAS', 'EDIFICIO ADMINISTRATIVO', 'ADMINISTRATIVO', 'TRANSP. PERSONAL', NULL, 20903338, NULL);" calcext:value-type="string">
            <text:p>INSERT INTO syslog.rh_plaza (clave, descr, tipo, clave_puesto, activa, visible, depto, clave_descanso, clave_jornada, residencia, localidad, taller, funcion, actividad, grupo, sirhn, posfin) VALUES ('20926100PR 10073243', NULL, 'DEFINITIVA', 331102, 1, 1, 23816100, 'SD', 0, 'ALTAMIRA', 'CAMPO TAMAULIPAS', 'EDIFICIO ADMINISTRATIVO', 'ADMINISTRATIVO', 'TRANSP. PERSONAL', NULL, 20903338, NULL);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_DB" table:base-cell-address="$Datos.$A$1" table:cell-range-address="$Estructura.$B$17"/>
        <table:named-range table:name="d_FIELDS" table:base-cell-address="$Datos.$A$1" table:cell-range-address="$Estructura.$B$23"/>
        <table:named-range table:name="d_TABLE" table:base-cell-address="$Datos.$A$1" table:cell-range-address="$Estructura.$B$18"/>
        <table:named-range table:name="R_ColumnNames" table:base-cell-address="$Datos.$A$1" table:cell-range-address="$Datos.$A$1:.$AA$1"/>
        <table:named-range table:name="R_Data" table:base-cell-address="$Datos.$A$1" table:cell-range-address="$Datos.$A$2:.$AA$1501"/>
      </table:named-expressions>
      <table:database-ranges>
        <table:database-range table:name="d_FIELDS" table:target-range-address="Estructura.B23:Estructura.B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ql" style:display-name="PageStyle_Sq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structura" style:display-name="PageStyle_Estructur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50:19</meta:creation-date>
    <dc:language>es-MX</dc:language>
    <dc:date>2018-09-13T14:56:07.110306844</dc:date>
    <meta:editing-cycles>87</meta:editing-cycles>
    <meta:editing-duration>PT4H21M4S</meta:editing-duration>
    <meta:generator>LibreOffice/6.0.3.2$Linux_X86_64 LibreOffice_project/00m0$Build-2</meta:generator>
    <meta:document-statistic meta:table-count="3" meta:cell-count="5049" meta:object-count="0"/>
  </office:meta>
</office:document-meta>
</file>